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0.49pt"/>
    </style:style>
    <style:style style:name="co4" style:family="table-column">
      <style:table-column-properties fo:break-before="auto" style:column-width="149.64pt"/>
    </style:style>
    <style:style style:name="co5" style:family="table-column">
      <style:table-column-properties fo:break-before="auto" style:column-width="54.06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15.11pt"/>
    </style:style>
    <style:style style:name="co9" style:family="table-column">
      <style:table-column-properties fo:break-before="auto" style:column-width="452.15pt"/>
    </style:style>
    <style:style style:name="co12" style:family="table-column">
      <style:table-column-properties fo:break-before="auto" style:column-width="278.19pt"/>
    </style:style>
    <style:style style:name="co13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9.69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4" table:default-cell-style-name="Default"/>
        <table:table-column table:style-name="co8" table:default-cell-style-name="ce17"/>
        <table:table-column table:style-name="co8" table:number-columns-repeated="962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&#10;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&#10;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&#10;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&#10;[b]7. [url=https://forum.zdoom.org/viewtopic.php?t=25836#p492521]Project MSX[/url][/b] [[b]29[/b]: [size=85]Marisa Kirisame: 4, Combine_Kegan: 2, TerminusEst13: 4, wildweasel: 2, ibm5155: 4, Somagu: 1, Azba: 1, Eric_: 5, sycspysycspy: 4, AlphaEnt: 2[/size]]&#10;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8. [url=https://forum.zdoom.org/viewtopic.php?t=51771#p902709]Samsara[/url][/b] [[b]26[/b]: [size=85]Matt: 3, Combine_Kegan: 3, Untitled: 5, Turbo: 3, Crazy Toni: 2, Cyanide: 1, GeneralDelphox: 1, Revae: 5, Hellser: 3[/size]]&#10;[b]10. [url=https://forum.zdoom.org/viewtopic.php?f=43&amp;t=57964#p1019776]Netronian Chaos[/url][/b] [[b]25[/b]: [size=85]TerminusEst13: 2, DrPyspy: 3, phantombeta: 5,  TheNightATK300: 2, PlayerLin: 5, Turbo: 2, TheLightBad96: 2, Vostyok: 3, lizardcommando: 1[/size]]&#10;[b]10. [url=https://forum.zdoom.org/viewtopic.php?f=43&amp;t=57716#p1016051]Quake Champions: Doom Edition[/url][/b] [[b]25[/b]: [size=85] TheNightATK300: 3, Cyanide: 1, D3athStalker: 2, Apaul27 : 1, DoodGuy: 5, JDSH98: 3, SunPraiser: 5, The_Abysswalker: 5[/size]]&#10;[b]12. [url=https://forum.zdoom.org/viewtopic.php?f=43&amp;t=47980#p818030]Colourful Hell[/url][/b] [[b]24[/b]: [size=85]Brohnesorge: 3, Shadelight: 2, Shi No Hime: 2, Marisa Kirisame: 3, HaraSwift: 3, Somagu: 2, lud: 4, 4thcharacter: 3, D3athStalker: 1, Rowsol: 1[/size]]&#10;[b]12. [url=https://forum.zdoom.org/viewtopic.php?t=54750#p965349]Death Foretold (D4T)[/url][/b] [[b]24[/b]: [size=85] TheNightATK300: 2, D3athStalker: 2, insightguy: 3, DoodGuy: 4, JDSH98: 5, AlphaEnt: 2, SunPraiser: 3, The_Abysswalker: 3[/size]]&#10;[b]14. [url=http://adventuresofsquare.com/]The Adventures of Square[/url][/b] [[b]23[/b]: [size=85]Combine_Kegan: 3, ZippeyKeys12: 4, TriMetall: 1, Bigger C: 2, TheLightBad96: 2, Revae: 3, QuakedoomNukem Cz: 1, AlphaEnt: 2, Vostyok: 5[/size]]&#10;[b]14. [url=https://forum.zdoom.org/viewtopic.php?t=29304#p557222]Winter's Fury[/url][/b] [[b]23[/b]: [size=85]Rachael: 1, Shadelight: 3, Jaxxoon R: 3, insightguy: 2, Zcat: 3, Zan: 4, QuakedoomNukem Cz: 1, Solmir : 4, SunPraiser: 2[/size]]&#10;[b]16. [url=https://forum.zdoom.org/viewtopic.php?f=19&amp;t=47801#p813367]Blade of Agony[/url][/b] [[b]21[/b]: [size=85]Caligari87: 2, ZikShadow: 3, The Ultimate DooMer: 1, dard22: 2, Zcat: 2, Zan: 1, Ravick: 1, Koto: 4, Solmir : 5[/size]]&#10;[b]16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&#10;[b]18. [url=https://forum.zdoom.org/viewtopic.php?t=46787#p786254]Demonsteele[/url][/b] [[b]20[/b]: [size=85]Untitled: 4, Azba: 1, Eric_: 3, Zcat: 5, TheMightyHeracross: 3, sycspysycspy: 3, Ikazu-san: 1[/size]]&#10;[b]18. [url=https://forum.zdoom.org/viewtopic.php?f=43&amp;t=53867#p947413]Hearts of Demons - BARON[/url][/b] [[b]20[/b]: [size=85]leodoom85: 1, Shadelight: 4, Shi No Hime: 1, HaraSwift: 5, Somagu: 1, kadu522: 3, lud: 5[/size]]&#10;[b]20. [url=https://forum.zdoom.org/viewtopic.php?t=57817#p1017445]Touhou Doom[/url][/b] [[b]19[/b]: [size=85]ZikShadow: 3, Master Medi: 5, GeneralDelphox: 5, dard22: 4, insightguy: 2[/size]]&#10;[b]21. [url=https://forum.zdoom.org/viewtopic.php?f=43&amp;t=58343#p1025452]La Tailor Girl[/url][/b] [[b]18[/b]: [size=85]leodoom85: 1, Rachael: 1, Marisa Kirisame: 3, Somagu: 1, lud: 3, 4thcharacter: 1, PlayerLin: 1, insightguy: 2, eharper256: 2, QuakedoomNukem Cz: 1, SunPraiser: 2[/size]]&#10;[b]21. [url=https://forum.zdoom.org/viewtopic.php?f=19&amp;t=21681#p426527]Psychic[/url][/b] [[b]18[/b]: [size=85]TerminusEst13: 5, phantombeta: 2, Somagu: 1, Marrub: 5, Crazy Toni: 2, Tapwave: 3[/size]]&#10;[b]23. [url=http://www.thekinsie.com/reelism/]Reelism[/url][/b] [[b]17[/b]: [size=85]Matt: 1, Marisa Kirisame: 1, Untitled: 3, undeadmonk354: 1, Beed28: 2, Hege Cactus: 2, TriMetall: 1, Captain J: 2, Crazy Toni: 2, QuakedoomNukem Cz: 1, IdiotBitz: 1[/size]]&#10;[b]24. [url=https://forum.zdoom.org/viewtopic.php?f=19&amp;t=33292#p630099]Doom RPG[/url][/b] [[b]16[/b]: [size=85]kadu522: 3, ZikShadow: 1, Sumwunn: 5, Marrub: 2, Master Medi: 3, Ikazu-san: 2[/size]]&#10;[b]25. [url=https://forum.zdoom.org/viewtopic.php?f=43&amp;t=51035#p888249]LegenDoom[/url][/b] [[b]15[/b]: [size=85]Hege Cactus: 3, lud: 2, 4thcharacter: 3, ZikShadow: 1, Sumwunn: 3, Crazy Toni: 2, IdiotBitz: 1[/size]]&#10;[b]25. [url=http://action.mancubus.net/ad2free.htm]Urban Brawl: Action Doom 2[/url][/b] [[b]15[/b]: [size=85]DrPyspy: 3, wildweasel: 4, Captain J: 1, PlayerLin: 1, dard22: 5, QuakedoomNukem Cz: 1[/size]]&#10;[b]27. [url=https://forum.zdoom.org/viewtopic.php?f=43&amp;t=54843#p967174]D4D[/url][/b] [[b]14[/b]: [size=85]Caligari87: 3, Shi No Hime: 2, ZippeyKeys12: 1, GAA1992: 1, Beed28: 3, GeneralDelphox: 3, Rowsol: 1[/size]]&#10;[b]27. [url=https://forum.zdoom.org/viewtopic.php?t=32674#p618450]Pirate Doom[/url][/b] [[b]14[/b]: [size=85]Combine_Kegan: 4, undeadmonk354: 5, Zcat: 4, Ravick: 1[/size]]&#10;[b]29. [url=https://forum.zdoom.org/viewtopic.php?f=43&amp;t=57053#p1006227]Kriegsland: Blutorden[/url][/b] [[b]13[/b]: [size=85]TheLightBad96: 2, erni945: 2, Apaul27 : 1, DoodGuy: 1, YukesVonFaust: 1, JDSH98: 2, Vostyok: 4[/size]]&#10;[b]30. [url=https://www.doomworld.com/idgames/levels/doom2/Ports/v-z/zendyn_x]Zen Dynamics[/url][/b] [[b]11[/b]: [size=85]TerminusEst13: 1, Captain J: 5, Crazy Toni: 2, Tapwave: 3[/size]]&#10;[b]31. [url=https://forum.zdoom.org/viewtopic.php?f=19&amp;t=47573#p807968]Ashes 2063 TC[/url][/b] [[b]10[/b]: [size=85]Olroda: 2, Bigger C: 3, TheLightBad96: 2, The_Abysswalker: 3[/size]]&#10;[b]31. [url=https://forum.zdoom.org/viewtopic.php?t=53010#p928835]MetaDoom[/url][/b] [[b]10[/b]: [size=85]Shadelight: 1, DrPyspy: 3, Sumwunn: 1, Crazy Toni: 2, DoodGuy: 3[/size]]&#10;[b]33. [url=https://forum.zdoom.org/viewtopic.php?f=19&amp;t=47574#p808023]Doom: The Golden Souls 2[/url][/b] [[b]9[/b]: [size=85]QuakedoomNukem Cz: 1, Apaul27 : 2, wolfmanfp: 2, Мichаеlis: 2, DoodGuy: 2[/size]]&#10;[b]33. [url=https://forum.zdoom.org/viewtopic.php?f=43&amp;t=60054#p1047705]ouch_m 2: abort_m[/url][/b] [[b]9[/b]: [size=85]leodoom85: 1, ZippeyKeys12: 5, Azba: 1, wolfmanfp: 2[/size]]&#10;[b]35. [url=http://www.moddb.com/mods/brutal-doom]Brutal Doom[/url][/b] [[b]8[/b]: [size=85]lil'devil: 1, Olroda: 1, Zcat: 1, Zan: 3, wolfmanfp: 1, Rowsol: 1[/size]]&#10;[b]35. [url=https://forum.zdoom.org/viewtopic.php?t=22008#p433365]Legacy of Suffering[/url][/b] [[b]8[/b]: [size=85]ibm5155: 5, Ravick: 1, Koto: 1, AlphaEnt: 1[/size]]&#10;[b]35. [url=https://forum.zdoom.org/viewtopic.php?f=43&amp;t=54904#p969133]Lithium[/url][/b] [[b]8[/b]: [size=85]GAA1992: 1, Somagu: 1, TriMetall: 3, Ikazu-san: 3[/size]]&#10;[b]35. [url=https://www.doomworld.com/forum/topic/57957-psx-doomfinal-doom-tc-version-2135-now-released/]PlayStation Doom TC[/url][/b] [[b]8[/b]: [size=85]leodoom85: 1, lil'devil: 1, Olroda: 5, Ravick: 1[/size]]&#10;[b]39. [url=https://forum.zdoom.org/viewtopic.php?f=43&amp;t=50004]Beautiful Doom[/url][/b] [[b]7[/b]: [size=85]m8f: 1, ZippeyKeys12: 1, GAA1992: 1, Мichаеlis: 1, SunPraiser: 3[/size]]&#10;[b]39. [url=https://forum.zdoom.org/viewtopic.php?f=43&amp;t=58594#p1029236]Doom Incarnate[/url][/b] [[b]7[/b]: [size=85]Somagu: 1, ZikShadow: 1, TheLightBad96: 4, Koto: 1[/size]]&#10;[b]39. [url=https://forum.zdoom.org/viewtopic.php?t=56668#p1000996]Rise Of The Wool Ball[/url][/b] [[b]7[/b]: [size=85]TheMightyHeracross: 3, QuakedoomNukem Cz: 1, Apaul27 : 3[/size]]&#10;[b]39. [url=https://forum.zdoom.org/viewtopic.php?f=45&amp;t=13704#p278356]The Ghoul's Forest 3[/url][/b] [[b]7[/b]: [size=85]ibm5155: 1, undeadmonk354: 4, lil'devil: 2[/size]]&#10;[b]39. [url=https://forum.zdoom.org/viewtopic.php?t=35846#p676444]Wrath of Cronos RPG[/url][/b] [[b]7[/b]: [size=85]Master Medi: 2, Zan: 1, TheMightyHeracross: 3, IdiotBitz: 1[/size]]&#10;[b]39. [url=https://forum.zdoom.org/viewtopic.php?f=43&amp;t=55465#p982269]WW-Cola3[/url][/b] [[b]7[/b]: [size=85]phantombeta: 2, Apaul27 : 2, wolfmanfp: 3[/size]]&#10;[b]45. [url=https://forum.zdoom.org/viewtopic.php?f=43&amp;t=55487#p982784]AEons Of Death[/url][/b] [[b]6[/b]: [size=85]leodoom85: 1, undeadmonk354: 2, lil'devil: 1, The_Abysswalker: 2[/size]]&#10;[b]45. [url=https://forum.zdoom.org/viewtopic.php?f=19&amp;t=55387#p980696]Daytime Drama[/url][/b] [[b]6[/b]: [size=85]leodoom85: 1, Marisa Kirisame: 1, lil'devil: 4[/size]]&#10;[b]45. [url=https://forum.zdoom.org/viewtopic.php?t=34430#p651069]DTS-T[/url][/b] [[b]6[/b]: [size=85]Sgt. Shivers: 5, IdiotBitz: 1[/size]]&#10;[b]45. [url=https://forum.zdoom.org/viewtopic.php?f=43&amp;t=47229#p798227]JohnnyDoom[/url][/b] [[b]6[/b]: [size=85]Brohnesorge: 4, Matt: 1, Turbo: 1[/size]]&#10;[b]45. [url=https://forum.zdoom.org/viewtopic.php?f=19&amp;t=52867#p925329]Project Einherjar[/url][/b] [[b]6[/b]: [size=85]Rachael: 1, TheLightBad96: 2, YukesVonFaust: 1, Vostyok: 2[/size]]&#10;[b]45. [url=https://forum.zdoom.org/viewtopic.php?t=52301#p913612]Shadow Of The Wool Ball[/url][/b] [[b]6[/b]: [size=85]QuakedoomNukem Cz: 1, Apaul27 : 3, AlphaEnt: 2[/size]]&#10;[b]45. [url=https://forum.zdoom.org/viewtopic.php?f=19&amp;t=54380#p957591]The Inquisitor III[/url][/b] [[b]6[/b]: [size=85]The Ultimate DooMer: 1, Zan: 5[/size]]&#10;[b]45. [url=https://forum.zdoom.org/viewtopic.php?t=14722&amp;#p297378]The Ultimate Torment and Torture[/url][/b] [[b]6[/b]: [size=85]DrPyspy: 3, ibm5155: 2, JDSH98: 1[/size]]&#10;[b]45. [url=https://forum.zdoom.org/viewtopic.php?t=51000#p887649]Zero Tolerance[/url][/b] [[b]6[/b]: [size=85]Combine_Kegan: 1, Tapwave: 3, Hellser: 2[/size]]&#10;[b]54. [url=https://forum.zdoom.org/viewtopic.php?f=19&amp;t=50299#p874982]Aracnocide[/url][/b] [[b]5[/b]: [size=85]TheLightBad96: 1, erni945: 1, YukesVonFaust: 3[/size]]&#10;[b]54. [url=https://www.doomworld.com/vb/wads-mods/91854-wip-doom-64-retribution/]Doom 64: Retribution[/url][/b] [[b]5[/b]: [size=85]leodoom85: 1, Jaxxoon R: 3, YukesVonFaust: 1[/size]]&#10;[b]54. [url=https://forum.zdoom.org/viewtopic.php?f=43&amp;t=52262#p912321]Doom Delta[/url][/b] [[b]5[/b]: [size=85]PlayerLin: 2, Hellser: 2, YukesVonFaust: 1[/size]]&#10;[b]54. [url=https://forum.zdoom.org/viewtopic.php?f=19&amp;t=35135#p661646]Doom: The Golden Souls[/url][/b] [[b]5[/b]: [size=85]The Ultimate DooMer: 1, Koto: 1, Apaul27 : 2, Мichаеlis: 1[/size]]&#10;[b]54. [url=https://forum.zdoom.org/viewtopic.php?f=43&amp;t=48985#p845608]Faspons[/url][/b] [[b]5[/b]: [size=85]Somagu: 1, Bigger C: 4[/size]]&#10;[b]54. [url=https://www.doomworld.com/idgames/levels/doom2/Ports/a-c/circus2]Happy Time Circus ][[/url][/b] [[b]5[/b]: [size=85]Ravick: 1, Major Cooke: 4[/size]]&#10;[b]54. [url=https://forum.zdoom.org/viewtopic.php?t=30942#p586255]Hunter’s Moon[/url][/b] [[b]5[/b]: [size=85]ibm5155: 3, D3athStalker: 1, Мichаеlis: 1[/size]]&#10;[b]54. [url=https://forum.zdoom.org/viewtopic.php?t=29815#p565772]Nazis![/url][/b] [[b]5[/b]: [size=85]ZikShadow: 1, Sgt. Shivers: 4[/size]]&#10;[b]54. [url=https://www.moddb.com/mods/brutal-doom/addons/project-brutality]Project Brutality[/url][/b] [[b]5[/b]: [size=85]Koto: 3, JDSH98: 2[/size]]&#10;[b]54. [url=http://doomworld.com/idgames/?id=12747]RTC-3057 Hub 1[/url][/b] [[b]5[/b]: [size=85]wildweasel: 5[/size]]&#10;[b]54. [url=https://forum.zdoom.org/viewtopic.php?f=42&amp;t=35879#p677083]S.U.P.E.R Natural[/url][/b] [[b]5[/b]: [size=85]Major Cooke: 5[/size]]&#10;[b]54. [url=https://forum.zdoom.org/viewtopic.php?f=43&amp;t=57310#p1010252]Shades of Doom[/url][/b] [[b]5[/b]: [size=85]GAA1992: 2, eharper256: 3[/size]]&#10;[b]54. [url=http://stronghold.drdteam.org/]Stronghold: On the Edge of Chaos[/url][/b] [[b]5[/b]: [size=85]Caligari87: 2, The Ultimate DooMer: 1, Ravick: 1, AlphaEnt: 1[/size]]&#10;[b]54. [url=https://forum.zdoom.org/viewtopic.php?t=33330#p630834]Terrorists![/url][/b] [[b]5[/b]: [size=85] TheNightATK300: 2, TriMetall: 2, ZikShadow: 1[/size]]&#10;[b]54. [url=https://forum.zdoom.org/viewtopic.php?f=43&amp;t=57655#p1015050]The Soldier Z[/url][/b] [[b]5[/b]: [size=85]Shi No Hime: 5[/size]]&#10;[b]54. [url=https://forum.zdoom.org/viewtopic.php?f=19&amp;t=36821#p698354]Weapons of Saturn[/url][/b] [[b]5[/b]: [size=85]m8f: 1, Cyanide: 1, eharper256: 2, lizardcommando: 1[/size]]&#10;[b]54. [url=https://zandronum.com/forum/viewtopic.php?t=123]Who Dun It[/url][/b] [[b]5[/b]: [size=85]Matt: 3, Revae: 2[/size]]&#10;[b]71. [url=https://forum.zdoom.org/viewtopic.php?f=43&amp;t=48872#p842280]10x[/url][/b] [[b]4[/b]: [size=85]Beed28: 4[/size]]&#10;[b]71. [url=http://action.mancubus.net/actiondoom/]Action Doom[/url][/b] [[b]4[/b]: [size=85]lil'devil: 2, QuakedoomNukem Cz: 1, IdiotBitz: 1[/size]]&#10;[b]71. [url=https://www.doomworld.com/idgames/levels/doom2/Ports/m-o/njbgpabh]BGPA Missions Liberation[/url][/b] [[b]4[/b]: [size=85]Ravick: 1, Koto: 3[/size]]&#10;[b]71. [url=https://www.doomworld.com/idgames/levels/doom2/Ports/d-f/de-pkg]Demon Eclipse[/url][/b] [[b]4[/b]: [size=85]The Ultimate DooMer: 1, Solmir : 3[/size]]&#10;[b]71. [url=https://forum.zdoom.org/viewtopic.php?t=45804#p760002]Hocusdoom[/url][/b] [[b]4[/b]: [size=85]Master Medi: 2, Мichаеlis: 2[/size]]&#10;[b]71. [url=https://forum.zdoom.org/viewtopic.php?f=43&amp;t=57092#p1006758]Juvenile Power Fantasy[/url][/b] [[b]4[/b]: [size=85]Brohnesorge: 2, Rachael: 1, Shi No Hime: 1[/size]]&#10;[b]71. [url=https://forum.zdoom.org/viewtopic.php?t=23024&amp;#p451257]Serpent Resurrection[/url][/b] [[b]4[/b]: [size=85]The Ultimate DooMer: 1, TheMightyHeracross: 3[/size]]&#10;[b]71. [url=https://forum.zdoom.org/viewtopic.php?t=47302#p800865]Shut up and Bleed[/url][/b] [[b]4[/b]: [size=85]GAA1992: 1, Somagu: 1, Azba: 1, YukesVonFaust: 1[/size]]&#10;[b]71. [url=https://forum.zdoom.org/viewtopic.php?f=42&amp;t=60219#p1049804]Soundless Mound[/url][/b] [[b]4[/b]: [size=85]Rachael: 1, dard22: 3[/size]]&#10;[b]71. [url=https://forum.zdoom.org/viewtopic.php?f=105&amp;t=54992#p971348]SpriteShadow[/url][/b] [[b]4[/b]: [size=85]m8f: 1, Caligari87: 1, Hipnotic Rogue: 1, Cyanide: 1[/size]]&#10;[b]71. [url=https://forum.zdoom.org/viewtopic.php?t=55741#p985511]Waterlab GZD[/url][/b] [[b]4[/b]: [size=85]Caligari87: 1, Jaxxoon R: 3[/size]]&#10;[b]82. [url=https://www.doomworld.com/idgames/combos/alanguns]Alandoguns[/url][/b] [[b]3[/b]: [size=85]lil'devil: 1, Мichаеlis: 2[/size]]&#10;[b]82. [url=https://forum.zdoom.org/viewtopic.php?f=43&amp;t=52363#p914958]Argent[/url][/b] [[b]3[/b]: [size=85]Cyanide: 1, eharper256: 2[/size]]&#10;[b]82. [url=https://forum.zdoom.org/viewtopic.php?f=43&amp;t=54322#p956169]Bullet-Eye[/url][/b] [[b]3[/b]: [size=85]Ikazu-san: 3[/size]]&#10;[b]82. [url=https://forum.zdoom.org/viewtopic.php?f=19&amp;t=35458#p668203]Burl Tumd[/url][/b] [[b]3[/b]: [size=85]Combine_Kegan: 2, Azba: 1[/size]]&#10;[b]82. [url=https://zdoom.org/wiki/Cold_as_Hell]Cold as Hell[/url][/b] [[b]3[/b]: [size=85]Ravick: 1, Solmir : 2[/size]]&#10;[b]82. [url=https://www.doomworld.com/idgames/combos/wwhcdiaz]Diaz: Last Hours of Purity[/url][/b] [[b]3[/b]: [size=85]TheMightyHeracross: 3[/size]]&#10;[b]82. [url=https://forum.zdoom.org/viewtopic.php?f=19&amp;t=46509#p778245]Droplets: Simulated Blood[/url][/b] [[b]3[/b]: [size=85]Hipnotic Rogue: 1, GAA1992: 1, IdiotBitz: 1[/size]]&#10;[b]82. [url=https://forum.zdoom.org/viewtopic.php?f=43&amp;t=58486#p1027620]Factotum[/url][/b] [[b]3[/b]: [size=85]kadu522: 1, YukesVonFaust: 2[/size]]&#10;[b]82. [url=https://www.doomworld.com/idgames/levels/doom2/Ports/a-c/circus666]Happy Time Circus[/url][/b] [[b]3[/b]: [size=85]Major Cooke: 3[/size]]&#10;[b]82. [url=https://forum.zdoom.org/viewtopic.php?f=46&amp;t=29117#p553405]Jimmy’s Jukebox[/url][/b] [[b]3[/b]: [size=85]Tapwave: 3[/size]]&#10;[b]82. [url=http://www.prodigal-game.com/doomwads.html]Redux E2M4[/url][/b] [[b]3[/b]: [size=85]Jaxxoon R: 3[/size]]&#10;[b]82. [url=https://forum.zdoom.org/viewtopic.php?f=45&amp;t=24974#p479313]scalliano's 667 Shuffle[/url][/b] [[b]3[/b]: [size=85]leodoom85: 1, Мichаеlis: 2[/size]]&#10;[b]82. [url=https://www.doomworld.com/idgames/levels/doom2/Ports/megawads/sonic]Super Sonic DooM[/url][/b] [[b]3[/b]: [size=85]PlayerLin: 3[/size]]&#10;[b]82. [url=http://waltersgameboy.tripod.com/simpdoom/]The Ultimate Simpsons Doom [/url][/b] [[b]3[/b]: [size=85]undeadmonk354: 3[/size]]&#10;[b]82. [url=https://www.doomworld.com/idgames/levels/doom2/Ports/v-z/void]Void[/url][/b] [[b]3[/b]: [size=85]Jaxxoon R: 3[/size]]&#10;[b]82. [url=http://lazrojas.com/wolfendoom/arctic_2.html]WolfenDOOM: Operation: Arctic Wolf[/url][/b] [[b]3[/b]: [size=85]Sgt. Shivers: 3[/size]]&#10;[b]82. [url=https://forum.zdoom.org/viewtopic.php?f=19&amp;t=27258#p520682]ZBlood+[/url][/b] [[b]3[/b]: [size=85]Мichаеlis: 1, The_Abysswalker: 2[/size]]&#10;[b]99. [url=https://forum.zdoom.org/viewtopic.php?f=43&amp;t=54914#p969409]Aetherius[/url][/b] [[b]2[/b]: [size=85]PlayerLin: 2[/size]]&#10;[b]99. [url=https://forum.zdoom.org/viewtopic.php?f=43&amp;t=53545#p940527]BlackWarrior[/url][/b] [[b]2[/b]: [size=85]Somagu: 1, PlayerLin: 1[/size]]&#10;[b]99. [url=https://forum.zdoom.org/viewtopic.php?f=19&amp;t=57800#p1017196]Castlevania - Simon's Destiny[/url][/b] [[b]2[/b]: [size=85]Rachael: 1, QuakedoomNukem Cz: 1[/size]]&#10;[b]99. [url=https://forum.zdoom.org/viewtopic.php?f=43&amp;t=60456#p1052735]Champions[/url][/b] [[b]2[/b]: [size=85]eharper256: 1, IdiotBitz: 1[/size]]&#10;[b]99. [url=https://forum.zdoom.org/viewtopic.php?f=43&amp;t=58535#p1028376]Complex Doom[/url][/b] [[b]2[/b]: [size=85]leodoom85: 1, Rowsol: 1[/size]]&#10;[b]99. [url=https://forum.zdoom.org/viewtopic.php?f=19&amp;t=55298#p978283]Consolation Prize: The PSX Doom TC[/url][/b] [[b]2[/b]: [size=85]GAA1992: 1, IdiotBitz: 1[/size]]&#10;[b]99. [url=https://forum.zdoom.org/viewtopic.php?t=36667#p694653]Crossfire[/url][/b] [[b]2[/b]: [size=85]Somagu: 1, Marrub: 1[/size]]&#10;[b]99. [url=https://forum.zdoom.org/viewtopic.php?f=19&amp;t=36608]Cyberrunner[/url][/b] [[b]2[/b]: [size=85]Revae: 2[/size]]&#10;[b]99. [url=https://forum.zdoom.org/viewtopic.php?t=55048#p972862]DamNums[/url][/b] [[b]2[/b]: [size=85]Hipnotic Rogue: 1, Мichаеlis: 1[/size]]&#10;[b]99. [url=https://forum.zdoom.org/viewtopic.php?f=43&amp;t=58521#p1028226]Dead Marine[/url][/b] [[b]2[/b]: [size=85]m8f: 1, GAA1992: 1[/size]]&#10;[b]99. [url=https://forum.zdoom.org/viewtopic.php?f=42&amp;t=54708#p964549]dead.air[/url][/b] [[b]2[/b]: [size=85]Rachael: 1, Мichаеlis: 1[/size]]&#10;[b]99. [url=https://forum.zdoom.org/viewtopic.php?f=43&amp;t=59887#p1045489]Demon CounterStrike[/url][/b] [[b]2[/b]: [size=85]Shadelight: 2[/size]]&#10;[b]99. [url=https://forum.zdoom.org/viewtopic.php?f=19&amp;t=48208#p824651]Eriguns 2[/url][/b] [[b]2[/b]: [size=85]Hipnotic Rogue: 1, Cyanide: 1[/size]]&#10;[b]99. [url=https://forum.zdoom.org/viewtopic.php?t=31034#p587707]Error: Doom[/url][/b] [[b]2[/b]: [size=85]Marrub: 2[/size]]&#10;[b]99. [url=http://www.moddb.com/mods/final-neodoom]Final NeoDoom[/url][/b] [[b]2[/b]: [size=85]The Ultimate DooMer: 1, Ravick: 1[/size]]&#10;[b]99. [url=https://forum.zdoom.org/viewtopic.php?f=43&amp;t=46413#p775648]FragTrak[/url][/b] [[b]2[/b]: [size=85]Ikazu-san: 2[/size]]&#10;[b]99. [url=https://forum.zdoom.org/viewtopic.php?f=19&amp;t=46718#p784166]Gene-Tech: Before the Storm[/url][/b] [[b]2[/b]: [size=85]Rachael: 1, Ravick: 1[/size]]&#10;[b]99. [url=https://forum.zdoom.org/viewtopic.php?f=43&amp;t=56762]Heretical Doom[/url][/b] [[b]2[/b]: [size=85]eharper256: 2[/size]]&#10;[b]99. [url=https://forum.zdoom.org/viewtopic.php?t=58009#p1020405]HeXeReTiC Fantasy[/url][/b] [[b]2[/b]: [size=85]Sumwunn: 2[/size]]&#10;[b]99. [url=https://forum.zdoom.org/viewtopic.php?f=43&amp;t=37130#p705156]Insanity's Requiem[/url][/b] [[b]2[/b]: [size=85]D3athStalker: 2[/size]]&#10;[b]99. [url=https://www.doomworld.com/idgames/levels/doom2/Ports/m-o/massm2]MassMouth 2[/url][/b] [[b]2[/b]: [size=85]The Ultimate DooMer: 1, lizardcommando: 1[/size]]&#10;[b]99. [url=https://forum.zdoom.org/viewtopic.php?f=45&amp;t=11545#p237676]Nash's Gore Mod[/url][/b] [[b]2[/b]: [size=85]Hipnotic Rogue: 1, AlphaEnt: 1[/size]]&#10;[b]99. [url=https://forum.zdoom.org/viewtopic.php?f=3&amp;t=13117#p267820]Queen's Crusade[/url][/b] [[b]2[/b]: [size=85]Matt: 2[/size]]&#10;[b]99. [url=https://www.joshuaosullivan.co.uk/skulldash/]Skulldash[/url][/b] [[b]2[/b]: [size=85]The Ultimate DooMer: 1, QuakedoomNukem Cz: 1[/size]]&#10;[b]99. [url=https://forum.zdoom.org/viewtopic.php?t=45550#p753192]Smooth Doom[/url][/b] [[b]2[/b]: [size=85]GAA1992: 1, lizardcommando: 1[/size]]&#10;[b]99. [url=https://forum.zdoom.org/viewtopic.php?f=43&amp;t=46174#p769209]Sneaky Doom[/url][/b] [[b]2[/b]: [size=85]sycspysycspy: 2[/size]]&#10;[b]99. [url=https://forum.zdoom.org/viewtopic.php?t=49369#p854693]Strange Aeons[/url][/b] [[b]2[/b]: [size=85]Rachael: 1, Мichаеlis: 1[/size]]&#10;[b]99. [url=https://forum.zdoom.org/viewtopic.php?f=43&amp;t=57902#p1018827]Sun Damage Omen[/url][/b] [[b]2[/b]: [size=85]Matt: 2[/size]]&#10;[b]99. [url=https://forum.zdoom.org/viewtopic.php?t=37064#p703739]The Space Pirate[/url][/b] [[b]2[/b]: [size=85]Olroda: 2[/size]]&#10;[b]99. [url=https://forum.zdoom.org/viewtopic.php?f=42&amp;t=45877#p761802]Threshold Of Pain[/url][/b] [[b]2[/b]: [size=85]JDSH98: 2[/size]]&#10;[b]99. [url=https://forum.zdoom.org/viewtopic.php?f=19&amp;t=27981#p535716]TurboCharged ARCADE![/url][/b] [[b]2[/b]: [size=85]Major Cooke: 2[/size]]&#10;[b]99. [url=https://forum.zdoom.org/viewtopic.php?f=43&amp;t=60612]Ultra Crispy[/url][/b] [[b]2[/b]: [size=85]YukesVonFaust: 2[/size]]&#10;[b]99. [url=https://forum.zdoom.org/viewtopic.php?f=42&amp;t=25358#p484506]Unloved[/url][/b] [[b]2[/b]: [size=85]Rachael: 1, Ravick: 1[/size]]&#10;[b]99. [url=http://lazrojas.com/wolfendoom/astrostein_2.html]WolfenDOOM:  Astrostein[/url][/b] [[b]2[/b]: [size=85]Sgt. Shivers: 2[/size]]&#10;[b]133. [url=https://www.doomworld.com/idgames/levels/doom/Ports/0-9/007ltsd]007: Licence to Spell DooM[/url][/b] [[b]1[/b]: [size=85]The Ultimate DooMer: 1[/size]]&#10;[b]133. [url=https://forum.zdoom.org/viewtopic.php?f=42&amp;t=54247#p954473]20 Monsters Challenge[/url][/b] [[b]1[/b]: [size=85]Rachael: 1[/size]]&#10;[b]133. [url=https://forum.zdoom.org/viewtopic.php?t=36877#p699326]Accessories to Murder[/url][/b] [[b]1[/b]: [size=85]Cyanide: 1[/size]]&#10;[b]133. [url=https://forum.zdoom.org/viewtopic.php?t=58501#p1027895]Alfonzone[/url][/b] [[b]1[/b]: [size=85]The Ultimate DooMer: 1[/size]]&#10;[b]133. [url=https://www.moddb.com/mods/acm-2014]Aliens: Colonial Marines TC[/url][/b] [[b]1[/b]: [size=85]Ravick: 1[/size]]&#10;[b]133. [url=https://forum.zdoom.org/viewtopic.php?t=56483#p998194]All Clear Message[/url][/b] [[b]1[/b]: [size=85]Cyanide: 1[/size]]&#10;[b]133. [url=https://forum.zdoom.org/viewtopic.php?f=43&amp;t=57464#p1012472]Banhammer[/url][/b] [[b]1[/b]: [size=85]leodoom85: 1[/size]]&#10;[b]133. [url=https://forum.zdoom.org/viewtopic.php?f=3&amp;t=37949#p722987]Brutalkick[/url][/b] [[b]1[/b]: [size=85]Hipnotic Rogue: 1[/size]]&#10;[b]133. [url=https://forum.zdoom.org/viewtopic.php?f=43&amp;t=54322#p956169]Bullet-Eye[/url][/b] [[b]1[/b]: [size=85]eharper256: 1[/size]]&#10;[b]133. [url=https://forum.zdoom.org/viewtopic.php?t=34569#p653208]Call of Dooty[/url][/b] [[b]1[/b]: [size=85]wolfmanfp: 1[/size]]&#10;[b]133. [url=https://www.doomworld.com/idgames/?id=12363]Chosen[/url][/b] [[b]1[/b]: [size=85]Bigger C: 1[/size]]&#10;[b]133. [url=https://forum.zdoom.org/viewtopic.php?f=61&amp;t=57834#p1017698]Complex Doom: LCA[/url][/b] [[b]1[/b]: [size=85]leodoom85: 1[/size]]&#10;[b]133. [url=https://www.moddb.com/mods/counter-strike-doom-martian-offensive-2017]Counter-Strike Doom: Martian Offensive[/url][/b] [[b]1[/b]: [size=85]AlphaEnt: 1[/size]]&#10;[b]133. [url=https://forum.zdoom.org/viewtopic.php?f=43&amp;t=51446]CustomDoom[/url][/b] [[b]1[/b]: [size=85]m8f: 1[/size]]&#10;[b]133. [url=https://www.doomworld.com/idgames/levels/doom2/Ports/d-f/dark7]Dark 7 (with Mission Pack)[/url][/b] [[b]1[/b]: [size=85]The Ultimate DooMer: 1[/size]]&#10;[b]133. [url=https://forum.zdoom.org/viewtopic.php?t=58375#p1025963]Dark Encounters[/url][/b] [[b]1[/b]: [size=85]The Ultimate DooMer: 1[/size]]&#10;[b]133. [url=https://forum.zdoom.org/viewtopic.php?t=46787#p786254]Demonsteele: NowThatsWhatICallMIDI[/url][/b] [[b]1[/b]: [size=85]HaraSwift: 1[/size]]&#10;[b]133. [url=https://www.moddb.com/mods/dont-play-with-hell-black-edition]Don`t play with HELL – Black Edition[/url][/b] [[b]1[/b]: [size=85]Ravick: 1[/size]]&#10;[b]133. [url=https://www.doomworld.com/forum/topic/62403-doom-2-minor-sprite-fixing-project-v19-release-updated-12718/]Doom 2 Minor Sprite Fixing Project[/url][/b] [[b]1[/b]: [size=85]m8f: 1[/size]]&#10;[b]133. [url=https://forum.zdoom.org/viewtopic.php?f=43&amp;t=51596]Doom 64 'weapons only'[/url][/b] [[b]1[/b]: [size=85]Hipnotic Rogue: 1[/size]]&#10;[b]133. [url=https://forum.zdoom.org/viewtopic.php?f=43&amp;t=58499#p1027836]Doom Loot Box Mod[/url][/b] [[b]1[/b]: [size=85]IdiotBitz: 1[/size]]&#10;[b]133. [url=https://forum.zdoom.org/viewtopic.php?f=19&amp;t=48208#p824651]Eriguns 1[/url][/b] [[b]1[/b]: [size=85]Cyanide: 1[/size]]&#10;[b]133. [url=https://forum.zdoom.org/viewtopic.php?f=19&amp;t=52631#p920489]Fading Corpses Universal[/url][/b] [[b]1[/b]: [size=85]m8f: 1[/size]]&#10;[b]133. [url=https://forum.zdoom.org/viewtopic.php?f=43&amp;t=58923#p1033516]FamiliarDoom[/url][/b] [[b]1[/b]: [size=85]kadu522: 1[/size]]&#10;[b]133. [url=https://forum.zdoom.org/viewtopic.php?f=105&amp;t=35388#p666921]Footsteps[/url][/b] [[b]1[/b]: [size=85]m8f: 1[/size]]&#10;[b]133. [url=https://forum.zdoom.org/viewtopic.php?f=19&amp;t=57252#p1009564]Ghoul School 3D[/url][/b] [[b]1[/b]: [size=85]Rachael: 1[/size]]&#10;[b]133. [url=https://forum.zdoom.org/viewtopic.php?f=46&amp;t=56148#p994037]GZSHud[/url][/b] [[b]1[/b]: [size=85]Hipnotic Rogue: 1[/size]]&#10;[b]133. [url=https://forum.zdoom.org/viewtopic.php?f=37&amp;t=47973#p817851]Heretic Widescreened HUD[/url][/b] [[b]1[/b]: [size=85]Hipnotic Rogue: 1[/size]]&#10;[b]133. [url=https://www.doomworld.com/idgames/levels/hexen/v-z/viscerus]Hexen: Scourge of Viscerus[/url][/b] [[b]1[/b]: [size=85]Solmir : 1[/size]]&#10;[b]133. [url=https://forum.zdoom.org/viewtopic.php?f=43&amp;t=33766#p638587]HeXercise[/url][/b] [[b]1[/b]: [size=85]Eric_: 1[/size]]&#10;[b]133. [url=https://forum.zdoom.org/viewtopic.php?f=43&amp;t=57522#p1013338]Highway to Hell[/url][/b] [[b]1[/b]: [size=85]GAA1992: 1[/size]]&#10;[b]133. [url=https://www.doomworld.com/idgames/levels/heretic/Ports/hocx]Hordes of Chaos[/url][/b] [[b]1[/b]: [size=85]The Ultimate DooMer: 1[/size]]&#10;[b]133. [url=https://forum.zdoom.org/viewtopic.php?f=43&amp;t=48074#p820532]HXRTC Project[/url][/b] [[b]1[/b]: [size=85]leodoom85: 1[/size]]&#10;[b]133. [url=https://jp.itch.io/doom-keymaster]Keymaster[/url][/b] [[b]1[/b]: [size=85]IdiotBitz: 1[/size]]&#10;[b]133. [url=https://forum.zdoom.org/viewtopic.php?t=37786#p719312]Lasting Light[/url][/b] [[b]1[/b]: [size=85]Ravick: 1[/size]]&#10;[b]133. [url=https://forum.zdoom.org/viewtopic.php?f=42&amp;t=57364#p1011019]Lilith[/url][/b] [[b]1[/b]: [size=85]AlphaEnt: 1[/size]]&#10;[b]133. [url=https://forum.zdoom.org/viewtopic.php?t=15793#p315526]Lizard Squad[/url][/b] [[b]1[/b]: [size=85]lizardcommando: 1[/size]]&#10;[b]133. [url=https://www.doomworld.com/idgames/levels/doom2/Ports/j-l/lslsp_gd]LOST SOULSPHERE: Gold Edition[/url][/b] [[b]1[/b]: [size=85]Major Cooke: 1[/size]]&#10;[b]133. [url=https://forum.zdoom.org/viewtopic.php?f=43&amp;t=52041#p907566]Lowtech Remake[/url][/b] [[b]1[/b]: [size=85]YukesVonFaust: 1[/size]]&#10;[b]133. [url=https://forum.zdoom.org/viewtopic.php?f=19&amp;t=28589&amp;start=2490#p925995]MAIS[/url][/b] [[b]1[/b]: [size=85]Sgt. Shivers: 1[/size]]&#10;[b]133. [url=https://forum.zdoom.org/viewtopic.php?t=48924#p843884]Megabounce[/url][/b] [[b]1[/b]: [size=85]Beed28: 1[/size]]&#10;[b]133. [url=https://forum.zdoom.org/viewtopic.php?t=45872#p761776]Metroid: Dreadnought[/url][/b] [[b]1[/b]: [size=85]Cyanide: 1[/size]]&#10;[b]133. [url=https://forum.zdoom.org/viewtopic.php?t=56838#p1003369]Monster Scouter[/url][/b] [[b]1[/b]: [size=85]Cyanide: 1[/size]]&#10;[b]133. [url=https://forum.zdoom.org/viewtopic.php?f=43&amp;t=56272]Nameless Lite RPG Mod[/url][/b] [[b]1[/b]: [size=85]IdiotBitz: 1[/size]]&#10;[b]133. [url=https://forum.zdoom.org/viewtopic.php?f=46&amp;t=33079#p626384]NC HUD[/url][/b] [[b]1[/b]: [size=85]m8f: 1[/size]]&#10;[b]133. [url=http://web.archive.org/web/20100527012514/http://members.multimania.co.uk/Enjay001/]njsplash[/url][/b] [[b]1[/b]: [size=85]Hipnotic Rogue: 1[/size]]&#10;[b]133. [url=https://forum.zdoom.org/viewtopic.php?t=47988#p818163]Paranoid and Paranoiac[/url][/b] [[b]1[/b]: [size=85]The Ultimate DooMer: 1[/size]]&#10;[b]133. [url=http://www.perkristian.net/game_doom-sfx.shtml]Perkristan's HD Sounds[/url][/b] [[b]1[/b]: [size=85]Caligari87: 1[/size]]&#10;[b]133. [url=https://forum.zdoom.org/viewtopic.php?f=19&amp;t=27649#p529231]Pokémon Doom[/url][/b] [[b]1[/b]: [size=85]Marrub: 1[/size]]&#10;[b]133. [url=https://forum.zdoom.org/viewtopic.php?f=43&amp;t=53876#p947619]Project Ironclad[/url][/b] [[b]1[/b]: [size=85]Rachael: 1[/size]]&#10;[b]133. [url=https://forum.zdoom.org/viewtopic.php?f=19&amp;t=46438#p776148]QUAKE: Descent into Heresy[/url][/b] [[b]1[/b]: [size=85]GAA1992: 1[/size]]&#10;[b]133. [url=https://sites.google.com/site/realgunshardcore/]Real Guns Hardcore[/url][/b] [[b]1[/b]: [size=85]Koto: 1[/size]]&#10;[b]133. [url=https://www.doomworld.com/idgames/levels/doom2/Ports/p-r/roch]Realm of Cheogsh[/url][/b] [[b]1[/b]: [size=85]Ravick: 1[/size]]&#10;[b]133. [url=https://forum.zdoom.org/viewtopic.php?f=46&amp;t=58340#p1025419]Reikall's Voxels[/url][/b] [[b]1[/b]: [size=85]m8f: 1[/size]]&#10;[b]133. [url=https://forum.zdoom.org/viewtopic.php?f=43&amp;t=54362#p957165]Run For It![/url][/b] [[b]1[/b]: [size=85]IdiotBitz: 1[/size]]&#10;[b]133. [url=https://forum.zdoom.org/viewtopic.php?t=29792#p565461]SBrightmaps[/url][/b] [[b]1[/b]: [size=85]Hipnotic Rogue: 1[/size]]&#10;[b]133. [url=https://www.doomworld.com/idgames/graphics/smm4doom]Simple Mirrored Monsters[/url][/b] [[b]1[/b]: [size=85]m8f: 1[/size]]&#10;[b]133. [url=https://forum.zdoom.org/viewtopic.php?f=37&amp;t=55161#p975126]Smooth fluids[/url][/b] [[b]1[/b]: [size=85]Hipnotic Rogue: 1[/size]]&#10;[b]133. [url=https://www.doomworld.com/forum/topic/71133-sound-caulking-now-on-idgames/]Sound Caulking[/url][/b] [[b]1[/b]: [size=85]m8f: 1[/size]]&#10;[b]133. [url=https://forum.zdoom.org/viewtopic.php?f=19&amp;t=60104#p1048348]Splatterhouse 3D[/url][/b] [[b]1[/b]: [size=85]Rachael: 1[/size]]&#10;[b]133. [url=https://forum.zdoom.org/viewtopic.php?t=56600#p1000024]StatsKeeper[/url][/b] [[b]1[/b]: [size=85]Cyanide: 1[/size]]&#10;[b]133. [url=https://forum.zdoom.org/viewtopic.php?p=883878#p883878]TGRDM3 (Morgenstern)[/url][/b] [[b]1[/b]: [size=85]Rachael: 1[/size]]&#10;[b]133. [url=https://www.doomworld.com/idgames/levels/doom2/Ports/s-u/tcotd21me]The City of The Damned : Apocalypse[/url][/b] [[b]1[/b]: [size=85]Zan: 1[/size]]&#10;[b]133. [url=https://forum.zdoom.org/viewtopic.php?f=43&amp;t=55321#p978965]The Trooper[/url][/b] [[b]1[/b]: [size=85]lil'devil: 1[/size]]&#10;[b]133. [url=https://forum.zdoom.org/viewtopic.php?f=105&amp;t=55413#p981192]Tilt++[/url][/b] [[b]1[/b]: [size=85]Hipnotic Rogue: 1[/size]]&#10;[b]133. [url=https://www.moddb.com/mods/brutal-doom/addons/tomtefars-extension]Tomtefars Extension[/url][/b] [[b]1[/b]: [size=85]eharper256: 1[/size]]&#10;[b]133. [url=https://zdoom.org/wiki/Town_Infection]Town Infection: The Flooding[/url][/b] [[b]1[/b]: [size=85]IdiotBitz: 1[/size]]&#10;[b]133. [url=http://www.moddb.com/addons/na132689]WARDUST heretic Sprites[/url][/b] [[b]1[/b]: [size=85]Hipnotic Rogue: 1[/size]]&#10;[b]133. [url=https://www.afadoomer.com/wolf3d/default.php]Wolfenstein 3D TC[/url][/b] [[b]1[/b]: [size=85]sycspysycspy: 1[/size]]&#10;[b]133. [url=https://forum.zdoom.org/viewtopic.php?f=43&amp;t=50744#p882979]Zion[/url][/b] [[b]1[/b]: [size=85]Apaul27 : 1[/size]]&#10;&#10;Mods: 202&#10;Voters: 79" calcext:value-type="string" table:number-columns-spanned="3" table:number-rows-spanned="1">
            <text:p>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</text:p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</text:p>
            <text:p>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  <text:p>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</text:p>
            <text:p>[b]7. [url=https://forum.zdoom.org/viewtopic.php?t=25836#p492521]Project MSX[/url][/b] [[b]29[/b]: [size=85]Marisa Kirisame: 4, Combine_Kegan: 2, TerminusEst13: 4, wildweasel: 2, ibm5155: 4, Somagu: 1, Azba: 1, Eric_: 5, sycspysycspy: 4, AlphaEnt: 2[/size]]</text:p>
            <text:p>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8. [url=https://forum.zdoom.org/viewtopic.php?t=51771#p902709]Samsara[/url][/b] [[b]26[/b]: [size=85]Matt: 3, Combine_Kegan: 3, Untitled: 5, Turbo: 3, Crazy Toni: 2, Cyanide: 1, GeneralDelphox: 1, Revae: 5, Hellser: 3[/size]]</text:p>
            <text:p>[b]10. [url=https://forum.zdoom.org/viewtopic.php?f=43&amp;t=57964#p1019776]Netronian Chaos[/url][/b] [[b]25[/b]: [size=85]TerminusEst13: 2, DrPyspy: 3, phantombeta: 5,  TheNightATK300: 2, PlayerLin: 5, Turbo: 2, TheLightBad96: 2, Vostyok: 3, lizardcommando: 1[/size]]</text:p>
            <text:p>[b]10. [url=https://forum.zdoom.org/viewtopic.php?f=43&amp;t=57716#p1016051]Quake Champions: Doom Edition[/url][/b] [[b]25[/b]: [size=85] TheNightATK300: 3, Cyanide: 1, D3athStalker: 2, Apaul27 : 1, DoodGuy: 5, JDSH98: 3, SunPraiser: 5, The_Abysswalker: 5[/size]]</text:p>
            <text:p>[b]12. [url=https://forum.zdoom.org/viewtopic.php?f=43&amp;t=47980#p818030]Colourful Hell[/url][/b] [[b]24[/b]: [size=85]Brohnesorge: 3, Shadelight: 2, Shi No Hime: 2, Marisa Kirisame: 3, HaraSwift: 3, Somagu: 2, lud: 4, 4thcharacter: 3, D3athStalker: 1, Rowsol: 1[/size]]</text:p>
            <text:p>[b]12. [url=https://forum.zdoom.org/viewtopic.php?t=54750#p965349]Death Foretold (D4T)[/url][/b] [[b]24[/b]: [size=85] TheNightATK300: 2, D3athStalker: 2, insightguy: 3, DoodGuy: 4, JDSH98: 5, AlphaEnt: 2, SunPraiser: 3, The_Abysswalker: 3[/size]]</text:p>
            <text:p>[b]14. [url=http://adventuresofsquare.com/]The Adventures of Square[/url][/b] [[b]23[/b]: [size=85]Combine_Kegan: 3, ZippeyKeys12: 4, TriMetall: 1, Bigger C: 2, TheLightBad96: 2, Revae: 3, QuakedoomNukem Cz: 1, AlphaEnt: 2, Vostyok: 5[/size]]</text:p>
            <text:p>[b]14. [url=https://forum.zdoom.org/viewtopic.php?t=29304#p557222]Winter's Fury[/url][/b] [[b]23[/b]: [size=85]Rachael: 1, Shadelight: 3, Jaxxoon R: 3, insightguy: 2, Zcat: 3, Zan: 4, QuakedoomNukem Cz: 1, Solmir : 4, SunPraiser: 2[/size]]</text:p>
            <text:p>[b]16. [url=https://forum.zdoom.org/viewtopic.php?f=19&amp;t=47801#p813367]Blade of Agony[/url][/b] [[b]21[/b]: [size=85]Caligari87: 2, ZikShadow: 3, The Ultimate DooMer: 1, dard22: 2, Zcat: 2, Zan: 1, Ravick: 1, Koto: 4, Solmir : 5[/size]]</text:p>
            <text:p>[b]16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</text:p>
            <text:p>[b]18. [url=https://forum.zdoom.org/viewtopic.php?t=46787#p786254]Demonsteele[/url][/b] [[b]20[/b]: [size=85]Untitled: 4, Azba: 1, Eric_: 3, Zcat: 5, TheMightyHeracross: 3, sycspysycspy: 3, Ikazu-san: 1[/size]]</text:p>
            <text:p>[b]18. [url=https://forum.zdoom.org/viewtopic.php?f=43&amp;t=53867#p947413]Hearts of Demons - BARON[/url][/b] [[b]20[/b]: [size=85]leodoom85: 1, Shadelight: 4, Shi No Hime: 1, HaraSwift: 5, Somagu: 1, kadu522: 3, lud: 5[/size]]</text:p>
            <text:p>[b]20. [url=https://forum.zdoom.org/viewtopic.php?t=57817#p1017445]Touhou Doom[/url][/b] [[b]19[/b]: [size=85]ZikShadow: 3, Master Medi: 5, GeneralDelphox: 5, dard22: 4, insightguy: 2[/size]]</text:p>
            <text:p>[b]21. [url=https://forum.zdoom.org/viewtopic.php?f=43&amp;t=58343#p1025452]La Tailor Girl[/url][/b] [[b]18[/b]: [size=85]leodoom85: 1, Rachael: 1, Marisa Kirisame: 3, Somagu: 1, lud: 3, 4thcharacter: 1, PlayerLin: 1, insightguy: 2, eharper256: 2, QuakedoomNukem Cz: 1, SunPraiser: 2[/size]]</text:p>
            <text:p>[b]21. [url=https://forum.zdoom.org/viewtopic.php?f=19&amp;t=21681#p426527]Psychic[/url][/b] [[b]18[/b]: [size=85]TerminusEst13: 5, phantombeta: 2, Somagu: 1, Marrub: 5, Crazy Toni: 2, Tapwave: 3[/size]]</text:p>
            <text:p>[b]23. [url=http://www.thekinsie.com/reelism/]Reelism[/url][/b] [[b]17[/b]: [size=85]Matt: 1, Marisa Kirisame: 1, Untitled: 3, undeadmonk354: 1, Beed28: 2, Hege Cactus: 2, TriMetall: 1, Captain J: 2, Crazy Toni: 2, QuakedoomNukem Cz: 1, IdiotBitz: 1[/size]]</text:p>
            <text:p>[b]24. [url=https://forum.zdoom.org/viewtopic.php?f=19&amp;t=33292#p630099]Doom RPG[/url][/b] [[b]16[/b]: [size=85]kadu522: 3, ZikShadow: 1, Sumwunn: 5, Marrub: 2, Master Medi: 3, Ikazu-san: 2[/size]]</text:p>
            <text:p>[b]25. [url=https://forum.zdoom.org/viewtopic.php?f=43&amp;t=51035#p888249]LegenDoom[/url][/b] [[b]15[/b]: [size=85]Hege Cactus: 3, lud: 2, 4thcharacter: 3, ZikShadow: 1, Sumwunn: 3, Crazy Toni: 2, IdiotBitz: 1[/size]]</text:p>
            <text:p>[b]25. [url=http://action.mancubus.net/ad2free.htm]Urban Brawl: Action Doom 2[/url][/b] [[b]15[/b]: [size=85]DrPyspy: 3, wildweasel: 4, Captain J: 1, PlayerLin: 1, dard22: 5, QuakedoomNukem Cz: 1[/size]]</text:p>
            <text:p>[b]27. [url=https://forum.zdoom.org/viewtopic.php?f=43&amp;t=54843#p967174]D4D[/url][/b] [[b]14[/b]: [size=85]Caligari87: 3, Shi No Hime: 2, ZippeyKeys12: 1, GAA1992: 1, Beed28: 3, GeneralDelphox: 3, Rowsol: 1[/size]]</text:p>
            <text:p>[b]27. [url=https://forum.zdoom.org/viewtopic.php?t=32674#p618450]Pirate Doom[/url][/b] [[b]14[/b]: [size=85]Combine_Kegan: 4, undeadmonk354: 5, Zcat: 4, Ravick: 1[/size]]</text:p>
            <text:p>[b]29. [url=https://forum.zdoom.org/viewtopic.php?f=43&amp;t=57053#p1006227]Kriegsland: Blutorden[/url][/b] [[b]13[/b]: [size=85]TheLightBad96: 2, erni945: 2, Apaul27 : 1, DoodGuy: 1, YukesVonFaust: 1, JDSH98: 2, Vostyok: 4[/size]]</text:p>
            <text:p>[b]30. [url=https://www.doomworld.com/idgames/levels/doom2/Ports/v-z/zendyn_x]Zen Dynamics[/url][/b] [[b]11[/b]: [size=85]TerminusEst13: 1, Captain J: 5, Crazy Toni: 2, Tapwave: 3[/size]]</text:p>
            <text:p>[b]31. [url=https://forum.zdoom.org/viewtopic.php?f=19&amp;t=47573#p807968]Ashes 2063 TC[/url][/b] [[b]10[/b]: [size=85]Olroda: 2, Bigger C: 3, TheLightBad96: 2, The_Abysswalker: 3[/size]]</text:p>
            <text:p>[b]31. [url=https://forum.zdoom.org/viewtopic.php?t=53010#p928835]MetaDoom[/url][/b] [[b]10[/b]: [size=85]Shadelight: 1, DrPyspy: 3, Sumwunn: 1, Crazy Toni: 2, DoodGuy: 3[/size]]</text:p>
            <text:p>[b]33. [url=https://forum.zdoom.org/viewtopic.php?f=19&amp;t=47574#p808023]Doom: The Golden Souls 2[/url][/b] [[b]9[/b]: [size=85]QuakedoomNukem Cz: 1, Apaul27 : 2, wolfmanfp: 2, Мichаеlis: 2, DoodGuy: 2[/size]]</text:p>
            <text:p>[b]33. [url=https://forum.zdoom.org/viewtopic.php?f=43&amp;t=60054#p1047705]ouch_m 2: abort_m[/url][/b] [[b]9[/b]: [size=85]leodoom85: 1, ZippeyKeys12: 5, Azba: 1, wolfmanfp: 2[/size]]</text:p>
            <text:p>[b]35. [url=http://www.moddb.com/mods/brutal-doom]Brutal Doom[/url][/b] [[b]8[/b]: [size=85]lil'devil: 1, Olroda: 1, Zcat: 1, Zan: 3, wolfmanfp: 1, Rowsol: 1[/size]]</text:p>
            <text:p>[b]35. [url=https://forum.zdoom.org/viewtopic.php?t=22008#p433365]Legacy of Suffering[/url][/b] [[b]8[/b]: [size=85]ibm5155: 5, Ravick: 1, Koto: 1, AlphaEnt: 1[/size]]</text:p>
            <text:p>[b]35. [url=https://forum.zdoom.org/viewtopic.php?f=43&amp;t=54904#p969133]Lithium[/url][/b] [[b]8[/b]: [size=85]GAA1992: 1, Somagu: 1, TriMetall: 3, Ikazu-san: 3[/size]]</text:p>
            <text:p>[b]35. [url=https://www.doomworld.com/forum/topic/57957-psx-doomfinal-doom-tc-version-2135-now-released/]PlayStation Doom TC[/url][/b] [[b]8[/b]: [size=85]leodoom85: 1, lil'devil: 1, Olroda: 5, Ravick: 1[/size]]</text:p>
            <text:p>[b]39. [url=https://forum.zdoom.org/viewtopic.php?f=43&amp;t=50004]Beautiful Doom[/url][/b] [[b]7[/b]: [size=85]m8f: 1, ZippeyKeys12: 1, GAA1992: 1, Мichаеlis: 1, SunPraiser: 3[/size]]</text:p>
            <text:p>[b]39. [url=https://forum.zdoom.org/viewtopic.php?f=43&amp;t=58594#p1029236]Doom Incarnate[/url][/b] [[b]7[/b]: [size=85]Somagu: 1, ZikShadow: 1, TheLightBad96: 4, Koto: 1[/size]]</text:p>
            <text:p>[b]39. [url=https://forum.zdoom.org/viewtopic.php?t=56668#p1000996]Rise Of The Wool Ball[/url][/b] [[b]7[/b]: [size=85]TheMightyHeracross: 3, QuakedoomNukem Cz: 1, Apaul27 : 3[/size]]</text:p>
            <text:p>[b]39. [url=https://forum.zdoom.org/viewtopic.php?f=45&amp;t=13704#p278356]The Ghoul's Forest 3[/url][/b] [[b]7[/b]: [size=85]ibm5155: 1, undeadmonk354: 4, lil'devil: 2[/size]]</text:p>
            <text:p>[b]39. [url=https://forum.zdoom.org/viewtopic.php?t=35846#p676444]Wrath of Cronos RPG[/url][/b] [[b]7[/b]: [size=85]Master Medi: 2, Zan: 1, TheMightyHeracross: 3, IdiotBitz: 1[/size]]</text:p>
            <text:p>[b]39. [url=https://forum.zdoom.org/viewtopic.php?f=43&amp;t=55465#p982269]WW-Cola3[/url][/b] [[b]7[/b]: [size=85]phantombeta: 2, Apaul27 : 2, wolfmanfp: 3[/size]]</text:p>
            <text:p>[b]45. [url=https://forum.zdoom.org/viewtopic.php?f=43&amp;t=55487#p982784]AEons Of Death[/url][/b] [[b]6[/b]: [size=85]leodoom85: 1, undeadmonk354: 2, lil'devil: 1, The_Abysswalker: 2[/size]]</text:p>
            <text:p>[b]45. [url=https://forum.zdoom.org/viewtopic.php?f=19&amp;t=55387#p980696]Daytime Drama[/url][/b] [[b]6[/b]: [size=85]leodoom85: 1, Marisa Kirisame: 1, lil'devil: 4[/size]]</text:p>
            <text:p>[b]45. [url=https://forum.zdoom.org/viewtopic.php?t=34430#p651069]DTS-T[/url][/b] [[b]6[/b]: [size=85]Sgt. Shivers: 5, IdiotBitz: 1[/size]]</text:p>
            <text:p>[b]45. [url=https://forum.zdoom.org/viewtopic.php?f=43&amp;t=47229#p798227]JohnnyDoom[/url][/b] [[b]6[/b]: [size=85]Brohnesorge: 4, Matt: 1, Turbo: 1[/size]]</text:p>
            <text:p>[b]45. [url=https://forum.zdoom.org/viewtopic.php?f=19&amp;t=52867#p925329]Project Einherjar[/url][/b] [[b]6[/b]: [size=85]Rachael: 1, TheLightBad96: 2, YukesVonFaust: 1, Vostyok: 2[/size]]</text:p>
            <text:p>[b]45. [url=https://forum.zdoom.org/viewtopic.php?t=52301#p913612]Shadow Of The Wool Ball[/url][/b] [[b]6[/b]: [size=85]QuakedoomNukem Cz: 1, Apaul27 : 3, AlphaEnt: 2[/size]]</text:p>
            <text:p>[b]45. [url=https://forum.zdoom.org/viewtopic.php?f=19&amp;t=54380#p957591]The Inquisitor III[/url][/b] [[b]6[/b]: [size=85]The Ultimate DooMer: 1, Zan: 5[/size]]</text:p>
            <text:p>[b]45. [url=https://forum.zdoom.org/viewtopic.php?t=14722&amp;#p297378]The Ultimate Torment and Torture[/url][/b] [[b]6[/b]: [size=85]DrPyspy: 3, ibm5155: 2, JDSH98: 1[/size]]</text:p>
            <text:p>[b]45. [url=https://forum.zdoom.org/viewtopic.php?t=51000#p887649]Zero Tolerance[/url][/b] [[b]6[/b]: [size=85]Combine_Kegan: 1, Tapwave: 3, Hellser: 2[/size]]</text:p>
            <text:p>[b]54. [url=https://forum.zdoom.org/viewtopic.php?f=19&amp;t=50299#p874982]Aracnocide[/url][/b] [[b]5[/b]: [size=85]TheLightBad96: 1, erni945: 1, YukesVonFaust: 3[/size]]</text:p>
            <text:p>[b]54. [url=https://www.doomworld.com/vb/wads-mods/91854-wip-doom-64-retribution/]Doom 64: Retribution[/url][/b] [[b]5[/b]: [size=85]leodoom85: 1, Jaxxoon R: 3, YukesVonFaust: 1[/size]]</text:p>
            <text:p>[b]54. [url=https://forum.zdoom.org/viewtopic.php?f=43&amp;t=52262#p912321]Doom Delta[/url][/b] [[b]5[/b]: [size=85]PlayerLin: 2, Hellser: 2, YukesVonFaust: 1[/size]]</text:p>
            <text:p>[b]54. [url=https://forum.zdoom.org/viewtopic.php?f=19&amp;t=35135#p661646]Doom: The Golden Souls[/url][/b] [[b]5[/b]: [size=85]The Ultimate DooMer: 1, Koto: 1, Apaul27 : 2, Мichаеlis: 1[/size]]</text:p>
            <text:p>[b]54. [url=https://forum.zdoom.org/viewtopic.php?f=43&amp;t=48985#p845608]Faspons[/url][/b] [[b]5[/b]: [size=85]Somagu: 1, Bigger C: 4[/size]]</text:p>
            <text:p>[b]54. [url=https://www.doomworld.com/idgames/levels/doom2/Ports/a-c/circus2]Happy Time Circus ][[/url][/b] [[b]5[/b]: [size=85]Ravick: 1, Major Cooke: 4[/size]]</text:p>
            <text:p>[b]54. [url=https://forum.zdoom.org/viewtopic.php?t=30942#p586255]Hunter’s Moon[/url][/b] [[b]5[/b]: [size=85]ibm5155: 3, D3athStalker: 1, Мichаеlis: 1[/size]]</text:p>
            <text:p>[b]54. [url=https://forum.zdoom.org/viewtopic.php?t=29815#p565772]Nazis![/url][/b] [[b]5[/b]: [size=85]ZikShadow: 1, Sgt. Shivers: 4[/size]]</text:p>
            <text:p>[b]54. [url=https://www.moddb.com/mods/brutal-doom/addons/project-brutality]Project Brutality[/url][/b] [[b]5[/b]: [size=85]Koto: 3, JDSH98: 2[/size]]</text:p>
            <text:p>[b]54. [url=http://doomworld.com/idgames/?id=12747]RTC-3057 Hub 1[/url][/b] [[b]5[/b]: [size=85]wildweasel: 5[/size]]</text:p>
            <text:p>[b]54. [url=https://forum.zdoom.org/viewtopic.php?f=42&amp;t=35879#p677083]S.U.P.E.R Natural[/url][/b] [[b]5[/b]: [size=85]Major Cooke: 5[/size]]</text:p>
            <text:p>[b]54. [url=https://forum.zdoom.org/viewtopic.php?f=43&amp;t=57310#p1010252]Shades of Doom[/url][/b] [[b]5[/b]: [size=85]GAA1992: 2, eharper256: 3[/size]]</text:p>
            <text:p>[b]54. [url=http://stronghold.drdteam.org/]Stronghold: On the Edge of Chaos[/url][/b] [[b]5[/b]: [size=85]Caligari87: 2, The Ultimate DooMer: 1, Ravick: 1, AlphaEnt: 1[/size]]</text:p>
            <text:p>[b]54. [url=https://forum.zdoom.org/viewtopic.php?t=33330#p630834]Terrorists![/url][/b] [[b]5[/b]: [size=85] TheNightATK300: 2, TriMetall: 2, ZikShadow: 1[/size]]</text:p>
            <text:p>[b]54. [url=https://forum.zdoom.org/viewtopic.php?f=43&amp;t=57655#p1015050]The Soldier Z[/url][/b] [[b]5[/b]: [size=85]Shi No Hime: 5[/size]]</text:p>
            <text:p>[b]54. [url=https://forum.zdoom.org/viewtopic.php?f=19&amp;t=36821#p698354]Weapons of Saturn[/url][/b] [[b]5[/b]: [size=85]m8f: 1, Cyanide: 1, eharper256: 2, lizardcommando: 1[/size]]</text:p>
            <text:p>[b]54. [url=https://zandronum.com/forum/viewtopic.php?t=123]Who Dun It[/url][/b] [[b]5[/b]: [size=85]Matt: 3, Revae: 2[/size]]</text:p>
            <text:p>[b]71. [url=https://forum.zdoom.org/viewtopic.php?f=43&amp;t=48872#p842280]10x[/url][/b] [[b]4[/b]: [size=85]Beed28: 4[/size]]</text:p>
            <text:p>[b]71. [url=http://action.mancubus.net/actiondoom/]Action Doom[/url][/b] [[b]4[/b]: [size=85]lil'devil: 2, QuakedoomNukem Cz: 1, IdiotBitz: 1[/size]]</text:p>
            <text:p>[b]71. [url=https://www.doomworld.com/idgames/levels/doom2/Ports/m-o/njbgpabh]BGPA Missions Liberation[/url][/b] [[b]4[/b]: [size=85]Ravick: 1, Koto: 3[/size]]</text:p>
            <text:p>[b]71. [url=https://www.doomworld.com/idgames/levels/doom2/Ports/d-f/de-pkg]Demon Eclipse[/url][/b] [[b]4[/b]: [size=85]The Ultimate DooMer: 1, Solmir : 3[/size]]</text:p>
            <text:p>[b]71. [url=https://forum.zdoom.org/viewtopic.php?t=45804#p760002]Hocusdoom[/url][/b] [[b]4[/b]: [size=85]Master Medi: 2, Мichаеlis: 2[/size]]</text:p>
            <text:p>[b]71. [url=https://forum.zdoom.org/viewtopic.php?f=43&amp;t=57092#p1006758]Juvenile Power Fantasy[/url][/b] [[b]4[/b]: [size=85]Brohnesorge: 2, Rachael: 1, Shi No Hime: 1[/size]]</text:p>
            <text:p>[b]71. [url=https://forum.zdoom.org/viewtopic.php?t=23024&amp;#p451257]Serpent Resurrection[/url][/b] [[b]4[/b]: [size=85]The Ultimate DooMer: 1, TheMightyHeracross: 3[/size]]</text:p>
            <text:p>[b]71. [url=https://forum.zdoom.org/viewtopic.php?t=47302#p800865]Shut up and Bleed[/url][/b] [[b]4[/b]: [size=85]GAA1992: 1, Somagu: 1, Azba: 1, YukesVonFaust: 1[/size]]</text:p>
            <text:p>[b]71. [url=https://forum.zdoom.org/viewtopic.php?f=42&amp;t=60219#p1049804]Soundless Mound[/url][/b] [[b]4[/b]: [size=85]Rachael: 1, dard22: 3[/size]]</text:p>
            <text:p>[b]71. [url=https://forum.zdoom.org/viewtopic.php?f=105&amp;t=54992#p971348]SpriteShadow[/url][/b] [[b]4[/b]: [size=85]m8f: 1, Caligari87: 1, Hipnotic Rogue: 1, Cyanide: 1[/size]]</text:p>
            <text:p>[b]71. [url=https://forum.zdoom.org/viewtopic.php?t=55741#p985511]Waterlab GZD[/url][/b] [[b]4[/b]: [size=85]Caligari87: 1, Jaxxoon R: 3[/size]]</text:p>
            <text:p>[b]82. [url=https://www.doomworld.com/idgames/combos/alanguns]Alandoguns[/url][/b] [[b]3[/b]: [size=85]lil'devil: 1, Мichаеlis: 2[/size]]</text:p>
            <text:p>[b]82. [url=https://forum.zdoom.org/viewtopic.php?f=43&amp;t=52363#p914958]Argent[/url][/b] [[b]3[/b]: [size=85]Cyanide: 1, eharper256: 2[/size]]</text:p>
            <text:p>[b]82. [url=https://forum.zdoom.org/viewtopic.php?f=43&amp;t=54322#p956169]Bullet-Eye[/url][/b] [[b]3[/b]: [size=85]Ikazu-san: 3[/size]]</text:p>
            <text:p>[b]82. [url=https://forum.zdoom.org/viewtopic.php?f=19&amp;t=35458#p668203]Burl Tumd[/url][/b] [[b]3[/b]: [size=85]Combine_Kegan: 2, Azba: 1[/size]]</text:p>
            <text:p>[b]82. [url=https://zdoom.org/wiki/Cold_as_Hell]Cold as Hell[/url][/b] [[b]3[/b]: [size=85]Ravick: 1, Solmir : 2[/size]]</text:p>
            <text:p>[b]82. [url=https://www.doomworld.com/idgames/combos/wwhcdiaz]Diaz: Last Hours of Purity[/url][/b] [[b]3[/b]: [size=85]TheMightyHeracross: 3[/size]]</text:p>
            <text:p>[b]82. [url=https://forum.zdoom.org/viewtopic.php?f=19&amp;t=46509#p778245]Droplets: Simulated Blood[/url][/b] [[b]3[/b]: [size=85]Hipnotic Rogue: 1, GAA1992: 1, IdiotBitz: 1[/size]]</text:p>
            <text:p>[b]82. [url=https://forum.zdoom.org/viewtopic.php?f=43&amp;t=58486#p1027620]Factotum[/url][/b] [[b]3[/b]: [size=85]kadu522: 1, YukesVonFaust: 2[/size]]</text:p>
            <text:p>[b]82. [url=https://www.doomworld.com/idgames/levels/doom2/Ports/a-c/circus666]Happy Time Circus[/url][/b] [[b]3[/b]: [size=85]Major Cooke: 3[/size]]</text:p>
            <text:p>[b]82. [url=https://forum.zdoom.org/viewtopic.php?f=46&amp;t=29117#p553405]Jimmy’s Jukebox[/url][/b] [[b]3[/b]: [size=85]Tapwave: 3[/size]]</text:p>
            <text:p>[b]82. [url=http://www.prodigal-game.com/doomwads.html]Redux E2M4[/url][/b] [[b]3[/b]: [size=85]Jaxxoon R: 3[/size]]</text:p>
            <text:p>[b]82. [url=https://forum.zdoom.org/viewtopic.php?f=45&amp;t=24974#p479313]scalliano's 667 Shuffle[/url][/b] [[b]3[/b]: [size=85]leodoom85: 1, Мichаеlis: 2[/size]]</text:p>
            <text:p>[b]82. [url=https://www.doomworld.com/idgames/levels/doom2/Ports/megawads/sonic]Super Sonic DooM[/url][/b] [[b]3[/b]: [size=85]PlayerLin: 3[/size]]</text:p>
            <text:p>[b]82. [url=http://waltersgameboy.tripod.com/simpdoom/]The Ultimate Simpsons Doom [/url][/b] [[b]3[/b]: [size=85]undeadmonk354: 3[/size]]</text:p>
            <text:p>[b]82. [url=https://www.doomworld.com/idgames/levels/doom2/Ports/v-z/void]Void[/url][/b] [[b]3[/b]: [size=85]Jaxxoon R: 3[/size]]</text:p>
            <text:p>[b]82. [url=http://lazrojas.com/wolfendoom/arctic_2.html]WolfenDOOM: Operation: Arctic Wolf[/url][/b] [[b]3[/b]: [size=85]Sgt. Shivers: 3[/size]]</text:p>
            <text:p>[b]82. [url=https://forum.zdoom.org/viewtopic.php?f=19&amp;t=27258#p520682]ZBlood+[/url][/b] [[b]3[/b]: [size=85]Мichаеlis: 1, The_Abysswalker: 2[/size]]</text:p>
            <text:p>[b]99. [url=https://forum.zdoom.org/viewtopic.php?f=43&amp;t=54914#p969409]Aetherius[/url][/b] [[b]2[/b]: [size=85]PlayerLin: 2[/size]]</text:p>
            <text:p>[b]99. [url=https://forum.zdoom.org/viewtopic.php?f=43&amp;t=53545#p940527]BlackWarrior[/url][/b] [[b]2[/b]: [size=85]Somagu: 1, PlayerLin: 1[/size]]</text:p>
            <text:p>[b]99. [url=https://forum.zdoom.org/viewtopic.php?f=19&amp;t=57800#p1017196]Castlevania - Simon's Destiny[/url][/b] [[b]2[/b]: [size=85]Rachael: 1, QuakedoomNukem Cz: 1[/size]]</text:p>
            <text:p>[b]99. [url=https://forum.zdoom.org/viewtopic.php?f=43&amp;t=60456#p1052735]Champions[/url][/b] [[b]2[/b]: [size=85]eharper256: 1, IdiotBitz: 1[/size]]</text:p>
            <text:p>[b]99. [url=https://forum.zdoom.org/viewtopic.php?f=43&amp;t=58535#p1028376]Complex Doom[/url][/b] [[b]2[/b]: [size=85]leodoom85: 1, Rowsol: 1[/size]]</text:p>
            <text:p>[b]99. [url=https://forum.zdoom.org/viewtopic.php?f=19&amp;t=55298#p978283]Consolation Prize: The PSX Doom TC[/url][/b] [[b]2[/b]: [size=85]GAA1992: 1, IdiotBitz: 1[/size]]</text:p>
            <text:p>[b]99. [url=https://forum.zdoom.org/viewtopic.php?t=36667#p694653]Crossfire[/url][/b] [[b]2[/b]: [size=85]Somagu: 1, Marrub: 1[/size]]</text:p>
            <text:p>[b]99. [url=https://forum.zdoom.org/viewtopic.php?f=19&amp;t=36608]Cyberrunner[/url][/b] [[b]2[/b]: [size=85]Revae: 2[/size]]</text:p>
            <text:p>[b]99. [url=https://forum.zdoom.org/viewtopic.php?t=55048#p972862]DamNums[/url][/b] [[b]2[/b]: [size=85]Hipnotic Rogue: 1, Мichаеlis: 1[/size]]</text:p>
            <text:p>[b]99. [url=https://forum.zdoom.org/viewtopic.php?f=43&amp;t=58521#p1028226]Dead Marine[/url][/b] [[b]2[/b]: [size=85]m8f: 1, GAA1992: 1[/size]]</text:p>
            <text:p>[b]99. [url=https://forum.zdoom.org/viewtopic.php?f=42&amp;t=54708#p964549]dead.air[/url][/b] [[b]2[/b]: [size=85]Rachael: 1, Мichаеlis: 1[/size]]</text:p>
            <text:p>[b]99. [url=https://forum.zdoom.org/viewtopic.php?f=43&amp;t=59887#p1045489]Demon CounterStrike[/url][/b] [[b]2[/b]: [size=85]Shadelight: 2[/size]]</text:p>
            <text:p>[b]99. [url=https://forum.zdoom.org/viewtopic.php?f=19&amp;t=48208#p824651]Eriguns 2[/url][/b] [[b]2[/b]: [size=85]Hipnotic Rogue: 1, Cyanide: 1[/size]]</text:p>
            <text:p>[b]99. [url=https://forum.zdoom.org/viewtopic.php?t=31034#p587707]Error: Doom[/url][/b] [[b]2[/b]: [size=85]Marrub: 2[/size]]</text:p>
            <text:p>[b]99. [url=http://www.moddb.com/mods/final-neodoom]Final NeoDoom[/url][/b] [[b]2[/b]: [size=85]The Ultimate DooMer: 1, Ravick: 1[/size]]</text:p>
            <text:p>[b]99. [url=https://forum.zdoom.org/viewtopic.php?f=43&amp;t=46413#p775648]FragTrak[/url][/b] [[b]2[/b]: [size=85]Ikazu-san: 2[/size]]</text:p>
            <text:p>[b]99. [url=https://forum.zdoom.org/viewtopic.php?f=19&amp;t=46718#p784166]Gene-Tech: Before the Storm[/url][/b] [[b]2[/b]: [size=85]Rachael: 1, Ravick: 1[/size]]</text:p>
            <text:p>[b]99. [url=https://forum.zdoom.org/viewtopic.php?f=43&amp;t=56762]Heretical Doom[/url][/b] [[b]2[/b]: [size=85]eharper256: 2[/size]]</text:p>
            <text:p>[b]99. [url=https://forum.zdoom.org/viewtopic.php?t=58009#p1020405]HeXeReTiC Fantasy[/url][/b] [[b]2[/b]: [size=85]Sumwunn: 2[/size]]</text:p>
            <text:p>[b]99. [url=https://forum.zdoom.org/viewtopic.php?f=43&amp;t=37130#p705156]Insanity's Requiem[/url][/b] [[b]2[/b]: [size=85]D3athStalker: 2[/size]]</text:p>
            <text:p>[b]99. [url=https://www.doomworld.com/idgames/levels/doom2/Ports/m-o/massm2]MassMouth 2[/url][/b] [[b]2[/b]: [size=85]The Ultimate DooMer: 1, lizardcommando: 1[/size]]</text:p>
            <text:p>[b]99. [url=https://forum.zdoom.org/viewtopic.php?f=45&amp;t=11545#p237676]Nash's Gore Mod[/url][/b] [[b]2[/b]: [size=85]Hipnotic Rogue: 1, AlphaEnt: 1[/size]]</text:p>
            <text:p>[b]99. [url=https://forum.zdoom.org/viewtopic.php?f=3&amp;t=13117#p267820]Queen's Crusade[/url][/b] [[b]2[/b]: [size=85]Matt: 2[/size]]</text:p>
            <text:p>[b]99. [url=https://www.joshuaosullivan.co.uk/skulldash/]Skulldash[/url][/b] [[b]2[/b]: [size=85]The Ultimate DooMer: 1, QuakedoomNukem Cz: 1[/size]]</text:p>
            <text:p>[b]99. [url=https://forum.zdoom.org/viewtopic.php?t=45550#p753192]Smooth Doom[/url][/b] [[b]2[/b]: [size=85]GAA1992: 1, lizardcommando: 1[/size]]</text:p>
            <text:p>[b]99. [url=https://forum.zdoom.org/viewtopic.php?f=43&amp;t=46174#p769209]Sneaky Doom[/url][/b] [[b]2[/b]: [size=85]sycspysycspy: 2[/size]]</text:p>
            <text:p>[b]99. [url=https://forum.zdoom.org/viewtopic.php?t=49369#p854693]Strange Aeons[/url][/b] [[b]2[/b]: [size=85]Rachael: 1, Мichаеlis: 1[/size]]</text:p>
            <text:p>[b]99. [url=https://forum.zdoom.org/viewtopic.php?f=43&amp;t=57902#p1018827]Sun Damage Omen[/url][/b] [[b]2[/b]: [size=85]Matt: 2[/size]]</text:p>
            <text:p>[b]99. [url=https://forum.zdoom.org/viewtopic.php?t=37064#p703739]The Space Pirate[/url][/b] [[b]2[/b]: [size=85]Olroda: 2[/size]]</text:p>
            <text:p>[b]99. [url=https://forum.zdoom.org/viewtopic.php?f=42&amp;t=45877#p761802]Threshold Of Pain[/url][/b] [[b]2[/b]: [size=85]JDSH98: 2[/size]]</text:p>
            <text:p>[b]99. [url=https://forum.zdoom.org/viewtopic.php?f=19&amp;t=27981#p535716]TurboCharged ARCADE![/url][/b] [[b]2[/b]: [size=85]Major Cooke: 2[/size]]</text:p>
            <text:p>[b]99. [url=https://forum.zdoom.org/viewtopic.php?f=43&amp;t=60612]Ultra Crispy[/url][/b] [[b]2[/b]: [size=85]YukesVonFaust: 2[/size]]</text:p>
            <text:p>[b]99. [url=https://forum.zdoom.org/viewtopic.php?f=42&amp;t=25358#p484506]Unloved[/url][/b] [[b]2[/b]: [size=85]Rachael: 1, Ravick: 1[/size]]</text:p>
            <text:p>[b]99. [url=http://lazrojas.com/wolfendoom/astrostein_2.html]WolfenDOOM:  Astrostein[/url][/b] [[b]2[/b]: [size=85]Sgt. Shivers: 2[/size]]</text:p>
            <text:p>[b]133. [url=https://www.doomworld.com/idgames/levels/doom/Ports/0-9/007ltsd]007: Licence to Spell DooM[/url][/b] [[b]1[/b]: [size=85]The Ultimate DooMer: 1[/size]]</text:p>
            <text:p>[b]133. [url=https://forum.zdoom.org/viewtopic.php?f=42&amp;t=54247#p954473]20 Monsters Challenge[/url][/b] [[b]1[/b]: [size=85]Rachael: 1[/size]]</text:p>
            <text:p>[b]133. [url=https://forum.zdoom.org/viewtopic.php?t=36877#p699326]Accessories to Murder[/url][/b] [[b]1[/b]: [size=85]Cyanide: 1[/size]]</text:p>
            <text:p>[b]133. [url=https://forum.zdoom.org/viewtopic.php?t=58501#p1027895]Alfonzone[/url][/b] [[b]1[/b]: [size=85]The Ultimate DooMer: 1[/size]]</text:p>
            <text:p>[b]133. [url=https://www.moddb.com/mods/acm-2014]Aliens: Colonial Marines TC[/url][/b] [[b]1[/b]: [size=85]Ravick: 1[/size]]</text:p>
            <text:p>[b]133. [url=https://forum.zdoom.org/viewtopic.php?t=56483#p998194]All Clear Message[/url][/b] [[b]1[/b]: [size=85]Cyanide: 1[/size]]</text:p>
            <text:p>[b]133. [url=https://forum.zdoom.org/viewtopic.php?f=43&amp;t=57464#p1012472]Banhammer[/url][/b] [[b]1[/b]: [size=85]leodoom85: 1[/size]]</text:p>
            <text:p>[b]133. [url=https://forum.zdoom.org/viewtopic.php?f=3&amp;t=37949#p722987]Brutalkick[/url][/b] [[b]1[/b]: [size=85]Hipnotic Rogue: 1[/size]]</text:p>
            <text:p>[b]133. [url=https://forum.zdoom.org/viewtopic.php?f=43&amp;t=54322#p956169]Bullet-Eye[/url][/b] [[b]1[/b]: [size=85]eharper256: 1[/size]]</text:p>
            <text:p>[b]133. [url=https://forum.zdoom.org/viewtopic.php?t=34569#p653208]Call of Dooty[/url][/b] [[b]1[/b]: [size=85]wolfmanfp: 1[/size]]</text:p>
            <text:p>[b]133. [url=https://www.doomworld.com/idgames/?id=12363]Chosen[/url][/b] [[b]1[/b]: [size=85]Bigger C: 1[/size]]</text:p>
            <text:p>[b]133. [url=https://forum.zdoom.org/viewtopic.php?f=61&amp;t=57834#p1017698]Complex Doom: LCA[/url][/b] [[b]1[/b]: [size=85]leodoom85: 1[/size]]</text:p>
            <text:p>[b]133. [url=https://www.moddb.com/mods/counter-strike-doom-martian-offensive-2017]Counter-Strike Doom: Martian Offensive[/url][/b] [[b]1[/b]: [size=85]AlphaEnt: 1[/size]]</text:p>
            <text:p>[b]133. [url=https://forum.zdoom.org/viewtopic.php?f=43&amp;t=51446]CustomDoom[/url][/b] [[b]1[/b]: [size=85]m8f: 1[/size]]</text:p>
            <text:p>[b]133. [url=https://www.doomworld.com/idgames/levels/doom2/Ports/d-f/dark7]Dark 7 (with Mission Pack)[/url][/b] [[b]1[/b]: [size=85]The Ultimate DooMer: 1[/size]]</text:p>
            <text:p>[b]133. [url=https://forum.zdoom.org/viewtopic.php?t=58375#p1025963]Dark Encounters[/url][/b] [[b]1[/b]: [size=85]The Ultimate DooMer: 1[/size]]</text:p>
            <text:p>[b]133. [url=https://forum.zdoom.org/viewtopic.php?t=46787#p786254]Demonsteele: NowThatsWhatICallMIDI[/url][/b] [[b]1[/b]: [size=85]HaraSwift: 1[/size]]</text:p>
            <text:p>[b]133. [url=https://www.moddb.com/mods/dont-play-with-hell-black-edition]Don`t play with HELL – Black Edition[/url][/b] [[b]1[/b]: [size=85]Ravick: 1[/size]]</text:p>
            <text:p>[b]133. [url=https://www.doomworld.com/forum/topic/62403-doom-2-minor-sprite-fixing-project-v19-release-updated-12718/]Doom 2 Minor Sprite Fixing Project[/url][/b] [[b]1[/b]: [size=85]m8f: 1[/size]]</text:p>
            <text:p>[b]133. [url=https://forum.zdoom.org/viewtopic.php?f=43&amp;t=51596]Doom 64 'weapons only'[/url][/b] [[b]1[/b]: [size=85]Hipnotic Rogue: 1[/size]]</text:p>
            <text:p>[b]133. [url=https://forum.zdoom.org/viewtopic.php?f=43&amp;t=58499#p1027836]Doom Loot Box Mod[/url][/b] [[b]1[/b]: [size=85]IdiotBitz: 1[/size]]</text:p>
            <text:p>[b]133. [url=https://forum.zdoom.org/viewtopic.php?f=19&amp;t=48208#p824651]Eriguns 1[/url][/b] [[b]1[/b]: [size=85]Cyanide: 1[/size]]</text:p>
            <text:p>[b]133. [url=https://forum.zdoom.org/viewtopic.php?f=19&amp;t=52631#p920489]Fading Corpses Universal[/url][/b] [[b]1[/b]: [size=85]m8f: 1[/size]]</text:p>
            <text:p>[b]133. [url=https://forum.zdoom.org/viewtopic.php?f=43&amp;t=58923#p1033516]FamiliarDoom[/url][/b] [[b]1[/b]: [size=85]kadu522: 1[/size]]</text:p>
            <text:p>[b]133. [url=https://forum.zdoom.org/viewtopic.php?f=105&amp;t=35388#p666921]Footsteps[/url][/b] [[b]1[/b]: [size=85]m8f: 1[/size]]</text:p>
            <text:p>[b]133. [url=https://forum.zdoom.org/viewtopic.php?f=19&amp;t=57252#p1009564]Ghoul School 3D[/url][/b] [[b]1[/b]: [size=85]Rachael: 1[/size]]</text:p>
            <text:p>[b]133. [url=https://forum.zdoom.org/viewtopic.php?f=46&amp;t=56148#p994037]GZSHud[/url][/b] [[b]1[/b]: [size=85]Hipnotic Rogue: 1[/size]]</text:p>
            <text:p>[b]133. [url=https://forum.zdoom.org/viewtopic.php?f=37&amp;t=47973#p817851]Heretic Widescreened HUD[/url][/b] [[b]1[/b]: [size=85]Hipnotic Rogue: 1[/size]]</text:p>
            <text:p>[b]133. [url=https://www.doomworld.com/idgames/levels/hexen/v-z/viscerus]Hexen: Scourge of Viscerus[/url][/b] [[b]1[/b]: [size=85]Solmir : 1[/size]]</text:p>
            <text:p>[b]133. [url=https://forum.zdoom.org/viewtopic.php?f=43&amp;t=33766#p638587]HeXercise[/url][/b] [[b]1[/b]: [size=85]Eric_: 1[/size]]</text:p>
            <text:p>[b]133. [url=https://forum.zdoom.org/viewtopic.php?f=43&amp;t=57522#p1013338]Highway to Hell[/url][/b] [[b]1[/b]: [size=85]GAA1992: 1[/size]]</text:p>
            <text:p>[b]133. [url=https://www.doomworld.com/idgames/levels/heretic/Ports/hocx]Hordes of Chaos[/url][/b] [[b]1[/b]: [size=85]The Ultimate DooMer: 1[/size]]</text:p>
            <text:p>[b]133. [url=https://forum.zdoom.org/viewtopic.php?f=43&amp;t=48074#p820532]HXRTC Project[/url][/b] [[b]1[/b]: [size=85]leodoom85: 1[/size]]</text:p>
            <text:p>[b]133. [url=https://jp.itch.io/doom-keymaster]Keymaster[/url][/b] [[b]1[/b]: [size=85]IdiotBitz: 1[/size]]</text:p>
            <text:p>[b]133. [url=https://forum.zdoom.org/viewtopic.php?t=37786#p719312]Lasting Light[/url][/b] [[b]1[/b]: [size=85]Ravick: 1[/size]]</text:p>
            <text:p>[b]133. [url=https://forum.zdoom.org/viewtopic.php?f=42&amp;t=57364#p1011019]Lilith[/url][/b] [[b]1[/b]: [size=85]AlphaEnt: 1[/size]]</text:p>
            <text:p>[b]133. [url=https://forum.zdoom.org/viewtopic.php?t=15793#p315526]Lizard Squad[/url][/b] [[b]1[/b]: [size=85]lizardcommando: 1[/size]]</text:p>
            <text:p>[b]133. [url=https://www.doomworld.com/idgames/levels/doom2/Ports/j-l/lslsp_gd]LOST SOULSPHERE: Gold Edition[/url][/b] [[b]1[/b]: [size=85]Major Cooke: 1[/size]]</text:p>
            <text:p>[b]133. [url=https://forum.zdoom.org/viewtopic.php?f=43&amp;t=52041#p907566]Lowtech Remake[/url][/b] [[b]1[/b]: [size=85]YukesVonFaust: 1[/size]]</text:p>
            <text:p>[b]133. [url=https://forum.zdoom.org/viewtopic.php?f=19&amp;t=28589&amp;start=2490#p925995]MAIS[/url][/b] [[b]1[/b]: [size=85]Sgt. Shivers: 1[/size]]</text:p>
            <text:p>[b]133. [url=https://forum.zdoom.org/viewtopic.php?t=48924#p843884]Megabounce[/url][/b] [[b]1[/b]: [size=85]Beed28: 1[/size]]</text:p>
            <text:p>[b]133. [url=https://forum.zdoom.org/viewtopic.php?t=45872#p761776]Metroid: Dreadnought[/url][/b] [[b]1[/b]: [size=85]Cyanide: 1[/size]]</text:p>
            <text:p>[b]133. [url=https://forum.zdoom.org/viewtopic.php?t=56838#p1003369]Monster Scouter[/url][/b] [[b]1[/b]: [size=85]Cyanide: 1[/size]]</text:p>
            <text:p>[b]133. [url=https://forum.zdoom.org/viewtopic.php?f=43&amp;t=56272]Nameless Lite RPG Mod[/url][/b] [[b]1[/b]: [size=85]IdiotBitz: 1[/size]]</text:p>
            <text:p>[b]133. [url=https://forum.zdoom.org/viewtopic.php?f=46&amp;t=33079#p626384]NC HUD[/url][/b] [[b]1[/b]: [size=85]m8f: 1[/size]]</text:p>
            <text:p>[b]133. [url=http://web.archive.org/web/20100527012514/http://members.multimania.co.uk/Enjay001/]njsplash[/url][/b] [[b]1[/b]: [size=85]Hipnotic Rogue: 1[/size]]</text:p>
            <text:p>[b]133. [url=https://forum.zdoom.org/viewtopic.php?t=47988#p818163]Paranoid and Paranoiac[/url][/b] [[b]1[/b]: [size=85]The Ultimate DooMer: 1[/size]]</text:p>
            <text:p>[b]133. [url=http://www.perkristian.net/game_doom-sfx.shtml]Perkristan's HD Sounds[/url][/b] [[b]1[/b]: [size=85]Caligari87: 1[/size]]</text:p>
            <text:p>[b]133. [url=https://forum.zdoom.org/viewtopic.php?f=19&amp;t=27649#p529231]Pokémon Doom[/url][/b] [[b]1[/b]: [size=85]Marrub: 1[/size]]</text:p>
            <text:p>[b]133. [url=https://forum.zdoom.org/viewtopic.php?f=43&amp;t=53876#p947619]Project Ironclad[/url][/b] [[b]1[/b]: [size=85]Rachael: 1[/size]]</text:p>
            <text:p>[b]133. [url=https://forum.zdoom.org/viewtopic.php?f=19&amp;t=46438#p776148]QUAKE: Descent into Heresy[/url][/b] [[b]1[/b]: [size=85]GAA1992: 1[/size]]</text:p>
            <text:p>[b]133. [url=https://sites.google.com/site/realgunshardcore/]Real Guns Hardcore[/url][/b] [[b]1[/b]: [size=85]Koto: 1[/size]]</text:p>
            <text:p>[b]133. [url=https://www.doomworld.com/idgames/levels/doom2/Ports/p-r/roch]Realm of Cheogsh[/url][/b] [[b]1[/b]: [size=85]Ravick: 1[/size]]</text:p>
            <text:p>[b]133. [url=https://forum.zdoom.org/viewtopic.php?f=46&amp;t=58340#p1025419]Reikall's Voxels[/url][/b] [[b]1[/b]: [size=85]m8f: 1[/size]]</text:p>
            <text:p>[b]133. [url=https://forum.zdoom.org/viewtopic.php?f=43&amp;t=54362#p957165]Run For It![/url][/b] [[b]1[/b]: [size=85]IdiotBitz: 1[/size]]</text:p>
            <text:p>[b]133. [url=https://forum.zdoom.org/viewtopic.php?t=29792#p565461]SBrightmaps[/url][/b] [[b]1[/b]: [size=85]Hipnotic Rogue: 1[/size]]</text:p>
            <text:p>[b]133. [url=https://www.doomworld.com/idgames/graphics/smm4doom]Simple Mirrored Monsters[/url][/b] [[b]1[/b]: [size=85]m8f: 1[/size]]</text:p>
            <text:p>[b]133. [url=https://forum.zdoom.org/viewtopic.php?f=37&amp;t=55161#p975126]Smooth fluids[/url][/b] [[b]1[/b]: [size=85]Hipnotic Rogue: 1[/size]]</text:p>
            <text:p>[b]133. [url=https://www.doomworld.com/forum/topic/71133-sound-caulking-now-on-idgames/]Sound Caulking[/url][/b] [[b]1[/b]: [size=85]m8f: 1[/size]]</text:p>
            <text:p>[b]133. [url=https://forum.zdoom.org/viewtopic.php?f=19&amp;t=60104#p1048348]Splatterhouse 3D[/url][/b] [[b]1[/b]: [size=85]Rachael: 1[/size]]</text:p>
            <text:p>[b]133. [url=https://forum.zdoom.org/viewtopic.php?t=56600#p1000024]StatsKeeper[/url][/b] [[b]1[/b]: [size=85]Cyanide: 1[/size]]</text:p>
            <text:p>[b]133. [url=https://forum.zdoom.org/viewtopic.php?p=883878#p883878]TGRDM3 (Morgenstern)[/url][/b] [[b]1[/b]: [size=85]Rachael: 1[/size]]</text:p>
            <text:p>[b]133. [url=https://www.doomworld.com/idgames/levels/doom2/Ports/s-u/tcotd21me]The City of The Damned : Apocalypse[/url][/b] [[b]1[/b]: [size=85]Zan: 1[/size]]</text:p>
            <text:p>[b]133. [url=https://forum.zdoom.org/viewtopic.php?f=43&amp;t=55321#p978965]The Trooper[/url][/b] [[b]1[/b]: [size=85]lil'devil: 1[/size]]</text:p>
            <text:p>[b]133. [url=https://forum.zdoom.org/viewtopic.php?f=105&amp;t=55413#p981192]Tilt++[/url][/b] [[b]1[/b]: [size=85]Hipnotic Rogue: 1[/size]]</text:p>
            <text:p>[b]133. [url=https://www.moddb.com/mods/brutal-doom/addons/tomtefars-extension]Tomtefars Extension[/url][/b] [[b]1[/b]: [size=85]eharper256: 1[/size]]</text:p>
            <text:p>[b]133. [url=https://zdoom.org/wiki/Town_Infection]Town Infection: The Flooding[/url][/b] [[b]1[/b]: [size=85]IdiotBitz: 1[/size]]</text:p>
            <text:p>[b]133. [url=http://www.moddb.com/addons/na132689]WARDUST heretic Sprites[/url][/b] [[b]1[/b]: [size=85]Hipnotic Rogue: 1[/size]]</text:p>
            <text:p>[b]133. [url=https://www.afadoomer.com/wolf3d/default.php]Wolfenstein 3D TC[/url][/b] [[b]1[/b]: [size=85]sycspysycspy: 1[/size]]</text:p>
            <text:p>[b]133. [url=https://forum.zdoom.org/viewtopic.php?f=43&amp;t=50744#p882979]Zion[/url][/b] [[b]1[/b]: [size=85]Apaul27 : 1[/size]]</text:p>
            <text:p/>
            <text:p>Mods: 202</text:p>
            <text:p>Voters: 79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02" calcext:value-type="string">
            <text:p>Mods: 202</text:p>
          </table:table-cell>
          <table:table-cell table:style-name="ce2" table:formula="of:=&quot;Voters: &quot; &amp; SUMPRODUCT(NOT(ISBLANK([.H2:.AMJ2])))" office:value-type="string" office:string-value="Voters: 79" calcext:value-type="string">
            <text:p>Voters: 79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171" calcext:value-type="float">
            <text:p>1171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0" calcext:value-type="float">
            <text:p>0</text:p>
          </table:table-cell>
          <table:table-cell table:formula="of:=SUM([.CJ4:.CJ1048576])" office:value-type="float" office:value="0" calcext:value-type="float">
            <text:p>0</text:p>
          </table:table-cell>
          <table:table-cell table:number-columns-repeated="936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office:value-type="string" calcext:value-type="string">
            <text:p>Sgt. Shivers</text:p>
          </table:table-cell>
          <table:table-cell table:style-name="ce18" office:value-type="string" calcext:value-type="string">
            <text:p>eharper256</text:p>
          </table:table-cell>
          <table:table-cell table:style-name="ce13" office:value-type="string" calcext:value-type="string">
            <text:p>Zcat</text:p>
          </table:table-cell>
          <table:table-cell table:style-name="ce13" office:value-type="string" calcext:value-type="string">
            <text:p>Zan</text:p>
          </table:table-cell>
          <table:table-cell table:style-name="ce19" office:value-type="string" calcext:value-type="string">
            <text:p>Ravick</text:p>
          </table:table-cell>
          <table:table-cell table:style-name="ce20" office:value-type="string" calcext:value-type="string">
            <text:p>TheMightyHeracross</text:p>
          </table:table-cell>
          <table:table-cell table:style-name="ce13" office:value-type="string" calcext:value-type="string">
            <text:p>Hellser</text:p>
          </table:table-cell>
          <table:table-cell table:style-name="ce13" office:value-type="string" calcext:value-type="string">
            <text:p>QuakedoomNukem Cz</text:p>
          </table:table-cell>
          <table:table-cell table:style-name="ce13" office:value-type="string" calcext:value-type="string">
            <text:p>Koto</text:p>
          </table:table-cell>
          <table:table-cell table:style-name="ce16" office:value-type="string" calcext:value-type="string">
            <text:p>Apaul27 </text:p>
          </table:table-cell>
          <table:table-cell table:style-name="ce13" office:value-type="string" calcext:value-type="string">
            <text:p>sycspysycspy</text:p>
          </table:table-cell>
          <table:table-cell table:style-name="ce21" office:value-type="string" calcext:value-type="string">
            <text:p>Ikazu-san</text:p>
          </table:table-cell>
          <table:table-cell table:style-name="ce13" office:value-type="string" calcext:value-type="string">
            <text:p>Solmir </text:p>
          </table:table-cell>
          <table:table-cell table:style-name="ce13" office:value-type="string" calcext:value-type="string">
            <text:p>wolfmanfp</text:p>
          </table:table-cell>
          <table:table-cell table:style-name="ce13" office:value-type="string" calcext:value-type="string">
            <text:p>Rowsol</text:p>
          </table:table-cell>
          <table:table-cell table:style-name="ce13" office:value-type="string" calcext:value-type="string">
            <text:p>Major Cooke</text:p>
          </table:table-cell>
          <table:table-cell table:style-name="ce13" office:value-type="string" calcext:value-type="string">
            <text:p>Мichаеlis</text:p>
          </table:table-cell>
          <table:table-cell table:style-name="ce13" office:value-type="string" calcext:value-type="string">
            <text:p>DoodGuy</text:p>
          </table:table-cell>
          <table:table-cell table:style-name="ce13" office:value-type="string" calcext:value-type="string">
            <text:p>YukesVonFaust</text:p>
          </table:table-cell>
          <table:table-cell table:style-name="ce13" office:value-type="string" calcext:value-type="string">
            <text:p>IdiotBitz</text:p>
          </table:table-cell>
          <table:table-cell table:style-name="ce13" office:value-type="string" calcext:value-type="string">
            <text:p>JDSH98</text:p>
          </table:table-cell>
          <table:table-cell table:style-name="ce13" office:value-type="string" calcext:value-type="string">
            <text:p>AlphaEnt</text:p>
          </table:table-cell>
          <table:table-cell table:style-name="ce13" office:value-type="string" calcext:value-type="string">
            <text:p>Vostyok</text:p>
          </table:table-cell>
          <table:table-cell table:style-name="ce13" office:value-type="string" calcext:value-type="string">
            <text:p>SunPraiser</text:p>
          </table:table-cell>
          <table:table-cell table:style-name="ce13" office:value-type="string" calcext:value-type="string">
            <text:p>The_Abysswalker</text:p>
          </table:table-cell>
          <table:table-cell table:style-name="ce13" office:value-type="string" calcext:value-type="string">
            <text:p>lizardcommando</text:p>
          </table:table-cell>
          <table:table-cell table:style-name="ce13" table:number-columns-repeated="938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2" calcext:value-type="float">
            <text:p>4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style-name="ce9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1, Hellser: 3, IdiotBitz: 1" calcext:value-type="string">
            <text:p>wildweasel: 3, <text:s/>TheNightATK300: 2, lil'devil: 1, Hege Cactus: 3, TriMetall: 3, kadu522: 3, Azba: 3, 4thcharacter: 3, ZikShadow: 2, Sumwunn: 4, Marrub: 3, Master Medi: 2, Turbo: 2, Crazy Toni: 3, eharper256: 1, Hellser: 3, IdiotBitz: 1</text:p>
          </table:table-cell>
          <table:table-cell table:style-name="ce11" table:formula="of:=SUMPRODUCT(NOT(ISBLANK([.H4:.AMJ4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9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style-name="ce11" table:formula="of:=SUMPRODUCT(NOT(ISBLANK([.H5:.AMJ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35" calcext:value-type="float">
            <text:p>35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9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" calcext:value-type="string">
            <text:p>Brohnesorge: 4, Shi No Hime: 2, ZippeyKeys12: 4, HaraSwift: 1, Somagu: 1, <text:s/>TheNightATK300: 1, kadu522: 2, ZikShadow: 1, D3athStalker: 4, erni945: 5, GeneralDelphox: 3, QuakedoomNukem Cz: 1, Rowsol: 5, IdiotBitz: 1</text:p>
          </table:table-cell>
          <table:table-cell table:style-name="ce11" table:formula="of:=SUMPRODUCT(NOT(ISBLANK([.H6:.AMJ6])))" office:value-type="float" office:value="14" calcext:value-type="float">
            <text:p>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1" calcext:value-type="float">
            <text:p>31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9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8f: 1, Matt: 1, GAA1992: 3, phantombeta: 1, Hege Cactus: 3, kadu522: 2, Captain J: 4, Master Medi: 1, Cyanide: 1, D3athStalker: 1, erni945: 3, GeneralDelphox: 3, insightguy: 3, Hellser: 3, QuakedoomNukem Cz: 1" calcext:value-type="string">
            <text:p>m8f: 1, Matt: 1, GAA1992: 3, phantombeta: 1, Hege Cactus: 3, kadu522: 2, Captain J: 4, Master Medi: 1, Cyanide: 1, D3athStalker: 1, erni945: 3, GeneralDelphox: 3, insightguy: 3, Hellser: 3, QuakedoomNukem Cz: 1</text:p>
          </table:table-cell>
          <table:table-cell table:style-name="ce11" table:formula="of:=SUMPRODUCT(NOT(ISBLANK([.H7:.AMJ7]))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4" calcext:value-type="float">
            <text:p>4</text:p>
          </table:table-cell>
          <table:table-cell table:formula="of:=SUM([.H8:.AMJ8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style-name="ce9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style-name="ce11" table:formula="of:=SUMPRODUCT(NOT(ISBLANK([.H8:.AMJ8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30" calcext:value-type="float">
            <text:p>30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9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2, Hege Cactus: 1, lud: 1, ZikShadow: 1, Cyanide: 1, D3athStalker: 2, erni945: 4, insightguy: 3, sycspysycspy: 5, Ikazu-san: 2, Rowsol: 5, AlphaEnt: 2" calcext:value-type="string">
            <text:p>m8f: 1, Matt: 2, Hege Cactus: 1, lud: 1, ZikShadow: 1, Cyanide: 1, D3athStalker: 2, erni945: 4, insightguy: 3, sycspysycspy: 5, Ikazu-san: 2, Rowsol: 5, AlphaEnt: 2</text:p>
          </table:table-cell>
          <table:table-cell table:style-name="ce11" table:formula="of:=SUMPRODUCT(NOT(ISBLANK([.H9:.AMJ9]))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9" calcext:value-type="float">
            <text:p>29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9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arisa Kirisame: 4, Combine_Kegan: 2, TerminusEst13: 4, wildweasel: 2, ibm5155: 4, Somagu: 1, Azba: 1, Eric_: 5, sycspysycspy: 4, AlphaEnt: 2" calcext:value-type="string">
            <text:p>Marisa Kirisame: 4, Combine_Kegan: 2, TerminusEst13: 4, wildweasel: 2, ibm5155: 4, Somagu: 1, Azba: 1, Eric_: 5, sycspysycspy: 4, AlphaEnt: 2</text:p>
          </table:table-cell>
          <table:table-cell table:style-name="ce11" table:formula="of:=SUMPRODUCT(NOT(ISBLANK([.H10:.AMJ10])))"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9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style-name="ce11" table:formula="of:=SUMPRODUCT(NOT(ISBLANK([.H11:.AMJ11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8" calcext:value-type="float">
            <text:p>8</text:p>
          </table:table-cell>
          <table:table-cell table:formula="of:=SUM([.H12:.AMJ12])" office:value-type="float" office:value="26" calcext:value-type="float">
            <text:p>26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9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tt: 3, Combine_Kegan: 3, Untitled: 5, Turbo: 3, Crazy Toni: 2, Cyanide: 1, GeneralDelphox: 1, Revae: 5, Hellser: 3" calcext:value-type="string">
            <text:p>Matt: 3, Combine_Kegan: 3, Untitled: 5, Turbo: 3, Crazy Toni: 2, Cyanide: 1, GeneralDelphox: 1, Revae: 5, Hellser: 3</text:p>
          </table:table-cell>
          <table:table-cell table:style-name="ce11" table:formula="of:=SUMPRODUCT(NOT(ISBLANK([.H12:.AMJ12])))"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5" calcext:value-type="float">
            <text:p>25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style-name="ce9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TerminusEst13: 2, DrPyspy: 3, phantombeta: 5,  TheNightATK300: 2, PlayerLin: 5, Turbo: 2, TheLightBad96: 2, Vostyok: 3, lizardcommando: 1" calcext:value-type="string">
            <text:p>TerminusEst13: 2, DrPyspy: 3, phantombeta: 5, <text:s/>TheNightATK300: 2, PlayerLin: 5, Turbo: 2, TheLightBad96: 2, Vostyok: 3, lizardcommando: 1</text:p>
          </table:table-cell>
          <table:table-cell table:style-name="ce11" table:formula="of:=SUMPRODUCT(NOT(ISBLANK([.H13:.AMJ13])))" office:value-type="float" office:value="9" calcext:value-type="float">
            <text:p>9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0" calcext:value-type="float">
            <text:p>10</text:p>
          </table:table-cell>
          <table:table-cell table:formula="of:=SUM([.H14:.AMJ14])" office:value-type="float" office:value="25" calcext:value-type="float">
            <text:p>25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9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 TheNightATK300: 3, Cyanide: 1, D3athStalker: 2, Apaul27 : 1, DoodGuy: 5, JDSH98: 3, SunPraiser: 5, The_Abysswalker: 5" calcext:value-type="string">
            <text:p><text:s/>TheNightATK300: 3, Cyanide: 1, D3athStalker: 2, Apaul27 : 1, DoodGuy: 5, JDSH98: 3, SunPraiser: 5, The_Abysswalker: 5</text:p>
          </table:table-cell>
          <table:table-cell table:style-name="ce11" table:formula="of:=SUMPRODUCT(NOT(ISBLANK([.H14:.AMJ14])))" office:value-type="float" office:value="8" calcext:value-type="float">
            <text:p>8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939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24" calcext:value-type="float">
            <text:p>2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9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Brohnesorge: 3, Shadelight: 2, Shi No Hime: 2, Marisa Kirisame: 3, HaraSwift: 3, Somagu: 2, lud: 4, 4thcharacter: 3, D3athStalker: 1, Rowsol: 1" calcext:value-type="string">
            <text:p>Brohnesorge: 3, Shadelight: 2, Shi No Hime: 2, Marisa Kirisame: 3, HaraSwift: 3, Somagu: 2, lud: 4, 4thcharacter: 3, D3athStalker: 1, Rowsol: 1</text:p>
          </table:table-cell>
          <table:table-cell table:style-name="ce11" table:formula="of:=SUMPRODUCT(NOT(ISBLANK([.H15:.AMJ15])))"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24" calcext:value-type="float">
            <text:p>24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9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 TheNightATK300: 2, D3athStalker: 2, insightguy: 3, DoodGuy: 4, JDSH98: 5, AlphaEnt: 2, SunPraiser: 3, The_Abysswalker: 3" calcext:value-type="string">
            <text:p><text:s/>TheNightATK300: 2, D3athStalker: 2, insightguy: 3, DoodGuy: 4, JDSH98: 5, AlphaEnt: 2, SunPraiser: 3, The_Abysswalker: 3</text:p>
          </table:table-cell>
          <table:table-cell table:style-name="ce11" table:formula="of:=SUMPRODUCT(NOT(ISBLANK([.H16:.AMJ16])))" office:value-type="float" office:value="8" calcext:value-type="float">
            <text:p>8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3" calcext:value-type="float">
            <text:p>23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9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Combine_Kegan: 3, ZippeyKeys12: 4, TriMetall: 1, Bigger C: 2, TheLightBad96: 2, Revae: 3, QuakedoomNukem Cz: 1, AlphaEnt: 2, Vostyok: 5" calcext:value-type="string">
            <text:p>Combine_Kegan: 3, ZippeyKeys12: 4, TriMetall: 1, Bigger C: 2, TheLightBad96: 2, Revae: 3, QuakedoomNukem Cz: 1, AlphaEnt: 2, Vostyok: 5</text:p>
          </table:table-cell>
          <table:table-cell table:style-name="ce11" table:formula="of:=SUMPRODUCT(NOT(ISBLANK([.H17:.AMJ17])))" office:value-type="float" office:value="9" calcext:value-type="float">
            <text:p>9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3" calcext:value-type="float">
            <text:p>23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9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Rachael: 1, Shadelight: 3, Jaxxoon R: 3, insightguy: 2, Zcat: 3, Zan: 4, QuakedoomNukem Cz: 1, Solmir : 4, SunPraiser: 2" calcext:value-type="string">
            <text:p>Rachael: 1, Shadelight: 3, Jaxxoon R: 3, insightguy: 2, Zcat: 3, Zan: 4, QuakedoomNukem Cz: 1, Solmir : 4, SunPraiser: 2</text:p>
          </table:table-cell>
          <table:table-cell table:style-name="ce11" table:formula="of:=SUMPRODUCT(NOT(ISBLANK([.H18:.AMJ18])))"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9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1" table:formula="of:=SUMPRODUCT(NOT(ISBLANK([.H19:.AMJ19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1" calcext:value-type="float">
            <text:p>21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9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Shi No Hime: 2, Marisa Kirisame: 1, Untitled: 1, lil'devil: 1, TriMetall: 3, 4thcharacter: 2, Turbo: 2, Cyanide: 1, Hellser: 2, QuakedoomNukem Cz: 1, Ikazu-san: 2, wolfmanfp: 1, Vostyok: 1" calcext:value-type="string">
            <text:p>m8f: 1, Shi No Hime: 2, Marisa Kirisame: 1, Untitled: 1, lil'devil: 1, TriMetall: 3, 4thcharacter: 2, Turbo: 2, Cyanide: 1, Hellser: 2, QuakedoomNukem Cz: 1, Ikazu-san: 2, wolfmanfp: 1, Vostyok: 1</text:p>
          </table:table-cell>
          <table:table-cell table:style-name="ce11" table:formula="of:=SUMPRODUCT(NOT(ISBLANK([.H20:.AMJ20])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9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style-name="ce11" table:formula="of:=SUMPRODUCT(NOT(ISBLANK([.H21:.AMJ21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9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style-name="ce11" table:formula="of:=SUMPRODUCT(NOT(ISBLANK([.H22:.AMJ22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9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style-name="ce11" table:formula="of:=SUMPRODUCT(NOT(ISBLANK([.H23:.AMJ23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18" calcext:value-type="float">
            <text:p>18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9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leodoom85: 1, Rachael: 1, Marisa Kirisame: 3, Somagu: 1, lud: 3, 4thcharacter: 1, PlayerLin: 1, insightguy: 2, eharper256: 2, QuakedoomNukem Cz: 1, SunPraiser: 2" calcext:value-type="string">
            <text:p>leodoom85: 1, Rachael: 1, Marisa Kirisame: 3, Somagu: 1, lud: 3, 4thcharacter: 1, PlayerLin: 1, insightguy: 2, eharper256: 2, QuakedoomNukem Cz: 1, SunPraiser: 2</text:p>
          </table:table-cell>
          <table:table-cell table:style-name="ce11" table:formula="of:=SUMPRODUCT(NOT(ISBLANK([.H24:.AMJ24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9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1" table:formula="of:=SUMPRODUCT(NOT(ISBLANK([.H25:.AMJ25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7" calcext:value-type="float">
            <text:p>17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9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Matt: 1, Marisa Kirisame: 1, Untitled: 3, undeadmonk354: 1, Beed28: 2, Hege Cactus: 2, TriMetall: 1, Captain J: 2, Crazy Toni: 2, QuakedoomNukem Cz: 1, IdiotBitz: 1" calcext:value-type="string">
            <text:p>Matt: 1, Marisa Kirisame: 1, Untitled: 3, undeadmonk354: 1, Beed28: 2, Hege Cactus: 2, TriMetall: 1, Captain J: 2, Crazy Toni: 2, QuakedoomNukem Cz: 1, IdiotBitz: 1</text:p>
          </table:table-cell>
          <table:table-cell table:style-name="ce11" table:formula="of:=SUMPRODUCT(NOT(ISBLANK([.H26:.AMJ26])))" office:value-type="float" office:value="11" calcext:value-type="float">
            <text:p>1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9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1" table:formula="of:=SUMPRODUCT(NOT(ISBLANK([.H27:.AMJ27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9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1" table:formula="of:=SUMPRODUCT(NOT(ISBLANK([.H28:.AMJ28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9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DrPyspy: 3, wildweasel: 4, Captain J: 1, PlayerLin: 1, dard22: 5, QuakedoomNukem Cz: 1" calcext:value-type="string">
            <text:p>DrPyspy: 3, wildweasel: 4, Captain J: 1, PlayerLin: 1, dard22: 5, QuakedoomNukem Cz: 1</text:p>
          </table:table-cell>
          <table:table-cell table:style-name="ce11" table:formula="of:=SUMPRODUCT(NOT(ISBLANK([.H29:.AMJ29])))" office:value-type="float" office:value="6" calcext:value-type="float">
            <text:p>6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4" calcext:value-type="float">
            <text:p>14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9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Caligari87: 3, Shi No Hime: 2, ZippeyKeys12: 1, GAA1992: 1, Beed28: 3, GeneralDelphox: 3, Rowsol: 1" calcext:value-type="string">
            <text:p>Caligari87: 3, Shi No Hime: 2, ZippeyKeys12: 1, GAA1992: 1, Beed28: 3, GeneralDelphox: 3, Rowsol: 1</text:p>
          </table:table-cell>
          <table:table-cell table:style-name="ce11" table:formula="of:=SUMPRODUCT(NOT(ISBLANK([.H30:.AMJ30])))"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9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style-name="ce11" table:formula="of:=SUMPRODUCT(NOT(ISBLANK([.H31:.AMJ31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9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style-name="ce11" table:formula="of:=SUMPRODUCT(NOT(ISBLANK([.H32:.AMJ32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9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1" table:formula="of:=SUMPRODUCT(NOT(ISBLANK([.H33:.AMJ33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0" calcext:value-type="float">
            <text:p>10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9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Olroda: 2, Bigger C: 3, TheLightBad96: 2, The_Abysswalker: 3" calcext:value-type="string">
            <text:p>Olroda: 2, Bigger C: 3, TheLightBad96: 2, The_Abysswalker: 3</text:p>
          </table:table-cell>
          <table:table-cell table:style-name="ce11" table:formula="of:=SUMPRODUCT(NOT(ISBLANK([.H34:.AMJ34])))" office:value-type="float" office:value="4" calcext:value-type="float">
            <text:p>4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10" calcext:value-type="float">
            <text:p>10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9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Shadelight: 1, DrPyspy: 3, Sumwunn: 1, Crazy Toni: 2, DoodGuy: 3" calcext:value-type="string">
            <text:p>Shadelight: 1, DrPyspy: 3, Sumwunn: 1, Crazy Toni: 2, DoodGuy: 3</text:p>
          </table:table-cell>
          <table:table-cell table:style-name="ce11" table:formula="of:=SUMPRODUCT(NOT(ISBLANK([.H35:.AMJ35])))"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9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style-name="ce11" table:formula="of:=SUMPRODUCT(NOT(ISBLANK([.H36:.AMJ36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9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1" table:formula="of:=SUMPRODUCT(NOT(ISBLANK([.H37:.AMJ3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8" calcext:value-type="float">
            <text:p>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9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il'devil: 1, Olroda: 1, Zcat: 1, Zan: 3, wolfmanfp: 1, Rowsol: 1" calcext:value-type="string">
            <text:p>lil'devil: 1, Olroda: 1, Zcat: 1, Zan: 3, wolfmanfp: 1, Rowsol: 1</text:p>
          </table:table-cell>
          <table:table-cell table:style-name="ce11" table:formula="of:=SUMPRODUCT(NOT(ISBLANK([.H38:.AMJ38])))"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8" calcext:value-type="float">
            <text:p>8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9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ibm5155: 5, Ravick: 1, Koto: 1, AlphaEnt: 1" calcext:value-type="string">
            <text:p>ibm5155: 5, Ravick: 1, Koto: 1, AlphaEnt: 1</text:p>
          </table:table-cell>
          <table:table-cell table:style-name="ce11" table:formula="of:=SUMPRODUCT(NOT(ISBLANK([.H39:.AMJ39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5" calcext:value-type="float">
            <text:p>35</text:p>
          </table:table-cell>
          <table:table-cell table:formula="of:=SUM([.H40:.AMJ40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9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GAA1992: 1, Somagu: 1, TriMetall: 3, Ikazu-san: 3" calcext:value-type="string">
            <text:p>GAA1992: 1, Somagu: 1, TriMetall: 3, Ikazu-san: 3</text:p>
          </table:table-cell>
          <table:table-cell table:style-name="ce11" table:formula="of:=SUMPRODUCT(NOT(ISBLANK([.H40:.AMJ40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5" calcext:value-type="float">
            <text:p>35</text:p>
          </table:table-cell>
          <table:table-cell table:formula="of:=SUM([.H41:.AMJ41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9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1" table:formula="of:=SUMPRODUCT(NOT(ISBLANK([.H41:.AMJ4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7" calcext:value-type="float">
            <text:p>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9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m8f: 1, ZippeyKeys12: 1, GAA1992: 1, Мichаеlis: 1, SunPraiser: 3" calcext:value-type="string">
            <text:p>m8f: 1, ZippeyKeys12: 1, GAA1992: 1, Мichаеlis: 1, SunPraiser: 3</text:p>
          </table:table-cell>
          <table:table-cell table:style-name="ce11" table:formula="of:=SUMPRODUCT(NOT(ISBLANK([.H42:.AMJ42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40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7" calcext:value-type="float">
            <text:p>7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9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Somagu: 1, ZikShadow: 1, TheLightBad96: 4, Koto: 1" calcext:value-type="string">
            <text:p>Somagu: 1, ZikShadow: 1, TheLightBad96: 4, Koto: 1</text:p>
          </table:table-cell>
          <table:table-cell table:style-name="ce11" table:formula="of:=SUMPRODUCT(NOT(ISBLANK([.H43:.AMJ43])))" office:value-type="float" office:value="4" calcext:value-type="float">
            <text:p>4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9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1" table:formula="of:=SUMPRODUCT(NOT(ISBLANK([.H44:.AMJ44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9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ibm5155: 1, undeadmonk354: 4, lil'devil: 2" calcext:value-type="string">
            <text:p>ibm5155: 1, undeadmonk354: 4, lil'devil: 2</text:p>
          </table:table-cell>
          <table:table-cell table:style-name="ce11" table:formula="of:=SUMPRODUCT(NOT(ISBLANK([.H45:.AMJ45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9" calcext:value-type="float">
            <text:p>39</text:p>
          </table:table-cell>
          <table:table-cell table:formula="of:=SUM([.H46:.AMJ46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9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1" table:formula="of:=SUMPRODUCT(NOT(ISBLANK([.H46:.AMJ46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39" calcext:value-type="float">
            <text:p>39</text:p>
          </table:table-cell>
          <table:table-cell table:formula="of:=SUM([.H47:.AMJ47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9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phantombeta: 2, Apaul27 : 2, wolfmanfp: 3" calcext:value-type="string">
            <text:p>phantombeta: 2, Apaul27 : 2, wolfmanfp: 3</text:p>
          </table:table-cell>
          <table:table-cell table:style-name="ce11" table:formula="of:=SUMPRODUCT(NOT(ISBLANK([.H47:.AMJ47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9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1" table:formula="of:=SUMPRODUCT(NOT(ISBLANK([.H48:.AMJ48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9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1" table:formula="of:=SUMPRODUCT(NOT(ISBLANK([.H49:.AMJ4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9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Sgt. Shivers: 5, IdiotBitz: 1" calcext:value-type="string">
            <text:p>Sgt. Shivers: 5, IdiotBitz: 1</text:p>
          </table:table-cell>
          <table:table-cell table:style-name="ce11" table:formula="of:=SUMPRODUCT(NOT(ISBLANK([.H50:.AMJ50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5" calcext:value-type="float">
            <text:p>45</text:p>
          </table:table-cell>
          <table:table-cell table:formula="of:=SUM([.H51:.AMJ51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9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Brohnesorge: 4, Matt: 1, Turbo: 1" calcext:value-type="string">
            <text:p>Brohnesorge: 4, Matt: 1, Turbo: 1</text:p>
          </table:table-cell>
          <table:table-cell table:style-name="ce11" table:formula="of:=SUMPRODUCT(NOT(ISBLANK([.H51:.AMJ51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5" calcext:value-type="float">
            <text:p>45</text:p>
          </table:table-cell>
          <table:table-cell table:formula="of:=SUM([.H52:.AMJ52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9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1" table:formula="of:=SUMPRODUCT(NOT(ISBLANK([.H52:.AMJ52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5" calcext:value-type="float">
            <text:p>45</text:p>
          </table:table-cell>
          <table:table-cell table:formula="of:=SUM([.H53:.AMJ53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9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1" table:formula="of:=SUMPRODUCT(NOT(ISBLANK([.H53:.AMJ53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5" calcext:value-type="float">
            <text:p>45</text:p>
          </table:table-cell>
          <table:table-cell table:formula="of:=SUM([.H54:.AMJ54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9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The Ultimate DooMer: 1, Zan: 5" calcext:value-type="string">
            <text:p>The Ultimate DooMer: 1, Zan: 5</text:p>
          </table:table-cell>
          <table:table-cell table:style-name="ce11" table:formula="of:=SUMPRODUCT(NOT(ISBLANK([.H54:.AMJ5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5" calcext:value-type="float">
            <text:p>45</text:p>
          </table:table-cell>
          <table:table-cell table:formula="of:=SUM([.H55:.AMJ55])" office:value-type="float" office:value="6" calcext:value-type="float">
            <text:p>6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9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DrPyspy: 3, ibm5155: 2, JDSH98: 1" calcext:value-type="string">
            <text:p>DrPyspy: 3, ibm5155: 2, JDSH98: 1</text:p>
          </table:table-cell>
          <table:table-cell table:style-name="ce11" table:formula="of:=SUMPRODUCT(NOT(ISBLANK([.H55:.AMJ55])))" office:value-type="float" office:value="3" calcext:value-type="float">
            <text:p>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4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5" calcext:value-type="float">
            <text:p>45</text:p>
          </table:table-cell>
          <table:table-cell table:formula="of:=SUM([.H56:.AMJ56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9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Combine_Kegan: 1, Tapwave: 3, Hellser: 2" calcext:value-type="string">
            <text:p>Combine_Kegan: 1, Tapwave: 3, Hellser: 2</text:p>
          </table:table-cell>
          <table:table-cell table:style-name="ce11" table:formula="of:=SUMPRODUCT(NOT(ISBLANK([.H56:.AMJ56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9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TheLightBad96: 1, erni945: 1, YukesVonFaust: 3" calcext:value-type="string">
            <text:p>TheLightBad96: 1, erni945: 1, YukesVonFaust: 3</text:p>
          </table:table-cell>
          <table:table-cell table:style-name="ce11" table:formula="of:=SUMPRODUCT(NOT(ISBLANK([.H57:.AMJ57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5" calcext:value-type="float">
            <text:p>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9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leodoom85: 1, Jaxxoon R: 3, YukesVonFaust: 1" calcext:value-type="string">
            <text:p>leodoom85: 1, Jaxxoon R: 3, YukesVonFaust: 1</text:p>
          </table:table-cell>
          <table:table-cell table:style-name="ce11" table:formula="of:=SUMPRODUCT(NOT(ISBLANK([.H58:.AMJ5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4" calcext:value-type="float">
            <text:p>54</text:p>
          </table:table-cell>
          <table:table-cell table:formula="of:=SUM([.H59:.AMJ59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9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PlayerLin: 2, Hellser: 2, YukesVonFaust: 1" calcext:value-type="string">
            <text:p>PlayerLin: 2, Hellser: 2, YukesVonFaust: 1</text:p>
          </table:table-cell>
          <table:table-cell table:style-name="ce11" table:formula="of:=SUMPRODUCT(NOT(ISBLANK([.H59:.AMJ59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4" calcext:value-type="float">
            <text:p>54</text:p>
          </table:table-cell>
          <table:table-cell table:formula="of:=SUM([.H60:.AMJ60])" office:value-type="float" office:value="5" calcext:value-type="float">
            <text:p>5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9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he Ultimate DooMer: 1, Koto: 1, Apaul27 : 2, Мichаеlis: 1" calcext:value-type="string">
            <text:p>The Ultimate DooMer: 1, Koto: 1, Apaul27 : 2, Мichаеlis: 1</text:p>
          </table:table-cell>
          <table:table-cell table:style-name="ce11" table:formula="of:=SUMPRODUCT(NOT(ISBLANK([.H60:.AMJ60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4" calcext:value-type="float">
            <text:p>54</text:p>
          </table:table-cell>
          <table:table-cell table:formula="of:=SUM([.H61:.AMJ61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9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Somagu: 1, Bigger C: 4" calcext:value-type="string">
            <text:p>Somagu: 1, Bigger C: 4</text:p>
          </table:table-cell>
          <table:table-cell table:style-name="ce11" table:formula="of:=SUMPRODUCT(NOT(ISBLANK([.H61:.AMJ6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4" calcext:value-type="float">
            <text:p>54</text:p>
          </table:table-cell>
          <table:table-cell table:formula="of:=SUM([.H62:.AMJ62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9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Ravick: 1, Major Cooke: 4" calcext:value-type="string">
            <text:p>Ravick: 1, Major Cooke: 4</text:p>
          </table:table-cell>
          <table:table-cell table:style-name="ce11" table:formula="of:=SUMPRODUCT(NOT(ISBLANK([.H62:.AMJ6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4" calcext:value-type="float">
            <text:p>54</text:p>
          </table:table-cell>
          <table:table-cell table:formula="of:=SUM([.H63:.AMJ63])" office:value-type="float" office:value="5" calcext:value-type="float">
            <text:p>5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9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ibm5155: 3, D3athStalker: 1, Мichаеlis: 1" calcext:value-type="string">
            <text:p>ibm5155: 3, D3athStalker: 1, Мichаеlis: 1</text:p>
          </table:table-cell>
          <table:table-cell table:style-name="ce11" table:formula="of:=SUMPRODUCT(NOT(ISBLANK([.H63:.AMJ63])))"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4" calcext:value-type="float">
            <text:p>54</text:p>
          </table:table-cell>
          <table:table-cell table:formula="of:=SUM([.H64:.AMJ64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9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ZikShadow: 1, Sgt. Shivers: 4" calcext:value-type="string">
            <text:p>ZikShadow: 1, Sgt. Shivers: 4</text:p>
          </table:table-cell>
          <table:table-cell table:style-name="ce11" table:formula="of:=SUMPRODUCT(NOT(ISBLANK([.H64:.AMJ64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4" calcext:value-type="float">
            <text:p>54</text:p>
          </table:table-cell>
          <table:table-cell table:formula="of:=SUM([.H65:.AMJ65])" office:value-type="float" office:value="5" calcext:value-type="float">
            <text:p>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9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Koto: 3, JDSH98: 2" calcext:value-type="string">
            <text:p>Koto: 3, JDSH98: 2</text:p>
          </table:table-cell>
          <table:table-cell table:style-name="ce11" table:formula="of:=SUMPRODUCT(NOT(ISBLANK([.H65:.AMJ65])))" office:value-type="float" office:value="2" calcext:value-type="float">
            <text:p>2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4" calcext:value-type="float">
            <text:p>54</text:p>
          </table:table-cell>
          <table:table-cell table:formula="of:=SUM([.H66:.AMJ66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9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wildweasel: 5" calcext:value-type="string">
            <text:p>wildweasel: 5</text:p>
          </table:table-cell>
          <table:table-cell table:style-name="ce11" table:formula="of:=SUMPRODUCT(NOT(ISBLANK([.H66:.AMJ66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4" calcext:value-type="float">
            <text:p>54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9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Major Cooke: 5" calcext:value-type="string">
            <text:p>Major Cooke: 5</text:p>
          </table:table-cell>
          <table:table-cell table:style-name="ce11" table:formula="of:=SUMPRODUCT(NOT(ISBLANK([.H67:.AMJ67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4" calcext:value-type="float">
            <text:p>54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9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GAA1992: 2, eharper256: 3" calcext:value-type="string">
            <text:p>GAA1992: 2, eharper256: 3</text:p>
          </table:table-cell>
          <table:table-cell table:style-name="ce11" table:formula="of:=SUMPRODUCT(NOT(ISBLANK([.H68:.AMJ68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4" calcext:value-type="float">
            <text:p>54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9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1" table:formula="of:=SUMPRODUCT(NOT(ISBLANK([.H69:.AMJ69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4" calcext:value-type="float">
            <text:p>54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9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1" table:formula="of:=SUMPRODUCT(NOT(ISBLANK([.H70:.AMJ70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4" calcext:value-type="float">
            <text:p>54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9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Shi No Hime: 5" calcext:value-type="string">
            <text:p>Shi No Hime: 5</text:p>
          </table:table-cell>
          <table:table-cell table:style-name="ce11" table:formula="of:=SUMPRODUCT(NOT(ISBLANK([.H71:.AMJ71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54" calcext:value-type="float">
            <text:p>54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9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m8f: 1, Cyanide: 1, eharper256: 2, lizardcommando: 1" calcext:value-type="string">
            <text:p>m8f: 1, Cyanide: 1, eharper256: 2, lizardcommando: 1</text:p>
          </table:table-cell>
          <table:table-cell table:style-name="ce11" table:formula="of:=SUMPRODUCT(NOT(ISBLANK([.H72:.AMJ72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54" calcext:value-type="float">
            <text:p>54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9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Matt: 3, Revae: 2" calcext:value-type="string">
            <text:p>Matt: 3, Revae: 2</text:p>
          </table:table-cell>
          <table:table-cell table:style-name="ce11" table:formula="of:=SUMPRODUCT(NOT(ISBLANK([.H73:.AMJ73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H74:.AMJ74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9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Beed28: 4" calcext:value-type="string">
            <text:p>Beed28: 4</text:p>
          </table:table-cell>
          <table:table-cell table:style-name="ce11" table:formula="of:=SUMPRODUCT(NOT(ISBLANK([.H74:.AMJ7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H75:.AMJ75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9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1" table:formula="of:=SUMPRODUCT(NOT(ISBLANK([.H75:.AMJ75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H76:.AMJ76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9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avick: 1, Koto: 3" calcext:value-type="string">
            <text:p>Ravick: 1, Koto: 3</text:p>
          </table:table-cell>
          <table:table-cell table:style-name="ce11" table:formula="of:=SUMPRODUCT(NOT(ISBLANK([.H76:.AMJ7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H77:.AMJ77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9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The Ultimate DooMer: 1, Solmir : 3" calcext:value-type="string">
            <text:p>The Ultimate DooMer: 1, Solmir : 3</text:p>
          </table:table-cell>
          <table:table-cell table:style-name="ce11" table:formula="of:=SUMPRODUCT(NOT(ISBLANK([.H77:.AMJ7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H78:.AMJ78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9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Master Medi: 2, Мichаеlis: 2" calcext:value-type="string">
            <text:p>Master Medi: 2, Мichаеlis: 2</text:p>
          </table:table-cell>
          <table:table-cell table:style-name="ce11" table:formula="of:=SUMPRODUCT(NOT(ISBLANK([.H78:.AMJ78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1" calcext:value-type="float">
            <text:p>71</text:p>
          </table:table-cell>
          <table:table-cell table:formula="of:=SUM([.H79:.AMJ79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9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Brohnesorge: 2, Rachael: 1, Shi No Hime: 1" calcext:value-type="string">
            <text:p>Brohnesorge: 2, Rachael: 1, Shi No Hime: 1</text:p>
          </table:table-cell>
          <table:table-cell table:style-name="ce11" table:formula="of:=SUMPRODUCT(NOT(ISBLANK([.H79:.AMJ79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1" calcext:value-type="float">
            <text:p>71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9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1" table:formula="of:=SUMPRODUCT(NOT(ISBLANK([.H80:.AMJ8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1" calcext:value-type="float">
            <text:p>71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9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1" table:formula="of:=SUMPRODUCT(NOT(ISBLANK([.H81:.AMJ81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1" calcext:value-type="float">
            <text:p>71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9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Rachael: 1, dard22: 3" calcext:value-type="string">
            <text:p>Rachael: 1, dard22: 3</text:p>
          </table:table-cell>
          <table:table-cell table:style-name="ce11" table:formula="of:=SUMPRODUCT(NOT(ISBLANK([.H82:.AMJ8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1" calcext:value-type="float">
            <text:p>71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9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1" table:formula="of:=SUMPRODUCT(NOT(ISBLANK([.H83:.AMJ83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1" calcext:value-type="float">
            <text:p>71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9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Caligari87: 1, Jaxxoon R: 3" calcext:value-type="string">
            <text:p>Caligari87: 1, Jaxxoon R: 3</text:p>
          </table:table-cell>
          <table:table-cell table:style-name="ce11" table:formula="of:=SUMPRODUCT(NOT(ISBLANK([.H84:.AMJ84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2" calcext:value-type="float">
            <text:p>82</text:p>
          </table:table-cell>
          <table:table-cell table:formula="of:=SUM([.H85:.AMJ85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9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lil'devil: 1, Мichаеlis: 2" calcext:value-type="string">
            <text:p>lil'devil: 1, Мichаеlis: 2</text:p>
          </table:table-cell>
          <table:table-cell table:style-name="ce11" table:formula="of:=SUMPRODUCT(NOT(ISBLANK([.H85:.AMJ85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2" calcext:value-type="float">
            <text:p>82</text:p>
          </table:table-cell>
          <table:table-cell table:formula="of:=SUM([.H86:.AMJ86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9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Cyanide: 1, eharper256: 2" calcext:value-type="string">
            <text:p>Cyanide: 1, eharper256: 2</text:p>
          </table:table-cell>
          <table:table-cell table:style-name="ce11" table:formula="of:=SUMPRODUCT(NOT(ISBLANK([.H86:.AMJ86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2" calcext:value-type="float">
            <text:p>82</text:p>
          </table:table-cell>
          <table:table-cell table:formula="of:=SUM([.H87:.AMJ87])" office:value-type="float" office:value="3" calcext:value-type="float">
            <text:p>3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9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Ikazu-san: 3" calcext:value-type="string">
            <text:p>Ikazu-san: 3</text:p>
          </table:table-cell>
          <table:table-cell table:style-name="ce11" table:formula="of:=SUMPRODUCT(NOT(ISBLANK([.H87:.AMJ87])))" office:value-type="float" office:value="1" calcext:value-type="float">
            <text:p>1</text:p>
          </table:table-cell>
          <table:table-cell table:number-columns-repeated="64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2" calcext:value-type="float">
            <text:p>82</text:p>
          </table:table-cell>
          <table:table-cell table:formula="of:=SUM([.H88:.AMJ88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9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Combine_Kegan: 2, Azba: 1" calcext:value-type="string">
            <text:p>Combine_Kegan: 2, Azba: 1</text:p>
          </table:table-cell>
          <table:table-cell table:style-name="ce11" table:formula="of:=SUMPRODUCT(NOT(ISBLANK([.H88:.AMJ88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2" calcext:value-type="float">
            <text:p>82</text:p>
          </table:table-cell>
          <table:table-cell table:formula="of:=SUM([.H89:.AMJ89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9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Ravick: 1, Solmir : 2" calcext:value-type="string">
            <text:p>Ravick: 1, Solmir : 2</text:p>
          </table:table-cell>
          <table:table-cell table:style-name="ce11" table:formula="of:=SUMPRODUCT(NOT(ISBLANK([.H89:.AMJ89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2" calcext:value-type="float">
            <text:p>82</text:p>
          </table:table-cell>
          <table:table-cell table:formula="of:=SUM([.H90:.AMJ90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9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90:.AMJ90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2" calcext:value-type="float">
            <text:p>82</text:p>
          </table:table-cell>
          <table:table-cell table:formula="of:=SUM([.H91:.AMJ91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9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Hipnotic Rogue: 1, GAA1992: 1, IdiotBitz: 1" calcext:value-type="string">
            <text:p>Hipnotic Rogue: 1, GAA1992: 1, IdiotBitz: 1</text:p>
          </table:table-cell>
          <table:table-cell table:style-name="ce11" table:formula="of:=SUMPRODUCT(NOT(ISBLANK([.H91:.AMJ91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2" calcext:value-type="float">
            <text:p>82</text:p>
          </table:table-cell>
          <table:table-cell table:formula="of:=SUM([.H92:.AMJ92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9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kadu522: 1, YukesVonFaust: 2" calcext:value-type="string">
            <text:p>kadu522: 1, YukesVonFaust: 2</text:p>
          </table:table-cell>
          <table:table-cell table:style-name="ce11" table:formula="of:=SUMPRODUCT(NOT(ISBLANK([.H92:.AMJ92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2" calcext:value-type="float">
            <text:p>82</text:p>
          </table:table-cell>
          <table:table-cell table:formula="of:=SUM([.H93:.AMJ93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9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Major Cooke: 3" calcext:value-type="string">
            <text:p>Major Cooke: 3</text:p>
          </table:table-cell>
          <table:table-cell table:style-name="ce11" table:formula="of:=SUMPRODUCT(NOT(ISBLANK([.H93:.AMJ93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2" calcext:value-type="float">
            <text:p>82</text:p>
          </table:table-cell>
          <table:table-cell table:formula="of:=SUM([.H94:.AMJ94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9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Tapwave: 3" calcext:value-type="string">
            <text:p>Tapwave: 3</text:p>
          </table:table-cell>
          <table:table-cell table:style-name="ce11" table:formula="of:=SUMPRODUCT(NOT(ISBLANK([.H94:.AMJ94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2" calcext:value-type="float">
            <text:p>82</text:p>
          </table:table-cell>
          <table:table-cell table:formula="of:=SUM([.H95:.AMJ95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9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Jaxxoon R: 3" calcext:value-type="string">
            <text:p>Jaxxoon R: 3</text:p>
          </table:table-cell>
          <table:table-cell table:style-name="ce11" table:formula="of:=SUMPRODUCT(NOT(ISBLANK([.H95:.AMJ95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2" calcext:value-type="float">
            <text:p>82</text:p>
          </table:table-cell>
          <table:table-cell table:formula="of:=SUM([.H96:.AMJ96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9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leodoom85: 1, Мichаеlis: 2" calcext:value-type="string">
            <text:p>leodoom85: 1, Мichаеlis: 2</text:p>
          </table:table-cell>
          <table:table-cell table:style-name="ce11" table:formula="of:=SUMPRODUCT(NOT(ISBLANK([.H96:.AMJ96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2" calcext:value-type="float">
            <text:p>82</text:p>
          </table:table-cell>
          <table:table-cell table:formula="of:=SUM([.H97:.AMJ97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9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PlayerLin: 3" calcext:value-type="string">
            <text:p>PlayerLin: 3</text:p>
          </table:table-cell>
          <table:table-cell table:style-name="ce11" table:formula="of:=SUMPRODUCT(NOT(ISBLANK([.H97:.AMJ97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2" calcext:value-type="float">
            <text:p>82</text:p>
          </table:table-cell>
          <table:table-cell table:formula="of:=SUM([.H98:.AMJ98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9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undeadmonk354: 3" calcext:value-type="string">
            <text:p>undeadmonk354: 3</text:p>
          </table:table-cell>
          <table:table-cell table:style-name="ce11" table:formula="of:=SUMPRODUCT(NOT(ISBLANK([.H98:.AMJ98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2" calcext:value-type="float">
            <text:p>82</text:p>
          </table:table-cell>
          <table:table-cell table:formula="of:=SUM([.H99:.AMJ99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9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Jaxxoon R: 3" calcext:value-type="string">
            <text:p>Jaxxoon R: 3</text:p>
          </table:table-cell>
          <table:table-cell table:style-name="ce11" table:formula="of:=SUMPRODUCT(NOT(ISBLANK([.H99:.AMJ99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2" calcext:value-type="float">
            <text:p>82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9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Sgt. Shivers: 3" calcext:value-type="string">
            <text:p>Sgt. Shivers: 3</text:p>
          </table:table-cell>
          <table:table-cell table:style-name="ce11" table:formula="of:=SUMPRODUCT(NOT(ISBLANK([.H100:.AMJ100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2" calcext:value-type="float">
            <text:p>82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9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Мichаеlis: 1, The_Abysswalker: 2" calcext:value-type="string">
            <text:p>Мichаеlis: 1, The_Abysswalker: 2</text:p>
          </table:table-cell>
          <table:table-cell table:style-name="ce11" table:formula="of:=SUMPRODUCT(NOT(ISBLANK([.H101:.AMJ101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9" calcext:value-type="float">
            <text:p>99</text:p>
          </table:table-cell>
          <table:table-cell table:formula="of:=SUM([.H102:.AMJ102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9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PlayerLin: 2" calcext:value-type="string">
            <text:p>PlayerLin: 2</text:p>
          </table:table-cell>
          <table:table-cell table:style-name="ce11" table:formula="of:=SUMPRODUCT(NOT(ISBLANK([.H102:.AMJ102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9" calcext:value-type="float">
            <text:p>99</text:p>
          </table:table-cell>
          <table:table-cell table:formula="of:=SUM([.H103:.AMJ103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9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Somagu: 1, PlayerLin: 1" calcext:value-type="string">
            <text:p>Somagu: 1, PlayerLin: 1</text:p>
          </table:table-cell>
          <table:table-cell table:style-name="ce11" table:formula="of:=SUMPRODUCT(NOT(ISBLANK([.H103:.AMJ10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9" calcext:value-type="float">
            <text:p>99</text:p>
          </table:table-cell>
          <table:table-cell table:formula="of:=SUM([.H104:.AMJ104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9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Rachael: 1, QuakedoomNukem Cz: 1" calcext:value-type="string">
            <text:p>Rachael: 1, QuakedoomNukem Cz: 1</text:p>
          </table:table-cell>
          <table:table-cell table:style-name="ce11" table:formula="of:=SUMPRODUCT(NOT(ISBLANK([.H104:.AMJ10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9" calcext:value-type="float">
            <text:p>99</text:p>
          </table:table-cell>
          <table:table-cell table:formula="of:=SUM([.H105:.AMJ105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9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eharper256: 1, IdiotBitz: 1" calcext:value-type="string">
            <text:p>eharper256: 1, IdiotBitz: 1</text:p>
          </table:table-cell>
          <table:table-cell table:style-name="ce11" table:formula="of:=SUMPRODUCT(NOT(ISBLANK([.H105:.AMJ105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9" calcext:value-type="float">
            <text:p>99</text:p>
          </table:table-cell>
          <table:table-cell table:formula="of:=SUM([.H106:.AMJ106])" office:value-type="float" office:value="2" calcext:value-type="float">
            <text:p>2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9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leodoom85: 1, Rowsol: 1" calcext:value-type="string">
            <text:p>leodoom85: 1, Rowsol: 1</text:p>
          </table:table-cell>
          <table:table-cell table:style-name="ce11" table:formula="of:=SUMPRODUCT(NOT(ISBLANK([.H106:.AMJ106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9" calcext:value-type="float">
            <text:p>99</text:p>
          </table:table-cell>
          <table:table-cell table:formula="of:=SUM([.H107:.AMJ107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9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GAA1992: 1, IdiotBitz: 1" calcext:value-type="string">
            <text:p>GAA1992: 1, IdiotBitz: 1</text:p>
          </table:table-cell>
          <table:table-cell table:style-name="ce11" table:formula="of:=SUMPRODUCT(NOT(ISBLANK([.H107:.AMJ107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9" calcext:value-type="float">
            <text:p>99</text:p>
          </table:table-cell>
          <table:table-cell table:formula="of:=SUM([.H108:.AMJ108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9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Somagu: 1, Marrub: 1" calcext:value-type="string">
            <text:p>Somagu: 1, Marrub: 1</text:p>
          </table:table-cell>
          <table:table-cell table:style-name="ce11" table:formula="of:=SUMPRODUCT(NOT(ISBLANK([.H108:.AMJ108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9" calcext:value-type="float">
            <text:p>99</text:p>
          </table:table-cell>
          <table:table-cell table:formula="of:=SUM([.H109:.AMJ109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9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Revae: 2" calcext:value-type="string">
            <text:p>Revae: 2</text:p>
          </table:table-cell>
          <table:table-cell table:style-name="ce11" table:formula="of:=SUMPRODUCT(NOT(ISBLANK([.H109:.AMJ109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9" calcext:value-type="float">
            <text:p>99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9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Hipnotic Rogue: 1, Мichаеlis: 1" calcext:value-type="string">
            <text:p>Hipnotic Rogue: 1, Мichаеlis: 1</text:p>
          </table:table-cell>
          <table:table-cell table:style-name="ce11" table:formula="of:=SUMPRODUCT(NOT(ISBLANK([.H110:.AMJ11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9" calcext:value-type="float">
            <text:p>99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9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m8f: 1, GAA1992: 1" calcext:value-type="string">
            <text:p>m8f: 1, GAA1992: 1</text:p>
          </table:table-cell>
          <table:table-cell table:style-name="ce11" table:formula="of:=SUMPRODUCT(NOT(ISBLANK([.H111:.AMJ111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9" calcext:value-type="float">
            <text:p>99</text:p>
          </table:table-cell>
          <table:table-cell table:formula="of:=SUM([.H112:.AMJ112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9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Rachael: 1, Мichаеlis: 1" calcext:value-type="string">
            <text:p>Rachael: 1, Мichаеlis: 1</text:p>
          </table:table-cell>
          <table:table-cell table:style-name="ce11" table:formula="of:=SUMPRODUCT(NOT(ISBLANK([.H112:.AMJ11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9" calcext:value-type="float">
            <text:p>99</text:p>
          </table:table-cell>
          <table:table-cell table:formula="of:=SUM([.H113:.AMJ113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9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Shadelight: 2" calcext:value-type="string">
            <text:p>Shadelight: 2</text:p>
          </table:table-cell>
          <table:table-cell table:style-name="ce11" table:formula="of:=SUMPRODUCT(NOT(ISBLANK([.H113:.AMJ113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9" calcext:value-type="float">
            <text:p>99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9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Hipnotic Rogue: 1, Cyanide: 1" calcext:value-type="string">
            <text:p>Hipnotic Rogue: 1, Cyanide: 1</text:p>
          </table:table-cell>
          <table:table-cell table:style-name="ce11" table:formula="of:=SUMPRODUCT(NOT(ISBLANK([.H114:.AMJ11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9" calcext:value-type="float">
            <text:p>99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9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Marrub: 2" calcext:value-type="string">
            <text:p>Marrub: 2</text:p>
          </table:table-cell>
          <table:table-cell table:style-name="ce11" table:formula="of:=SUMPRODUCT(NOT(ISBLANK([.H115:.AMJ115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9" calcext:value-type="float">
            <text:p>99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9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The Ultimate DooMer: 1, Ravick: 1" calcext:value-type="string">
            <text:p>The Ultimate DooMer: 1, Ravick: 1</text:p>
          </table:table-cell>
          <table:table-cell table:style-name="ce11" table:formula="of:=SUMPRODUCT(NOT(ISBLANK([.H116:.AMJ11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9" calcext:value-type="float">
            <text:p>99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9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Ikazu-san: 2" calcext:value-type="string">
            <text:p>Ikazu-san: 2</text:p>
          </table:table-cell>
          <table:table-cell table:style-name="ce11" table:formula="of:=SUMPRODUCT(NOT(ISBLANK([.H117:.AMJ117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9" calcext:value-type="float">
            <text:p>99</text:p>
          </table:table-cell>
          <table:table-cell table:formula="of:=SUM([.H118:.AMJ118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9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Rachael: 1, Ravick: 1" calcext:value-type="string">
            <text:p>Rachael: 1, Ravick: 1</text:p>
          </table:table-cell>
          <table:table-cell table:style-name="ce11" table:formula="of:=SUMPRODUCT(NOT(ISBLANK([.H118:.AMJ11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9" calcext:value-type="float">
            <text:p>99</text:p>
          </table:table-cell>
          <table:table-cell table:formula="of:=SUM([.H119:.AMJ119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9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eharper256: 2" calcext:value-type="string">
            <text:p>eharper256: 2</text:p>
          </table:table-cell>
          <table:table-cell table:style-name="ce11" table:formula="of:=SUMPRODUCT(NOT(ISBLANK([.H119:.AMJ119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99" calcext:value-type="float">
            <text:p>99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9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Sumwunn: 2" calcext:value-type="string">
            <text:p>Sumwunn: 2</text:p>
          </table:table-cell>
          <table:table-cell table:style-name="ce11" table:formula="of:=SUMPRODUCT(NOT(ISBLANK([.H120:.AMJ120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99" calcext:value-type="float">
            <text:p>99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9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D3athStalker: 2" calcext:value-type="string">
            <text:p>D3athStalker: 2</text:p>
          </table:table-cell>
          <table:table-cell table:style-name="ce11" table:formula="of:=SUMPRODUCT(NOT(ISBLANK([.H121:.AMJ121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99" calcext:value-type="float">
            <text:p>99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9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The Ultimate DooMer: 1, lizardcommando: 1" calcext:value-type="string">
            <text:p>The Ultimate DooMer: 1, lizardcommando: 1</text:p>
          </table:table-cell>
          <table:table-cell table:style-name="ce11" table:formula="of:=SUMPRODUCT(NOT(ISBLANK([.H122:.AMJ12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99" calcext:value-type="float">
            <text:p>99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style-name="ce9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Hipnotic Rogue: 1, AlphaEnt: 1" calcext:value-type="string">
            <text:p>Hipnotic Rogue: 1, AlphaEnt: 1</text:p>
          </table:table-cell>
          <table:table-cell table:style-name="ce11" table:formula="of:=SUMPRODUCT(NOT(ISBLANK([.H123:.AMJ12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99" calcext:value-type="float">
            <text:p>99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9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Matt: 2" calcext:value-type="string">
            <text:p>Matt: 2</text:p>
          </table:table-cell>
          <table:table-cell table:style-name="ce11" table:formula="of:=SUMPRODUCT(NOT(ISBLANK([.H124:.AMJ12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99" calcext:value-type="float">
            <text:p>99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9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1" table:formula="of:=SUMPRODUCT(NOT(ISBLANK([.H125:.AMJ12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99" calcext:value-type="float">
            <text:p>99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9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GAA1992: 1, lizardcommando: 1" calcext:value-type="string">
            <text:p>GAA1992: 1, lizardcommando: 1</text:p>
          </table:table-cell>
          <table:table-cell table:style-name="ce11" table:formula="of:=SUMPRODUCT(NOT(ISBLANK([.H126:.AMJ126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99" calcext:value-type="float">
            <text:p>99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9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sycspysycspy: 2" calcext:value-type="string">
            <text:p>sycspysycspy: 2</text:p>
          </table:table-cell>
          <table:table-cell table:style-name="ce11" table:formula="of:=SUMPRODUCT(NOT(ISBLANK([.H127:.AMJ127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99" calcext:value-type="float">
            <text:p>99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9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Rachael: 1, Мichаеlis: 1" calcext:value-type="string">
            <text:p>Rachael: 1, Мichаеlis: 1</text:p>
          </table:table-cell>
          <table:table-cell table:style-name="ce11" table:formula="of:=SUMPRODUCT(NOT(ISBLANK([.H128:.AMJ12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99" calcext:value-type="float">
            <text:p>99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9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Matt: 2" calcext:value-type="string">
            <text:p>Matt: 2</text:p>
          </table:table-cell>
          <table:table-cell table:style-name="ce11" table:formula="of:=SUMPRODUCT(NOT(ISBLANK([.H129:.AMJ129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99" calcext:value-type="float">
            <text:p>99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9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Olroda: 2" calcext:value-type="string">
            <text:p>Olroda: 2</text:p>
          </table:table-cell>
          <table:table-cell table:style-name="ce11" table:formula="of:=SUMPRODUCT(NOT(ISBLANK([.H130:.AMJ130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99" calcext:value-type="float">
            <text:p>99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9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JDSH98: 2" calcext:value-type="string">
            <text:p>JDSH98: 2</text:p>
          </table:table-cell>
          <table:table-cell table:style-name="ce11" table:formula="of:=SUMPRODUCT(NOT(ISBLANK([.H131:.AMJ131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99" calcext:value-type="float">
            <text:p>99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9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Major Cooke: 2" calcext:value-type="string">
            <text:p>Major Cooke: 2</text:p>
          </table:table-cell>
          <table:table-cell table:style-name="ce11" table:formula="of:=SUMPRODUCT(NOT(ISBLANK([.H132:.AMJ132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99" calcext:value-type="float">
            <text:p>99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9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YukesVonFaust: 2" calcext:value-type="string">
            <text:p>YukesVonFaust: 2</text:p>
          </table:table-cell>
          <table:table-cell table:style-name="ce11" table:formula="of:=SUMPRODUCT(NOT(ISBLANK([.H133:.AMJ133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99" calcext:value-type="float">
            <text:p>99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9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Rachael: 1, Ravick: 1" calcext:value-type="string">
            <text:p>Rachael: 1, Ravick: 1</text:p>
          </table:table-cell>
          <table:table-cell table:style-name="ce11" table:formula="of:=SUMPRODUCT(NOT(ISBLANK([.H134:.AMJ13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99" calcext:value-type="float">
            <text:p>99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9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Sgt. Shivers: 2" calcext:value-type="string">
            <text:p>Sgt. Shivers: 2</text:p>
          </table:table-cell>
          <table:table-cell table:style-name="ce11" table:formula="of:=SUMPRODUCT(NOT(ISBLANK([.H135:.AMJ135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3" calcext:value-type="float">
            <text:p>133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9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36:.AMJ13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3" calcext:value-type="float">
            <text:p>133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9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Rachael: 1" calcext:value-type="string">
            <text:p>Rachael: 1</text:p>
          </table:table-cell>
          <table:table-cell table:style-name="ce11" table:formula="of:=SUMPRODUCT(NOT(ISBLANK([.H137:.AMJ13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3" calcext:value-type="float">
            <text:p>133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9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Cyanide: 1" calcext:value-type="string">
            <text:p>Cyanide: 1</text:p>
          </table:table-cell>
          <table:table-cell table:style-name="ce11" table:formula="of:=SUMPRODUCT(NOT(ISBLANK([.H138:.AMJ13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3" calcext:value-type="float">
            <text:p>133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9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39:.AMJ13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3" calcext:value-type="float">
            <text:p>133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9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Ravick: 1" calcext:value-type="string">
            <text:p>Ravick: 1</text:p>
          </table:table-cell>
          <table:table-cell table:style-name="ce11" table:formula="of:=SUMPRODUCT(NOT(ISBLANK([.H140:.AMJ14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3" calcext:value-type="float">
            <text:p>133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9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Cyanide: 1" calcext:value-type="string">
            <text:p>Cyanide: 1</text:p>
          </table:table-cell>
          <table:table-cell table:style-name="ce11" table:formula="of:=SUMPRODUCT(NOT(ISBLANK([.H141:.AMJ14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3" calcext:value-type="float">
            <text:p>133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9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leodoom85: 1" calcext:value-type="string">
            <text:p>leodoom85: 1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3" calcext:value-type="float">
            <text:p>133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9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Hipnotic Rogue: 1" calcext:value-type="string">
            <text:p>Hipnotic Rogue: 1</text:p>
          </table:table-cell>
          <table:table-cell table:style-name="ce11" table:formula="of:=SUMPRODUCT(NOT(ISBLANK([.H143:.AMJ14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3" calcext:value-type="float">
            <text:p>133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<text:a xlink:href="https://forum.zdoom.org/viewtopic.php?f=43&amp;t=54322#p956169" xlink:type="simple">https://forum.zdoom.org/viewtopic.php?f=43&amp;t=54322#p956169</text:a></text:p>
          </table:table-cell>
          <table:table-cell table:style-name="ce9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eharper256: 1" calcext:value-type="string">
            <text:p>eharper256: 1</text:p>
          </table:table-cell>
          <table:table-cell table:style-name="ce11" table:formula="of:=SUMPRODUCT(NOT(ISBLANK([.H144:.AMJ144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3" calcext:value-type="float">
            <text:p>133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9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wolfmanfp: 1" calcext:value-type="string">
            <text:p>wolfmanfp: 1</text:p>
          </table:table-cell>
          <table:table-cell table:style-name="ce11" table:formula="of:=SUMPRODUCT(NOT(ISBLANK([.H145:.AMJ145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3" calcext:value-type="float">
            <text:p>133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9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Bigger C: 1" calcext:value-type="string">
            <text:p>Bigger C: 1</text:p>
          </table:table-cell>
          <table:table-cell table:style-name="ce11" table:formula="of:=SUMPRODUCT(NOT(ISBLANK([.H146:.AMJ146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3" calcext:value-type="float">
            <text:p>133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9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leodoom85: 1" calcext:value-type="string">
            <text:p>leodoom85: 1</text:p>
          </table:table-cell>
          <table:table-cell table:style-name="ce11" table:formula="of:=SUMPRODUCT(NOT(ISBLANK([.H147:.AMJ14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3" calcext:value-type="float">
            <text:p>133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9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AlphaEnt: 1" calcext:value-type="string">
            <text:p>AlphaEnt: 1</text:p>
          </table:table-cell>
          <table:table-cell table:style-name="ce11" table:formula="of:=SUMPRODUCT(NOT(ISBLANK([.H148:.AMJ148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3" calcext:value-type="float">
            <text:p>133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9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m8f: 1" calcext:value-type="string">
            <text:p>m8f: 1</text:p>
          </table:table-cell>
          <table:table-cell table:style-name="ce11" table:formula="of:=SUMPRODUCT(NOT(ISBLANK([.H149:.AMJ14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3" calcext:value-type="float">
            <text:p>133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9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50:.AMJ15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3" calcext:value-type="float">
            <text:p>133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9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51:.AMJ15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3" calcext:value-type="float">
            <text:p>133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9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HaraSwift: 1" calcext:value-type="string">
            <text:p>HaraSwift: 1</text:p>
          </table:table-cell>
          <table:table-cell table:style-name="ce11" table:formula="of:=SUMPRODUCT(NOT(ISBLANK([.H152:.AMJ152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3" calcext:value-type="float">
            <text:p>133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9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Ravick: 1" calcext:value-type="string">
            <text:p>Ravick: 1</text:p>
          </table:table-cell>
          <table:table-cell table:style-name="ce11" table:formula="of:=SUMPRODUCT(NOT(ISBLANK([.H153:.AMJ15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3" calcext:value-type="float">
            <text:p>133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9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m8f: 1" calcext:value-type="string">
            <text:p>m8f: 1</text:p>
          </table:table-cell>
          <table:table-cell table:style-name="ce11" table:formula="of:=SUMPRODUCT(NOT(ISBLANK([.H154:.AMJ15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3" calcext:value-type="float">
            <text:p>133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9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Hipnotic Rogue: 1" calcext:value-type="string">
            <text:p>Hipnotic Rogue: 1</text:p>
          </table:table-cell>
          <table:table-cell table:style-name="ce11" table:formula="of:=SUMPRODUCT(NOT(ISBLANK([.H155:.AMJ15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3" calcext:value-type="float">
            <text:p>133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9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IdiotBitz: 1" calcext:value-type="string">
            <text:p>IdiotBitz: 1</text:p>
          </table:table-cell>
          <table:table-cell table:style-name="ce11" table:formula="of:=SUMPRODUCT(NOT(ISBLANK([.H156:.AMJ15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3" calcext:value-type="float">
            <text:p>133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9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Cyanide: 1" calcext:value-type="string">
            <text:p>Cyanide: 1</text:p>
          </table:table-cell>
          <table:table-cell table:style-name="ce11" table:formula="of:=SUMPRODUCT(NOT(ISBLANK([.H157:.AMJ15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3" calcext:value-type="float">
            <text:p>133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9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m8f: 1" calcext:value-type="string">
            <text:p>m8f: 1</text:p>
          </table:table-cell>
          <table:table-cell table:style-name="ce11" table:formula="of:=SUMPRODUCT(NOT(ISBLANK([.H158:.AMJ15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3" calcext:value-type="float">
            <text:p>133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9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kadu522: 1" calcext:value-type="string">
            <text:p>kadu522: 1</text:p>
          </table:table-cell>
          <table:table-cell table:style-name="ce11" table:formula="of:=SUMPRODUCT(NOT(ISBLANK([.H159:.AMJ159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3" calcext:value-type="float">
            <text:p>133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9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m8f: 1" calcext:value-type="string">
            <text:p>m8f: 1</text:p>
          </table:table-cell>
          <table:table-cell table:style-name="ce11" table:formula="of:=SUMPRODUCT(NOT(ISBLANK([.H160:.AMJ16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3" calcext:value-type="float">
            <text:p>133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9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Rachael: 1" calcext:value-type="string">
            <text:p>Rachael: 1</text:p>
          </table:table-cell>
          <table:table-cell table:style-name="ce11" table:formula="of:=SUMPRODUCT(NOT(ISBLANK([.H161:.AMJ16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3" calcext:value-type="float">
            <text:p>133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9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Hipnotic Rogue: 1" calcext:value-type="string">
            <text:p>Hipnotic Rogue: 1</text:p>
          </table:table-cell>
          <table:table-cell table:style-name="ce11" table:formula="of:=SUMPRODUCT(NOT(ISBLANK([.H162:.AMJ16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3" calcext:value-type="float">
            <text:p>133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9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Hipnotic Rogue: 1" calcext:value-type="string">
            <text:p>Hipnotic Rogue: 1</text:p>
          </table:table-cell>
          <table:table-cell table:style-name="ce11" table:formula="of:=SUMPRODUCT(NOT(ISBLANK([.H163:.AMJ16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3" calcext:value-type="float">
            <text:p>133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9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Solmir : 1" calcext:value-type="string">
            <text:p>Solmir : 1</text:p>
          </table:table-cell>
          <table:table-cell table:style-name="ce11" table:formula="of:=SUMPRODUCT(NOT(ISBLANK([.H164:.AMJ164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3" calcext:value-type="float">
            <text:p>133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9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Eric_: 1" calcext:value-type="string">
            <text:p>Eric_: 1</text:p>
          </table:table-cell>
          <table:table-cell table:style-name="ce11" table:formula="of:=SUMPRODUCT(NOT(ISBLANK([.H165:.AMJ165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3" calcext:value-type="float">
            <text:p>133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9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GAA1992: 1" calcext:value-type="string">
            <text:p>GAA1992: 1</text:p>
          </table:table-cell>
          <table:table-cell table:style-name="ce11" table:formula="of:=SUMPRODUCT(NOT(ISBLANK([.H166:.AMJ16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3" calcext:value-type="float">
            <text:p>133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9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67:.AMJ16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3" calcext:value-type="float">
            <text:p>133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9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leodoom85: 1" calcext:value-type="string">
            <text:p>leodoom85: 1</text:p>
          </table:table-cell>
          <table:table-cell table:style-name="ce11" table:formula="of:=SUMPRODUCT(NOT(ISBLANK([.H168:.AMJ16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3" calcext:value-type="float">
            <text:p>133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9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IdiotBitz: 1" calcext:value-type="string">
            <text:p>IdiotBitz: 1</text:p>
          </table:table-cell>
          <table:table-cell table:style-name="ce11" table:formula="of:=SUMPRODUCT(NOT(ISBLANK([.H169:.AMJ16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3" calcext:value-type="float">
            <text:p>133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9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Ravick: 1" calcext:value-type="string">
            <text:p>Ravick: 1</text:p>
          </table:table-cell>
          <table:table-cell table:style-name="ce11" table:formula="of:=SUMPRODUCT(NOT(ISBLANK([.H170:.AMJ17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3" calcext:value-type="float">
            <text:p>133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9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AlphaEnt: 1" calcext:value-type="string">
            <text:p>AlphaEnt: 1</text:p>
          </table:table-cell>
          <table:table-cell table:style-name="ce11" table:formula="of:=SUMPRODUCT(NOT(ISBLANK([.H171:.AMJ171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3" calcext:value-type="float">
            <text:p>133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9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lizardcommando: 1" calcext:value-type="string">
            <text:p>lizardcommando: 1</text:p>
          </table:table-cell>
          <table:table-cell table:style-name="ce11" table:formula="of:=SUMPRODUCT(NOT(ISBLANK([.H172:.AMJ172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3" calcext:value-type="float">
            <text:p>133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9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Major Cooke: 1" calcext:value-type="string">
            <text:p>Major Cooke: 1</text:p>
          </table:table-cell>
          <table:table-cell table:style-name="ce11" table:formula="of:=SUMPRODUCT(NOT(ISBLANK([.H173:.AMJ173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3" calcext:value-type="float">
            <text:p>133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9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YukesVonFaust: 1" calcext:value-type="string">
            <text:p>YukesVonFaust: 1</text:p>
          </table:table-cell>
          <table:table-cell table:style-name="ce11" table:formula="of:=SUMPRODUCT(NOT(ISBLANK([.H174:.AMJ174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3" calcext:value-type="float">
            <text:p>133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9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Sgt. Shivers: 1" calcext:value-type="string">
            <text:p>Sgt. Shivers: 1</text:p>
          </table:table-cell>
          <table:table-cell table:style-name="ce11" table:formula="of:=SUMPRODUCT(NOT(ISBLANK([.H175:.AMJ175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3" calcext:value-type="float">
            <text:p>133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9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Beed28: 1" calcext:value-type="string">
            <text:p>Beed28: 1</text:p>
          </table:table-cell>
          <table:table-cell table:style-name="ce11" table:formula="of:=SUMPRODUCT(NOT(ISBLANK([.H176:.AMJ176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3" calcext:value-type="float">
            <text:p>133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9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Cyanide: 1" calcext:value-type="string">
            <text:p>Cyanide: 1</text:p>
          </table:table-cell>
          <table:table-cell table:style-name="ce11" table:formula="of:=SUMPRODUCT(NOT(ISBLANK([.H177:.AMJ17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3" calcext:value-type="float">
            <text:p>133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9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Cyanide: 1" calcext:value-type="string">
            <text:p>Cyanide: 1</text:p>
          </table:table-cell>
          <table:table-cell table:style-name="ce11" table:formula="of:=SUMPRODUCT(NOT(ISBLANK([.H178:.AMJ17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3" calcext:value-type="float">
            <text:p>133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9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IdiotBitz: 1" calcext:value-type="string">
            <text:p>IdiotBitz: 1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3" calcext:value-type="float">
            <text:p>133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9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m8f: 1" calcext:value-type="string">
            <text:p>m8f: 1</text:p>
          </table:table-cell>
          <table:table-cell table:style-name="ce11" table:formula="of:=SUMPRODUCT(NOT(ISBLANK([.H180:.AMJ18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33" calcext:value-type="float">
            <text:p>133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9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Hipnotic Rogue: 1" calcext:value-type="string">
            <text:p>Hipnotic Rogue: 1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33" calcext:value-type="float">
            <text:p>133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9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The Ultimate DooMer: 1" calcext:value-type="string">
            <text:p>The Ultimate DooMer: 1</text:p>
          </table:table-cell>
          <table:table-cell table:style-name="ce11" table:formula="of:=SUMPRODUCT(NOT(ISBLANK([.H182:.AMJ18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33" calcext:value-type="float">
            <text:p>133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9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Caligari87: 1" calcext:value-type="string">
            <text:p>Caligari87: 1</text:p>
          </table:table-cell>
          <table:table-cell table:style-name="ce11" table:formula="of:=SUMPRODUCT(NOT(ISBLANK([.H183:.AMJ183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33" calcext:value-type="float">
            <text:p>133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9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Marrub: 1" calcext:value-type="string">
            <text:p>Marrub: 1</text:p>
          </table:table-cell>
          <table:table-cell table:style-name="ce11" table:formula="of:=SUMPRODUCT(NOT(ISBLANK([.H184:.AMJ184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33" calcext:value-type="float">
            <text:p>133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9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Rachael: 1" calcext:value-type="string">
            <text:p>Rachael: 1</text:p>
          </table:table-cell>
          <table:table-cell table:style-name="ce11" table:formula="of:=SUMPRODUCT(NOT(ISBLANK([.H185:.AMJ18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33" calcext:value-type="float">
            <text:p>133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9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GAA1992: 1" calcext:value-type="string">
            <text:p>GAA1992: 1</text:p>
          </table:table-cell>
          <table:table-cell table:style-name="ce11" table:formula="of:=SUMPRODUCT(NOT(ISBLANK([.H186:.AMJ18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33" calcext:value-type="float">
            <text:p>133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9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Koto: 1" calcext:value-type="string">
            <text:p>Koto: 1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33" calcext:value-type="float">
            <text:p>133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9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Ravick: 1" calcext:value-type="string">
            <text:p>Ravick: 1</text:p>
          </table:table-cell>
          <table:table-cell table:style-name="ce11" table:formula="of:=SUMPRODUCT(NOT(ISBLANK([.H188:.AMJ188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33" calcext:value-type="float">
            <text:p>133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9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m8f: 1" calcext:value-type="string">
            <text:p>m8f: 1</text:p>
          </table:table-cell>
          <table:table-cell table:style-name="ce11" table:formula="of:=SUMPRODUCT(NOT(ISBLANK([.H189:.AMJ18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33" calcext:value-type="float">
            <text:p>133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9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IdiotBitz: 1" calcext:value-type="string">
            <text:p>IdiotBitz: 1</text:p>
          </table:table-cell>
          <table:table-cell table:style-name="ce11" table:formula="of:=SUMPRODUCT(NOT(ISBLANK([.H190:.AMJ19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33" calcext:value-type="float">
            <text:p>133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9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Hipnotic Rogue: 1" calcext:value-type="string">
            <text:p>Hipnotic Rogue: 1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33" calcext:value-type="float">
            <text:p>133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9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m8f: 1" calcext:value-type="string">
            <text:p>m8f: 1</text:p>
          </table:table-cell>
          <table:table-cell table:style-name="ce11" table:formula="of:=SUMPRODUCT(NOT(ISBLANK([.H192:.AMJ19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33" calcext:value-type="float">
            <text:p>133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9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Hipnotic Rogue: 1" calcext:value-type="string">
            <text:p>Hipnotic Rogue: 1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33" calcext:value-type="float">
            <text:p>133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9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m8f: 1" calcext:value-type="string">
            <text:p>m8f: 1</text:p>
          </table:table-cell>
          <table:table-cell table:style-name="ce11" table:formula="of:=SUMPRODUCT(NOT(ISBLANK([.H194:.AMJ19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33" calcext:value-type="float">
            <text:p>133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9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Rachael: 1" calcext:value-type="string">
            <text:p>Rachael: 1</text:p>
          </table:table-cell>
          <table:table-cell table:style-name="ce11" table:formula="of:=SUMPRODUCT(NOT(ISBLANK([.H195:.AMJ19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33" calcext:value-type="float">
            <text:p>133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9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Cyanide: 1" calcext:value-type="string">
            <text:p>Cyanide: 1</text:p>
          </table:table-cell>
          <table:table-cell table:style-name="ce11" table:formula="of:=SUMPRODUCT(NOT(ISBLANK([.H196:.AMJ19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33" calcext:value-type="float">
            <text:p>133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9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Rachael: 1" calcext:value-type="string">
            <text:p>Rachael: 1</text:p>
          </table:table-cell>
          <table:table-cell table:style-name="ce11" table:formula="of:=SUMPRODUCT(NOT(ISBLANK([.H197:.AMJ19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33" calcext:value-type="float">
            <text:p>133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9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Zan: 1" calcext:value-type="string">
            <text:p>Zan: 1</text:p>
          </table:table-cell>
          <table:table-cell table:style-name="ce11" table:formula="of:=SUMPRODUCT(NOT(ISBLANK([.H198:.AMJ198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33" calcext:value-type="float">
            <text:p>133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9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lil'devil: 1" calcext:value-type="string">
            <text:p>lil'devil: 1</text:p>
          </table:table-cell>
          <table:table-cell table:style-name="ce11" table:formula="of:=SUMPRODUCT(NOT(ISBLANK([.H199:.AMJ199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33" calcext:value-type="float">
            <text:p>133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9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Hipnotic Rogue: 1" calcext:value-type="string">
            <text:p>Hipnotic Rogue: 1</text:p>
          </table:table-cell>
          <table:table-cell table:style-name="ce11" table:formula="of:=SUMPRODUCT(NOT(ISBLANK([.H200:.AMJ20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33" calcext:value-type="float">
            <text:p>133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9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eharper256: 1" calcext:value-type="string">
            <text:p>eharper256: 1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33" calcext:value-type="float">
            <text:p>133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9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IdiotBitz: 1" calcext:value-type="string">
            <text:p>IdiotBitz: 1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33" calcext:value-type="float">
            <text:p>133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9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Hipnotic Rogue: 1" calcext:value-type="string">
            <text:p>Hipnotic Rogue: 1</text:p>
          </table:table-cell>
          <table:table-cell table:style-name="ce11" table:formula="of:=SUMPRODUCT(NOT(ISBLANK([.H203:.AMJ20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33" calcext:value-type="float">
            <text:p>133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9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sycspysycspy: 1" calcext:value-type="string">
            <text:p>sycspysycspy: 1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33" calcext:value-type="float">
            <text:p>133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9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Apaul27 : 1" calcext:value-type="string">
            <text:p>Apaul27 : 1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203" calcext:value-type="float">
            <text:p>203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style-name="ce11"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203" calcext:value-type="float">
            <text:p>203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style-name="ce11"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203" calcext:value-type="float">
            <text:p>203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style-name="ce11"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203" calcext:value-type="float">
            <text:p>203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style-name="ce11"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03" calcext:value-type="float">
            <text:p>203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style-name="ce11"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03" calcext:value-type="float">
            <text:p>203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style-name="ce11"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03" calcext:value-type="float">
            <text:p>203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style-name="ce11"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03" calcext:value-type="float">
            <text:p>203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style-name="ce11"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03" calcext:value-type="float">
            <text:p>203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style-name="ce11"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03" calcext:value-type="float">
            <text:p>203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style-name="ce11"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03" calcext:value-type="float">
            <text:p>203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style-name="ce11"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03" calcext:value-type="float">
            <text:p>203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style-name="ce11"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03" calcext:value-type="float">
            <text:p>203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style-name="ce11"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03" calcext:value-type="float">
            <text:p>203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style-name="ce11"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03" calcext:value-type="float">
            <text:p>203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style-name="ce11"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03" calcext:value-type="float">
            <text:p>203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style-name="ce11"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03" calcext:value-type="float">
            <text:p>203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style-name="ce11"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03" calcext:value-type="float">
            <text:p>203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style-name="ce11"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03" calcext:value-type="float">
            <text:p>203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style-name="ce11"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03" calcext:value-type="float">
            <text:p>203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style-name="ce11"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03" calcext:value-type="float">
            <text:p>203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style-name="ce11"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03" calcext:value-type="float">
            <text:p>203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style-name="ce11"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03" calcext:value-type="float">
            <text:p>203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style-name="ce11"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03" calcext:value-type="float">
            <text:p>203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style-name="ce11"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03" calcext:value-type="float">
            <text:p>203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style-name="ce11"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03" calcext:value-type="float">
            <text:p>203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style-name="ce11"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03" calcext:value-type="float">
            <text:p>203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style-name="ce11"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03" calcext:value-type="float">
            <text:p>203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style-name="ce11"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03" calcext:value-type="float">
            <text:p>203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style-name="ce11"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03" calcext:value-type="float">
            <text:p>203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style-name="ce11"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03" calcext:value-type="float">
            <text:p>203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style-name="ce11"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03" calcext:value-type="float">
            <text:p>203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style-name="ce11"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03" calcext:value-type="float">
            <text:p>203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style-name="ce11"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03" calcext:value-type="float">
            <text:p>203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1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03" calcext:value-type="float">
            <text:p>203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1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03" calcext:value-type="float">
            <text:p>203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1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03" calcext:value-type="float">
            <text:p>203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1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03" calcext:value-type="float">
            <text:p>203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1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03" calcext:value-type="float">
            <text:p>203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1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03" calcext:value-type="float">
            <text:p>203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1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03" calcext:value-type="float">
            <text:p>203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1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03" calcext:value-type="float">
            <text:p>203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1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03" calcext:value-type="float">
            <text:p>203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1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03" calcext:value-type="float">
            <text:p>203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1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03" calcext:value-type="float">
            <text:p>203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1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03" calcext:value-type="float">
            <text:p>203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1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03" calcext:value-type="float">
            <text:p>203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1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03" calcext:value-type="float">
            <text:p>203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1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03" calcext:value-type="float">
            <text:p>203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1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03" calcext:value-type="float">
            <text:p>203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1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03" calcext:value-type="float">
            <text:p>203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1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03" calcext:value-type="float">
            <text:p>203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1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03" calcext:value-type="float">
            <text:p>203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1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03" calcext:value-type="float">
            <text:p>203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1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03" calcext:value-type="float">
            <text:p>203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1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U2:Numbers.AMJ2 Numbers.B2:Numbers.G2 Numbers.I2:Numbers.AH2 Numbers.AJ2:Numbers.BC2 Numbers.BK2:Numbers.BL2 Numbers.BO2:Numbers.BQ2 Numbers.BS2:Numbers.BS2 Numbers.BF2:Numbers.BI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</calcext:conditional-formats>
      </table:table>
      <table:table table:name="List" table:style-name="ta1">
        <table:table-column table:style-name="co9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" calcext:value-type="string">
            <text:p>[b]1. [url=https://forum.zdoom.org/viewtopic.php?t=37044#p703341]DoomRL Arsenal[/url][/b] [[b]42[/b]: [size=85]wildweasel: 3, <text:s/>TheNightATK300: 2, lil'devil: 1, Hege Cactus: 3, TriMetall: 3, kadu522: 3, Azba: 3, 4thcharacter: 3, ZikShadow: 2, Sumwunn: 4, Marrub: 3, Master Medi: 2, Turbo: 2, Crazy Toni: 3, eharper256: 1, Hellser: 3, IdiotBitz: 1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2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High_Noon_Drifter.png&#10;convert background.png -gravity Center -size 270 -pointsize 24 -fill black -annotate +0-14 'Voted #4 mod' -pointsize 20 -fill white -annotate +0+18 'by ZDoom Community' png8:pngs/Russian_Overkill.png&#10;convert background.png -gravity Center -size 270 -pointsize 24 -fill black -annotate +0-14 'Voted #6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Project_MSX.png&#10;convert background.png -gravity Center -size 270 -pointsize 24 -fill black -annotate +0-14 'Voted #8 mod' -pointsize 20 -fill white -annotate +0+18 'by ZDoom Community' png8:pngs/GMOTA.png&#10;convert background.png -gravity Center -size 270 -pointsize 24 -fill black -annotate +0-14 'Voted #8 mod' -pointsize 20 -fill white -annotate +0+18 'by ZDoom Community' png8:pngs/Samsara.png&#10;convert background.png -gravity Center -size 270 -pointsize 24 -fill black -annotate +0-14 'Voted #10 mod' -pointsize 20 -fill white -annotate +0+18 'by ZDoom Community' png8:pngs/Netronian_Chaos.png&#10;convert background.png -gravity Center -size 270 -pointsize 24 -fill black -annotate +0-14 'Voted #10 mod' -pointsize 20 -fill white -annotate +0+18 'by ZDoom Community' png8:pngs/Quake_Champions:_Doom_Edition.png&#10;convert background.png -gravity Center -size 270 -pointsize 24 -fill black -annotate +0-14 'Voted #12 mod' -pointsize 20 -fill white -annotate +0+18 'by ZDoom Community' png8:pngs/Colourful_Hell.png&#10;convert background.png -gravity Center -size 270 -pointsize 24 -fill black -annotate +0-14 'Voted #12 mod' -pointsize 20 -fill white -annotate +0+18 'by ZDoom Community' png8:pngs/Death_Foretold__D4T_.png&#10;convert background.png -gravity Center -size 270 -pointsize 24 -fill black -annotate +0-14 'Voted #14 mod' -pointsize 20 -fill white -annotate +0+18 'by ZDoom Community' png8:pngs/The_Adventures_of_Square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6 mod' -pointsize 20 -fill white -annotate +0+18 'by ZDoom Community' png8:pngs/Blade_of_Agony.png&#10;convert background.png -gravity Center -size 270 -pointsize 24 -fill black -annotate +0-14 'Voted #16 mod' -pointsize 20 -fill white -annotate +0+18 'by ZDoom Community' png8:pngs/Final_Doomer.png&#10;convert background.png -gravity Center -size 270 -pointsize 24 -fill black -annotate +0-14 'Voted #18 mod' -pointsize 20 -fill white -annotate +0+18 'by ZDoom Community' png8:pngs/Demonsteele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Touhou_Doom.png&#10;convert background.png -gravity Center -size 270 -pointsize 24 -fill black -annotate +0-14 'Voted #21 mod' -pointsize 20 -fill white -annotate +0+18 'by ZDoom Community' png8:pngs/La_Tailor_Girl.png&#10;convert background.png -gravity Center -size 270 -pointsize 24 -fill black -annotate +0-14 'Voted #21 mod' -pointsize 20 -fill white -annotate +0+18 'by ZDoom Community' png8:pngs/Psychic.png&#10;convert background.png -gravity Center -size 270 -pointsize 24 -fill black -annotate +0-14 'Voted #23 mod' -pointsize 20 -fill white -annotate +0+18 'by ZDoom Community' png8:pngs/Reelism.png&#10;convert background.png -gravity Center -size 270 -pointsize 24 -fill black -annotate +0-14 'Voted #24 mod' -pointsize 20 -fill white -annotate +0+18 'by ZDoom Community' png8:pngs/Doom_RPG.png&#10;convert background.png -gravity Center -size 270 -pointsize 24 -fill black -annotate +0-14 'Voted #25 mod' -pointsize 20 -fill white -annotate +0+18 'by ZDoom Community' png8:pngs/LegenDoom.png&#10;convert background.png -gravity Center -size 270 -pointsize 24 -fill black -annotate +0-14 'Voted #25 mod' -pointsize 20 -fill white -annotate +0+18 'by ZDoom Community' png8:pngs/Urban_Brawl:_Action_Doom_2.png&#10;convert background.png -gravity Center -size 270 -pointsize 24 -fill black -annotate +0-14 'Voted #27 mod' -pointsize 20 -fill white -annotate +0+18 'by ZDoom Community' png8:pngs/D4D.png&#10;convert background.png -gravity Center -size 270 -pointsize 24 -fill black -annotate +0-14 'Voted #27 mod' -pointsize 20 -fill white -annotate +0+18 'by ZDoom Community' png8:pngs/Pirate_Doom.png&#10;convert background.png -gravity Center -size 270 -pointsize 24 -fill black -annotate +0-14 'Voted #29 mod' -pointsize 20 -fill white -annotate +0+18 'by ZDoom Community' png8:pngs/Kriegsland:_Blutorden.png&#10;convert background.png -gravity Center -size 270 -pointsize 24 -fill black -annotate +0-14 'Voted #30 mod' -pointsize 20 -fill white -annotate +0+18 'by ZDoom Community' png8:pngs/Zen_Dynamics.png&#10;convert background.png -gravity Center -size 270 -pointsize 24 -fill black -annotate +0-14 'Voted #31 mod' -pointsize 20 -fill white -annotate +0+18 'by ZDoom Community' png8:pngs/Ashes_2063_TC.png&#10;convert background.png -gravity Center -size 270 -pointsize 24 -fill black -annotate +0-14 'Voted #31 mod' -pointsize 20 -fill white -annotate +0+18 'by ZDoom Community' png8:pngs/MetaDoom.png&#10;convert background.png -gravity Center -size 270 -pointsize 24 -fill black -annotate +0-14 'Voted #33 mod' -pointsize 20 -fill white -annotate +0+18 'by ZDoom Community' png8:pngs/Doom:_The_Golden_Souls_2.png&#10;convert background.png -gravity Center -size 270 -pointsize 24 -fill black -annotate +0-14 'Voted #33 mod' -pointsize 20 -fill white -annotate +0+18 'by ZDoom Community' png8:pngs/ouch_m_2:_abort_m.png&#10;convert background.png -gravity Center -size 270 -pointsize 24 -fill black -annotate +0-14 'Voted #35 mod' -pointsize 20 -fill white -annotate +0+18 'by ZDoom Community' png8:pngs/Brutal_Doom.png&#10;convert background.png -gravity Center -size 270 -pointsize 24 -fill black -annotate +0-14 'Voted #35 mod' -pointsize 20 -fill white -annotate +0+18 'by ZDoom Community' png8:pngs/Legacy_of_Suffering.png&#10;convert background.png -gravity Center -size 270 -pointsize 24 -fill black -annotate +0-14 'Voted #35 mod' -pointsize 20 -fill white -annotate +0+18 'by ZDoom Community' png8:pngs/Lithium.png&#10;convert background.png -gravity Center -size 270 -pointsize 24 -fill black -annotate +0-14 'Voted #35 mod' -pointsize 20 -fill white -annotate +0+18 'by ZDoom Community' png8:pngs/PlayStation_Doom_TC.png&#10;convert background.png -gravity Center -size 270 -pointsize 24 -fill black -annotate +0-14 'Voted #39 mod' -pointsize 20 -fill white -annotate +0+18 'by ZDoom Community' png8:pngs/Beautiful_Doom.png&#10;convert background.png -gravity Center -size 270 -pointsize 24 -fill black -annotate +0-14 'Voted #39 mod' -pointsize 20 -fill white -annotate +0+18 'by ZDoom Community' png8:pngs/Doom_Incarnate.png&#10;convert background.png -gravity Center -size 270 -pointsize 24 -fill black -annotate +0-14 'Voted #39 mod' -pointsize 20 -fill white -annotate +0+18 'by ZDoom Community' png8:pngs/Rise_Of_The_Wool_Ball.png&#10;convert background.png -gravity Center -size 270 -pointsize 24 -fill black -annotate +0-14 'Voted #39 mod' -pointsize 20 -fill white -annotate +0+18 'by ZDoom Community' png8:pngs/The_Ghoul_s_Forest_3.png&#10;convert background.png -gravity Center -size 270 -pointsize 24 -fill black -annotate +0-14 'Voted #39 mod' -pointsize 20 -fill white -annotate +0+18 'by ZDoom Community' png8:pngs/Wrath_of_Cronos_RPG.png&#10;convert background.png -gravity Center -size 270 -pointsize 24 -fill black -annotate +0-14 'Voted #39 mod' -pointsize 20 -fill white -annotate +0+18 'by ZDoom Community' png8:pngs/WW-Cola3.png&#10;convert background.png -gravity Center -size 270 -pointsize 24 -fill black -annotate +0-14 'Voted #45 mod' -pointsize 20 -fill white -annotate +0+18 'by ZDoom Community' png8:pngs/AEons_Of_Death.png&#10;convert background.png -gravity Center -size 270 -pointsize 24 -fill black -annotate +0-14 'Voted #45 mod' -pointsize 20 -fill white -annotate +0+18 'by ZDoom Community' png8:pngs/Daytime_Drama.png&#10;convert background.png -gravity Center -size 270 -pointsize 24 -fill black -annotate +0-14 'Voted #45 mod' -pointsize 20 -fill white -annotate +0+18 'by ZDoom Community' png8:pngs/DTS-T.png&#10;convert background.png -gravity Center -size 270 -pointsize 24 -fill black -annotate +0-14 'Voted #45 mod' -pointsize 20 -fill white -annotate +0+18 'by ZDoom Community' png8:pngs/JohnnyDoom.png&#10;convert background.png -gravity Center -size 270 -pointsize 24 -fill black -annotate +0-14 'Voted #45 mod' -pointsize 20 -fill white -annotate +0+18 'by ZDoom Community' png8:pngs/Project_Einherjar.png&#10;convert background.png -gravity Center -size 270 -pointsize 24 -fill black -annotate +0-14 'Voted #45 mod' -pointsize 20 -fill white -annotate +0+18 'by ZDoom Community' png8:pngs/Shadow_Of_The_Wool_Ball.png&#10;convert background.png -gravity Center -size 270 -pointsize 24 -fill black -annotate +0-14 'Voted #45 mod' -pointsize 20 -fill white -annotate +0+18 'by ZDoom Community' png8:pngs/The_Inquisitor_III.png&#10;convert background.png -gravity Center -size 270 -pointsize 24 -fill black -annotate +0-14 'Voted #45 mod' -pointsize 20 -fill white -annotate +0+18 'by ZDoom Community' png8:pngs/The_Ultimate_Torment_and_Torture.png&#10;convert background.png -gravity Center -size 270 -pointsize 24 -fill black -annotate +0-14 'Voted #45 mod' -pointsize 20 -fill white -annotate +0+18 'by ZDoom Community' png8:pngs/Zero_Tolerance.png&#10;convert background.png -gravity Center -size 270 -pointsize 24 -fill black -annotate +0-14 'Voted #54 mod' -pointsize 20 -fill white -annotate +0+18 'by ZDoom Community' png8:pngs/Aracnocide.png&#10;convert background.png -gravity Center -size 270 -pointsize 24 -fill black -annotate +0-14 'Voted #54 mod' -pointsize 20 -fill white -annotate +0+18 'by ZDoom Community' png8:pngs/Doom_64:_Retribution.png&#10;convert background.png -gravity Center -size 270 -pointsize 24 -fill black -annotate +0-14 'Voted #54 mod' -pointsize 20 -fill white -annotate +0+18 'by ZDoom Community' png8:pngs/Doom_Delta.png&#10;convert background.png -gravity Center -size 270 -pointsize 24 -fill black -annotate +0-14 'Voted #54 mod' -pointsize 20 -fill white -annotate +0+18 'by ZDoom Community' png8:pngs/Doom:_The_Golden_Souls.png&#10;convert background.png -gravity Center -size 270 -pointsize 24 -fill black -annotate +0-14 'Voted #54 mod' -pointsize 20 -fill white -annotate +0+18 'by ZDoom Community' png8:pngs/Faspons.png&#10;convert background.png -gravity Center -size 270 -pointsize 24 -fill black -annotate +0-14 'Voted #54 mod' -pointsize 20 -fill white -annotate +0+18 'by ZDoom Community' png8:pngs/Happy_Time_Circus_][.png&#10;convert background.png -gravity Center -size 270 -pointsize 24 -fill black -annotate +0-14 'Voted #54 mod' -pointsize 20 -fill white -annotate +0+18 'by ZDoom Community' png8:pngs/Hunter’s_Moon.png&#10;convert background.png -gravity Center -size 270 -pointsize 24 -fill black -annotate +0-14 'Voted #54 mod' -pointsize 20 -fill white -annotate +0+18 'by ZDoom Community' png8:pngs/Nazis!.png&#10;convert background.png -gravity Center -size 270 -pointsize 24 -fill black -annotate +0-14 'Voted #54 mod' -pointsize 20 -fill white -annotate +0+18 'by ZDoom Community' png8:pngs/Project_Brutality.png&#10;convert background.png -gravity Center -size 270 -pointsize 24 -fill black -annotate +0-14 'Voted #54 mod' -pointsize 20 -fill white -annotate +0+18 'by ZDoom Community' png8:pngs/RTC-3057_Hub_1.png&#10;convert background.png -gravity Center -size 270 -pointsize 24 -fill black -annotate +0-14 'Voted #54 mod' -pointsize 20 -fill white -annotate +0+18 'by ZDoom Community' png8:pngs/S.U.P.E.R_Natural.png&#10;convert background.png -gravity Center -size 270 -pointsize 24 -fill black -annotate +0-14 'Voted #54 mod' -pointsize 20 -fill white -annotate +0+18 'by ZDoom Community' png8:pngs/Shades_of_Doom.png&#10;convert background.png -gravity Center -size 270 -pointsize 24 -fill black -annotate +0-14 'Voted #54 mod' -pointsize 20 -fill white -annotate +0+18 'by ZDoom Community' png8:pngs/Stronghold:_On_the_Edge_of_Chaos.png&#10;convert background.png -gravity Center -size 270 -pointsize 24 -fill black -annotate +0-14 'Voted #54 mod' -pointsize 20 -fill white -annotate +0+18 'by ZDoom Community' png8:pngs/Terrorists!.png&#10;convert background.png -gravity Center -size 270 -pointsize 24 -fill black -annotate +0-14 'Voted #54 mod' -pointsize 20 -fill white -annotate +0+18 'by ZDoom Community' png8:pngs/The_Soldier_Z.png&#10;convert background.png -gravity Center -size 270 -pointsize 24 -fill black -annotate +0-14 'Voted #54 mod' -pointsize 20 -fill white -annotate +0+18 'by ZDoom Community' png8:pngs/Weapons_of_Saturn.png&#10;convert background.png -gravity Center -size 270 -pointsize 24 -fill black -annotate +0-14 'Voted #54 mod' -pointsize 20 -fill white -annotate +0+18 'by ZDoom Community' png8:pngs/Who_Dun_It.png&#10;convert background.png -gravity Center -size 270 -pointsize 24 -fill black -annotate +0-14 'Voted #71 mod' -pointsize 20 -fill white -annotate +0+18 'by ZDoom Community' png8:pngs/10x.png&#10;convert background.png -gravity Center -size 270 -pointsize 24 -fill black -annotate +0-14 'Voted #71 mod' -pointsize 20 -fill white -annotate +0+18 'by ZDoom Community' png8:pngs/Action_Doom.png&#10;convert background.png -gravity Center -size 270 -pointsize 24 -fill black -annotate +0-14 'Voted #71 mod' -pointsize 20 -fill white -annotate +0+18 'by ZDoom Community' png8:pngs/BGPA_Missions_Liberation.png&#10;convert background.png -gravity Center -size 270 -pointsize 24 -fill black -annotate +0-14 'Voted #71 mod' -pointsize 20 -fill white -annotate +0+18 'by ZDoom Community' png8:pngs/Demon_Eclipse.png&#10;convert background.png -gravity Center -size 270 -pointsize 24 -fill black -annotate +0-14 'Voted #71 mod' -pointsize 20 -fill white -annotate +0+18 'by ZDoom Community' png8:pngs/Hocusdoom.png&#10;convert background.png -gravity Center -size 270 -pointsize 24 -fill black -annotate +0-14 'Voted #71 mod' -pointsize 20 -fill white -annotate +0+18 'by ZDoom Community' png8:pngs/Juvenile_Power_Fantasy.png&#10;convert background.png -gravity Center -size 270 -pointsize 24 -fill black -annotate +0-14 'Voted #71 mod' -pointsize 20 -fill white -annotate +0+18 'by ZDoom Community' png8:pngs/Serpent_Resurrection.png&#10;convert background.png -gravity Center -size 270 -pointsize 24 -fill black -annotate +0-14 'Voted #71 mod' -pointsize 20 -fill white -annotate +0+18 'by ZDoom Community' png8:pngs/Shut_up_and_Bleed.png&#10;convert background.png -gravity Center -size 270 -pointsize 24 -fill black -annotate +0-14 'Voted #71 mod' -pointsize 20 -fill white -annotate +0+18 'by ZDoom Community' png8:pngs/Soundless_Mound.png&#10;convert background.png -gravity Center -size 270 -pointsize 24 -fill black -annotate +0-14 'Voted #71 mod' -pointsize 20 -fill white -annotate +0+18 'by ZDoom Community' png8:pngs/SpriteShadow.png&#10;convert background.png -gravity Center -size 270 -pointsize 24 -fill black -annotate +0-14 'Voted #71 mod' -pointsize 20 -fill white -annotate +0+18 'by ZDoom Community' png8:pngs/Waterlab_GZD.png&#10;convert background.png -gravity Center -size 270 -pointsize 24 -fill black -annotate +0-14 'Voted #82 mod' -pointsize 20 -fill white -annotate +0+18 'by ZDoom Community' png8:pngs/Alandoguns.png&#10;convert background.png -gravity Center -size 270 -pointsize 24 -fill black -annotate +0-14 'Voted #82 mod' -pointsize 20 -fill white -annotate +0+18 'by ZDoom Community' png8:pngs/Argent.png&#10;convert background.png -gravity Center -size 270 -pointsize 24 -fill black -annotate +0-14 'Voted #82 mod' -pointsize 20 -fill white -annotate +0+18 'by ZDoom Community' png8:pngs/Bullet-Eye.png&#10;convert background.png -gravity Center -size 270 -pointsize 24 -fill black -annotate +0-14 'Voted #82 mod' -pointsize 20 -fill white -annotate +0+18 'by ZDoom Community' png8:pngs/Burl_Tumd.png&#10;convert background.png -gravity Center -size 270 -pointsize 24 -fill black -annotate +0-14 'Voted #82 mod' -pointsize 20 -fill white -annotate +0+18 'by ZDoom Community' png8:pngs/Cold_as_Hell.png&#10;convert background.png -gravity Center -size 270 -pointsize 24 -fill black -annotate +0-14 'Voted #82 mod' -pointsize 20 -fill white -annotate +0+18 'by ZDoom Community' png8:pngs/Diaz:_Last_Hours_of_Purity.png&#10;convert background.png -gravity Center -size 270 -pointsize 24 -fill black -annotate +0-14 'Voted #82 mod' -pointsize 20 -fill white -annotate +0+18 'by ZDoom Community' png8:pngs/Droplets:_Simulated_Blood.png&#10;convert background.png -gravity Center -size 270 -pointsize 24 -fill black -annotate +0-14 'Voted #82 mod' -pointsize 20 -fill white -annotate +0+18 'by ZDoom Community' png8:pngs/Factotum.png&#10;convert background.png -gravity Center -size 270 -pointsize 24 -fill black -annotate +0-14 'Voted #82 mod' -pointsize 20 -fill white -annotate +0+18 'by ZDoom Community' png8:pngs/Happy_Time_Circus.png&#10;convert background.png -gravity Center -size 270 -pointsize 24 -fill black -annotate +0-14 'Voted #82 mod' -pointsize 20 -fill white -annotate +0+18 'by ZDoom Community' png8:pngs/Jimmy’s_Jukebox.png&#10;convert background.png -gravity Center -size 270 -pointsize 24 -fill black -annotate +0-14 'Voted #82 mod' -pointsize 20 -fill white -annotate +0+18 'by ZDoom Community' png8:pngs/Redux_E2M4.png&#10;convert background.png -gravity Center -size 270 -pointsize 24 -fill black -annotate +0-14 'Voted #82 mod' -pointsize 20 -fill white -annotate +0+18 'by ZDoom Community' png8:pngs/scalliano_s_667_Shuffle.png&#10;convert background.png -gravity Center -size 270 -pointsize 24 -fill black -annotate +0-14 'Voted #82 mod' -pointsize 20 -fill white -annotate +0+18 'by ZDoom Community' png8:pngs/Super_Sonic_DooM.png&#10;convert background.png -gravity Center -size 270 -pointsize 24 -fill black -annotate +0-14 'Voted #82 mod' -pointsize 20 -fill white -annotate +0+18 'by ZDoom Community' png8:pngs/The_Ultimate_Simpsons_Doom_.png&#10;convert background.png -gravity Center -size 270 -pointsize 24 -fill black -annotate +0-14 'Voted #82 mod' -pointsize 20 -fill white -annotate +0+18 'by ZDoom Community' png8:pngs/Void.png&#10;convert background.png -gravity Center -size 270 -pointsize 24 -fill black -annotate +0-14 'Voted #82 mod' -pointsize 20 -fill white -annotate +0+18 'by ZDoom Community' png8:pngs/WolfenDOOM:_Operation:_Arctic_Wolf.png&#10;convert background.png -gravity Center -size 270 -pointsize 24 -fill black -annotate +0-14 'Voted #82 mod' -pointsize 20 -fill white -annotate +0+18 'by ZDoom Community' png8:pngs/ZBlood+.png&#10;convert background.png -gravity Center -size 270 -pointsize 24 -fill black -annotate +0-14 'Voted #99 mod' -pointsize 20 -fill white -annotate +0+18 'by ZDoom Community' png8:pngs/Aetherius.png&#10;convert background.png -gravity Center -size 270 -pointsize 24 -fill black -annotate +0-14 'Voted #99 mod' -pointsize 20 -fill white -annotate +0+18 'by ZDoom Community' png8:pngs/BlackWarrior.png&#10;convert background.png -gravity Center -size 270 -pointsize 24 -fill black -annotate +0-14 'Voted #99 mod' -pointsize 20 -fill white -annotate +0+18 'by ZDoom Community' png8:pngs/Castlevania_-_Simon_s_Destiny.png&#10;convert background.png -gravity Center -size 270 -pointsize 24 -fill black -annotate +0-14 'Voted #99 mod' -pointsize 20 -fill white -annotate +0+18 'by ZDoom Community' png8:pngs/Champions.png&#10;convert background.png -gravity Center -size 270 -pointsize 24 -fill black -annotate +0-14 'Voted #99 mod' -pointsize 20 -fill white -annotate +0+18 'by ZDoom Community' png8:pngs/Complex_Doom.png&#10;convert background.png -gravity Center -size 270 -pointsize 24 -fill black -annotate +0-14 'Voted #99 mod' -pointsize 20 -fill white -annotate +0+18 'by ZDoom Community' png8:pngs/Consolation_Prize:_The_PSX_Doom_TC.png&#10;convert background.png -gravity Center -size 270 -pointsize 24 -fill black -annotate +0-14 'Voted #99 mod' -pointsize 20 -fill white -annotate +0+18 'by ZDoom Community' png8:pngs/Crossfire.png&#10;convert background.png -gravity Center -size 270 -pointsize 24 -fill black -annotate +0-14 'Voted #99 mod' -pointsize 20 -fill white -annotate +0+18 'by ZDoom Community' png8:pngs/Cyberrunner.png&#10;convert background.png -gravity Center -size 270 -pointsize 24 -fill black -annotate +0-14 'Voted #99 mod' -pointsize 20 -fill white -annotate +0+18 'by ZDoom Community' png8:pngs/DamNums.png&#10;convert background.png -gravity Center -size 270 -pointsize 24 -fill black -annotate +0-14 'Voted #99 mod' -pointsize 20 -fill white -annotate +0+18 'by ZDoom Community' png8:pngs/Dead_Marine.png&#10;convert background.png -gravity Center -size 270 -pointsize 24 -fill black -annotate +0-14 'Voted #99 mod' -pointsize 20 -fill white -annotate +0+18 'by ZDoom Community' png8:pngs/dead.air.png&#10;convert background.png -gravity Center -size 270 -pointsize 24 -fill black -annotate +0-14 'Voted #99 mod' -pointsize 20 -fill white -annotate +0+18 'by ZDoom Community' png8:pngs/Demon_CounterStrike.png&#10;convert background.png -gravity Center -size 270 -pointsize 24 -fill black -annotate +0-14 'Voted #99 mod' -pointsize 20 -fill white -annotate +0+18 'by ZDoom Community' png8:pngs/Eriguns_2.png&#10;convert background.png -gravity Center -size 270 -pointsize 24 -fill black -annotate +0-14 'Voted #99 mod' -pointsize 20 -fill white -annotate +0+18 'by ZDoom Community' png8:pngs/Error:_Doom.png&#10;convert background.png -gravity Center -size 270 -pointsize 24 -fill black -annotate +0-14 'Voted #99 mod' -pointsize 20 -fill white -annotate +0+18 'by ZDoom Community' png8:pngs/Final_NeoDoom.png&#10;convert background.png -gravity Center -size 270 -pointsize 24 -fill black -annotate +0-14 'Voted #99 mod' -pointsize 20 -fill white -annotate +0+18 'by ZDoom Community' png8:pngs/FragTrak.png&#10;convert background.png -gravity Center -size 270 -pointsize 24 -fill black -annotate +0-14 'Voted #99 mod' -pointsize 20 -fill white -annotate +0+18 'by ZDoom Community' png8:pngs/Gene-Tech:_Before_the_Storm.png&#10;convert background.png -gravity Center -size 270 -pointsize 24 -fill black -annotate +0-14 'Voted #99 mod' -pointsize 20 -fill white -annotate +0+18 'by ZDoom Community' png8:pngs/Heretical_Doom.png&#10;convert background.png -gravity Center -size 270 -pointsize 24 -fill black -annotate +0-14 'Voted #99 mod' -pointsize 20 -fill white -annotate +0+18 'by ZDoom Community' png8:pngs/HeXeReTiC_Fantasy.png&#10;convert background.png -gravity Center -size 270 -pointsize 24 -fill black -annotate +0-14 'Voted #99 mod' -pointsize 20 -fill white -annotate +0+18 'by ZDoom Community' png8:pngs/Insanity_s_Requiem.png&#10;convert background.png -gravity Center -size 270 -pointsize 24 -fill black -annotate +0-14 'Voted #99 mod' -pointsize 20 -fill white -annotate +0+18 'by ZDoom Community' png8:pngs/MassMouth_2.png&#10;convert background.png -gravity Center -size 270 -pointsize 24 -fill black -annotate +0-14 'Voted #99 mod' -pointsize 20 -fill white -annotate +0+18 'by ZDoom Community' png8:pngs/Nash_s_Gore_Mod.png&#10;convert background.png -gravity Center -size 270 -pointsize 24 -fill black -annotate +0-14 'Voted #99 mod' -pointsize 20 -fill white -annotate +0+18 'by ZDoom Community' png8:pngs/Queen_s_Crusade.png&#10;convert background.png -gravity Center -size 270 -pointsize 24 -fill black -annotate +0-14 'Voted #99 mod' -pointsize 20 -fill white -annotate +0+18 'by ZDoom Community' png8:pngs/Skulldash.png&#10;convert background.png -gravity Center -size 270 -pointsize 24 -fill black -annotate +0-14 'Voted #99 mod' -pointsize 20 -fill white -annotate +0+18 'by ZDoom Community' png8:pngs/Smooth_Doom.png&#10;convert background.png -gravity Center -size 270 -pointsize 24 -fill black -annotate +0-14 'Voted #99 mod' -pointsize 20 -fill white -annotate +0+18 'by ZDoom Community' png8:pngs/Sneaky_Doom.png&#10;convert background.png -gravity Center -size 270 -pointsize 24 -fill black -annotate +0-14 'Voted #99 mod' -pointsize 20 -fill white -annotate +0+18 'by ZDoom Community' png8:pngs/Strange_Aeons.png&#10;convert background.png -gravity Center -size 270 -pointsize 24 -fill black -annotate +0-14 'Voted #99 mod' -pointsize 20 -fill white -annotate +0+18 'by ZDoom Community' png8:pngs/Sun_Damage_Omen.png&#10;convert background.png -gravity Center -size 270 -pointsize 24 -fill black -annotate +0-14 'Voted #99 mod' -pointsize 20 -fill white -annotate +0+18 'by ZDoom Community' png8:pngs/The_Space_Pirate.png&#10;convert background.png -gravity Center -size 270 -pointsize 24 -fill black -annotate +0-14 'Voted #99 mod' -pointsize 20 -fill white -annotate +0+18 'by ZDoom Community' png8:pngs/Threshold_Of_Pain.png&#10;convert background.png -gravity Center -size 270 -pointsize 24 -fill black -annotate +0-14 'Voted #99 mod' -pointsize 20 -fill white -annotate +0+18 'by ZDoom Community' png8:pngs/TurboCharged_ARCADE!.png&#10;convert background.png -gravity Center -size 270 -pointsize 24 -fill black -annotate +0-14 'Voted #99 mod' -pointsize 20 -fill white -annotate +0+18 'by ZDoom Community' png8:pngs/Ultra_Crispy.png&#10;convert background.png -gravity Center -size 270 -pointsize 24 -fill black -annotate +0-14 'Voted #99 mod' -pointsize 20 -fill white -annotate +0+18 'by ZDoom Community' png8:pngs/Unloved.png&#10;convert background.png -gravity Center -size 270 -pointsize 24 -fill black -annotate +0-14 'Voted #99 mod' -pointsize 20 -fill white -annotate +0+18 'by ZDoom Community' png8:pngs/WolfenDOOM:__Astrostein.png&#10;convert background.png -gravity Center -size 270 -pointsize 24 -fill black -annotate +0-14 'Voted #133 mod' -pointsize 20 -fill white -annotate +0+18 'by ZDoom Community' png8:pngs/007:_Licence_to_Spell_DooM.png&#10;convert background.png -gravity Center -size 270 -pointsize 24 -fill black -annotate +0-14 'Voted #133 mod' -pointsize 20 -fill white -annotate +0+18 'by ZDoom Community' png8:pngs/20_Monsters_Challenge.png&#10;convert background.png -gravity Center -size 270 -pointsize 24 -fill black -annotate +0-14 'Voted #133 mod' -pointsize 20 -fill white -annotate +0+18 'by ZDoom Community' png8:pngs/Accessories_to_Murder.png&#10;convert background.png -gravity Center -size 270 -pointsize 24 -fill black -annotate +0-14 'Voted #133 mod' -pointsize 20 -fill white -annotate +0+18 'by ZDoom Community' png8:pngs/Alfonzone.png&#10;convert background.png -gravity Center -size 270 -pointsize 24 -fill black -annotate +0-14 'Voted #133 mod' -pointsize 20 -fill white -annotate +0+18 'by ZDoom Community' png8:pngs/Aliens:_Colonial_Marines_TC.png&#10;convert background.png -gravity Center -size 270 -pointsize 24 -fill black -annotate +0-14 'Voted #133 mod' -pointsize 20 -fill white -annotate +0+18 'by ZDoom Community' png8:pngs/All_Clear_Message.png&#10;convert background.png -gravity Center -size 270 -pointsize 24 -fill black -annotate +0-14 'Voted #133 mod' -pointsize 20 -fill white -annotate +0+18 'by ZDoom Community' png8:pngs/Banhammer.png&#10;convert background.png -gravity Center -size 270 -pointsize 24 -fill black -annotate +0-14 'Voted #133 mod' -pointsize 20 -fill white -annotate +0+18 'by ZDoom Community' png8:pngs/Brutalkick.png&#10;convert background.png -gravity Center -size 270 -pointsize 24 -fill black -annotate +0-14 'Voted #133 mod' -pointsize 20 -fill white -annotate +0+18 'by ZDoom Community' png8:pngs/Bullet-Eye.png&#10;convert background.png -gravity Center -size 270 -pointsize 24 -fill black -annotate +0-14 'Voted #133 mod' -pointsize 20 -fill white -annotate +0+18 'by ZDoom Community' png8:pngs/Call_of_Dooty.png&#10;convert background.png -gravity Center -size 270 -pointsize 24 -fill black -annotate +0-14 'Voted #133 mod' -pointsize 20 -fill white -annotate +0+18 'by ZDoom Community' png8:pngs/Chosen.png&#10;convert background.png -gravity Center -size 270 -pointsize 24 -fill black -annotate +0-14 'Voted #133 mod' -pointsize 20 -fill white -annotate +0+18 'by ZDoom Community' png8:pngs/Complex_Doom:_LCA.png&#10;convert background.png -gravity Center -size 270 -pointsize 24 -fill black -annotate +0-14 'Voted #133 mod' -pointsize 20 -fill white -annotate +0+18 'by ZDoom Community' png8:pngs/Counter-Strike_Doom:_Martian_Offensive.png&#10;convert background.png -gravity Center -size 270 -pointsize 24 -fill black -annotate +0-14 'Voted #133 mod' -pointsize 20 -fill white -annotate +0+18 'by ZDoom Community' png8:pngs/CustomDoom.png&#10;convert background.png -gravity Center -size 270 -pointsize 24 -fill black -annotate +0-14 'Voted #133 mod' -pointsize 20 -fill white -annotate +0+18 'by ZDoom Community' png8:pngs/Dark_7__with_Mission_Pack_.png&#10;convert background.png -gravity Center -size 270 -pointsize 24 -fill black -annotate +0-14 'Voted #133 mod' -pointsize 20 -fill white -annotate +0+18 'by ZDoom Community' png8:pngs/Dark_Encounters.png&#10;convert background.png -gravity Center -size 270 -pointsize 24 -fill black -annotate +0-14 'Voted #133 mod' -pointsize 20 -fill white -annotate +0+18 'by ZDoom Community' png8:pngs/Demonsteele:_NowThatsWhatICallMIDI.png&#10;convert background.png -gravity Center -size 270 -pointsize 24 -fill black -annotate +0-14 'Voted #133 mod' -pointsize 20 -fill white -annotate +0+18 'by ZDoom Community' png8:pngs/Don-t_play_with_HELL_–_Black_Edition.png&#10;convert background.png -gravity Center -size 270 -pointsize 24 -fill black -annotate +0-14 'Voted #133 mod' -pointsize 20 -fill white -annotate +0+18 'by ZDoom Community' png8:pngs/Doom_2_Minor_Sprite_Fixing_Project.png&#10;convert background.png -gravity Center -size 270 -pointsize 24 -fill black -annotate +0-14 'Voted #133 mod' -pointsize 20 -fill white -annotate +0+18 'by ZDoom Community' png8:pngs/Doom_64__weapons_only_.png&#10;convert background.png -gravity Center -size 270 -pointsize 24 -fill black -annotate +0-14 'Voted #133 mod' -pointsize 20 -fill white -annotate +0+18 'by ZDoom Community' png8:pngs/Doom_Loot_Box_Mod.png&#10;convert background.png -gravity Center -size 270 -pointsize 24 -fill black -annotate +0-14 'Voted #133 mod' -pointsize 20 -fill white -annotate +0+18 'by ZDoom Community' png8:pngs/Eriguns_1.png&#10;convert background.png -gravity Center -size 270 -pointsize 24 -fill black -annotate +0-14 'Voted #133 mod' -pointsize 20 -fill white -annotate +0+18 'by ZDoom Community' png8:pngs/Fading_Corpses_Universal.png&#10;convert background.png -gravity Center -size 270 -pointsize 24 -fill black -annotate +0-14 'Voted #133 mod' -pointsize 20 -fill white -annotate +0+18 'by ZDoom Community' png8:pngs/FamiliarDoom.png&#10;convert background.png -gravity Center -size 270 -pointsize 24 -fill black -annotate +0-14 'Voted #133 mod' -pointsize 20 -fill white -annotate +0+18 'by ZDoom Community' png8:pngs/Footsteps.png&#10;convert background.png -gravity Center -size 270 -pointsize 24 -fill black -annotate +0-14 'Voted #133 mod' -pointsize 20 -fill white -annotate +0+18 'by ZDoom Community' png8:pngs/Ghoul_School_3D.png&#10;convert background.png -gravity Center -size 270 -pointsize 24 -fill black -annotate +0-14 'Voted #133 mod' -pointsize 20 -fill white -annotate +0+18 'by ZDoom Community' png8:pngs/GZSHud.png&#10;convert background.png -gravity Center -size 270 -pointsize 24 -fill black -annotate +0-14 'Voted #133 mod' -pointsize 20 -fill white -annotate +0+18 'by ZDoom Community' png8:pngs/Heretic_Widescreened_HUD.png&#10;convert background.png -gravity Center -size 270 -pointsize 24 -fill black -annotate +0-14 'Voted #133 mod' -pointsize 20 -fill white -annotate +0+18 'by ZDoom Community' png8:pngs/Hexen:_Scourge_of_Viscerus.png&#10;convert background.png -gravity Center -size 270 -pointsize 24 -fill black -annotate +0-14 'Voted #133 mod' -pointsize 20 -fill white -annotate +0+18 'by ZDoom Community' png8:pngs/HeXercise.png&#10;convert background.png -gravity Center -size 270 -pointsize 24 -fill black -annotate +0-14 'Voted #133 mod' -pointsize 20 -fill white -annotate +0+18 'by ZDoom Community' png8:pngs/Highway_to_Hell.png&#10;convert background.png -gravity Center -size 270 -pointsize 24 -fill black -annotate +0-14 'Voted #133 mod' -pointsize 20 -fill white -annotate +0+18 'by ZDoom Community' png8:pngs/Hordes_of_Chaos.png&#10;convert background.png -gravity Center -size 270 -pointsize 24 -fill black -annotate +0-14 'Voted #133 mod' -pointsize 20 -fill white -annotate +0+18 'by ZDoom Community' png8:pngs/HXRTC_Project.png&#10;convert background.png -gravity Center -size 270 -pointsize 24 -fill black -annotate +0-14 'Voted #133 mod' -pointsize 20 -fill white -annotate +0+18 'by ZDoom Community' png8:pngs/Keymaster.png&#10;convert background.png -gravity Center -size 270 -pointsize 24 -fill black -annotate +0-14 'Voted #133 mod' -pointsize 20 -fill white -annotate +0+18 'by ZDoom Community' png8:pngs/Lasting_Light.png&#10;convert background.png -gravity Center -size 270 -pointsize 24 -fill black -annotate +0-14 'Voted #133 mod' -pointsize 20 -fill white -annotate +0+18 'by ZDoom Community' png8:pngs/Lilith.png&#10;convert background.png -gravity Center -size 270 -pointsize 24 -fill black -annotate +0-14 'Voted #133 mod' -pointsize 20 -fill white -annotate +0+18 'by ZDoom Community' png8:pngs/Lizard_Squad.png&#10;convert background.png -gravity Center -size 270 -pointsize 24 -fill black -annotate +0-14 'Voted #133 mod' -pointsize 20 -fill white -annotate +0+18 'by ZDoom Community' png8:pngs/LOST_SOULSPHERE:_Gold_Edition.png&#10;convert background.png -gravity Center -size 270 -pointsize 24 -fill black -annotate +0-14 'Voted #133 mod' -pointsize 20 -fill white -annotate +0+18 'by ZDoom Community' png8:pngs/Lowtech_Remake.png&#10;convert background.png -gravity Center -size 270 -pointsize 24 -fill black -annotate +0-14 'Voted #133 mod' -pointsize 20 -fill white -annotate +0+18 'by ZDoom Community' png8:pngs/MAIS.png&#10;convert background.png -gravity Center -size 270 -pointsize 24 -fill black -annotate +0-14 'Voted #133 mod' -pointsize 20 -fill white -annotate +0+18 'by ZDoom Community' png8:pngs/Megabounce.png&#10;convert background.png -gravity Center -size 270 -pointsize 24 -fill black -annotate +0-14 'Voted #133 mod' -pointsize 20 -fill white -annotate +0+18 'by ZDoom Community' png8:pngs/Metroid:_Dreadnought.png&#10;convert background.png -gravity Center -size 270 -pointsize 24 -fill black -annotate +0-14 'Voted #133 mod' -pointsize 20 -fill white -annotate +0+18 'by ZDoom Community' png8:pngs/Monster_Scouter.png&#10;convert background.png -gravity Center -size 270 -pointsize 24 -fill black -annotate +0-14 'Voted #133 mod' -pointsize 20 -fill white -annotate +0+18 'by ZDoom Community' png8:pngs/Nameless_Lite_RPG_Mod.png&#10;convert background.png -gravity Center -size 270 -pointsize 24 -fill black -annotate +0-14 'Voted #133 mod' -pointsize 20 -fill white -annotate +0+18 'by ZDoom Community' png8:pngs/NC_HUD.png&#10;convert background.png -gravity Center -size 270 -pointsize 24 -fill black -annotate +0-14 'Voted #133 mod' -pointsize 20 -fill white -annotate +0+18 'by ZDoom Community' png8:pngs/njsplash.png&#10;convert background.png -gravity Center -size 270 -pointsize 24 -fill black -annotate +0-14 'Voted #133 mod' -pointsize 20 -fill white -annotate +0+18 'by ZDoom Community' png8:pngs/Paranoid_and_Paranoiac.png&#10;convert background.png -gravity Center -size 270 -pointsize 24 -fill black -annotate +0-14 'Voted #133 mod' -pointsize 20 -fill white -annotate +0+18 'by ZDoom Community' png8:pngs/Perkristan_s_HD_Sounds.png&#10;convert background.png -gravity Center -size 270 -pointsize 24 -fill black -annotate +0-14 'Voted #133 mod' -pointsize 20 -fill white -annotate +0+18 'by ZDoom Community' png8:pngs/Pokémon_Doom.png&#10;convert background.png -gravity Center -size 270 -pointsize 24 -fill black -annotate +0-14 'Voted #133 mod' -pointsize 20 -fill white -annotate +0+18 'by ZDoom Community' png8:pngs/Project_Ironclad.png&#10;convert background.png -gravity Center -size 270 -pointsize 24 -fill black -annotate +0-14 'Voted #133 mod' -pointsize 20 -fill white -annotate +0+18 'by ZDoom Community' png8:pngs/QUAKE:_Descent_into_Heresy.png&#10;convert background.png -gravity Center -size 270 -pointsize 24 -fill black -annotate +0-14 'Voted #133 mod' -pointsize 20 -fill white -annotate +0+18 'by ZDoom Community' png8:pngs/Real_Guns_Hardcore.png&#10;convert background.png -gravity Center -size 270 -pointsize 24 -fill black -annotate +0-14 'Voted #133 mod' -pointsize 20 -fill white -annotate +0+18 'by ZDoom Community' png8:pngs/Realm_of_Cheogsh.png&#10;convert background.png -gravity Center -size 270 -pointsize 24 -fill black -annotate +0-14 'Voted #133 mod' -pointsize 20 -fill white -annotate +0+18 'by ZDoom Community' png8:pngs/Reikall_s_Voxels.png&#10;convert background.png -gravity Center -size 270 -pointsize 24 -fill black -annotate +0-14 'Voted #133 mod' -pointsize 20 -fill white -annotate +0+18 'by ZDoom Community' png8:pngs/Run_For_It!.png&#10;convert background.png -gravity Center -size 270 -pointsize 24 -fill black -annotate +0-14 'Voted #133 mod' -pointsize 20 -fill white -annotate +0+18 'by ZDoom Community' png8:pngs/SBrightmaps.png&#10;convert background.png -gravity Center -size 270 -pointsize 24 -fill black -annotate +0-14 'Voted #133 mod' -pointsize 20 -fill white -annotate +0+18 'by ZDoom Community' png8:pngs/Simple_Mirrored_Monsters.png&#10;convert background.png -gravity Center -size 270 -pointsize 24 -fill black -annotate +0-14 'Voted #133 mod' -pointsize 20 -fill white -annotate +0+18 'by ZDoom Community' png8:pngs/Smooth_fluids.png&#10;convert background.png -gravity Center -size 270 -pointsize 24 -fill black -annotate +0-14 'Voted #133 mod' -pointsize 20 -fill white -annotate +0+18 'by ZDoom Community' png8:pngs/Sound_Caulking.png&#10;convert background.png -gravity Center -size 270 -pointsize 24 -fill black -annotate +0-14 'Voted #133 mod' -pointsize 20 -fill white -annotate +0+18 'by ZDoom Community' png8:pngs/Splatterhouse_3D.png&#10;convert background.png -gravity Center -size 270 -pointsize 24 -fill black -annotate +0-14 'Voted #133 mod' -pointsize 20 -fill white -annotate +0+18 'by ZDoom Community' png8:pngs/StatsKeeper.png&#10;convert background.png -gravity Center -size 270 -pointsize 24 -fill black -annotate +0-14 'Voted #133 mod' -pointsize 20 -fill white -annotate +0+18 'by ZDoom Community' png8:pngs/TGRDM3__Morgenstern_.png&#10;convert background.png -gravity Center -size 270 -pointsize 24 -fill black -annotate +0-14 'Voted #133 mod' -pointsize 20 -fill white -annotate +0+18 'by ZDoom Community' png8:pngs/The_City_of_The_Damned_:_Apocalypse.png&#10;convert background.png -gravity Center -size 270 -pointsize 24 -fill black -annotate +0-14 'Voted #133 mod' -pointsize 20 -fill white -annotate +0+18 'by ZDoom Community' png8:pngs/The_Trooper.png&#10;convert background.png -gravity Center -size 270 -pointsize 24 -fill black -annotate +0-14 'Voted #133 mod' -pointsize 20 -fill white -annotate +0+18 'by ZDoom Community' png8:pngs/Tilt++.png&#10;convert background.png -gravity Center -size 270 -pointsize 24 -fill black -annotate +0-14 'Voted #133 mod' -pointsize 20 -fill white -annotate +0+18 'by ZDoom Community' png8:pngs/Tomtefars_Extension.png&#10;convert background.png -gravity Center -size 270 -pointsize 24 -fill black -annotate +0-14 'Voted #133 mod' -pointsize 20 -fill white -annotate +0+18 'by ZDoom Community' png8:pngs/Town_Infection:_The_Flooding.png&#10;convert background.png -gravity Center -size 270 -pointsize 24 -fill black -annotate +0-14 'Voted #133 mod' -pointsize 20 -fill white -annotate +0+18 'by ZDoom Community' png8:pngs/WARDUST_heretic_Sprites.png&#10;convert background.png -gravity Center -size 270 -pointsize 24 -fill black -annotate +0-14 'Voted #133 mod' -pointsize 20 -fill white -annotate +0+18 'by ZDoom Community' png8:pngs/Wolfenstein_3D_TC.png&#10;convert background.png -gravity Center -size 270 -pointsize 24 -fill black -annotate +0-14 'Voted #133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High_Noon_Drifter.png</text:p>
            <text:p>convert background.png -gravity Center -size 270 -pointsize 24 -fill black -annotate +0-14 'Voted #4 mod' -pointsize 20 -fill white -annotate +0+18 'by ZDoom Community' png8:pngs/Russian_Overkill.png</text:p>
            <text:p>convert background.png -gravity Center -size 270 -pointsize 24 -fill black -annotate +0-14 'Voted #6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Project_MSX.png</text:p>
            <text:p>convert background.png -gravity Center -size 270 -pointsize 24 -fill black -annotate +0-14 'Voted #8 mod' -pointsize 20 -fill white -annotate +0+18 'by ZDoom Community' png8:pngs/GMOTA.png</text:p>
            <text:p>convert background.png -gravity Center -size 270 -pointsize 24 -fill black -annotate +0-14 'Voted #8 mod' -pointsize 20 -fill white -annotate +0+18 'by ZDoom Community' png8:pngs/Samsara.png</text:p>
            <text:p>convert background.png -gravity Center -size 270 -pointsize 24 -fill black -annotate +0-14 'Voted #10 mod' -pointsize 20 -fill white -annotate +0+18 'by ZDoom Community' png8:pngs/Netronian_Chaos.png</text:p>
            <text:p>convert background.png -gravity Center -size 270 -pointsize 24 -fill black -annotate +0-14 'Voted #10 mod' -pointsize 20 -fill white -annotate +0+18 'by ZDoom Community' png8:pngs/Quake_Champions:_Doom_Edition.png</text:p>
            <text:p>convert background.png -gravity Center -size 270 -pointsize 24 -fill black -annotate +0-14 'Voted #12 mod' -pointsize 20 -fill white -annotate +0+18 'by ZDoom Community' png8:pngs/Colourful_Hell.png</text:p>
            <text:p>convert background.png -gravity Center -size 270 -pointsize 24 -fill black -annotate +0-14 'Voted #12 mod' -pointsize 20 -fill white -annotate +0+18 'by ZDoom Community' png8:pngs/Death_Foretold__D4T_.png</text:p>
            <text:p>convert background.png -gravity Center -size 270 -pointsize 24 -fill black -annotate +0-14 'Voted #14 mod' -pointsize 20 -fill white -annotate +0+18 'by ZDoom Community' png8:pngs/The_Adventures_of_Square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6 mod' -pointsize 20 -fill white -annotate +0+18 'by ZDoom Community' png8:pngs/Blade_of_Agony.png</text:p>
            <text:p>convert background.png -gravity Center -size 270 -pointsize 24 -fill black -annotate +0-14 'Voted #16 mod' -pointsize 20 -fill white -annotate +0+18 'by ZDoom Community' png8:pngs/Final_Doomer.png</text:p>
            <text:p>convert background.png -gravity Center -size 270 -pointsize 24 -fill black -annotate +0-14 'Voted #18 mod' -pointsize 20 -fill white -annotate +0+18 'by ZDoom Community' png8:pngs/Demonsteele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Touhou_Doom.png</text:p>
            <text:p>convert background.png -gravity Center -size 270 -pointsize 24 -fill black -annotate +0-14 'Voted #21 mod' -pointsize 20 -fill white -annotate +0+18 'by ZDoom Community' png8:pngs/La_Tailor_Girl.png</text:p>
            <text:p>convert background.png -gravity Center -size 270 -pointsize 24 -fill black -annotate +0-14 'Voted #21 mod' -pointsize 20 -fill white -annotate +0+18 'by ZDoom Community' png8:pngs/Psychic.png</text:p>
            <text:p>convert background.png -gravity Center -size 270 -pointsize 24 -fill black -annotate +0-14 'Voted #23 mod' -pointsize 20 -fill white -annotate +0+18 'by ZDoom Community' png8:pngs/Reelism.png</text:p>
            <text:p>convert background.png -gravity Center -size 270 -pointsize 24 -fill black -annotate +0-14 'Voted #24 mod' -pointsize 20 -fill white -annotate +0+18 'by ZDoom Community' png8:pngs/Doom_RPG.png</text:p>
            <text:p>convert background.png -gravity Center -size 270 -pointsize 24 -fill black -annotate +0-14 'Voted #25 mod' -pointsize 20 -fill white -annotate +0+18 'by ZDoom Community' png8:pngs/LegenDoom.png</text:p>
            <text:p>convert background.png -gravity Center -size 270 -pointsize 24 -fill black -annotate +0-14 'Voted #25 mod' -pointsize 20 -fill white -annotate +0+18 'by ZDoom Community' png8:pngs/Urban_Brawl:_Action_Doom_2.png</text:p>
            <text:p>convert background.png -gravity Center -size 270 -pointsize 24 -fill black -annotate +0-14 'Voted #27 mod' -pointsize 20 -fill white -annotate +0+18 'by ZDoom Community' png8:pngs/D4D.png</text:p>
            <text:p>convert background.png -gravity Center -size 270 -pointsize 24 -fill black -annotate +0-14 'Voted #27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Kriegsland:_Blutorden.png</text:p>
            <text:p>convert background.png -gravity Center -size 270 -pointsize 24 -fill black -annotate +0-14 'Voted #30 mod' -pointsize 20 -fill white -annotate +0+18 'by ZDoom Community' png8:pngs/Zen_Dynamics.png</text:p>
            <text:p>convert background.png -gravity Center -size 270 -pointsize 24 -fill black -annotate +0-14 'Voted #31 mod' -pointsize 20 -fill white -annotate +0+18 'by ZDoom Community' png8:pngs/Ashes_2063_TC.png</text:p>
            <text:p>convert background.png -gravity Center -size 270 -pointsize 24 -fill black -annotate +0-14 'Voted #31 mod' -pointsize 20 -fill white -annotate +0+18 'by ZDoom Community' png8:pngs/MetaDoom.png</text:p>
            <text:p>convert background.png -gravity Center -size 270 -pointsize 24 -fill black -annotate +0-14 'Voted #33 mod' -pointsize 20 -fill white -annotate +0+18 'by ZDoom Community' png8:pngs/Doom:_The_Golden_Souls_2.png</text:p>
            <text:p>convert background.png -gravity Center -size 270 -pointsize 24 -fill black -annotate +0-14 'Voted #33 mod' -pointsize 20 -fill white -annotate +0+18 'by ZDoom Community' png8:pngs/ouch_m_2:_abort_m.png</text:p>
            <text:p>convert background.png -gravity Center -size 270 -pointsize 24 -fill black -annotate +0-14 'Voted #35 mod' -pointsize 20 -fill white -annotate +0+18 'by ZDoom Community' png8:pngs/Brutal_Doom.png</text:p>
            <text:p>convert background.png -gravity Center -size 270 -pointsize 24 -fill black -annotate +0-14 'Voted #35 mod' -pointsize 20 -fill white -annotate +0+18 'by ZDoom Community' png8:pngs/Legacy_of_Suffering.png</text:p>
            <text:p>convert background.png -gravity Center -size 270 -pointsize 24 -fill black -annotate +0-14 'Voted #35 mod' -pointsize 20 -fill white -annotate +0+18 'by ZDoom Community' png8:pngs/Lithium.png</text:p>
            <text:p>convert background.png -gravity Center -size 270 -pointsize 24 -fill black -annotate +0-14 'Voted #35 mod' -pointsize 20 -fill white -annotate +0+18 'by ZDoom Community' png8:pngs/PlayStation_Doom_TC.png</text:p>
            <text:p>convert background.png -gravity Center -size 270 -pointsize 24 -fill black -annotate +0-14 'Voted #39 mod' -pointsize 20 -fill white -annotate +0+18 'by ZDoom Community' png8:pngs/Beautiful_Doom.png</text:p>
            <text:p>convert background.png -gravity Center -size 270 -pointsize 24 -fill black -annotate +0-14 'Voted #39 mod' -pointsize 20 -fill white -annotate +0+18 'by ZDoom Community' png8:pngs/Doom_Incarnate.png</text:p>
            <text:p>convert background.png -gravity Center -size 270 -pointsize 24 -fill black -annotate +0-14 'Voted #39 mod' -pointsize 20 -fill white -annotate +0+18 'by ZDoom Community' png8:pngs/Rise_Of_The_Wool_Ball.png</text:p>
            <text:p>convert background.png -gravity Center -size 270 -pointsize 24 -fill black -annotate +0-14 'Voted #39 mod' -pointsize 20 -fill white -annotate +0+18 'by ZDoom Community' png8:pngs/The_Ghoul_s_Forest_3.png</text:p>
            <text:p>convert background.png -gravity Center -size 270 -pointsize 24 -fill black -annotate +0-14 'Voted #39 mod' -pointsize 20 -fill white -annotate +0+18 'by ZDoom Community' png8:pngs/Wrath_of_Cronos_RPG.png</text:p>
            <text:p>convert background.png -gravity Center -size 270 -pointsize 24 -fill black -annotate +0-14 'Voted #39 mod' -pointsize 20 -fill white -annotate +0+18 'by ZDoom Community' png8:pngs/WW-Cola3.png</text:p>
            <text:p>convert background.png -gravity Center -size 270 -pointsize 24 -fill black -annotate +0-14 'Voted #45 mod' -pointsize 20 -fill white -annotate +0+18 'by ZDoom Community' png8:pngs/AEons_Of_Death.png</text:p>
            <text:p>convert background.png -gravity Center -size 270 -pointsize 24 -fill black -annotate +0-14 'Voted #45 mod' -pointsize 20 -fill white -annotate +0+18 'by ZDoom Community' png8:pngs/Daytime_Drama.png</text:p>
            <text:p>convert background.png -gravity Center -size 270 -pointsize 24 -fill black -annotate +0-14 'Voted #45 mod' -pointsize 20 -fill white -annotate +0+18 'by ZDoom Community' png8:pngs/DTS-T.png</text:p>
            <text:p>convert background.png -gravity Center -size 270 -pointsize 24 -fill black -annotate +0-14 'Voted #45 mod' -pointsize 20 -fill white -annotate +0+18 'by ZDoom Community' png8:pngs/JohnnyDoom.png</text:p>
            <text:p>convert background.png -gravity Center -size 270 -pointsize 24 -fill black -annotate +0-14 'Voted #45 mod' -pointsize 20 -fill white -annotate +0+18 'by ZDoom Community' png8:pngs/Project_Einherjar.png</text:p>
            <text:p>convert background.png -gravity Center -size 270 -pointsize 24 -fill black -annotate +0-14 'Voted #45 mod' -pointsize 20 -fill white -annotate +0+18 'by ZDoom Community' png8:pngs/Shadow_Of_The_Wool_Ball.png</text:p>
            <text:p>convert background.png -gravity Center -size 270 -pointsize 24 -fill black -annotate +0-14 'Voted #45 mod' -pointsize 20 -fill white -annotate +0+18 'by ZDoom Community' png8:pngs/The_Inquisitor_III.png</text:p>
            <text:p>convert background.png -gravity Center -size 270 -pointsize 24 -fill black -annotate +0-14 'Voted #45 mod' -pointsize 20 -fill white -annotate +0+18 'by ZDoom Community' png8:pngs/The_Ultimate_Torment_and_Torture.png</text:p>
            <text:p>convert background.png -gravity Center -size 270 -pointsize 24 -fill black -annotate +0-14 'Voted #45 mod' -pointsize 20 -fill white -annotate +0+18 'by ZDoom Community' png8:pngs/Zero_Tolerance.png</text:p>
            <text:p>convert background.png -gravity Center -size 270 -pointsize 24 -fill black -annotate +0-14 'Voted #54 mod' -pointsize 20 -fill white -annotate +0+18 'by ZDoom Community' png8:pngs/Aracnocide.png</text:p>
            <text:p>convert background.png -gravity Center -size 270 -pointsize 24 -fill black -annotate +0-14 'Voted #54 mod' -pointsize 20 -fill white -annotate +0+18 'by ZDoom Community' png8:pngs/Doom_64:_Retribution.png</text:p>
            <text:p>convert background.png -gravity Center -size 270 -pointsize 24 -fill black -annotate +0-14 'Voted #54 mod' -pointsize 20 -fill white -annotate +0+18 'by ZDoom Community' png8:pngs/Doom_Delta.png</text:p>
            <text:p>convert background.png -gravity Center -size 270 -pointsize 24 -fill black -annotate +0-14 'Voted #54 mod' -pointsize 20 -fill white -annotate +0+18 'by ZDoom Community' png8:pngs/Doom:_The_Golden_Souls.png</text:p>
            <text:p>convert background.png -gravity Center -size 270 -pointsize 24 -fill black -annotate +0-14 'Voted #54 mod' -pointsize 20 -fill white -annotate +0+18 'by ZDoom Community' png8:pngs/Faspons.png</text:p>
            <text:p>convert background.png -gravity Center -size 270 -pointsize 24 -fill black -annotate +0-14 'Voted #54 mod' -pointsize 20 -fill white -annotate +0+18 'by ZDoom Community' png8:pngs/Happy_Time_Circus_][.png</text:p>
            <text:p>convert background.png -gravity Center -size 270 -pointsize 24 -fill black -annotate +0-14 'Voted #54 mod' -pointsize 20 -fill white -annotate +0+18 'by ZDoom Community' png8:pngs/Hunter’s_Moon.png</text:p>
            <text:p>convert background.png -gravity Center -size 270 -pointsize 24 -fill black -annotate +0-14 'Voted #54 mod' -pointsize 20 -fill white -annotate +0+18 'by ZDoom Community' png8:pngs/Nazis!.png</text:p>
            <text:p>convert background.png -gravity Center -size 270 -pointsize 24 -fill black -annotate +0-14 'Voted #54 mod' -pointsize 20 -fill white -annotate +0+18 'by ZDoom Community' png8:pngs/Project_Brutality.png</text:p>
            <text:p>convert background.png -gravity Center -size 270 -pointsize 24 -fill black -annotate +0-14 'Voted #54 mod' -pointsize 20 -fill white -annotate +0+18 'by ZDoom Community' png8:pngs/RTC-3057_Hub_1.png</text:p>
            <text:p>convert background.png -gravity Center -size 270 -pointsize 24 -fill black -annotate +0-14 'Voted #54 mod' -pointsize 20 -fill white -annotate +0+18 'by ZDoom Community' png8:pngs/S.U.P.E.R_Natural.png</text:p>
            <text:p>convert background.png -gravity Center -size 270 -pointsize 24 -fill black -annotate +0-14 'Voted #54 mod' -pointsize 20 -fill white -annotate +0+18 'by ZDoom Community' png8:pngs/Shades_of_Doom.png</text:p>
            <text:p>convert background.png -gravity Center -size 270 -pointsize 24 -fill black -annotate +0-14 'Voted #54 mod' -pointsize 20 -fill white -annotate +0+18 'by ZDoom Community' png8:pngs/Stronghold:_On_the_Edge_of_Chaos.png</text:p>
            <text:p>convert background.png -gravity Center -size 270 -pointsize 24 -fill black -annotate +0-14 'Voted #54 mod' -pointsize 20 -fill white -annotate +0+18 'by ZDoom Community' png8:pngs/Terrorists!.png</text:p>
            <text:p>convert background.png -gravity Center -size 270 -pointsize 24 -fill black -annotate +0-14 'Voted #54 mod' -pointsize 20 -fill white -annotate +0+18 'by ZDoom Community' png8:pngs/The_Soldier_Z.png</text:p>
            <text:p>convert background.png -gravity Center -size 270 -pointsize 24 -fill black -annotate +0-14 'Voted #54 mod' -pointsize 20 -fill white -annotate +0+18 'by ZDoom Community' png8:pngs/Weapons_of_Saturn.png</text:p>
            <text:p>convert background.png -gravity Center -size 270 -pointsize 24 -fill black -annotate +0-14 'Voted #54 mod' -pointsize 20 -fill white -annotate +0+18 'by ZDoom Community' png8:pngs/Who_Dun_It.png</text:p>
            <text:p>convert background.png -gravity Center -size 270 -pointsize 24 -fill black -annotate +0-14 'Voted #71 mod' -pointsize 20 -fill white -annotate +0+18 'by ZDoom Community' png8:pngs/10x.png</text:p>
            <text:p>convert background.png -gravity Center -size 270 -pointsize 24 -fill black -annotate +0-14 'Voted #71 mod' -pointsize 20 -fill white -annotate +0+18 'by ZDoom Community' png8:pngs/Action_Doom.png</text:p>
            <text:p>convert background.png -gravity Center -size 270 -pointsize 24 -fill black -annotate +0-14 'Voted #71 mod' -pointsize 20 -fill white -annotate +0+18 'by ZDoom Community' png8:pngs/BGPA_Missions_Liberation.png</text:p>
            <text:p>convert background.png -gravity Center -size 270 -pointsize 24 -fill black -annotate +0-14 'Voted #71 mod' -pointsize 20 -fill white -annotate +0+18 'by ZDoom Community' png8:pngs/Demon_Eclipse.png</text:p>
            <text:p>convert background.png -gravity Center -size 270 -pointsize 24 -fill black -annotate +0-14 'Voted #71 mod' -pointsize 20 -fill white -annotate +0+18 'by ZDoom Community' png8:pngs/Hocusdoom.png</text:p>
            <text:p>convert background.png -gravity Center -size 270 -pointsize 24 -fill black -annotate +0-14 'Voted #71 mod' -pointsize 20 -fill white -annotate +0+18 'by ZDoom Community' png8:pngs/Juvenile_Power_Fantasy.png</text:p>
            <text:p>convert background.png -gravity Center -size 270 -pointsize 24 -fill black -annotate +0-14 'Voted #71 mod' -pointsize 20 -fill white -annotate +0+18 'by ZDoom Community' png8:pngs/Serpent_Resurrection.png</text:p>
            <text:p>convert background.png -gravity Center -size 270 -pointsize 24 -fill black -annotate +0-14 'Voted #71 mod' -pointsize 20 -fill white -annotate +0+18 'by ZDoom Community' png8:pngs/Shut_up_and_Bleed.png</text:p>
            <text:p>convert background.png -gravity Center -size 270 -pointsize 24 -fill black -annotate +0-14 'Voted #71 mod' -pointsize 20 -fill white -annotate +0+18 'by ZDoom Community' png8:pngs/Soundless_Mound.png</text:p>
            <text:p>convert background.png -gravity Center -size 270 -pointsize 24 -fill black -annotate +0-14 'Voted #71 mod' -pointsize 20 -fill white -annotate +0+18 'by ZDoom Community' png8:pngs/SpriteShadow.png</text:p>
            <text:p>convert background.png -gravity Center -size 270 -pointsize 24 -fill black -annotate +0-14 'Voted #71 mod' -pointsize 20 -fill white -annotate +0+18 'by ZDoom Community' png8:pngs/Waterlab_GZD.png</text:p>
            <text:p>convert background.png -gravity Center -size 270 -pointsize 24 -fill black -annotate +0-14 'Voted #82 mod' -pointsize 20 -fill white -annotate +0+18 'by ZDoom Community' png8:pngs/Alandoguns.png</text:p>
            <text:p>convert background.png -gravity Center -size 270 -pointsize 24 -fill black -annotate +0-14 'Voted #82 mod' -pointsize 20 -fill white -annotate +0+18 'by ZDoom Community' png8:pngs/Argent.png</text:p>
            <text:p>convert background.png -gravity Center -size 270 -pointsize 24 -fill black -annotate +0-14 'Voted #82 mod' -pointsize 20 -fill white -annotate +0+18 'by ZDoom Community' png8:pngs/Bullet-Eye.png</text:p>
            <text:p>convert background.png -gravity Center -size 270 -pointsize 24 -fill black -annotate +0-14 'Voted #82 mod' -pointsize 20 -fill white -annotate +0+18 'by ZDoom Community' png8:pngs/Burl_Tumd.png</text:p>
            <text:p>convert background.png -gravity Center -size 270 -pointsize 24 -fill black -annotate +0-14 'Voted #82 mod' -pointsize 20 -fill white -annotate +0+18 'by ZDoom Community' png8:pngs/Cold_as_Hell.png</text:p>
            <text:p>convert background.png -gravity Center -size 270 -pointsize 24 -fill black -annotate +0-14 'Voted #82 mod' -pointsize 20 -fill white -annotate +0+18 'by ZDoom Community' png8:pngs/Diaz:_Last_Hours_of_Purity.png</text:p>
            <text:p>convert background.png -gravity Center -size 270 -pointsize 24 -fill black -annotate +0-14 'Voted #82 mod' -pointsize 20 -fill white -annotate +0+18 'by ZDoom Community' png8:pngs/Droplets:_Simulated_Blood.png</text:p>
            <text:p>convert background.png -gravity Center -size 270 -pointsize 24 -fill black -annotate +0-14 'Voted #82 mod' -pointsize 20 -fill white -annotate +0+18 'by ZDoom Community' png8:pngs/Factotum.png</text:p>
            <text:p>convert background.png -gravity Center -size 270 -pointsize 24 -fill black -annotate +0-14 'Voted #82 mod' -pointsize 20 -fill white -annotate +0+18 'by ZDoom Community' png8:pngs/Happy_Time_Circus.png</text:p>
            <text:p>convert background.png -gravity Center -size 270 -pointsize 24 -fill black -annotate +0-14 'Voted #82 mod' -pointsize 20 -fill white -annotate +0+18 'by ZDoom Community' png8:pngs/Jimmy’s_Jukebox.png</text:p>
            <text:p>convert background.png -gravity Center -size 270 -pointsize 24 -fill black -annotate +0-14 'Voted #82 mod' -pointsize 20 -fill white -annotate +0+18 'by ZDoom Community' png8:pngs/Redux_E2M4.png</text:p>
            <text:p>convert background.png -gravity Center -size 270 -pointsize 24 -fill black -annotate +0-14 'Voted #82 mod' -pointsize 20 -fill white -annotate +0+18 'by ZDoom Community' png8:pngs/scalliano_s_667_Shuffle.png</text:p>
            <text:p>convert background.png -gravity Center -size 270 -pointsize 24 -fill black -annotate +0-14 'Voted #82 mod' -pointsize 20 -fill white -annotate +0+18 'by ZDoom Community' png8:pngs/Super_Sonic_DooM.png</text:p>
            <text:p>convert background.png -gravity Center -size 270 -pointsize 24 -fill black -annotate +0-14 'Voted #82 mod' -pointsize 20 -fill white -annotate +0+18 'by ZDoom Community' png8:pngs/The_Ultimate_Simpsons_Doom_.png</text:p>
            <text:p>convert background.png -gravity Center -size 270 -pointsize 24 -fill black -annotate +0-14 'Voted #82 mod' -pointsize 20 -fill white -annotate +0+18 'by ZDoom Community' png8:pngs/Void.png</text:p>
            <text:p>convert background.png -gravity Center -size 270 -pointsize 24 -fill black -annotate +0-14 'Voted #82 mod' -pointsize 20 -fill white -annotate +0+18 'by ZDoom Community' png8:pngs/WolfenDOOM:_Operation:_Arctic_Wolf.png</text:p>
            <text:p>convert background.png -gravity Center -size 270 -pointsize 24 -fill black -annotate +0-14 'Voted #82 mod' -pointsize 20 -fill white -annotate +0+18 'by ZDoom Community' png8:pngs/ZBlood+.png</text:p>
            <text:p>convert background.png -gravity Center -size 270 -pointsize 24 -fill black -annotate +0-14 'Voted #99 mod' -pointsize 20 -fill white -annotate +0+18 'by ZDoom Community' png8:pngs/Aetherius.png</text:p>
            <text:p>convert background.png -gravity Center -size 270 -pointsize 24 -fill black -annotate +0-14 'Voted #99 mod' -pointsize 20 -fill white -annotate +0+18 'by ZDoom Community' png8:pngs/BlackWarrior.png</text:p>
            <text:p>convert background.png -gravity Center -size 270 -pointsize 24 -fill black -annotate +0-14 'Voted #99 mod' -pointsize 20 -fill white -annotate +0+18 'by ZDoom Community' png8:pngs/Castlevania_-_Simon_s_Destiny.png</text:p>
            <text:p>convert background.png -gravity Center -size 270 -pointsize 24 -fill black -annotate +0-14 'Voted #99 mod' -pointsize 20 -fill white -annotate +0+18 'by ZDoom Community' png8:pngs/Champions.png</text:p>
            <text:p>convert background.png -gravity Center -size 270 -pointsize 24 -fill black -annotate +0-14 'Voted #99 mod' -pointsize 20 -fill white -annotate +0+18 'by ZDoom Community' png8:pngs/Complex_Doom.png</text:p>
            <text:p>convert background.png -gravity Center -size 270 -pointsize 24 -fill black -annotate +0-14 'Voted #99 mod' -pointsize 20 -fill white -annotate +0+18 'by ZDoom Community' png8:pngs/Consolation_Prize:_The_PSX_Doom_TC.png</text:p>
            <text:p>convert background.png -gravity Center -size 270 -pointsize 24 -fill black -annotate +0-14 'Voted #99 mod' -pointsize 20 -fill white -annotate +0+18 'by ZDoom Community' png8:pngs/Crossfire.png</text:p>
            <text:p>convert background.png -gravity Center -size 270 -pointsize 24 -fill black -annotate +0-14 'Voted #99 mod' -pointsize 20 -fill white -annotate +0+18 'by ZDoom Community' png8:pngs/Cyberrunner.png</text:p>
            <text:p>convert background.png -gravity Center -size 270 -pointsize 24 -fill black -annotate +0-14 'Voted #99 mod' -pointsize 20 -fill white -annotate +0+18 'by ZDoom Community' png8:pngs/DamNums.png</text:p>
            <text:p>convert background.png -gravity Center -size 270 -pointsize 24 -fill black -annotate +0-14 'Voted #99 mod' -pointsize 20 -fill white -annotate +0+18 'by ZDoom Community' png8:pngs/Dead_Marine.png</text:p>
            <text:p>convert background.png -gravity Center -size 270 -pointsize 24 -fill black -annotate +0-14 'Voted #99 mod' -pointsize 20 -fill white -annotate +0+18 'by ZDoom Community' png8:pngs/dead.air.png</text:p>
            <text:p>convert background.png -gravity Center -size 270 -pointsize 24 -fill black -annotate +0-14 'Voted #99 mod' -pointsize 20 -fill white -annotate +0+18 'by ZDoom Community' png8:pngs/Demon_CounterStrike.png</text:p>
            <text:p>convert background.png -gravity Center -size 270 -pointsize 24 -fill black -annotate +0-14 'Voted #99 mod' -pointsize 20 -fill white -annotate +0+18 'by ZDoom Community' png8:pngs/Eriguns_2.png</text:p>
            <text:p>convert background.png -gravity Center -size 270 -pointsize 24 -fill black -annotate +0-14 'Voted #99 mod' -pointsize 20 -fill white -annotate +0+18 'by ZDoom Community' png8:pngs/Error:_Doom.png</text:p>
            <text:p>convert background.png -gravity Center -size 270 -pointsize 24 -fill black -annotate +0-14 'Voted #99 mod' -pointsize 20 -fill white -annotate +0+18 'by ZDoom Community' png8:pngs/Final_NeoDoom.png</text:p>
            <text:p>convert background.png -gravity Center -size 270 -pointsize 24 -fill black -annotate +0-14 'Voted #99 mod' -pointsize 20 -fill white -annotate +0+18 'by ZDoom Community' png8:pngs/FragTrak.png</text:p>
            <text:p>convert background.png -gravity Center -size 270 -pointsize 24 -fill black -annotate +0-14 'Voted #99 mod' -pointsize 20 -fill white -annotate +0+18 'by ZDoom Community' png8:pngs/Gene-Tech:_Before_the_Storm.png</text:p>
            <text:p>convert background.png -gravity Center -size 270 -pointsize 24 -fill black -annotate +0-14 'Voted #99 mod' -pointsize 20 -fill white -annotate +0+18 'by ZDoom Community' png8:pngs/Heretical_Doom.png</text:p>
            <text:p>convert background.png -gravity Center -size 270 -pointsize 24 -fill black -annotate +0-14 'Voted #99 mod' -pointsize 20 -fill white -annotate +0+18 'by ZDoom Community' png8:pngs/HeXeReTiC_Fantasy.png</text:p>
            <text:p>convert background.png -gravity Center -size 270 -pointsize 24 -fill black -annotate +0-14 'Voted #99 mod' -pointsize 20 -fill white -annotate +0+18 'by ZDoom Community' png8:pngs/Insanity_s_Requiem.png</text:p>
            <text:p>convert background.png -gravity Center -size 270 -pointsize 24 -fill black -annotate +0-14 'Voted #99 mod' -pointsize 20 -fill white -annotate +0+18 'by ZDoom Community' png8:pngs/MassMouth_2.png</text:p>
            <text:p>convert background.png -gravity Center -size 270 -pointsize 24 -fill black -annotate +0-14 'Voted #99 mod' -pointsize 20 -fill white -annotate +0+18 'by ZDoom Community' png8:pngs/Nash_s_Gore_Mod.png</text:p>
            <text:p>convert background.png -gravity Center -size 270 -pointsize 24 -fill black -annotate +0-14 'Voted #99 mod' -pointsize 20 -fill white -annotate +0+18 'by ZDoom Community' png8:pngs/Queen_s_Crusade.png</text:p>
            <text:p>convert background.png -gravity Center -size 270 -pointsize 24 -fill black -annotate +0-14 'Voted #99 mod' -pointsize 20 -fill white -annotate +0+18 'by ZDoom Community' png8:pngs/Skulldash.png</text:p>
            <text:p>convert background.png -gravity Center -size 270 -pointsize 24 -fill black -annotate +0-14 'Voted #99 mod' -pointsize 20 -fill white -annotate +0+18 'by ZDoom Community' png8:pngs/Smooth_Doom.png</text:p>
            <text:p>convert background.png -gravity Center -size 270 -pointsize 24 -fill black -annotate +0-14 'Voted #99 mod' -pointsize 20 -fill white -annotate +0+18 'by ZDoom Community' png8:pngs/Sneaky_Doom.png</text:p>
            <text:p>convert background.png -gravity Center -size 270 -pointsize 24 -fill black -annotate +0-14 'Voted #99 mod' -pointsize 20 -fill white -annotate +0+18 'by ZDoom Community' png8:pngs/Strange_Aeons.png</text:p>
            <text:p>convert background.png -gravity Center -size 270 -pointsize 24 -fill black -annotate +0-14 'Voted #99 mod' -pointsize 20 -fill white -annotate +0+18 'by ZDoom Community' png8:pngs/Sun_Damage_Omen.png</text:p>
            <text:p>convert background.png -gravity Center -size 270 -pointsize 24 -fill black -annotate +0-14 'Voted #99 mod' -pointsize 20 -fill white -annotate +0+18 'by ZDoom Community' png8:pngs/The_Space_Pirate.png</text:p>
            <text:p>convert background.png -gravity Center -size 270 -pointsize 24 -fill black -annotate +0-14 'Voted #99 mod' -pointsize 20 -fill white -annotate +0+18 'by ZDoom Community' png8:pngs/Threshold_Of_Pain.png</text:p>
            <text:p>convert background.png -gravity Center -size 270 -pointsize 24 -fill black -annotate +0-14 'Voted #99 mod' -pointsize 20 -fill white -annotate +0+18 'by ZDoom Community' png8:pngs/TurboCharged_ARCADE!.png</text:p>
            <text:p>convert background.png -gravity Center -size 270 -pointsize 24 -fill black -annotate +0-14 'Voted #99 mod' -pointsize 20 -fill white -annotate +0+18 'by ZDoom Community' png8:pngs/Ultra_Crispy.png</text:p>
            <text:p>convert background.png -gravity Center -size 270 -pointsize 24 -fill black -annotate +0-14 'Voted #99 mod' -pointsize 20 -fill white -annotate +0+18 'by ZDoom Community' png8:pngs/Unloved.png</text:p>
            <text:p>convert background.png -gravity Center -size 270 -pointsize 24 -fill black -annotate +0-14 'Voted #99 mod' -pointsize 20 -fill white -annotate +0+18 'by ZDoom Community' png8:pngs/WolfenDOOM:__Astrostein.png</text:p>
            <text:p>convert background.png -gravity Center -size 270 -pointsize 24 -fill black -annotate +0-14 'Voted #133 mod' -pointsize 20 -fill white -annotate +0+18 'by ZDoom Community' png8:pngs/007:_Licence_to_Spell_DooM.png</text:p>
            <text:p>convert background.png -gravity Center -size 270 -pointsize 24 -fill black -annotate +0-14 'Voted #133 mod' -pointsize 20 -fill white -annotate +0+18 'by ZDoom Community' png8:pngs/20_Monsters_Challenge.png</text:p>
            <text:p>convert background.png -gravity Center -size 270 -pointsize 24 -fill black -annotate +0-14 'Voted #133 mod' -pointsize 20 -fill white -annotate +0+18 'by ZDoom Community' png8:pngs/Accessories_to_Murder.png</text:p>
            <text:p>convert background.png -gravity Center -size 270 -pointsize 24 -fill black -annotate +0-14 'Voted #133 mod' -pointsize 20 -fill white -annotate +0+18 'by ZDoom Community' png8:pngs/Alfonzone.png</text:p>
            <text:p>convert background.png -gravity Center -size 270 -pointsize 24 -fill black -annotate +0-14 'Voted #133 mod' -pointsize 20 -fill white -annotate +0+18 'by ZDoom Community' png8:pngs/Aliens:_Colonial_Marines_TC.png</text:p>
            <text:p>convert background.png -gravity Center -size 270 -pointsize 24 -fill black -annotate +0-14 'Voted #133 mod' -pointsize 20 -fill white -annotate +0+18 'by ZDoom Community' png8:pngs/All_Clear_Message.png</text:p>
            <text:p>convert background.png -gravity Center -size 270 -pointsize 24 -fill black -annotate +0-14 'Voted #133 mod' -pointsize 20 -fill white -annotate +0+18 'by ZDoom Community' png8:pngs/Banhammer.png</text:p>
            <text:p>convert background.png -gravity Center -size 270 -pointsize 24 -fill black -annotate +0-14 'Voted #133 mod' -pointsize 20 -fill white -annotate +0+18 'by ZDoom Community' png8:pngs/Brutalkick.png</text:p>
            <text:p>convert background.png -gravity Center -size 270 -pointsize 24 -fill black -annotate +0-14 'Voted #133 mod' -pointsize 20 -fill white -annotate +0+18 'by ZDoom Community' png8:pngs/Bullet-Eye.png</text:p>
            <text:p>convert background.png -gravity Center -size 270 -pointsize 24 -fill black -annotate +0-14 'Voted #133 mod' -pointsize 20 -fill white -annotate +0+18 'by ZDoom Community' png8:pngs/Call_of_Dooty.png</text:p>
            <text:p>convert background.png -gravity Center -size 270 -pointsize 24 -fill black -annotate +0-14 'Voted #133 mod' -pointsize 20 -fill white -annotate +0+18 'by ZDoom Community' png8:pngs/Chosen.png</text:p>
            <text:p>convert background.png -gravity Center -size 270 -pointsize 24 -fill black -annotate +0-14 'Voted #133 mod' -pointsize 20 -fill white -annotate +0+18 'by ZDoom Community' png8:pngs/Complex_Doom:_LCA.png</text:p>
            <text:p>convert background.png -gravity Center -size 270 -pointsize 24 -fill black -annotate +0-14 'Voted #133 mod' -pointsize 20 -fill white -annotate +0+18 'by ZDoom Community' png8:pngs/Counter-Strike_Doom:_Martian_Offensive.png</text:p>
            <text:p>convert background.png -gravity Center -size 270 -pointsize 24 -fill black -annotate +0-14 'Voted #133 mod' -pointsize 20 -fill white -annotate +0+18 'by ZDoom Community' png8:pngs/CustomDoom.png</text:p>
            <text:p>convert background.png -gravity Center -size 270 -pointsize 24 -fill black -annotate +0-14 'Voted #133 mod' -pointsize 20 -fill white -annotate +0+18 'by ZDoom Community' png8:pngs/Dark_7__with_Mission_Pack_.png</text:p>
            <text:p>convert background.png -gravity Center -size 270 -pointsize 24 -fill black -annotate +0-14 'Voted #133 mod' -pointsize 20 -fill white -annotate +0+18 'by ZDoom Community' png8:pngs/Dark_Encounters.png</text:p>
            <text:p>convert background.png -gravity Center -size 270 -pointsize 24 -fill black -annotate +0-14 'Voted #133 mod' -pointsize 20 -fill white -annotate +0+18 'by ZDoom Community' png8:pngs/Demonsteele:_NowThatsWhatICallMIDI.png</text:p>
            <text:p>convert background.png -gravity Center -size 270 -pointsize 24 -fill black -annotate +0-14 'Voted #133 mod' -pointsize 20 -fill white -annotate +0+18 'by ZDoom Community' png8:pngs/Don-t_play_with_HELL_–_Black_Edition.png</text:p>
            <text:p>convert background.png -gravity Center -size 270 -pointsize 24 -fill black -annotate +0-14 'Voted #133 mod' -pointsize 20 -fill white -annotate +0+18 'by ZDoom Community' png8:pngs/Doom_2_Minor_Sprite_Fixing_Project.png</text:p>
            <text:p>convert background.png -gravity Center -size 270 -pointsize 24 -fill black -annotate +0-14 'Voted #133 mod' -pointsize 20 -fill white -annotate +0+18 'by ZDoom Community' png8:pngs/Doom_64__weapons_only_.png</text:p>
            <text:p>convert background.png -gravity Center -size 270 -pointsize 24 -fill black -annotate +0-14 'Voted #133 mod' -pointsize 20 -fill white -annotate +0+18 'by ZDoom Community' png8:pngs/Doom_Loot_Box_Mod.png</text:p>
            <text:p>convert background.png -gravity Center -size 270 -pointsize 24 -fill black -annotate +0-14 'Voted #133 mod' -pointsize 20 -fill white -annotate +0+18 'by ZDoom Community' png8:pngs/Eriguns_1.png</text:p>
            <text:p>convert background.png -gravity Center -size 270 -pointsize 24 -fill black -annotate +0-14 'Voted #133 mod' -pointsize 20 -fill white -annotate +0+18 'by ZDoom Community' png8:pngs/Fading_Corpses_Universal.png</text:p>
            <text:p>convert background.png -gravity Center -size 270 -pointsize 24 -fill black -annotate +0-14 'Voted #133 mod' -pointsize 20 -fill white -annotate +0+18 'by ZDoom Community' png8:pngs/FamiliarDoom.png</text:p>
            <text:p>convert background.png -gravity Center -size 270 -pointsize 24 -fill black -annotate +0-14 'Voted #133 mod' -pointsize 20 -fill white -annotate +0+18 'by ZDoom Community' png8:pngs/Footsteps.png</text:p>
            <text:p>convert background.png -gravity Center -size 270 -pointsize 24 -fill black -annotate +0-14 'Voted #133 mod' -pointsize 20 -fill white -annotate +0+18 'by ZDoom Community' png8:pngs/Ghoul_School_3D.png</text:p>
            <text:p>convert background.png -gravity Center -size 270 -pointsize 24 -fill black -annotate +0-14 'Voted #133 mod' -pointsize 20 -fill white -annotate +0+18 'by ZDoom Community' png8:pngs/GZSHud.png</text:p>
            <text:p>convert background.png -gravity Center -size 270 -pointsize 24 -fill black -annotate +0-14 'Voted #133 mod' -pointsize 20 -fill white -annotate +0+18 'by ZDoom Community' png8:pngs/Heretic_Widescreened_HUD.png</text:p>
            <text:p>convert background.png -gravity Center -size 270 -pointsize 24 -fill black -annotate +0-14 'Voted #133 mod' -pointsize 20 -fill white -annotate +0+18 'by ZDoom Community' png8:pngs/Hexen:_Scourge_of_Viscerus.png</text:p>
            <text:p>convert background.png -gravity Center -size 270 -pointsize 24 -fill black -annotate +0-14 'Voted #133 mod' -pointsize 20 -fill white -annotate +0+18 'by ZDoom Community' png8:pngs/HeXercise.png</text:p>
            <text:p>convert background.png -gravity Center -size 270 -pointsize 24 -fill black -annotate +0-14 'Voted #133 mod' -pointsize 20 -fill white -annotate +0+18 'by ZDoom Community' png8:pngs/Highway_to_Hell.png</text:p>
            <text:p>convert background.png -gravity Center -size 270 -pointsize 24 -fill black -annotate +0-14 'Voted #133 mod' -pointsize 20 -fill white -annotate +0+18 'by ZDoom Community' png8:pngs/Hordes_of_Chaos.png</text:p>
            <text:p>convert background.png -gravity Center -size 270 -pointsize 24 -fill black -annotate +0-14 'Voted #133 mod' -pointsize 20 -fill white -annotate +0+18 'by ZDoom Community' png8:pngs/HXRTC_Project.png</text:p>
            <text:p>convert background.png -gravity Center -size 270 -pointsize 24 -fill black -annotate +0-14 'Voted #133 mod' -pointsize 20 -fill white -annotate +0+18 'by ZDoom Community' png8:pngs/Keymaster.png</text:p>
            <text:p>convert background.png -gravity Center -size 270 -pointsize 24 -fill black -annotate +0-14 'Voted #133 mod' -pointsize 20 -fill white -annotate +0+18 'by ZDoom Community' png8:pngs/Lasting_Light.png</text:p>
            <text:p>convert background.png -gravity Center -size 270 -pointsize 24 -fill black -annotate +0-14 'Voted #133 mod' -pointsize 20 -fill white -annotate +0+18 'by ZDoom Community' png8:pngs/Lilith.png</text:p>
            <text:p>convert background.png -gravity Center -size 270 -pointsize 24 -fill black -annotate +0-14 'Voted #133 mod' -pointsize 20 -fill white -annotate +0+18 'by ZDoom Community' png8:pngs/Lizard_Squad.png</text:p>
            <text:p>convert background.png -gravity Center -size 270 -pointsize 24 -fill black -annotate +0-14 'Voted #133 mod' -pointsize 20 -fill white -annotate +0+18 'by ZDoom Community' png8:pngs/LOST_SOULSPHERE:_Gold_Edition.png</text:p>
            <text:p>convert background.png -gravity Center -size 270 -pointsize 24 -fill black -annotate +0-14 'Voted #133 mod' -pointsize 20 -fill white -annotate +0+18 'by ZDoom Community' png8:pngs/Lowtech_Remake.png</text:p>
            <text:p>convert background.png -gravity Center -size 270 -pointsize 24 -fill black -annotate +0-14 'Voted #133 mod' -pointsize 20 -fill white -annotate +0+18 'by ZDoom Community' png8:pngs/MAIS.png</text:p>
            <text:p>convert background.png -gravity Center -size 270 -pointsize 24 -fill black -annotate +0-14 'Voted #133 mod' -pointsize 20 -fill white -annotate +0+18 'by ZDoom Community' png8:pngs/Megabounce.png</text:p>
            <text:p>convert background.png -gravity Center -size 270 -pointsize 24 -fill black -annotate +0-14 'Voted #133 mod' -pointsize 20 -fill white -annotate +0+18 'by ZDoom Community' png8:pngs/Metroid:_Dreadnought.png</text:p>
            <text:p>convert background.png -gravity Center -size 270 -pointsize 24 -fill black -annotate +0-14 'Voted #133 mod' -pointsize 20 -fill white -annotate +0+18 'by ZDoom Community' png8:pngs/Monster_Scouter.png</text:p>
            <text:p>convert background.png -gravity Center -size 270 -pointsize 24 -fill black -annotate +0-14 'Voted #133 mod' -pointsize 20 -fill white -annotate +0+18 'by ZDoom Community' png8:pngs/Nameless_Lite_RPG_Mod.png</text:p>
            <text:p>convert background.png -gravity Center -size 270 -pointsize 24 -fill black -annotate +0-14 'Voted #133 mod' -pointsize 20 -fill white -annotate +0+18 'by ZDoom Community' png8:pngs/NC_HUD.png</text:p>
            <text:p>convert background.png -gravity Center -size 270 -pointsize 24 -fill black -annotate +0-14 'Voted #133 mod' -pointsize 20 -fill white -annotate +0+18 'by ZDoom Community' png8:pngs/njsplash.png</text:p>
            <text:p>convert background.png -gravity Center -size 270 -pointsize 24 -fill black -annotate +0-14 'Voted #133 mod' -pointsize 20 -fill white -annotate +0+18 'by ZDoom Community' png8:pngs/Paranoid_and_Paranoiac.png</text:p>
            <text:p>convert background.png -gravity Center -size 270 -pointsize 24 -fill black -annotate +0-14 'Voted #133 mod' -pointsize 20 -fill white -annotate +0+18 'by ZDoom Community' png8:pngs/Perkristan_s_HD_Sounds.png</text:p>
            <text:p>convert background.png -gravity Center -size 270 -pointsize 24 -fill black -annotate +0-14 'Voted #133 mod' -pointsize 20 -fill white -annotate +0+18 'by ZDoom Community' png8:pngs/Pokémon_Doom.png</text:p>
            <text:p>convert background.png -gravity Center -size 270 -pointsize 24 -fill black -annotate +0-14 'Voted #133 mod' -pointsize 20 -fill white -annotate +0+18 'by ZDoom Community' png8:pngs/Project_Ironclad.png</text:p>
            <text:p>convert background.png -gravity Center -size 270 -pointsize 24 -fill black -annotate +0-14 'Voted #133 mod' -pointsize 20 -fill white -annotate +0+18 'by ZDoom Community' png8:pngs/QUAKE:_Descent_into_Heresy.png</text:p>
            <text:p>convert background.png -gravity Center -size 270 -pointsize 24 -fill black -annotate +0-14 'Voted #133 mod' -pointsize 20 -fill white -annotate +0+18 'by ZDoom Community' png8:pngs/Real_Guns_Hardcore.png</text:p>
            <text:p>convert background.png -gravity Center -size 270 -pointsize 24 -fill black -annotate +0-14 'Voted #133 mod' -pointsize 20 -fill white -annotate +0+18 'by ZDoom Community' png8:pngs/Realm_of_Cheogsh.png</text:p>
            <text:p>convert background.png -gravity Center -size 270 -pointsize 24 -fill black -annotate +0-14 'Voted #133 mod' -pointsize 20 -fill white -annotate +0+18 'by ZDoom Community' png8:pngs/Reikall_s_Voxels.png</text:p>
            <text:p>convert background.png -gravity Center -size 270 -pointsize 24 -fill black -annotate +0-14 'Voted #133 mod' -pointsize 20 -fill white -annotate +0+18 'by ZDoom Community' png8:pngs/Run_For_It!.png</text:p>
            <text:p>convert background.png -gravity Center -size 270 -pointsize 24 -fill black -annotate +0-14 'Voted #133 mod' -pointsize 20 -fill white -annotate +0+18 'by ZDoom Community' png8:pngs/SBrightmaps.png</text:p>
            <text:p>convert background.png -gravity Center -size 270 -pointsize 24 -fill black -annotate +0-14 'Voted #133 mod' -pointsize 20 -fill white -annotate +0+18 'by ZDoom Community' png8:pngs/Simple_Mirrored_Monsters.png</text:p>
            <text:p>convert background.png -gravity Center -size 270 -pointsize 24 -fill black -annotate +0-14 'Voted #133 mod' -pointsize 20 -fill white -annotate +0+18 'by ZDoom Community' png8:pngs/Smooth_fluids.png</text:p>
            <text:p>convert background.png -gravity Center -size 270 -pointsize 24 -fill black -annotate +0-14 'Voted #133 mod' -pointsize 20 -fill white -annotate +0+18 'by ZDoom Community' png8:pngs/Sound_Caulking.png</text:p>
            <text:p>convert background.png -gravity Center -size 270 -pointsize 24 -fill black -annotate +0-14 'Voted #133 mod' -pointsize 20 -fill white -annotate +0+18 'by ZDoom Community' png8:pngs/Splatterhouse_3D.png</text:p>
            <text:p>convert background.png -gravity Center -size 270 -pointsize 24 -fill black -annotate +0-14 'Voted #133 mod' -pointsize 20 -fill white -annotate +0+18 'by ZDoom Community' png8:pngs/StatsKeeper.png</text:p>
            <text:p>convert background.png -gravity Center -size 270 -pointsize 24 -fill black -annotate +0-14 'Voted #133 mod' -pointsize 20 -fill white -annotate +0+18 'by ZDoom Community' png8:pngs/TGRDM3__Morgenstern_.png</text:p>
            <text:p>convert background.png -gravity Center -size 270 -pointsize 24 -fill black -annotate +0-14 'Voted #133 mod' -pointsize 20 -fill white -annotate +0+18 'by ZDoom Community' png8:pngs/The_City_of_The_Damned_:_Apocalypse.png</text:p>
            <text:p>convert background.png -gravity Center -size 270 -pointsize 24 -fill black -annotate +0-14 'Voted #133 mod' -pointsize 20 -fill white -annotate +0+18 'by ZDoom Community' png8:pngs/The_Trooper.png</text:p>
            <text:p>convert background.png -gravity Center -size 270 -pointsize 24 -fill black -annotate +0-14 'Voted #133 mod' -pointsize 20 -fill white -annotate +0+18 'by ZDoom Community' png8:pngs/Tilt++.png</text:p>
            <text:p>convert background.png -gravity Center -size 270 -pointsize 24 -fill black -annotate +0-14 'Voted #133 mod' -pointsize 20 -fill white -annotate +0+18 'by ZDoom Community' png8:pngs/Tomtefars_Extension.png</text:p>
            <text:p>convert background.png -gravity Center -size 270 -pointsize 24 -fill black -annotate +0-14 'Voted #133 mod' -pointsize 20 -fill white -annotate +0+18 'by ZDoom Community' png8:pngs/Town_Infection:_The_Flooding.png</text:p>
            <text:p>convert background.png -gravity Center -size 270 -pointsize 24 -fill black -annotate +0-14 'Voted #133 mod' -pointsize 20 -fill white -annotate +0+18 'by ZDoom Community' png8:pngs/WARDUST_heretic_Sprites.png</text:p>
            <text:p>convert background.png -gravity Center -size 270 -pointsize 24 -fill black -annotate +0-14 'Voted #133 mod' -pointsize 20 -fill white -annotate +0+18 'by ZDoom Community' png8:pngs/Wolfenstein_3D_TC.png</text:p>
            <text:p>convert background.png -gravity Center -size 270 -pointsize 24 -fill black -annotate +0-14 'Voted #133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35[/b]: [size=85]Brohnesorge: 4, Shi No Hime: 2, ZippeyKeys12: 4, HaraSwift: 1, Somagu: 1,  TheNightATK300: 1, kadu522: 2, ZikShadow: 1, D3athStalker: 4, erni945: 5, GeneralDelphox: 3, QuakedoomNukem Cz: 1, Rowsol: 5, IdiotBitz: 1[/size]]" calcext:value-type="string">
            <text:p>[b]3. [url=https://forum.zdoom.org/viewtopic.php?f=43&amp;t=37066#p703762]Guncaster[/url][/b] [[b]35[/b]: [size=85]Brohnesorge: 4, Shi No Hime: 2, ZippeyKeys12: 4, HaraSwift: 1, Somagu: 1, <text:s/>TheNightATK300: 1, kadu522: 2, ZikShadow: 1, D3athStalker: 4, erni945: 5, GeneralDelphox: 3, QuakedoomNukem Cz: 1, Rowsol: 5, IdiotBitz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" calcext:value-type="string">
            <text:p>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High_Noon_Drifter.png" calcext:value-type="string">
            <text:p>convert background.png -gravity Center -size 270 -pointsize 24 -fill black -annotate +0-14 'Voted #4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4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Russian_Overkill.png" calcext:value-type="string">
            <text:p>convert background.png -gravity Center -size 270 -pointsize 24 -fill black -annotate +0-14 'Voted #4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" calcext:value-type="string">
            <text:p>[b]6. [url=https://forum.zdoom.org/viewtopic.php?f=43&amp;t=47494#p805770]The Trailblazer[/url][/b] [[b]30[/b]: [size=85]m8f: 1, Matt: 2, Hege Cactus: 1, lud: 1, ZikShadow: 1, Cyanide: 1, D3athStalker: 2, erni945: 4, insightguy: 3, sycspysycspy: 5, Ikazu-san: 2, Rowsol: 5, AlphaEnt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The_Trailblazer.png" calcext:value-type="string">
            <text:p>convert background.png -gravity Center -size 270 -pointsize 24 -fill black -annotate +0-14 'Voted #6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t=25836#p492521]Project MSX[/url][/b] [[b]29[/b]: [size=85]Marisa Kirisame: 4, Combine_Kegan: 2, TerminusEst13: 4, wildweasel: 2, ibm5155: 4, Somagu: 1, Azba: 1, Eric_: 5, sycspysycspy: 4, AlphaEnt: 2[/size]]" calcext:value-type="string">
            <text:p>[b]7. [url=https://forum.zdoom.org/viewtopic.php?t=25836#p492521]Project MSX[/url][/b] [[b]29[/b]: [size=85]Marisa Kirisame: 4, Combine_Kegan: 2, TerminusEst13: 4, wildweasel: 2, ibm5155: 4, Somagu: 1, Azba: 1, Eric_: 5, sycspysycspy: 4, AlphaEnt: 2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Project_MSX.png" calcext:value-type="string">
            <text:p>convert background.png -gravity Center -size 270 -pointsize 24 -fill black -annotate +0-14 'Voted #7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8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GMOTA.png" calcext:value-type="string">
            <text:p>convert background.png -gravity Center -size 270 -pointsize 24 -fill black -annotate +0-14 'Voted #8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8. [url=https://forum.zdoom.org/viewtopic.php?t=51771#p902709]Samsara[/url][/b] [[b]26[/b]: [size=85]Matt: 3, Combine_Kegan: 3, Untitled: 5, Turbo: 3, Crazy Toni: 2, Cyanide: 1, GeneralDelphox: 1, Revae: 5, Hellser: 3[/size]]" calcext:value-type="string">
            <text:p>[b]8. [url=https://forum.zdoom.org/viewtopic.php?t=51771#p902709]Samsara[/url][/b] [[b]26[/b]: [size=85]Matt: 3, Combine_Kegan: 3, Untitled: 5, Turbo: 3, Crazy Toni: 2, Cyanide: 1, GeneralDelphox: 1, Revae: 5, Hellser: 3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Samsara.png" calcext:value-type="string">
            <text:p>convert background.png -gravity Center -size 270 -pointsize 24 -fill black -annotate +0-14 'Voted #8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7964#p1019776]Netronian Chaos[/url][/b] [[b]25[/b]: [size=85]TerminusEst13: 2, DrPyspy: 3, phantombeta: 5,  TheNightATK300: 2, PlayerLin: 5, Turbo: 2, TheLightBad96: 2, Vostyok: 3, lizardcommando: 1[/size]]" calcext:value-type="string">
            <text:p>[b]10. [url=https://forum.zdoom.org/viewtopic.php?f=43&amp;t=57964#p1019776]Netronian Chaos[/url][/b] [[b]25[/b]: [size=85]TerminusEst13: 2, DrPyspy: 3, phantombeta: 5, <text:s/>TheNightATK300: 2, PlayerLin: 5, Turbo: 2, TheLightBad96: 2, Vostyok: 3, lizardcommando: 1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Netronian_Chaos.png" calcext:value-type="string">
            <text:p>convert background.png -gravity Center -size 270 -pointsize 24 -fill black -annotate +0-14 'Voted #10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0. [url=https://forum.zdoom.org/viewtopic.php?f=43&amp;t=57716#p1016051]Quake Champions: Doom Edition[/url][/b] [[b]25[/b]: [size=85] TheNightATK300: 3, Cyanide: 1, D3athStalker: 2, Apaul27 : 1, DoodGuy: 5, JDSH98: 3, SunPraiser: 5, The_Abysswalker: 5[/size]]" calcext:value-type="string">
            <text:p>[b]10. [url=https://forum.zdoom.org/viewtopic.php?f=43&amp;t=57716#p1016051]Quake Champions: Doom Edition[/url][/b] [[b]25[/b]: [size=85] TheNightATK300: 3, Cyanide: 1, D3athStalker: 2, Apaul27 : 1, DoodGuy: 5, JDSH98: 3, SunPraiser: 5, The_Abysswalker: 5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Quake_Champions:_Doom_Edition.png" calcext:value-type="string">
            <text:p>convert background.png -gravity Center -size 270 -pointsize 24 -fill black -annotate +0-14 'Voted #10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47980#p818030]Colourful Hell[/url][/b] [[b]24[/b]: [size=85]Brohnesorge: 3, Shadelight: 2, Shi No Hime: 2, Marisa Kirisame: 3, HaraSwift: 3, Somagu: 2, lud: 4, 4thcharacter: 3, D3athStalker: 1, Rowsol: 1[/size]]" calcext:value-type="string">
            <text:p>[b]12. [url=https://forum.zdoom.org/viewtopic.php?f=43&amp;t=47980#p818030]Colourful Hell[/url][/b] [[b]24[/b]: [size=85]Brohnesorge: 3, Shadelight: 2, Shi No Hime: 2, Marisa Kirisame: 3, HaraSwift: 3, Somagu: 2, lud: 4, 4thcharacter: 3, D3athStalker: 1, Rowsol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Colourful_Hell.png" calcext:value-type="string">
            <text:p>convert background.png -gravity Center -size 270 -pointsize 24 -fill black -annotate +0-14 'Voted #12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2. [url=https://forum.zdoom.org/viewtopic.php?t=54750#p965349]Death Foretold (D4T)[/url][/b] [[b]24[/b]: [size=85] TheNightATK300: 2, D3athStalker: 2, insightguy: 3, DoodGuy: 4, JDSH98: 5, AlphaEnt: 2, SunPraiser: 3, The_Abysswalker: 3[/size]]" calcext:value-type="string">
            <text:p>[b]12. [url=https://forum.zdoom.org/viewtopic.php?t=54750#p965349]Death Foretold (D4T)[/url][/b] [[b]24[/b]: [size=85] TheNightATK300: 2, D3athStalker: 2, insightguy: 3, DoodGuy: 4, JDSH98: 5, AlphaEnt: 2, SunPraiser: 3, The_Abysswalker: 3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Death_Foretold__D4T_.png" calcext:value-type="string">
            <text:p>convert background.png -gravity Center -size 270 -pointsize 24 -fill black -annotate +0-14 'Voted #12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://adventuresofsquare.com/]The Adventures of Square[/url][/b] [[b]23[/b]: [size=85]Combine_Kegan: 3, ZippeyKeys12: 4, TriMetall: 1, Bigger C: 2, TheLightBad96: 2, Revae: 3, QuakedoomNukem Cz: 1, AlphaEnt: 2, Vostyok: 5[/size]]" calcext:value-type="string">
            <text:p>[b]14. [url=http://adventuresofsquare.com/]The Adventures of Square[/url][/b] [[b]23[/b]: [size=85]Combine_Kegan: 3, ZippeyKeys12: 4, TriMetall: 1, Bigger C: 2, TheLightBad96: 2, Revae: 3, QuakedoomNukem Cz: 1, AlphaEnt: 2, Vostyok: 5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The_Adventures_of_Square.png" calcext:value-type="string">
            <text:p>convert background.png -gravity Center -size 270 -pointsize 24 -fill black -annotate +0-14 'Voted #14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t=29304#p557222]Winter's Fury[/url][/b] [[b]23[/b]: [size=85]Rachael: 1, Shadelight: 3, Jaxxoon R: 3, insightguy: 2, Zcat: 3, Zan: 4, QuakedoomNukem Cz: 1, Solmir : 4, SunPraiser: 2[/size]]" calcext:value-type="string">
            <text:p>[b]14. [url=https://forum.zdoom.org/viewtopic.php?t=29304#p557222]Winter's Fury[/url][/b] [[b]23[/b]: [size=85]Rachael: 1, Shadelight: 3, Jaxxoon R: 3, insightguy: 2, Zcat: 3, Zan: 4, QuakedoomNukem Cz: 1, Solmir : 4, SunPraiser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6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Blade_of_Agony.png" calcext:value-type="string">
            <text:p>convert background.png -gravity Center -size 270 -pointsize 24 -fill black -annotate +0-14 'Voted #16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" calcext:value-type="string">
            <text:p>[b]16. [url=https://forum.zdoom.org/viewtopic.php?f=43&amp;t=55061#p973066]Final Doomer[/url][/b] [[b]21[/b]: [size=85]m8f: 1, Shi No Hime: 2, Marisa Kirisame: 1, Untitled: 1, lil'devil: 1, TriMetall: 3, 4thcharacter: 2, Turbo: 2, Cyanide: 1, Hellser: 2, QuakedoomNukem Cz: 1, Ikazu-san: 2, wolfmanfp: 1, Vostyok: 1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Final_Doomer.png" calcext:value-type="string">
            <text:p>convert background.png -gravity Center -size 270 -pointsize 24 -fill black -annotate +0-14 'Voted #16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t=46787#p786254]Demonsteele[/url][/b] [[b]20[/b]: [size=85]Untitled: 4, Azba: 1, Eric_: 3, Zcat: 5, TheMightyHeracross: 3, sycspysycspy: 3, Ikazu-san: 1[/size]]" calcext:value-type="string">
            <text:p>[b]18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Demonsteele.png" calcext:value-type="string">
            <text:p>convert background.png -gravity Center -size 270 -pointsize 24 -fill black -annotate +0-14 'Voted #18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s://forum.zdoom.org/viewtopic.php?f=43&amp;t=53867#p947413]Hearts of Demons - BARON[/url][/b] [[b]20[/b]: [size=85]leodoom85: 1, Shadelight: 4, Shi No Hime: 1, HaraSwift: 5, Somagu: 1, kadu522: 3, lud: 5[/size]]" calcext:value-type="string">
            <text:p>[b]18. [url=https://forum.zdoom.org/viewtopic.php?f=43&amp;t=53867#p947413]Hearts of Demons - BARON[/url][/b] [[b]20[/b]: [size=85]leodoom85: 1, Shadelight: 4, Shi No Hime: 1, HaraSwift: 5, Somagu: 1, kadu522: 3, lud: 5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t=57817#p1017445]Touhou Doom[/url][/b] [[b]19[/b]: [size=85]ZikShadow: 3, Master Medi: 5, GeneralDelphox: 5, dard22: 4, insightguy: 2[/size]]" calcext:value-type="string">
            <text:p>[b]20. [url=https://forum.zdoom.org/viewtopic.php?t=57817#p1017445]Touhou Doom[/url][/b] [[b]19[/b]: [size=85]ZikShadow: 3, Master Medi: 5, GeneralDelphox: 5, dard22: 4, insightguy: 2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Touhou_Doom.png" calcext:value-type="string">
            <text:p>convert background.png -gravity Center -size 270 -pointsize 24 -fill black -annotate +0-14 'Voted #20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1. [url=https://forum.zdoom.org/viewtopic.php?f=43&amp;t=58343#p1025452]La Tailor Girl[/url][/b] [[b]18[/b]: [size=85]leodoom85: 1, Rachael: 1, Marisa Kirisame: 3, Somagu: 1, lud: 3, 4thcharacter: 1, PlayerLin: 1, insightguy: 2, eharper256: 2, QuakedoomNukem Cz: 1, SunPraiser: 2[/size]]" calcext:value-type="string">
            <text:p>[b]21. [url=https://forum.zdoom.org/viewtopic.php?f=43&amp;t=58343#p1025452]La Tailor Girl[/url][/b] [[b]18[/b]: [size=85]leodoom85: 1, Rachael: 1, Marisa Kirisame: 3, Somagu: 1, lud: 3, 4thcharacter: 1, PlayerLin: 1, insightguy: 2, eharper256: 2, QuakedoomNukem Cz: 1, SunPraiser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La_Tailor_Girl.png" calcext:value-type="string">
            <text:p>convert background.png -gravity Center -size 270 -pointsize 24 -fill black -annotate +0-14 'Voted #21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1. [url=https://forum.zdoom.org/viewtopic.php?f=19&amp;t=21681#p426527]Psychic[/url][/b] [[b]18[/b]: [size=85]TerminusEst13: 5, phantombeta: 2, Somagu: 1, Marrub: 5, Crazy Toni: 2, Tapwave: 3[/size]]" calcext:value-type="string">
            <text:p>[b]21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Psychic.png" calcext:value-type="string">
            <text:p>convert background.png -gravity Center -size 270 -pointsize 24 -fill black -annotate +0-14 'Voted #21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www.thekinsie.com/reelism/]Reelism[/url][/b] [[b]17[/b]: [size=85]Matt: 1, Marisa Kirisame: 1, Untitled: 3, undeadmonk354: 1, Beed28: 2, Hege Cactus: 2, TriMetall: 1, Captain J: 2, Crazy Toni: 2, QuakedoomNukem Cz: 1, IdiotBitz: 1[/size]]" calcext:value-type="string">
            <text:p>[b]23. [url=http://www.thekinsie.com/reelism/]Reelism[/url][/b] [[b]17[/b]: [size=85]Matt: 1, Marisa Kirisame: 1, Untitled: 3, undeadmonk354: 1, Beed28: 2, Hege Cactus: 2, TriMetall: 1, Captain J: 2, Crazy Toni: 2, QuakedoomNukem Cz: 1, IdiotBitz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Reelism.png" calcext:value-type="string">
            <text:p>convert background.png -gravity Center -size 270 -pointsize 24 -fill black -annotate +0-14 'Voted #23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19&amp;t=33292#p630099]Doom RPG[/url][/b] [[b]16[/b]: [size=85]kadu522: 3, ZikShadow: 1, Sumwunn: 5, Marrub: 2, Master Medi: 3, Ikazu-san: 2[/size]]" calcext:value-type="string">
            <text:p>[b]24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RPG.png" calcext:value-type="string">
            <text:p>convert background.png -gravity Center -size 270 -pointsize 24 -fill black -annotate +0-14 'Voted #24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forum.zdoom.org/viewtopic.php?f=43&amp;t=51035#p888249]LegenDoom[/url][/b] [[b]15[/b]: [size=85]Hege Cactus: 3, lud: 2, 4thcharacter: 3, ZikShadow: 1, Sumwunn: 3, Crazy Toni: 2, IdiotBitz: 1[/size]]" calcext:value-type="string">
            <text:p>[b]25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LegenDoom.png" calcext:value-type="string">
            <text:p>convert background.png -gravity Center -size 270 -pointsize 24 -fill black -annotate +0-14 'Voted #25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5. [url=http://action.mancubus.net/ad2free.htm]Urban Brawl: Action Doom 2[/url][/b] [[b]15[/b]: [size=85]DrPyspy: 3, wildweasel: 4, Captain J: 1, PlayerLin: 1, dard22: 5, QuakedoomNukem Cz: 1[/size]]" calcext:value-type="string">
            <text:p>[b]25. [url=http://action.mancubus.net/ad2free.htm]Urban Brawl: Action Doom 2[/url][/b] [[b]15[/b]: [size=85]DrPyspy: 3, wildweasel: 4, Captain J: 1, PlayerLin: 1, dard22: 5, QuakedoomNukem Cz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Urban_Brawl:_Action_Doom_2.png" calcext:value-type="string">
            <text:p>convert background.png -gravity Center -size 270 -pointsize 24 -fill black -annotate +0-14 'Voted #25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4843#p967174]D4D[/url][/b] [[b]14[/b]: [size=85]Caligari87: 3, Shi No Hime: 2, ZippeyKeys12: 1, GAA1992: 1, Beed28: 3, GeneralDelphox: 3, Rowsol: 1[/size]]" calcext:value-type="string">
            <text:p>[b]27. [url=https://forum.zdoom.org/viewtopic.php?f=43&amp;t=54843#p967174]D4D[/url][/b] [[b]14[/b]: [size=85]Caligari87: 3, Shi No Hime: 2, ZippeyKeys12: 1, GAA1992: 1, Beed28: 3, GeneralDelphox: 3, Rowsol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D4D.png" calcext:value-type="string">
            <text:p>convert background.png -gravity Center -size 270 -pointsize 24 -fill black -annotate +0-14 'Voted #27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t=32674#p618450]Pirate Doom[/url][/b] [[b]14[/b]: [size=85]Combine_Kegan: 4, undeadmonk354: 5, Zcat: 4, Ravick: 1[/size]]" calcext:value-type="string">
            <text:p>[b]27. [url=https://forum.zdoom.org/viewtopic.php?t=32674#p618450]Pirate Doom[/url][/b] [[b]14[/b]: [size=85]Combine_Kegan: 4, undeadmonk354: 5, Zcat: 4, Ravick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Pirate_Doom.png" calcext:value-type="string">
            <text:p>convert background.png -gravity Center -size 270 -pointsize 24 -fill black -annotate +0-14 'Voted #27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29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Kriegsland:_Blutorden.png" calcext:value-type="string">
            <text:p>convert background.png -gravity Center -size 270 -pointsize 24 -fill black -annotate +0-14 'Voted #2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www.doomworld.com/idgames/levels/doom2/Ports/v-z/zendyn_x]Zen Dynamics[/url][/b] [[b]11[/b]: [size=85]TerminusEst13: 1, Captain J: 5, Crazy Toni: 2, Tapwave: 3[/size]]" calcext:value-type="string">
            <text:p>[b]30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Zen_Dynamics.png" calcext:value-type="string">
            <text:p>convert background.png -gravity Center -size 270 -pointsize 24 -fill black -annotate +0-14 'Voted #30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19&amp;t=47573#p807968]Ashes 2063 TC[/url][/b] [[b]10[/b]: [size=85]Olroda: 2, Bigger C: 3, TheLightBad96: 2, The_Abysswalker: 3[/size]]" calcext:value-type="string">
            <text:p>[b]31. [url=https://forum.zdoom.org/viewtopic.php?f=19&amp;t=47573#p807968]Ashes 2063 TC[/url][/b] [[b]10[/b]: [size=85]Olroda: 2, Bigger C: 3, TheLightBad96: 2, The_Abysswalker: 3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Ashes_2063_TC.png" calcext:value-type="string">
            <text:p>convert background.png -gravity Center -size 270 -pointsize 24 -fill black -annotate +0-14 'Voted #31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forum.zdoom.org/viewtopic.php?t=53010#p928835]MetaDoom[/url][/b] [[b]10[/b]: [size=85]Shadelight: 1, DrPyspy: 3, Sumwunn: 1, Crazy Toni: 2, DoodGuy: 3[/size]]" calcext:value-type="string">
            <text:p>[b]31. [url=https://forum.zdoom.org/viewtopic.php?t=53010#p928835]MetaDoom[/url][/b] [[b]10[/b]: [size=85]Shadelight: 1, DrPyspy: 3, Sumwunn: 1, Crazy Toni: 2, DoodGuy: 3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MetaDoom.png" calcext:value-type="string">
            <text:p>convert background.png -gravity Center -size 270 -pointsize 24 -fill black -annotate +0-14 'Voted #31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19&amp;t=47574#p808023]Doom: The Golden Souls 2[/url][/b] [[b]9[/b]: [size=85]QuakedoomNukem Cz: 1, Apaul27 : 2, wolfmanfp: 2, Мichаеlis: 2, DoodGuy: 2[/size]]" calcext:value-type="string">
            <text:p>[b]33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Doom:_The_Golden_Souls_2.png" calcext:value-type="string">
            <text:p>convert background.png -gravity Center -size 270 -pointsize 24 -fill black -annotate +0-14 'Voted #33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f=43&amp;t=60054#p1047705]ouch_m 2: abort_m[/url][/b] [[b]9[/b]: [size=85]leodoom85: 1, ZippeyKeys12: 5, Azba: 1, wolfmanfp: 2[/size]]" calcext:value-type="string">
            <text:p>[b]33. [url=https://forum.zdoom.org/viewtopic.php?f=43&amp;t=60054#p1047705]ouch_m 2: abort_m[/url][/b] [[b]9[/b]: [size=85]leodoom85: 1, ZippeyKeys12: 5, Azba: 1, wolfmanfp: 2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ouch_m_2:_abort_m.png" calcext:value-type="string">
            <text:p>convert background.png -gravity Center -size 270 -pointsize 24 -fill black -annotate +0-14 'Voted #33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://www.moddb.com/mods/brutal-doom]Brutal Doom[/url][/b] [[b]8[/b]: [size=85]lil'devil: 1, Olroda: 1, Zcat: 1, Zan: 3, wolfmanfp: 1, Rowsol: 1[/size]]" calcext:value-type="string">
            <text:p>[b]35. [url=http://www.moddb.com/mods/brutal-doom]Brutal Doom[/url][/b] [[b]8[/b]: [size=85]lil'devil: 1, Olroda: 1, Zcat: 1, Zan: 3, wolfmanfp: 1, Rowsol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Brutal_Doom.png" calcext:value-type="string">
            <text:p>convert background.png -gravity Center -size 270 -pointsize 24 -fill black -annotate +0-14 'Voted #35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5. [url=https://forum.zdoom.org/viewtopic.php?t=22008#p433365]Legacy of Suffering[/url][/b] [[b]8[/b]: [size=85]ibm5155: 5, Ravick: 1, Koto: 1, AlphaEnt: 1[/size]]" calcext:value-type="string">
            <text:p>[b]35. [url=https://forum.zdoom.org/viewtopic.php?t=22008#p433365]Legacy of Suffering[/url][/b] [[b]8[/b]: [size=85]ibm5155: 5, Ravick: 1, Koto: 1, AlphaEnt: 1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Legacy_of_Suffering.png" calcext:value-type="string">
            <text:p>convert background.png -gravity Center -size 270 -pointsize 24 -fill black -annotate +0-14 'Voted #35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5. [url=https://forum.zdoom.org/viewtopic.php?f=43&amp;t=54904#p969133]Lithium[/url][/b] [[b]8[/b]: [size=85]GAA1992: 1, Somagu: 1, TriMetall: 3, Ikazu-san: 3[/size]]" calcext:value-type="string">
            <text:p>[b]35. [url=https://forum.zdoom.org/viewtopic.php?f=43&amp;t=54904#p969133]Lithium[/url][/b] [[b]8[/b]: [size=85]GAA1992: 1, Somagu: 1, TriMetall: 3, Ikazu-san: 3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Lithium.png" calcext:value-type="string">
            <text:p>convert background.png -gravity Center -size 270 -pointsize 24 -fill black -annotate +0-14 'Voted #35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5. [url=https://www.doomworld.com/forum/topic/57957-psx-doomfinal-doom-tc-version-2135-now-released/]PlayStation Doom TC[/url][/b] [[b]8[/b]: [size=85]leodoom85: 1, lil'devil: 1, Olroda: 5, Ravick: 1[/size]]" calcext:value-type="string">
            <text:p>[b]35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PlayStation_Doom_TC.png" calcext:value-type="string">
            <text:p>convert background.png -gravity Center -size 270 -pointsize 24 -fill black -annotate +0-14 'Voted #35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forum.zdoom.org/viewtopic.php?f=43&amp;t=50004]Beautiful Doom[/url][/b] [[b]7[/b]: [size=85]m8f: 1, ZippeyKeys12: 1, GAA1992: 1, Мichаеlis: 1, SunPraiser: 3[/size]]" calcext:value-type="string">
            <text:p>[b]39. [url=https://forum.zdoom.org/viewtopic.php?f=43&amp;t=50004]Beautiful Doom[/url][/b] [[b]7[/b]: [size=85]m8f: 1, ZippeyKeys12: 1, GAA1992: 1, Мichаеlis: 1, SunPraiser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Beautiful_Doom.png" calcext:value-type="string">
            <text:p>convert background.png -gravity Center -size 270 -pointsize 24 -fill black -annotate +0-14 'Voted #39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f=43&amp;t=58594#p1029236]Doom Incarnate[/url][/b] [[b]7[/b]: [size=85]Somagu: 1, ZikShadow: 1, TheLightBad96: 4, Koto: 1[/size]]" calcext:value-type="string">
            <text:p>[b]39. [url=https://forum.zdoom.org/viewtopic.php?f=43&amp;t=58594#p1029236]Doom Incarnate[/url][/b] [[b]7[/b]: [size=85]Somagu: 1, ZikShadow: 1, TheLightBad96: 4, Koto: 1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_Incarnate.png" calcext:value-type="string">
            <text:p>convert background.png -gravity Center -size 270 -pointsize 24 -fill black -annotate +0-14 'Voted #39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t=56668#p1000996]Rise Of The Wool Ball[/url][/b] [[b]7[/b]: [size=85]TheMightyHeracross: 3, QuakedoomNukem Cz: 1, Apaul27 : 3[/size]]" calcext:value-type="string">
            <text:p>[b]39. [url=https://forum.zdoom.org/viewtopic.php?t=56668#p1000996]Rise Of The Wool Ball[/url][/b] [[b]7[/b]: [size=85]TheMightyHeracross: 3, QuakedoomNukem Cz: 1, Apaul27 : 3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Rise_Of_The_Wool_Ball.png" calcext:value-type="string">
            <text:p>convert background.png -gravity Center -size 270 -pointsize 24 -fill black -annotate +0-14 'Voted #39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9. [url=https://forum.zdoom.org/viewtopic.php?f=45&amp;t=13704#p278356]The Ghoul's Forest 3[/url][/b] [[b]7[/b]: [size=85]ibm5155: 1, undeadmonk354: 4, lil'devil: 2[/size]]" calcext:value-type="string">
            <text:p>[b]39. [url=https://forum.zdoom.org/viewtopic.php?f=45&amp;t=13704#p278356]The Ghoul's Forest 3[/url][/b] [[b]7[/b]: [size=85]ibm5155: 1, undeadmonk354: 4, lil'devil: 2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The_Ghoul_s_Forest_3.png" calcext:value-type="string">
            <text:p>convert background.png -gravity Center -size 270 -pointsize 24 -fill black -annotate +0-14 'Voted #39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39. [url=https://forum.zdoom.org/viewtopic.php?t=35846#p676444]Wrath of Cronos RPG[/url][/b] [[b]7[/b]: [size=85]Master Medi: 2, Zan: 1, TheMightyHeracross: 3, IdiotBitz: 1[/size]]" calcext:value-type="string">
            <text:p>[b]39. [url=https://forum.zdoom.org/viewtopic.php?t=35846#p676444]Wrath of Cronos RPG[/url][/b] [[b]7[/b]: [size=85]Master Medi: 2, Zan: 1, TheMightyHeracross: 3, IdiotBitz: 1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Wrath_of_Cronos_RPG.png" calcext:value-type="string">
            <text:p>convert background.png -gravity Center -size 270 -pointsize 24 -fill black -annotate +0-14 'Voted #39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39. [url=https://forum.zdoom.org/viewtopic.php?f=43&amp;t=55465#p982269]WW-Cola3[/url][/b] [[b]7[/b]: [size=85]phantombeta: 2, Apaul27 : 2, wolfmanfp: 3[/size]]" calcext:value-type="string">
            <text:p>[b]39. [url=https://forum.zdoom.org/viewtopic.php?f=43&amp;t=55465#p982269]WW-Cola3[/url][/b] [[b]7[/b]: [size=85]phantombeta: 2, Apaul27 : 2, wolfmanfp: 3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WW-Cola3.png" calcext:value-type="string">
            <text:p>convert background.png -gravity Center -size 270 -pointsize 24 -fill black -annotate +0-14 'Voted #39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5. [url=https://forum.zdoom.org/viewtopic.php?f=43&amp;t=55487#p982784]AEons Of Death[/url][/b] [[b]6[/b]: [size=85]leodoom85: 1, undeadmonk354: 2, lil'devil: 1, The_Abysswalker: 2[/size]]" calcext:value-type="string">
            <text:p>[b]45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AEons_Of_Death.png" calcext:value-type="string">
            <text:p>convert background.png -gravity Center -size 270 -pointsize 24 -fill black -annotate +0-14 'Voted #45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5. [url=https://forum.zdoom.org/viewtopic.php?f=19&amp;t=55387#p980696]Daytime Drama[/url][/b] [[b]6[/b]: [size=85]leodoom85: 1, Marisa Kirisame: 1, lil'devil: 4[/size]]" calcext:value-type="string">
            <text:p>[b]45. [url=https://forum.zdoom.org/viewtopic.php?f=19&amp;t=55387#p980696]Daytime Drama[/url][/b] [[b]6[/b]: [size=85]leodoom85: 1, Marisa Kirisame: 1, lil'devil: 4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Daytime_Drama.png" calcext:value-type="string">
            <text:p>convert background.png -gravity Center -size 270 -pointsize 24 -fill black -annotate +0-14 'Voted #45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5. [url=https://forum.zdoom.org/viewtopic.php?t=34430#p651069]DTS-T[/url][/b] [[b]6[/b]: [size=85]Sgt. Shivers: 5, IdiotBitz: 1[/size]]" calcext:value-type="string">
            <text:p>[b]45. [url=https://forum.zdoom.org/viewtopic.php?t=34430#p651069]DTS-T[/url][/b] [[b]6[/b]: [size=85]Sgt. Shivers: 5, IdiotBitz: 1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DTS-T.png" calcext:value-type="string">
            <text:p>convert background.png -gravity Center -size 270 -pointsize 24 -fill black -annotate +0-14 'Voted #45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5. [url=https://forum.zdoom.org/viewtopic.php?f=43&amp;t=47229#p798227]JohnnyDoom[/url][/b] [[b]6[/b]: [size=85]Brohnesorge: 4, Matt: 1, Turbo: 1[/size]]" calcext:value-type="string">
            <text:p>[b]45. [url=https://forum.zdoom.org/viewtopic.php?f=43&amp;t=47229#p798227]JohnnyDoom[/url][/b] [[b]6[/b]: [size=85]Brohnesorge: 4, Matt: 1, Turbo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JohnnyDoom.png" calcext:value-type="string">
            <text:p>convert background.png -gravity Center -size 270 -pointsize 24 -fill black -annotate +0-14 'Voted #45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5. [url=https://forum.zdoom.org/viewtopic.php?f=19&amp;t=52867#p925329]Project Einherjar[/url][/b] [[b]6[/b]: [size=85]Rachael: 1, TheLightBad96: 2, YukesVonFaust: 1, Vostyok: 2[/size]]" calcext:value-type="string">
            <text:p>[b]45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Project_Einherjar.png" calcext:value-type="string">
            <text:p>convert background.png -gravity Center -size 270 -pointsize 24 -fill black -annotate +0-14 'Voted #45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5. [url=https://forum.zdoom.org/viewtopic.php?t=52301#p913612]Shadow Of The Wool Ball[/url][/b] [[b]6[/b]: [size=85]QuakedoomNukem Cz: 1, Apaul27 : 3, AlphaEnt: 2[/size]]" calcext:value-type="string">
            <text:p>[b]45. [url=https://forum.zdoom.org/viewtopic.php?t=52301#p913612]Shadow Of The Wool Ball[/url][/b] [[b]6[/b]: [size=85]QuakedoomNukem Cz: 1, Apaul27 : 3, AlphaEnt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Shadow_Of_The_Wool_Ball.png" calcext:value-type="string">
            <text:p>convert background.png -gravity Center -size 270 -pointsize 24 -fill black -annotate +0-14 'Voted #45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5. [url=https://forum.zdoom.org/viewtopic.php?f=19&amp;t=54380#p957591]The Inquisitor III[/url][/b] [[b]6[/b]: [size=85]The Ultimate DooMer: 1, Zan: 5[/size]]" calcext:value-type="string">
            <text:p>[b]45. [url=https://forum.zdoom.org/viewtopic.php?f=19&amp;t=54380#p957591]The Inquisitor III[/url][/b] [[b]6[/b]: [size=85]The Ultimate DooMer: 1, Zan: 5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The_Inquisitor_III.png" calcext:value-type="string">
            <text:p>convert background.png -gravity Center -size 270 -pointsize 24 -fill black -annotate +0-14 'Voted #45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5. [url=https://forum.zdoom.org/viewtopic.php?t=14722&amp;#p297378]The Ultimate Torment and Torture[/url][/b] [[b]6[/b]: [size=85]DrPyspy: 3, ibm5155: 2, JDSH98: 1[/size]]" calcext:value-type="string">
            <text:p>[b]45. [url=https://forum.zdoom.org/viewtopic.php?t=14722&amp;#p297378]The Ultimate Torment and Torture[/url][/b] [[b]6[/b]: [size=85]DrPyspy: 3, ibm5155: 2, JDSH98: 1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The_Ultimate_Torment_and_Torture.png" calcext:value-type="string">
            <text:p>convert background.png -gravity Center -size 270 -pointsize 24 -fill black -annotate +0-14 'Voted #45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45. [url=https://forum.zdoom.org/viewtopic.php?t=51000#p887649]Zero Tolerance[/url][/b] [[b]6[/b]: [size=85]Combine_Kegan: 1, Tapwave: 3, Hellser: 2[/size]]" calcext:value-type="string">
            <text:p>[b]45. [url=https://forum.zdoom.org/viewtopic.php?t=51000#p887649]Zero Tolerance[/url][/b] [[b]6[/b]: [size=85]Combine_Kegan: 1, Tapwave: 3, Hellser: 2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Zero_Tolerance.png" calcext:value-type="string">
            <text:p>convert background.png -gravity Center -size 270 -pointsize 24 -fill black -annotate +0-14 'Voted #45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4. [url=https://forum.zdoom.org/viewtopic.php?f=19&amp;t=50299#p874982]Aracnocide[/url][/b] [[b]5[/b]: [size=85]TheLightBad96: 1, erni945: 1, YukesVonFaust: 3[/size]]" calcext:value-type="string">
            <text:p>[b]54. [url=https://forum.zdoom.org/viewtopic.php?f=19&amp;t=50299#p874982]Aracnocide[/url][/b] [[b]5[/b]: [size=85]TheLightBad96: 1, erni945: 1, YukesVonFaust: 3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Aracnocide.png" calcext:value-type="string">
            <text:p>convert background.png -gravity Center -size 270 -pointsize 24 -fill black -annotate +0-14 'Voted #54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4. [url=https://www.doomworld.com/vb/wads-mods/91854-wip-doom-64-retribution/]Doom 64: Retribution[/url][/b] [[b]5[/b]: [size=85]leodoom85: 1, Jaxxoon R: 3, YukesVonFaust: 1[/size]]" calcext:value-type="string">
            <text:p>[b]54. [url=https://www.doomworld.com/vb/wads-mods/91854-wip-doom-64-retribution/]Doom 64: Retribution[/url][/b] [[b]5[/b]: [size=85]leodoom85: 1, Jaxxoon R: 3, YukesVonFaust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Doom_64:_Retribution.png" calcext:value-type="string">
            <text:p>convert background.png -gravity Center -size 270 -pointsize 24 -fill black -annotate +0-14 'Voted #54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4. [url=https://forum.zdoom.org/viewtopic.php?f=43&amp;t=52262#p912321]Doom Delta[/url][/b] [[b]5[/b]: [size=85]PlayerLin: 2, Hellser: 2, YukesVonFaust: 1[/size]]" calcext:value-type="string">
            <text:p>[b]54. [url=https://forum.zdoom.org/viewtopic.php?f=43&amp;t=52262#p912321]Doom Delta[/url][/b] [[b]5[/b]: [size=85]PlayerLin: 2, Hellser: 2, YukesVonFaust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Doom_Delta.png" calcext:value-type="string">
            <text:p>convert background.png -gravity Center -size 270 -pointsize 24 -fill black -annotate +0-14 'Voted #54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4. [url=https://forum.zdoom.org/viewtopic.php?f=19&amp;t=35135#p661646]Doom: The Golden Souls[/url][/b] [[b]5[/b]: [size=85]The Ultimate DooMer: 1, Koto: 1, Apaul27 : 2, Мichаеlis: 1[/size]]" calcext:value-type="string">
            <text:p>[b]54. [url=https://forum.zdoom.org/viewtopic.php?f=19&amp;t=35135#p661646]Doom: The Golden Souls[/url][/b] [[b]5[/b]: [size=85]The Ultimate DooMer: 1, Koto: 1, Apaul27 : 2, Мichаеlis: 1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Doom:_The_Golden_Souls.png" calcext:value-type="string">
            <text:p>convert background.png -gravity Center -size 270 -pointsize 24 -fill black -annotate +0-14 'Voted #54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4. [url=https://forum.zdoom.org/viewtopic.php?f=43&amp;t=48985#p845608]Faspons[/url][/b] [[b]5[/b]: [size=85]Somagu: 1, Bigger C: 4[/size]]" calcext:value-type="string">
            <text:p>[b]54. [url=https://forum.zdoom.org/viewtopic.php?f=43&amp;t=48985#p845608]Faspons[/url][/b] [[b]5[/b]: [size=85]Somagu: 1, Bigger C: 4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Faspons.png" calcext:value-type="string">
            <text:p>convert background.png -gravity Center -size 270 -pointsize 24 -fill black -annotate +0-14 'Voted #54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4. [url=https://www.doomworld.com/idgames/levels/doom2/Ports/a-c/circus2]Happy Time Circus ][[/url][/b] [[b]5[/b]: [size=85]Ravick: 1, Major Cooke: 4[/size]]" calcext:value-type="string">
            <text:p>[b]54. [url=https://www.doomworld.com/idgames/levels/doom2/Ports/a-c/circus2]Happy Time Circus ][[/url][/b] [[b]5[/b]: [size=85]Ravick: 1, Major Cooke: 4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Happy_Time_Circus_][.png" calcext:value-type="string">
            <text:p>convert background.png -gravity Center -size 270 -pointsize 24 -fill black -annotate +0-14 'Voted #54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4. [url=https://forum.zdoom.org/viewtopic.php?t=30942#p586255]Hunter’s Moon[/url][/b] [[b]5[/b]: [size=85]ibm5155: 3, D3athStalker: 1, Мichаеlis: 1[/size]]" calcext:value-type="string">
            <text:p>[b]54. [url=https://forum.zdoom.org/viewtopic.php?t=30942#p586255]Hunter’s Moon[/url][/b] [[b]5[/b]: [size=85]ibm5155: 3, D3athStalker: 1, Мichаеlis: 1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Hunter’s_Moon.png" calcext:value-type="string">
            <text:p>convert background.png -gravity Center -size 270 -pointsize 24 -fill black -annotate +0-14 'Voted #54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4. [url=https://forum.zdoom.org/viewtopic.php?t=29815#p565772]Nazis![/url][/b] [[b]5[/b]: [size=85]ZikShadow: 1, Sgt. Shivers: 4[/size]]" calcext:value-type="string">
            <text:p>[b]54. [url=https://forum.zdoom.org/viewtopic.php?t=29815#p565772]Nazis![/url][/b] [[b]5[/b]: [size=85]ZikShadow: 1, Sgt. Shivers: 4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Nazis!.png" calcext:value-type="string">
            <text:p>convert background.png -gravity Center -size 270 -pointsize 24 -fill black -annotate +0-14 'Voted #54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4. [url=https://www.moddb.com/mods/brutal-doom/addons/project-brutality]Project Brutality[/url][/b] [[b]5[/b]: [size=85]Koto: 3, JDSH98: 2[/size]]" calcext:value-type="string">
            <text:p>[b]54. [url=https://www.moddb.com/mods/brutal-doom/addons/project-brutality]Project Brutality[/url][/b] [[b]5[/b]: [size=85]Koto: 3, JDSH98: 2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Project_Brutality.png" calcext:value-type="string">
            <text:p>convert background.png -gravity Center -size 270 -pointsize 24 -fill black -annotate +0-14 'Voted #54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4. [url=http://doomworld.com/idgames/?id=12747]RTC-3057 Hub 1[/url][/b] [[b]5[/b]: [size=85]wildweasel: 5[/size]]" calcext:value-type="string">
            <text:p>[b]54. [url=http://doomworld.com/idgames/?id=12747]RTC-3057 Hub 1[/url][/b] [[b]5[/b]: [size=85]wildweasel: 5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RTC-3057_Hub_1.png" calcext:value-type="string">
            <text:p>convert background.png -gravity Center -size 270 -pointsize 24 -fill black -annotate +0-14 'Voted #54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4. [url=https://forum.zdoom.org/viewtopic.php?f=42&amp;t=35879#p677083]S.U.P.E.R Natural[/url][/b] [[b]5[/b]: [size=85]Major Cooke: 5[/size]]" calcext:value-type="string">
            <text:p>[b]54. [url=https://forum.zdoom.org/viewtopic.php?f=42&amp;t=35879#p677083]S.U.P.E.R Natural[/url][/b] [[b]5[/b]: [size=85]Major Cooke: 5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S.U.P.E.R_Natural.png" calcext:value-type="string">
            <text:p>convert background.png -gravity Center -size 270 -pointsize 24 -fill black -annotate +0-14 'Voted #54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4. [url=https://forum.zdoom.org/viewtopic.php?f=43&amp;t=57310#p1010252]Shades of Doom[/url][/b] [[b]5[/b]: [size=85]GAA1992: 2, eharper256: 3[/size]]" calcext:value-type="string">
            <text:p>[b]54. [url=https://forum.zdoom.org/viewtopic.php?f=43&amp;t=57310#p1010252]Shades of Doom[/url][/b] [[b]5[/b]: [size=85]GAA1992: 2, eharper256: 3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Shades_of_Doom.png" calcext:value-type="string">
            <text:p>convert background.png -gravity Center -size 270 -pointsize 24 -fill black -annotate +0-14 'Voted #54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4. [url=http://stronghold.drdteam.org/]Stronghold: On the Edge of Chaos[/url][/b] [[b]5[/b]: [size=85]Caligari87: 2, The Ultimate DooMer: 1, Ravick: 1, AlphaEnt: 1[/size]]" calcext:value-type="string">
            <text:p>[b]54. [url=http://stronghold.drdteam.org/]Stronghold: On the Edge of Chaos[/url][/b] [[b]5[/b]: [size=85]Caligari87: 2, The Ultimate DooMer: 1, Ravick: 1, AlphaEnt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Stronghold:_On_the_Edge_of_Chaos.png" calcext:value-type="string">
            <text:p>convert background.png -gravity Center -size 270 -pointsize 24 -fill black -annotate +0-14 'Voted #54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54. [url=https://forum.zdoom.org/viewtopic.php?t=33330#p630834]Terrorists![/url][/b] [[b]5[/b]: [size=85] TheNightATK300: 2, TriMetall: 2, ZikShadow: 1[/size]]" calcext:value-type="string">
            <text:p>[b]54. [url=https://forum.zdoom.org/viewtopic.php?t=33330#p630834]Terrorists![/url][/b] [[b]5[/b]: [size=85] TheNightATK300: 2, TriMetall: 2, ZikShadow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Terrorists!.png" calcext:value-type="string">
            <text:p>convert background.png -gravity Center -size 270 -pointsize 24 -fill black -annotate +0-14 'Voted #54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54. [url=https://forum.zdoom.org/viewtopic.php?f=43&amp;t=57655#p1015050]The Soldier Z[/url][/b] [[b]5[/b]: [size=85]Shi No Hime: 5[/size]]" calcext:value-type="string">
            <text:p>[b]54. [url=https://forum.zdoom.org/viewtopic.php?f=43&amp;t=57655#p1015050]The Soldier Z[/url][/b] [[b]5[/b]: [size=85]Shi No Hime: 5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The_Soldier_Z.png" calcext:value-type="string">
            <text:p>convert background.png -gravity Center -size 270 -pointsize 24 -fill black -annotate +0-14 'Voted #54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54. [url=https://forum.zdoom.org/viewtopic.php?f=19&amp;t=36821#p698354]Weapons of Saturn[/url][/b] [[b]5[/b]: [size=85]m8f: 1, Cyanide: 1, eharper256: 2, lizardcommando: 1[/size]]" calcext:value-type="string">
            <text:p>[b]54. [url=https://forum.zdoom.org/viewtopic.php?f=19&amp;t=36821#p698354]Weapons of Saturn[/url][/b] [[b]5[/b]: [size=85]m8f: 1, Cyanide: 1, eharper256: 2, lizardcommando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Weapons_of_Saturn.png" calcext:value-type="string">
            <text:p>convert background.png -gravity Center -size 270 -pointsize 24 -fill black -annotate +0-14 'Voted #54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54. [url=https://zandronum.com/forum/viewtopic.php?t=123]Who Dun It[/url][/b] [[b]5[/b]: [size=85]Matt: 3, Revae: 2[/size]]" calcext:value-type="string">
            <text:p>[b]54. [url=https://zandronum.com/forum/viewtopic.php?t=123]Who Dun It[/url][/b] [[b]5[/b]: [size=85]Matt: 3, Revae: 2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4 mod' -pointsize 20 -fill white -annotate +0+18 'by ZDoom Community' png8:pngs/Who_Dun_It.png" calcext:value-type="string">
            <text:p>convert background.png -gravity Center -size 270 -pointsize 24 -fill black -annotate +0-14 'Voted #54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71. [url=https://forum.zdoom.org/viewtopic.php?f=43&amp;t=48872#p842280]10x[/url][/b] [[b]4[/b]: [size=85]Beed28: 4[/size]]" calcext:value-type="string">
            <text:p>[b]71. [url=https://forum.zdoom.org/viewtopic.php?f=43&amp;t=48872#p842280]10x[/url][/b] [[b]4[/b]: [size=85]Beed28: 4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10x.png" calcext:value-type="string">
            <text:p>convert background.png -gravity Center -size 270 -pointsize 24 -fill black -annotate +0-14 'Voted #71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1. [url=http://action.mancubus.net/actiondoom/]Action Doom[/url][/b] [[b]4[/b]: [size=85]lil'devil: 2, QuakedoomNukem Cz: 1, IdiotBitz: 1[/size]]" calcext:value-type="string">
            <text:p>[b]71. [url=http://action.mancubus.net/actiondoom/]Action Doom[/url][/b] [[b]4[/b]: [size=85]lil'devil: 2, QuakedoomNukem Cz: 1, IdiotBitz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Action_Doom.png" calcext:value-type="string">
            <text:p>convert background.png -gravity Center -size 270 -pointsize 24 -fill black -annotate +0-14 'Voted #71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1. [url=https://www.doomworld.com/idgames/levels/doom2/Ports/m-o/njbgpabh]BGPA Missions Liberation[/url][/b] [[b]4[/b]: [size=85]Ravick: 1, Koto: 3[/size]]" calcext:value-type="string">
            <text:p>[b]71. [url=https://www.doomworld.com/idgames/levels/doom2/Ports/m-o/njbgpabh]BGPA Missions Liberation[/url][/b] [[b]4[/b]: [size=85]Ravick: 1, Koto: 3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GPA_Missions_Liberation.png" calcext:value-type="string">
            <text:p>convert background.png -gravity Center -size 270 -pointsize 24 -fill black -annotate +0-14 'Voted #71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1. [url=https://www.doomworld.com/idgames/levels/doom2/Ports/d-f/de-pkg]Demon Eclipse[/url][/b] [[b]4[/b]: [size=85]The Ultimate DooMer: 1, Solmir : 3[/size]]" calcext:value-type="string">
            <text:p>[b]71. [url=https://www.doomworld.com/idgames/levels/doom2/Ports/d-f/de-pkg]Demon Eclipse[/url][/b] [[b]4[/b]: [size=85]The Ultimate DooMer: 1, Solmir : 3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Demon_Eclipse.png" calcext:value-type="string">
            <text:p>convert background.png -gravity Center -size 270 -pointsize 24 -fill black -annotate +0-14 'Voted #71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1. [url=https://forum.zdoom.org/viewtopic.php?t=45804#p760002]Hocusdoom[/url][/b] [[b]4[/b]: [size=85]Master Medi: 2, Мichаеlis: 2[/size]]" calcext:value-type="string">
            <text:p>[b]71. [url=https://forum.zdoom.org/viewtopic.php?t=45804#p760002]Hocusdoom[/url][/b] [[b]4[/b]: [size=85]Master Medi: 2, Мichаеlis: 2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Hocusdoom.png" calcext:value-type="string">
            <text:p>convert background.png -gravity Center -size 270 -pointsize 24 -fill black -annotate +0-14 'Voted #71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1. [url=https://forum.zdoom.org/viewtopic.php?f=43&amp;t=57092#p1006758]Juvenile Power Fantasy[/url][/b] [[b]4[/b]: [size=85]Brohnesorge: 2, Rachael: 1, Shi No Hime: 1[/size]]" calcext:value-type="string">
            <text:p>[b]71. [url=https://forum.zdoom.org/viewtopic.php?f=43&amp;t=57092#p1006758]Juvenile Power Fantasy[/url][/b] [[b]4[/b]: [size=85]Brohnesorge: 2, Rachael: 1, Shi No Hime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Juvenile_Power_Fantasy.png" calcext:value-type="string">
            <text:p>convert background.png -gravity Center -size 270 -pointsize 24 -fill black -annotate +0-14 'Voted #71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1. [url=https://forum.zdoom.org/viewtopic.php?t=23024&amp;#p451257]Serpent Resurrection[/url][/b] [[b]4[/b]: [size=85]The Ultimate DooMer: 1, TheMightyHeracross: 3[/size]]" calcext:value-type="string">
            <text:p>[b]71. [url=https://forum.zdoom.org/viewtopic.php?t=23024&amp;#p451257]Serpent Resurrection[/url][/b] [[b]4[/b]: [size=85]The Ultimate DooMer: 1, TheMightyHeracross: 3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erpent_Resurrection.png" calcext:value-type="string">
            <text:p>convert background.png -gravity Center -size 270 -pointsize 24 -fill black -annotate +0-14 'Voted #71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1. [url=https://forum.zdoom.org/viewtopic.php?t=47302#p800865]Shut up and Bleed[/url][/b] [[b]4[/b]: [size=85]GAA1992: 1, Somagu: 1, Azba: 1, YukesVonFaust: 1[/size]]" calcext:value-type="string">
            <text:p>[b]71. [url=https://forum.zdoom.org/viewtopic.php?t=47302#p800865]Shut up and Bleed[/url][/b] [[b]4[/b]: [size=85]GAA1992: 1, Somagu: 1, Azba: 1, YukesVonFaust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hut_up_and_Bleed.png" calcext:value-type="string">
            <text:p>convert background.png -gravity Center -size 270 -pointsize 24 -fill black -annotate +0-14 'Voted #71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1. [url=https://forum.zdoom.org/viewtopic.php?f=42&amp;t=60219#p1049804]Soundless Mound[/url][/b] [[b]4[/b]: [size=85]Rachael: 1, dard22: 3[/size]]" calcext:value-type="string">
            <text:p>[b]71. [url=https://forum.zdoom.org/viewtopic.php?f=42&amp;t=60219#p1049804]Soundless Mound[/url][/b] [[b]4[/b]: [size=85]Rachael: 1, dard22: 3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oundless_Mound.png" calcext:value-type="string">
            <text:p>convert background.png -gravity Center -size 270 -pointsize 24 -fill black -annotate +0-14 'Voted #71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1. [url=https://forum.zdoom.org/viewtopic.php?f=105&amp;t=54992#p971348]SpriteShadow[/url][/b] [[b]4[/b]: [size=85]m8f: 1, Caligari87: 1, Hipnotic Rogue: 1, Cyanide: 1[/size]]" calcext:value-type="string">
            <text:p>[b]71. [url=https://forum.zdoom.org/viewtopic.php?f=105&amp;t=54992#p971348]SpriteShadow[/url][/b] [[b]4[/b]: [size=85]m8f: 1, Caligari87: 1, Hipnotic Rogue: 1, Cyanide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priteShadow.png" calcext:value-type="string">
            <text:p>convert background.png -gravity Center -size 270 -pointsize 24 -fill black -annotate +0-14 'Voted #71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1. [url=https://forum.zdoom.org/viewtopic.php?t=55741#p985511]Waterlab GZD[/url][/b] [[b]4[/b]: [size=85]Caligari87: 1, Jaxxoon R: 3[/size]]" calcext:value-type="string">
            <text:p>[b]71. [url=https://forum.zdoom.org/viewtopic.php?t=55741#p985511]Waterlab GZD[/url][/b] [[b]4[/b]: [size=85]Caligari87: 1, Jaxxoon R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Waterlab_GZD.png" calcext:value-type="string">
            <text:p>convert background.png -gravity Center -size 270 -pointsize 24 -fill black -annotate +0-14 'Voted #71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82. [url=https://www.doomworld.com/idgames/combos/alanguns]Alandoguns[/url][/b] [[b]3[/b]: [size=85]lil'devil: 1, Мichаеlis: 2[/size]]" calcext:value-type="string">
            <text:p>[b]82. [url=https://www.doomworld.com/idgames/combos/alanguns]Alandoguns[/url][/b] [[b]3[/b]: [size=85]lil'devil: 1, Мichаеlis: 2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Alandoguns.png" calcext:value-type="string">
            <text:p>convert background.png -gravity Center -size 270 -pointsize 24 -fill black -annotate +0-14 'Voted #82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82. [url=https://forum.zdoom.org/viewtopic.php?f=43&amp;t=52363#p914958]Argent[/url][/b] [[b]3[/b]: [size=85]Cyanide: 1, eharper256: 2[/size]]" calcext:value-type="string">
            <text:p>[b]82. [url=https://forum.zdoom.org/viewtopic.php?f=43&amp;t=52363#p914958]Argent[/url][/b] [[b]3[/b]: [size=85]Cyanide: 1, eharper256: 2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Argent.png" calcext:value-type="string">
            <text:p>convert background.png -gravity Center -size 270 -pointsize 24 -fill black -annotate +0-14 'Voted #82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2. [url=https://forum.zdoom.org/viewtopic.php?f=43&amp;t=54322#p956169]Bullet-Eye[/url][/b] [[b]3[/b]: [size=85]Ikazu-san: 3[/size]]" calcext:value-type="string">
            <text:p>[b]82. [url=https://forum.zdoom.org/viewtopic.php?f=43&amp;t=54322#p956169]Bullet-Eye[/url][/b] [[b]3[/b]: [size=85]Ikazu-san: 3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Bullet-Eye.png" calcext:value-type="string">
            <text:p>convert background.png -gravity Center -size 270 -pointsize 24 -fill black -annotate +0-14 'Voted #82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2. [url=https://forum.zdoom.org/viewtopic.php?f=19&amp;t=35458#p668203]Burl Tumd[/url][/b] [[b]3[/b]: [size=85]Combine_Kegan: 2, Azba: 1[/size]]" calcext:value-type="string">
            <text:p>[b]82. [url=https://forum.zdoom.org/viewtopic.php?f=19&amp;t=35458#p668203]Burl Tumd[/url][/b] [[b]3[/b]: [size=85]Combine_Kegan: 2, Azba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Burl_Tumd.png" calcext:value-type="string">
            <text:p>convert background.png -gravity Center -size 270 -pointsize 24 -fill black -annotate +0-14 'Voted #82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2. [url=https://zdoom.org/wiki/Cold_as_Hell]Cold as Hell[/url][/b] [[b]3[/b]: [size=85]Ravick: 1, Solmir : 2[/size]]" calcext:value-type="string">
            <text:p>[b]82. [url=https://zdoom.org/wiki/Cold_as_Hell]Cold as Hell[/url][/b] [[b]3[/b]: [size=85]Ravick: 1, Solmir 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Cold_as_Hell.png" calcext:value-type="string">
            <text:p>convert background.png -gravity Center -size 270 -pointsize 24 -fill black -annotate +0-14 'Voted #82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2. [url=https://www.doomworld.com/idgames/combos/wwhcdiaz]Diaz: Last Hours of Purity[/url][/b] [[b]3[/b]: [size=85]TheMightyHeracross: 3[/size]]" calcext:value-type="string">
            <text:p>[b]82. [url=https://www.doomworld.com/idgames/combos/wwhcdiaz]Diaz: Last Hours of Purity[/url][/b] [[b]3[/b]: [size=85]TheMightyHeracross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Diaz:_Last_Hours_of_Purity.png" calcext:value-type="string">
            <text:p>convert background.png -gravity Center -size 270 -pointsize 24 -fill black -annotate +0-14 'Voted #82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2. [url=https://forum.zdoom.org/viewtopic.php?f=19&amp;t=46509#p778245]Droplets: Simulated Blood[/url][/b] [[b]3[/b]: [size=85]Hipnotic Rogue: 1, GAA1992: 1, IdiotBitz: 1[/size]]" calcext:value-type="string">
            <text:p>[b]82. [url=https://forum.zdoom.org/viewtopic.php?f=19&amp;t=46509#p778245]Droplets: Simulated Blood[/url][/b] [[b]3[/b]: [size=85]Hipnotic Rogue: 1, GAA1992: 1, IdiotBitz: 1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Droplets:_Simulated_Blood.png" calcext:value-type="string">
            <text:p>convert background.png -gravity Center -size 270 -pointsize 24 -fill black -annotate +0-14 'Voted #82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2. [url=https://forum.zdoom.org/viewtopic.php?f=43&amp;t=58486#p1027620]Factotum[/url][/b] [[b]3[/b]: [size=85]kadu522: 1, YukesVonFaust: 2[/size]]" calcext:value-type="string">
            <text:p>[b]82. [url=https://forum.zdoom.org/viewtopic.php?f=43&amp;t=58486#p1027620]Factotum[/url][/b] [[b]3[/b]: [size=85]kadu522: 1, YukesVonFaust: 2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Factotum.png" calcext:value-type="string">
            <text:p>convert background.png -gravity Center -size 270 -pointsize 24 -fill black -annotate +0-14 'Voted #82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2. [url=https://www.doomworld.com/idgames/levels/doom2/Ports/a-c/circus666]Happy Time Circus[/url][/b] [[b]3[/b]: [size=85]Major Cooke: 3[/size]]" calcext:value-type="string">
            <text:p>[b]82. [url=https://www.doomworld.com/idgames/levels/doom2/Ports/a-c/circus666]Happy Time Circus[/url][/b] [[b]3[/b]: [size=85]Major Cooke: 3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Happy_Time_Circus.png" calcext:value-type="string">
            <text:p>convert background.png -gravity Center -size 270 -pointsize 24 -fill black -annotate +0-14 'Voted #82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2. [url=https://forum.zdoom.org/viewtopic.php?f=46&amp;t=29117#p553405]Jimmy’s Jukebox[/url][/b] [[b]3[/b]: [size=85]Tapwave: 3[/size]]" calcext:value-type="string">
            <text:p>[b]82. [url=https://forum.zdoom.org/viewtopic.php?f=46&amp;t=29117#p553405]Jimmy’s Jukebox[/url][/b] [[b]3[/b]: [size=85]Tapwave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Jimmy’s_Jukebox.png" calcext:value-type="string">
            <text:p>convert background.png -gravity Center -size 270 -pointsize 24 -fill black -annotate +0-14 'Voted #82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2. [url=http://www.prodigal-game.com/doomwads.html]Redux E2M4[/url][/b] [[b]3[/b]: [size=85]Jaxxoon R: 3[/size]]" calcext:value-type="string">
            <text:p>[b]82. [url=http://www.prodigal-game.com/doomwads.html]Redux E2M4[/url][/b] [[b]3[/b]: [size=85]Jaxxoon R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Redux_E2M4.png" calcext:value-type="string">
            <text:p>convert background.png -gravity Center -size 270 -pointsize 24 -fill black -annotate +0-14 'Voted #82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2. [url=https://forum.zdoom.org/viewtopic.php?f=45&amp;t=24974#p479313]scalliano's 667 Shuffle[/url][/b] [[b]3[/b]: [size=85]leodoom85: 1, Мichаеlis: 2[/size]]" calcext:value-type="string">
            <text:p>[b]82. [url=https://forum.zdoom.org/viewtopic.php?f=45&amp;t=24974#p479313]scalliano's 667 Shuffle[/url][/b] [[b]3[/b]: [size=85]leodoom85: 1, Мichаеlis: 2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scalliano_s_667_Shuffle.png" calcext:value-type="string">
            <text:p>convert background.png -gravity Center -size 270 -pointsize 24 -fill black -annotate +0-14 'Voted #82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2. [url=https://www.doomworld.com/idgames/levels/doom2/Ports/megawads/sonic]Super Sonic DooM[/url][/b] [[b]3[/b]: [size=85]PlayerLin: 3[/size]]" calcext:value-type="string">
            <text:p>[b]82. [url=https://www.doomworld.com/idgames/levels/doom2/Ports/megawads/sonic]Super Sonic DooM[/url][/b] [[b]3[/b]: [size=85]PlayerLin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Super_Sonic_DooM.png" calcext:value-type="string">
            <text:p>convert background.png -gravity Center -size 270 -pointsize 24 -fill black -annotate +0-14 'Voted #82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2. [url=http://waltersgameboy.tripod.com/simpdoom/]The Ultimate Simpsons Doom [/url][/b] [[b]3[/b]: [size=85]undeadmonk354: 3[/size]]" calcext:value-type="string">
            <text:p>[b]82. [url=http://waltersgameboy.tripod.com/simpdoom/]The Ultimate Simpsons Doom [/url][/b] [[b]3[/b]: [size=85]undeadmonk354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The_Ultimate_Simpsons_Doom_.png" calcext:value-type="string">
            <text:p>convert background.png -gravity Center -size 270 -pointsize 24 -fill black -annotate +0-14 'Voted #82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2. [url=https://www.doomworld.com/idgames/levels/doom2/Ports/v-z/void]Void[/url][/b] [[b]3[/b]: [size=85]Jaxxoon R: 3[/size]]" calcext:value-type="string">
            <text:p>[b]82. [url=https://www.doomworld.com/idgames/levels/doom2/Ports/v-z/void]Void[/url][/b] [[b]3[/b]: [size=85]Jaxxoon R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Void.png" calcext:value-type="string">
            <text:p>convert background.png -gravity Center -size 270 -pointsize 24 -fill black -annotate +0-14 'Voted #82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2. [url=http://lazrojas.com/wolfendoom/arctic_2.html]WolfenDOOM: Operation: Arctic Wolf[/url][/b] [[b]3[/b]: [size=85]Sgt. Shivers: 3[/size]]" calcext:value-type="string">
            <text:p>[b]82. [url=http://lazrojas.com/wolfendoom/arctic_2.html]WolfenDOOM: Operation: Arctic Wolf[/url][/b] [[b]3[/b]: [size=85]Sgt. Shivers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WolfenDOOM:_Operation:_Arctic_Wolf.png" calcext:value-type="string">
            <text:p>convert background.png -gravity Center -size 270 -pointsize 24 -fill black -annotate +0-14 'Voted #82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2. [url=https://forum.zdoom.org/viewtopic.php?f=19&amp;t=27258#p520682]ZBlood+[/url][/b] [[b]3[/b]: [size=85]Мichаеlis: 1, The_Abysswalker: 2[/size]]" calcext:value-type="string">
            <text:p>[b]82. [url=https://forum.zdoom.org/viewtopic.php?f=19&amp;t=27258#p520682]ZBlood+[/url][/b] [[b]3[/b]: [size=85]Мichаеlis: 1, The_Abysswalker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2 mod' -pointsize 20 -fill white -annotate +0+18 'by ZDoom Community' png8:pngs/ZBlood+.png" calcext:value-type="string">
            <text:p>convert background.png -gravity Center -size 270 -pointsize 24 -fill black -annotate +0-14 'Voted #82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9. [url=https://forum.zdoom.org/viewtopic.php?f=43&amp;t=54914#p969409]Aetherius[/url][/b] [[b]2[/b]: [size=85]PlayerLin: 2[/size]]" calcext:value-type="string">
            <text:p>[b]99. [url=https://forum.zdoom.org/viewtopic.php?f=43&amp;t=54914#p969409]Aetherius[/url][/b] [[b]2[/b]: [size=85]PlayerLin: 2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Aetherius.png" calcext:value-type="string">
            <text:p>convert background.png -gravity Center -size 270 -pointsize 24 -fill black -annotate +0-14 'Voted #99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9. [url=https://forum.zdoom.org/viewtopic.php?f=43&amp;t=53545#p940527]BlackWarrior[/url][/b] [[b]2[/b]: [size=85]Somagu: 1, PlayerLin: 1[/size]]" calcext:value-type="string">
            <text:p>[b]99. [url=https://forum.zdoom.org/viewtopic.php?f=43&amp;t=53545#p940527]BlackWarrior[/url][/b] [[b]2[/b]: [size=85]Somagu: 1, PlayerLin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BlackWarrior.png" calcext:value-type="string">
            <text:p>convert background.png -gravity Center -size 270 -pointsize 24 -fill black -annotate +0-14 'Voted #99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9. [url=https://forum.zdoom.org/viewtopic.php?f=19&amp;t=57800#p1017196]Castlevania - Simon's Destiny[/url][/b] [[b]2[/b]: [size=85]Rachael: 1, QuakedoomNukem Cz: 1[/size]]" calcext:value-type="string">
            <text:p>[b]99. [url=https://forum.zdoom.org/viewtopic.php?f=19&amp;t=57800#p1017196]Castlevania - Simon's Destiny[/url][/b] [[b]2[/b]: [size=85]Rachael: 1, QuakedoomNukem Cz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astlevania_-_Simon_s_Destiny.png" calcext:value-type="string">
            <text:p>convert background.png -gravity Center -size 270 -pointsize 24 -fill black -annotate +0-14 'Voted #99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9. [url=https://forum.zdoom.org/viewtopic.php?f=43&amp;t=60456#p1052735]Champions[/url][/b] [[b]2[/b]: [size=85]eharper256: 1, IdiotBitz: 1[/size]]" calcext:value-type="string">
            <text:p>[b]99. [url=https://forum.zdoom.org/viewtopic.php?f=43&amp;t=60456#p1052735]Champions[/url][/b] [[b]2[/b]: [size=85]eharper256: 1, IdiotBitz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hampions.png" calcext:value-type="string">
            <text:p>convert background.png -gravity Center -size 270 -pointsize 24 -fill black -annotate +0-14 'Voted #99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9. [url=https://forum.zdoom.org/viewtopic.php?f=43&amp;t=58535#p1028376]Complex Doom[/url][/b] [[b]2[/b]: [size=85]leodoom85: 1, Rowsol: 1[/size]]" calcext:value-type="string">
            <text:p>[b]99. [url=https://forum.zdoom.org/viewtopic.php?f=43&amp;t=58535#p1028376]Complex Doom[/url][/b] [[b]2[/b]: [size=85]leodoom85: 1, Rowsol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omplex_Doom.png" calcext:value-type="string">
            <text:p>convert background.png -gravity Center -size 270 -pointsize 24 -fill black -annotate +0-14 'Voted #99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9. [url=https://forum.zdoom.org/viewtopic.php?f=19&amp;t=55298#p978283]Consolation Prize: The PSX Doom TC[/url][/b] [[b]2[/b]: [size=85]GAA1992: 1, IdiotBitz: 1[/size]]" calcext:value-type="string">
            <text:p>[b]99. [url=https://forum.zdoom.org/viewtopic.php?f=19&amp;t=55298#p978283]Consolation Prize: The PSX Doom TC[/url][/b] [[b]2[/b]: [size=85]GAA1992: 1, IdiotBitz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onsolation_Prize:_The_PSX_Doom_TC.png" calcext:value-type="string">
            <text:p>convert background.png -gravity Center -size 270 -pointsize 24 -fill black -annotate +0-14 'Voted #99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9. [url=https://forum.zdoom.org/viewtopic.php?t=36667#p694653]Crossfire[/url][/b] [[b]2[/b]: [size=85]Somagu: 1, Marrub: 1[/size]]" calcext:value-type="string">
            <text:p>[b]99. [url=https://forum.zdoom.org/viewtopic.php?t=36667#p694653]Crossfire[/url][/b] [[b]2[/b]: [size=85]Somagu: 1, Marrub: 1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rossfire.png" calcext:value-type="string">
            <text:p>convert background.png -gravity Center -size 270 -pointsize 24 -fill black -annotate +0-14 'Voted #99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9. [url=https://forum.zdoom.org/viewtopic.php?f=19&amp;t=36608]Cyberrunner[/url][/b] [[b]2[/b]: [size=85]Revae: 2[/size]]" calcext:value-type="string">
            <text:p>[b]99. [url=https://forum.zdoom.org/viewtopic.php?f=19&amp;t=36608]Cyberrunner[/url][/b] [[b]2[/b]: [size=85]Revae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Cyberrunner.png" calcext:value-type="string">
            <text:p>convert background.png -gravity Center -size 270 -pointsize 24 -fill black -annotate +0-14 'Voted #99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9. [url=https://forum.zdoom.org/viewtopic.php?t=55048#p972862]DamNums[/url][/b] [[b]2[/b]: [size=85]Hipnotic Rogue: 1, Мichаеlis: 1[/size]]" calcext:value-type="string">
            <text:p>[b]99. [url=https://forum.zdoom.org/viewtopic.php?t=55048#p972862]DamNums[/url][/b] [[b]2[/b]: [size=85]Hipnotic Rogue: 1, Мichаеlis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amNums.png" calcext:value-type="string">
            <text:p>convert background.png -gravity Center -size 270 -pointsize 24 -fill black -annotate +0-14 'Voted #99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9. [url=https://forum.zdoom.org/viewtopic.php?f=43&amp;t=58521#p1028226]Dead Marine[/url][/b] [[b]2[/b]: [size=85]m8f: 1, GAA1992: 1[/size]]" calcext:value-type="string">
            <text:p>[b]99. [url=https://forum.zdoom.org/viewtopic.php?f=43&amp;t=58521#p1028226]Dead Marine[/url][/b] [[b]2[/b]: [size=85]m8f: 1, GAA1992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ead_Marine.png" calcext:value-type="string">
            <text:p>convert background.png -gravity Center -size 270 -pointsize 24 -fill black -annotate +0-14 'Voted #99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9. [url=https://forum.zdoom.org/viewtopic.php?f=42&amp;t=54708#p964549]dead.air[/url][/b] [[b]2[/b]: [size=85]Rachael: 1, Мichаеlis: 1[/size]]" calcext:value-type="string">
            <text:p>[b]99. [url=https://forum.zdoom.org/viewtopic.php?f=42&amp;t=54708#p964549]dead.air[/url][/b] [[b]2[/b]: [size=85]Rachael: 1, Мichаеlis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ead.air.png" calcext:value-type="string">
            <text:p>convert background.png -gravity Center -size 270 -pointsize 24 -fill black -annotate +0-14 'Voted #99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9. [url=https://forum.zdoom.org/viewtopic.php?f=43&amp;t=59887#p1045489]Demon CounterStrike[/url][/b] [[b]2[/b]: [size=85]Shadelight: 2[/size]]" calcext:value-type="string">
            <text:p>[b]99. [url=https://forum.zdoom.org/viewtopic.php?f=43&amp;t=59887#p1045489]Demon CounterStrike[/url][/b] [[b]2[/b]: [size=85]Shadelight: 2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Demon_CounterStrike.png" calcext:value-type="string">
            <text:p>convert background.png -gravity Center -size 270 -pointsize 24 -fill black -annotate +0-14 'Voted #99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9. [url=https://forum.zdoom.org/viewtopic.php?f=19&amp;t=48208#p824651]Eriguns 2[/url][/b] [[b]2[/b]: [size=85]Hipnotic Rogue: 1, Cyanide: 1[/size]]" calcext:value-type="string">
            <text:p>[b]99. [url=https://forum.zdoom.org/viewtopic.php?f=19&amp;t=48208#p824651]Eriguns 2[/url][/b] [[b]2[/b]: [size=85]Hipnotic Rogue: 1, Cyanide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Eriguns_2.png" calcext:value-type="string">
            <text:p>convert background.png -gravity Center -size 270 -pointsize 24 -fill black -annotate +0-14 'Voted #99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9. [url=https://forum.zdoom.org/viewtopic.php?t=31034#p587707]Error: Doom[/url][/b] [[b]2[/b]: [size=85]Marrub: 2[/size]]" calcext:value-type="string">
            <text:p>[b]99. [url=https://forum.zdoom.org/viewtopic.php?t=31034#p587707]Error: Doom[/url][/b] [[b]2[/b]: [size=85]Marrub: 2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Error:_Doom.png" calcext:value-type="string">
            <text:p>convert background.png -gravity Center -size 270 -pointsize 24 -fill black -annotate +0-14 'Voted #99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99. [url=http://www.moddb.com/mods/final-neodoom]Final NeoDoom[/url][/b] [[b]2[/b]: [size=85]The Ultimate DooMer: 1, Ravick: 1[/size]]" calcext:value-type="string">
            <text:p>[b]99. [url=http://www.moddb.com/mods/final-neodoom]Final NeoDoom[/url][/b] [[b]2[/b]: [size=85]The Ultimate DooMer: 1, Ravick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Final_NeoDoom.png" calcext:value-type="string">
            <text:p>convert background.png -gravity Center -size 270 -pointsize 24 -fill black -annotate +0-14 'Voted #99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99. [url=https://forum.zdoom.org/viewtopic.php?f=43&amp;t=46413#p775648]FragTrak[/url][/b] [[b]2[/b]: [size=85]Ikazu-san: 2[/size]]" calcext:value-type="string">
            <text:p>[b]99. [url=https://forum.zdoom.org/viewtopic.php?f=43&amp;t=46413#p775648]FragTrak[/url][/b] [[b]2[/b]: [size=85]Ikazu-san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FragTrak.png" calcext:value-type="string">
            <text:p>convert background.png -gravity Center -size 270 -pointsize 24 -fill black -annotate +0-14 'Voted #99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99. [url=https://forum.zdoom.org/viewtopic.php?f=19&amp;t=46718#p784166]Gene-Tech: Before the Storm[/url][/b] [[b]2[/b]: [size=85]Rachael: 1, Ravick: 1[/size]]" calcext:value-type="string">
            <text:p>[b]99. [url=https://forum.zdoom.org/viewtopic.php?f=19&amp;t=46718#p784166]Gene-Tech: Before the Storm[/url][/b] [[b]2[/b]: [size=85]Rachael: 1, Ravick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Gene-Tech:_Before_the_Storm.png" calcext:value-type="string">
            <text:p>convert background.png -gravity Center -size 270 -pointsize 24 -fill black -annotate +0-14 'Voted #99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99. [url=https://forum.zdoom.org/viewtopic.php?f=43&amp;t=56762]Heretical Doom[/url][/b] [[b]2[/b]: [size=85]eharper256: 2[/size]]" calcext:value-type="string">
            <text:p>[b]99. [url=https://forum.zdoom.org/viewtopic.php?f=43&amp;t=56762]Heretical Doom[/url][/b] [[b]2[/b]: [size=85]eharper256: 2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Heretical_Doom.png" calcext:value-type="string">
            <text:p>convert background.png -gravity Center -size 270 -pointsize 24 -fill black -annotate +0-14 'Voted #99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99. [url=https://forum.zdoom.org/viewtopic.php?t=58009#p1020405]HeXeReTiC Fantasy[/url][/b] [[b]2[/b]: [size=85]Sumwunn: 2[/size]]" calcext:value-type="string">
            <text:p>[b]99. [url=https://forum.zdoom.org/viewtopic.php?t=58009#p1020405]HeXeReTiC Fantasy[/url][/b] [[b]2[/b]: [size=85]Sumwunn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HeXeReTiC_Fantasy.png" calcext:value-type="string">
            <text:p>convert background.png -gravity Center -size 270 -pointsize 24 -fill black -annotate +0-14 'Voted #99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99. [url=https://forum.zdoom.org/viewtopic.php?f=43&amp;t=37130#p705156]Insanity's Requiem[/url][/b] [[b]2[/b]: [size=85]D3athStalker: 2[/size]]" calcext:value-type="string">
            <text:p>[b]99. [url=https://forum.zdoom.org/viewtopic.php?f=43&amp;t=37130#p705156]Insanity's Requiem[/url][/b] [[b]2[/b]: [size=85]D3athStalker: 2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Insanity_s_Requiem.png" calcext:value-type="string">
            <text:p>convert background.png -gravity Center -size 270 -pointsize 24 -fill black -annotate +0-14 'Voted #99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99. [url=https://www.doomworld.com/idgames/levels/doom2/Ports/m-o/massm2]MassMouth 2[/url][/b] [[b]2[/b]: [size=85]The Ultimate DooMer: 1, lizardcommando: 1[/size]]" calcext:value-type="string">
            <text:p>[b]99. [url=https://www.doomworld.com/idgames/levels/doom2/Ports/m-o/massm2]MassMouth 2[/url][/b] [[b]2[/b]: [size=85]The Ultimate DooMer: 1, lizardcommando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MassMouth_2.png" calcext:value-type="string">
            <text:p>convert background.png -gravity Center -size 270 -pointsize 24 -fill black -annotate +0-14 'Voted #99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99. [url=https://forum.zdoom.org/viewtopic.php?f=45&amp;t=11545#p237676]Nash's Gore Mod[/url][/b] [[b]2[/b]: [size=85]Hipnotic Rogue: 1, AlphaEnt: 1[/size]]" calcext:value-type="string">
            <text:p>[b]99. [url=https://forum.zdoom.org/viewtopic.php?f=45&amp;t=11545#p237676]Nash's Gore Mod[/url][/b] [[b]2[/b]: [size=85]Hipnotic Rogue: 1, AlphaEnt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Nash_s_Gore_Mod.png" calcext:value-type="string">
            <text:p>convert background.png -gravity Center -size 270 -pointsize 24 -fill black -annotate +0-14 'Voted #99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99. [url=https://forum.zdoom.org/viewtopic.php?f=3&amp;t=13117#p267820]Queen's Crusade[/url][/b] [[b]2[/b]: [size=85]Matt: 2[/size]]" calcext:value-type="string">
            <text:p>[b]99. [url=https://forum.zdoom.org/viewtopic.php?f=3&amp;t=13117#p267820]Queen's Crusade[/url][/b] [[b]2[/b]: [size=85]Matt: 2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Queen_s_Crusade.png" calcext:value-type="string">
            <text:p>convert background.png -gravity Center -size 270 -pointsize 24 -fill black -annotate +0-14 'Voted #99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99. [url=https://www.joshuaosullivan.co.uk/skulldash/]Skulldash[/url][/b] [[b]2[/b]: [size=85]The Ultimate DooMer: 1, QuakedoomNukem Cz: 1[/size]]" calcext:value-type="string">
            <text:p>[b]99. [url=https://www.joshuaosullivan.co.uk/skulldash/]Skulldash[/url][/b] [[b]2[/b]: [size=85]The Ultimate DooMer: 1, QuakedoomNukem Cz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kulldash.png" calcext:value-type="string">
            <text:p>convert background.png -gravity Center -size 270 -pointsize 24 -fill black -annotate +0-14 'Voted #99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99. [url=https://forum.zdoom.org/viewtopic.php?t=45550#p753192]Smooth Doom[/url][/b] [[b]2[/b]: [size=85]GAA1992: 1, lizardcommando: 1[/size]]" calcext:value-type="string">
            <text:p>[b]99. [url=https://forum.zdoom.org/viewtopic.php?t=45550#p753192]Smooth Doom[/url][/b] [[b]2[/b]: [size=85]GAA1992: 1, lizardcommando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mooth_Doom.png" calcext:value-type="string">
            <text:p>convert background.png -gravity Center -size 270 -pointsize 24 -fill black -annotate +0-14 'Voted #99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99. [url=https://forum.zdoom.org/viewtopic.php?f=43&amp;t=46174#p769209]Sneaky Doom[/url][/b] [[b]2[/b]: [size=85]sycspysycspy: 2[/size]]" calcext:value-type="string">
            <text:p>[b]99. [url=https://forum.zdoom.org/viewtopic.php?f=43&amp;t=46174#p769209]Sneaky Doom[/url][/b] [[b]2[/b]: [size=85]sycspysycspy: 2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neaky_Doom.png" calcext:value-type="string">
            <text:p>convert background.png -gravity Center -size 270 -pointsize 24 -fill black -annotate +0-14 'Voted #99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99. [url=https://forum.zdoom.org/viewtopic.php?t=49369#p854693]Strange Aeons[/url][/b] [[b]2[/b]: [size=85]Rachael: 1, Мichаеlis: 1[/size]]" calcext:value-type="string">
            <text:p>[b]99. [url=https://forum.zdoom.org/viewtopic.php?t=49369#p854693]Strange Aeons[/url][/b] [[b]2[/b]: [size=85]Rachael: 1, Мichаеlis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trange_Aeons.png" calcext:value-type="string">
            <text:p>convert background.png -gravity Center -size 270 -pointsize 24 -fill black -annotate +0-14 'Voted #99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99. [url=https://forum.zdoom.org/viewtopic.php?f=43&amp;t=57902#p1018827]Sun Damage Omen[/url][/b] [[b]2[/b]: [size=85]Matt: 2[/size]]" calcext:value-type="string">
            <text:p>[b]99. [url=https://forum.zdoom.org/viewtopic.php?f=43&amp;t=57902#p1018827]Sun Damage Omen[/url][/b] [[b]2[/b]: [size=85]Matt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Sun_Damage_Omen.png" calcext:value-type="string">
            <text:p>convert background.png -gravity Center -size 270 -pointsize 24 -fill black -annotate +0-14 'Voted #99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99. [url=https://forum.zdoom.org/viewtopic.php?t=37064#p703739]The Space Pirate[/url][/b] [[b]2[/b]: [size=85]Olroda: 2[/size]]" calcext:value-type="string">
            <text:p>[b]99. [url=https://forum.zdoom.org/viewtopic.php?t=37064#p703739]The Space Pirate[/url][/b] [[b]2[/b]: [size=85]Olroda: 2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The_Space_Pirate.png" calcext:value-type="string">
            <text:p>convert background.png -gravity Center -size 270 -pointsize 24 -fill black -annotate +0-14 'Voted #99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99. [url=https://forum.zdoom.org/viewtopic.php?f=42&amp;t=45877#p761802]Threshold Of Pain[/url][/b] [[b]2[/b]: [size=85]JDSH98: 2[/size]]" calcext:value-type="string">
            <text:p>[b]99. [url=https://forum.zdoom.org/viewtopic.php?f=42&amp;t=45877#p761802]Threshold Of Pain[/url][/b] [[b]2[/b]: [size=85]JDSH98: 2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Threshold_Of_Pain.png" calcext:value-type="string">
            <text:p>convert background.png -gravity Center -size 270 -pointsize 24 -fill black -annotate +0-14 'Voted #99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99. [url=https://forum.zdoom.org/viewtopic.php?f=19&amp;t=27981#p535716]TurboCharged ARCADE![/url][/b] [[b]2[/b]: [size=85]Major Cooke: 2[/size]]" calcext:value-type="string">
            <text:p>[b]99. [url=https://forum.zdoom.org/viewtopic.php?f=19&amp;t=27981#p535716]TurboCharged ARCADE![/url][/b] [[b]2[/b]: [size=85]Major Cooke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TurboCharged_ARCADE!.png" calcext:value-type="string">
            <text:p>convert background.png -gravity Center -size 270 -pointsize 24 -fill black -annotate +0-14 'Voted #99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99. [url=https://forum.zdoom.org/viewtopic.php?f=43&amp;t=60612]Ultra Crispy[/url][/b] [[b]2[/b]: [size=85]YukesVonFaust: 2[/size]]" calcext:value-type="string">
            <text:p>[b]99. [url=https://forum.zdoom.org/viewtopic.php?f=43&amp;t=60612]Ultra Crispy[/url][/b] [[b]2[/b]: [size=85]YukesVonFaust: 2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Ultra_Crispy.png" calcext:value-type="string">
            <text:p>convert background.png -gravity Center -size 270 -pointsize 24 -fill black -annotate +0-14 'Voted #99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99. [url=https://forum.zdoom.org/viewtopic.php?f=42&amp;t=25358#p484506]Unloved[/url][/b] [[b]2[/b]: [size=85]Rachael: 1, Ravick: 1[/size]]" calcext:value-type="string">
            <text:p>[b]99. [url=https://forum.zdoom.org/viewtopic.php?f=42&amp;t=25358#p484506]Unloved[/url][/b] [[b]2[/b]: [size=85]Rachael: 1, Ravick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Unloved.png" calcext:value-type="string">
            <text:p>convert background.png -gravity Center -size 270 -pointsize 24 -fill black -annotate +0-14 'Voted #99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99. [url=http://lazrojas.com/wolfendoom/astrostein_2.html]WolfenDOOM:  Astrostein[/url][/b] [[b]2[/b]: [size=85]Sgt. Shivers: 2[/size]]" calcext:value-type="string">
            <text:p>[b]99. [url=http://lazrojas.com/wolfendoom/astrostein_2.html]WolfenDOOM: <text:s/>Astrostein[/url][/b] [[b]2[/b]: [size=85]Sgt. Shivers: 2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9 mod' -pointsize 20 -fill white -annotate +0+18 'by ZDoom Community' png8:pngs/WolfenDOOM:__Astrostein.png" calcext:value-type="string">
            <text:p>convert background.png -gravity Center -size 270 -pointsize 24 -fill black -annotate +0-14 'Voted #99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33. [url=https://www.doomworld.com/idgames/levels/doom/Ports/0-9/007ltsd]007: Licence to Spell DooM[/url][/b] [[b]1[/b]: [size=85]The Ultimate DooMer: 1[/size]]" calcext:value-type="string">
            <text:p>[b]133. [url=https://www.doomworld.com/idgames/levels/doom/Ports/0-9/007ltsd]007: Licence to Spell DooM[/url][/b] [[b]1[/b]: [size=85]The Ultimate DooMer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007:_Licence_to_Spell_DooM.png" calcext:value-type="string">
            <text:p>convert background.png -gravity Center -size 270 -pointsize 24 -fill black -annotate +0-14 'Voted #133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33. [url=https://forum.zdoom.org/viewtopic.php?f=42&amp;t=54247#p954473]20 Monsters Challenge[/url][/b] [[b]1[/b]: [size=85]Rachael: 1[/size]]" calcext:value-type="string">
            <text:p>[b]133. [url=https://forum.zdoom.org/viewtopic.php?f=42&amp;t=54247#p954473]20 Monsters Challenge[/url][/b] [[b]1[/b]: [size=85]Rachael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20_Monsters_Challenge.png" calcext:value-type="string">
            <text:p>convert background.png -gravity Center -size 270 -pointsize 24 -fill black -annotate +0-14 'Voted #133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33. [url=https://forum.zdoom.org/viewtopic.php?t=36877#p699326]Accessories to Murder[/url][/b] [[b]1[/b]: [size=85]Cyanide: 1[/size]]" calcext:value-type="string">
            <text:p>[b]133. [url=https://forum.zdoom.org/viewtopic.php?t=36877#p699326]Accessories to Murder[/url][/b] [[b]1[/b]: [size=85]Cyanide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Accessories_to_Murder.png" calcext:value-type="string">
            <text:p>convert background.png -gravity Center -size 270 -pointsize 24 -fill black -annotate +0-14 'Voted #133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33. [url=https://forum.zdoom.org/viewtopic.php?t=58501#p1027895]Alfonzone[/url][/b] [[b]1[/b]: [size=85]The Ultimate DooMer: 1[/size]]" calcext:value-type="string">
            <text:p>[b]133. [url=https://forum.zdoom.org/viewtopic.php?t=58501#p1027895]Alfonzone[/url][/b] [[b]1[/b]: [size=85]The Ultimate DooMer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Alfonzone.png" calcext:value-type="string">
            <text:p>convert background.png -gravity Center -size 270 -pointsize 24 -fill black -annotate +0-14 'Voted #133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33. [url=https://www.moddb.com/mods/acm-2014]Aliens: Colonial Marines TC[/url][/b] [[b]1[/b]: [size=85]Ravick: 1[/size]]" calcext:value-type="string">
            <text:p>[b]133. [url=https://www.moddb.com/mods/acm-2014]Aliens: Colonial Marines TC[/url][/b] [[b]1[/b]: [size=85]Ravick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Aliens:_Colonial_Marines_TC.png" calcext:value-type="string">
            <text:p>convert background.png -gravity Center -size 270 -pointsize 24 -fill black -annotate +0-14 'Voted #133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3. [url=https://forum.zdoom.org/viewtopic.php?t=56483#p998194]All Clear Message[/url][/b] [[b]1[/b]: [size=85]Cyanide: 1[/size]]" calcext:value-type="string">
            <text:p>[b]133. [url=https://forum.zdoom.org/viewtopic.php?t=56483#p998194]All Clear Message[/url][/b] [[b]1[/b]: [size=85]Cyanide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All_Clear_Message.png" calcext:value-type="string">
            <text:p>convert background.png -gravity Center -size 270 -pointsize 24 -fill black -annotate +0-14 'Voted #133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3. [url=https://forum.zdoom.org/viewtopic.php?f=43&amp;t=57464#p1012472]Banhammer[/url][/b] [[b]1[/b]: [size=85]leodoom85: 1[/size]]" calcext:value-type="string">
            <text:p>[b]133. [url=https://forum.zdoom.org/viewtopic.php?f=43&amp;t=57464#p1012472]Banhammer[/url][/b] [[b]1[/b]: [size=85]leodoom85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Banhammer.png" calcext:value-type="string">
            <text:p>convert background.png -gravity Center -size 270 -pointsize 24 -fill black -annotate +0-14 'Voted #133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3. [url=https://forum.zdoom.org/viewtopic.php?f=3&amp;t=37949#p722987]Brutalkick[/url][/b] [[b]1[/b]: [size=85]Hipnotic Rogue: 1[/size]]" calcext:value-type="string">
            <text:p>[b]133. [url=https://forum.zdoom.org/viewtopic.php?f=3&amp;t=37949#p722987]Brutalkick[/url][/b] [[b]1[/b]: [size=85]Hipnotic Rogue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Brutalkick.png" calcext:value-type="string">
            <text:p>convert background.png -gravity Center -size 270 -pointsize 24 -fill black -annotate +0-14 'Voted #133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3. [url=https://forum.zdoom.org/viewtopic.php?f=43&amp;t=54322#p956169]Bullet-Eye[/url][/b] [[b]1[/b]: [size=85]eharper256: 1[/size]]" calcext:value-type="string">
            <text:p>[b]133. [url=https://forum.zdoom.org/viewtopic.php?f=43&amp;t=54322#p956169]Bullet-Eye[/url][/b] [[b]1[/b]: [size=85]eharper256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Bullet-Eye.png" calcext:value-type="string">
            <text:p>convert background.png -gravity Center -size 270 -pointsize 24 -fill black -annotate +0-14 'Voted #133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3. [url=https://forum.zdoom.org/viewtopic.php?t=34569#p653208]Call of Dooty[/url][/b] [[b]1[/b]: [size=85]wolfmanfp: 1[/size]]" calcext:value-type="string">
            <text:p>[b]133. [url=https://forum.zdoom.org/viewtopic.php?t=34569#p653208]Call of Dooty[/url][/b] [[b]1[/b]: [size=85]wolfmanfp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Call_of_Dooty.png" calcext:value-type="string">
            <text:p>convert background.png -gravity Center -size 270 -pointsize 24 -fill black -annotate +0-14 'Voted #133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3. [url=https://www.doomworld.com/idgames/?id=12363]Chosen[/url][/b] [[b]1[/b]: [size=85]Bigger C: 1[/size]]" calcext:value-type="string">
            <text:p>[b]133. [url=https://www.doomworld.com/idgames/?id=12363]Chosen[/url][/b] [[b]1[/b]: [size=85]Bigger C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Chosen.png" calcext:value-type="string">
            <text:p>convert background.png -gravity Center -size 270 -pointsize 24 -fill black -annotate +0-14 'Voted #133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3. [url=https://forum.zdoom.org/viewtopic.php?f=61&amp;t=57834#p1017698]Complex Doom: LCA[/url][/b] [[b]1[/b]: [size=85]leodoom85: 1[/size]]" calcext:value-type="string">
            <text:p>[b]133. [url=https://forum.zdoom.org/viewtopic.php?f=61&amp;t=57834#p1017698]Complex Doom: LCA[/url][/b] [[b]1[/b]: [size=85]leodoom85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Complex_Doom:_LCA.png" calcext:value-type="string">
            <text:p>convert background.png -gravity Center -size 270 -pointsize 24 -fill black -annotate +0-14 'Voted #133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3. [url=https://www.moddb.com/mods/counter-strike-doom-martian-offensive-2017]Counter-Strike Doom: Martian Offensive[/url][/b] [[b]1[/b]: [size=85]AlphaEnt: 1[/size]]" calcext:value-type="string">
            <text:p>[b]133. [url=https://www.moddb.com/mods/counter-strike-doom-martian-offensive-2017]Counter-Strike Doom: Martian Offensive[/url][/b] [[b]1[/b]: [size=85]AlphaEnt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Counter-Strike_Doom:_Martian_Offensive.png" calcext:value-type="string">
            <text:p>convert background.png -gravity Center -size 270 -pointsize 24 -fill black -annotate +0-14 'Voted #133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3. [url=https://forum.zdoom.org/viewtopic.php?f=43&amp;t=51446]CustomDoom[/url][/b] [[b]1[/b]: [size=85]m8f: 1[/size]]" calcext:value-type="string">
            <text:p>[b]133. [url=https://forum.zdoom.org/viewtopic.php?f=43&amp;t=51446]CustomDoom[/url][/b] [[b]1[/b]: [size=85]m8f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CustomDoom.png" calcext:value-type="string">
            <text:p>convert background.png -gravity Center -size 270 -pointsize 24 -fill black -annotate +0-14 'Voted #133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3. [url=https://www.doomworld.com/idgames/levels/doom2/Ports/d-f/dark7]Dark 7 (with Mission Pack)[/url][/b] [[b]1[/b]: [size=85]The Ultimate DooMer: 1[/size]]" calcext:value-type="string">
            <text:p>[b]133. [url=https://www.doomworld.com/idgames/levels/doom2/Ports/d-f/dark7]Dark 7 (with Mission Pack)[/url][/b] [[b]1[/b]: [size=85]The Ultimate DooMer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Dark_7__with_Mission_Pack_.png" calcext:value-type="string">
            <text:p>convert background.png -gravity Center -size 270 -pointsize 24 -fill black -annotate +0-14 'Voted #133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3. [url=https://forum.zdoom.org/viewtopic.php?t=58375#p1025963]Dark Encounters[/url][/b] [[b]1[/b]: [size=85]The Ultimate DooMer: 1[/size]]" calcext:value-type="string">
            <text:p>[b]133. [url=https://forum.zdoom.org/viewtopic.php?t=58375#p1025963]Dark Encounters[/url][/b] [[b]1[/b]: [size=85]The Ultimate DooMer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Dark_Encounters.png" calcext:value-type="string">
            <text:p>convert background.png -gravity Center -size 270 -pointsize 24 -fill black -annotate +0-14 'Voted #133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3. [url=https://forum.zdoom.org/viewtopic.php?t=46787#p786254]Demonsteele: NowThatsWhatICallMIDI[/url][/b] [[b]1[/b]: [size=85]HaraSwift: 1[/size]]" calcext:value-type="string">
            <text:p>[b]133. [url=https://forum.zdoom.org/viewtopic.php?t=46787#p786254]Demonsteele: NowThatsWhatICallMIDI[/url][/b] [[b]1[/b]: [size=85]HaraSwift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Demonsteele:_NowThatsWhatICallMIDI.png" calcext:value-type="string">
            <text:p>convert background.png -gravity Center -size 270 -pointsize 24 -fill black -annotate +0-14 'Voted #133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3. [url=https://www.moddb.com/mods/dont-play-with-hell-black-edition]Don`t play with HELL – Black Edition[/url][/b] [[b]1[/b]: [size=85]Ravick: 1[/size]]" calcext:value-type="string">
            <text:p>[b]133. [url=https://www.moddb.com/mods/dont-play-with-hell-black-edition]Don`t play with HELL – Black Edition[/url][/b] [[b]1[/b]: [size=85]Ravick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Don-t_play_with_HELL_–_Black_Edition.png" calcext:value-type="string">
            <text:p>convert background.png -gravity Center -size 270 -pointsize 24 -fill black -annotate +0-14 'Voted #133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3. [url=https://www.doomworld.com/forum/topic/62403-doom-2-minor-sprite-fixing-project-v19-release-updated-12718/]Doom 2 Minor Sprite Fixing Project[/url][/b] [[b]1[/b]: [size=85]m8f: 1[/size]]" calcext:value-type="string">
            <text:p>[b]133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Doom_2_Minor_Sprite_Fixing_Project.png" calcext:value-type="string">
            <text:p>convert background.png -gravity Center -size 270 -pointsize 24 -fill black -annotate +0-14 'Voted #133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3. [url=https://forum.zdoom.org/viewtopic.php?f=43&amp;t=51596]Doom 64 'weapons only'[/url][/b] [[b]1[/b]: [size=85]Hipnotic Rogue: 1[/size]]" calcext:value-type="string">
            <text:p>[b]133. [url=https://forum.zdoom.org/viewtopic.php?f=43&amp;t=51596]Doom 64 'weapons only'[/url][/b] [[b]1[/b]: [size=85]Hipnotic Rogue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Doom_64__weapons_only_.png" calcext:value-type="string">
            <text:p>convert background.png -gravity Center -size 270 -pointsize 24 -fill black -annotate +0-14 'Voted #133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3. [url=https://forum.zdoom.org/viewtopic.php?f=43&amp;t=58499#p1027836]Doom Loot Box Mod[/url][/b] [[b]1[/b]: [size=85]IdiotBitz: 1[/size]]" calcext:value-type="string">
            <text:p>[b]133. [url=https://forum.zdoom.org/viewtopic.php?f=43&amp;t=58499#p1027836]Doom Loot Box Mod[/url][/b] [[b]1[/b]: [size=85]IdiotBitz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Doom_Loot_Box_Mod.png" calcext:value-type="string">
            <text:p>convert background.png -gravity Center -size 270 -pointsize 24 -fill black -annotate +0-14 'Voted #133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3. [url=https://forum.zdoom.org/viewtopic.php?f=19&amp;t=48208#p824651]Eriguns 1[/url][/b] [[b]1[/b]: [size=85]Cyanide: 1[/size]]" calcext:value-type="string">
            <text:p>[b]133. [url=https://forum.zdoom.org/viewtopic.php?f=19&amp;t=48208#p824651]Eriguns 1[/url][/b] [[b]1[/b]: [size=85]Cyanide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Eriguns_1.png" calcext:value-type="string">
            <text:p>convert background.png -gravity Center -size 270 -pointsize 24 -fill black -annotate +0-14 'Voted #133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3. [url=https://forum.zdoom.org/viewtopic.php?f=19&amp;t=52631#p920489]Fading Corpses Universal[/url][/b] [[b]1[/b]: [size=85]m8f: 1[/size]]" calcext:value-type="string">
            <text:p>[b]133. [url=https://forum.zdoom.org/viewtopic.php?f=19&amp;t=52631#p920489]Fading Corpses Universal[/url][/b] [[b]1[/b]: [size=85]m8f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Fading_Corpses_Universal.png" calcext:value-type="string">
            <text:p>convert background.png -gravity Center -size 270 -pointsize 24 -fill black -annotate +0-14 'Voted #133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3. [url=https://forum.zdoom.org/viewtopic.php?f=43&amp;t=58923#p1033516]FamiliarDoom[/url][/b] [[b]1[/b]: [size=85]kadu522: 1[/size]]" calcext:value-type="string">
            <text:p>[b]133. [url=https://forum.zdoom.org/viewtopic.php?f=43&amp;t=58923#p1033516]FamiliarDoom[/url][/b] [[b]1[/b]: [size=85]kadu522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FamiliarDoom.png" calcext:value-type="string">
            <text:p>convert background.png -gravity Center -size 270 -pointsize 24 -fill black -annotate +0-14 'Voted #133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3. [url=https://forum.zdoom.org/viewtopic.php?f=105&amp;t=35388#p666921]Footsteps[/url][/b] [[b]1[/b]: [size=85]m8f: 1[/size]]" calcext:value-type="string">
            <text:p>[b]133. [url=https://forum.zdoom.org/viewtopic.php?f=105&amp;t=35388#p666921]Footsteps[/url][/b] [[b]1[/b]: [size=85]m8f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Footsteps.png" calcext:value-type="string">
            <text:p>convert background.png -gravity Center -size 270 -pointsize 24 -fill black -annotate +0-14 'Voted #133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3. [url=https://forum.zdoom.org/viewtopic.php?f=19&amp;t=57252#p1009564]Ghoul School 3D[/url][/b] [[b]1[/b]: [size=85]Rachael: 1[/size]]" calcext:value-type="string">
            <text:p>[b]133. [url=https://forum.zdoom.org/viewtopic.php?f=19&amp;t=57252#p1009564]Ghoul School 3D[/url][/b] [[b]1[/b]: [size=85]Rachael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Ghoul_School_3D.png" calcext:value-type="string">
            <text:p>convert background.png -gravity Center -size 270 -pointsize 24 -fill black -annotate +0-14 'Voted #133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3. [url=https://forum.zdoom.org/viewtopic.php?f=46&amp;t=56148#p994037]GZSHud[/url][/b] [[b]1[/b]: [size=85]Hipnotic Rogue: 1[/size]]" calcext:value-type="string">
            <text:p>[b]133. [url=https://forum.zdoom.org/viewtopic.php?f=46&amp;t=56148#p994037]GZSHud[/url][/b] [[b]1[/b]: [size=85]Hipnotic Rogue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GZSHud.png" calcext:value-type="string">
            <text:p>convert background.png -gravity Center -size 270 -pointsize 24 -fill black -annotate +0-14 'Voted #133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3. [url=https://forum.zdoom.org/viewtopic.php?f=37&amp;t=47973#p817851]Heretic Widescreened HUD[/url][/b] [[b]1[/b]: [size=85]Hipnotic Rogue: 1[/size]]" calcext:value-type="string">
            <text:p>[b]133. [url=https://forum.zdoom.org/viewtopic.php?f=37&amp;t=47973#p817851]Heretic Widescreened HUD[/url][/b] [[b]1[/b]: [size=85]Hipnotic Rogue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Heretic_Widescreened_HUD.png" calcext:value-type="string">
            <text:p>convert background.png -gravity Center -size 270 -pointsize 24 -fill black -annotate +0-14 'Voted #133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3. [url=https://www.doomworld.com/idgames/levels/hexen/v-z/viscerus]Hexen: Scourge of Viscerus[/url][/b] [[b]1[/b]: [size=85]Solmir : 1[/size]]" calcext:value-type="string">
            <text:p>[b]133. [url=https://www.doomworld.com/idgames/levels/hexen/v-z/viscerus]Hexen: Scourge of Viscerus[/url][/b] [[b]1[/b]: [size=85]Solmir 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Hexen:_Scourge_of_Viscerus.png" calcext:value-type="string">
            <text:p>convert background.png -gravity Center -size 270 -pointsize 24 -fill black -annotate +0-14 'Voted #133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3. [url=https://forum.zdoom.org/viewtopic.php?f=43&amp;t=33766#p638587]HeXercise[/url][/b] [[b]1[/b]: [size=85]Eric_: 1[/size]]" calcext:value-type="string">
            <text:p>[b]133. [url=https://forum.zdoom.org/viewtopic.php?f=43&amp;t=33766#p638587]HeXercise[/url][/b] [[b]1[/b]: [size=85]Eric_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HeXercise.png" calcext:value-type="string">
            <text:p>convert background.png -gravity Center -size 270 -pointsize 24 -fill black -annotate +0-14 'Voted #133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3. [url=https://forum.zdoom.org/viewtopic.php?f=43&amp;t=57522#p1013338]Highway to Hell[/url][/b] [[b]1[/b]: [size=85]GAA1992: 1[/size]]" calcext:value-type="string">
            <text:p>[b]133. [url=https://forum.zdoom.org/viewtopic.php?f=43&amp;t=57522#p1013338]Highway to Hell[/url][/b] [[b]1[/b]: [size=85]GAA1992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Highway_to_Hell.png" calcext:value-type="string">
            <text:p>convert background.png -gravity Center -size 270 -pointsize 24 -fill black -annotate +0-14 'Voted #133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3. [url=https://www.doomworld.com/idgames/levels/heretic/Ports/hocx]Hordes of Chaos[/url][/b] [[b]1[/b]: [size=85]The Ultimate DooMer: 1[/size]]" calcext:value-type="string">
            <text:p>[b]133. [url=https://www.doomworld.com/idgames/levels/heretic/Ports/hocx]Hordes of Chaos[/url][/b] [[b]1[/b]: [size=85]The Ultimate DooMer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Hordes_of_Chaos.png" calcext:value-type="string">
            <text:p>convert background.png -gravity Center -size 270 -pointsize 24 -fill black -annotate +0-14 'Voted #133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3. [url=https://forum.zdoom.org/viewtopic.php?f=43&amp;t=48074#p820532]HXRTC Project[/url][/b] [[b]1[/b]: [size=85]leodoom85: 1[/size]]" calcext:value-type="string">
            <text:p>[b]133. [url=https://forum.zdoom.org/viewtopic.php?f=43&amp;t=48074#p820532]HXRTC Project[/url][/b] [[b]1[/b]: [size=85]leodoom85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HXRTC_Project.png" calcext:value-type="string">
            <text:p>convert background.png -gravity Center -size 270 -pointsize 24 -fill black -annotate +0-14 'Voted #133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3. [url=https://jp.itch.io/doom-keymaster]Keymaster[/url][/b] [[b]1[/b]: [size=85]IdiotBitz: 1[/size]]" calcext:value-type="string">
            <text:p>[b]133. [url=https://jp.itch.io/doom-keymaster]Keymaster[/url][/b] [[b]1[/b]: [size=85]IdiotBitz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Keymaster.png" calcext:value-type="string">
            <text:p>convert background.png -gravity Center -size 270 -pointsize 24 -fill black -annotate +0-14 'Voted #133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3. [url=https://forum.zdoom.org/viewtopic.php?t=37786#p719312]Lasting Light[/url][/b] [[b]1[/b]: [size=85]Ravick: 1[/size]]" calcext:value-type="string">
            <text:p>[b]133. [url=https://forum.zdoom.org/viewtopic.php?t=37786#p719312]Lasting Light[/url][/b] [[b]1[/b]: [size=85]Ravick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Lasting_Light.png" calcext:value-type="string">
            <text:p>convert background.png -gravity Center -size 270 -pointsize 24 -fill black -annotate +0-14 'Voted #133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3. [url=https://forum.zdoom.org/viewtopic.php?f=42&amp;t=57364#p1011019]Lilith[/url][/b] [[b]1[/b]: [size=85]AlphaEnt: 1[/size]]" calcext:value-type="string">
            <text:p>[b]133. [url=https://forum.zdoom.org/viewtopic.php?f=42&amp;t=57364#p1011019]Lilith[/url][/b] [[b]1[/b]: [size=85]AlphaEnt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Lilith.png" calcext:value-type="string">
            <text:p>convert background.png -gravity Center -size 270 -pointsize 24 -fill black -annotate +0-14 'Voted #133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3. [url=https://forum.zdoom.org/viewtopic.php?t=15793#p315526]Lizard Squad[/url][/b] [[b]1[/b]: [size=85]lizardcommando: 1[/size]]" calcext:value-type="string">
            <text:p>[b]133. [url=https://forum.zdoom.org/viewtopic.php?t=15793#p315526]Lizard Squad[/url][/b] [[b]1[/b]: [size=85]lizardcommando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Lizard_Squad.png" calcext:value-type="string">
            <text:p>convert background.png -gravity Center -size 270 -pointsize 24 -fill black -annotate +0-14 'Voted #133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3. [url=https://www.doomworld.com/idgames/levels/doom2/Ports/j-l/lslsp_gd]LOST SOULSPHERE: Gold Edition[/url][/b] [[b]1[/b]: [size=85]Major Cooke: 1[/size]]" calcext:value-type="string">
            <text:p>[b]133. [url=https://www.doomworld.com/idgames/levels/doom2/Ports/j-l/lslsp_gd]LOST SOULSPHERE: Gold Edition[/url][/b] [[b]1[/b]: [size=85]Major Cooke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LOST_SOULSPHERE:_Gold_Edition.png" calcext:value-type="string">
            <text:p>convert background.png -gravity Center -size 270 -pointsize 24 -fill black -annotate +0-14 'Voted #133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3. [url=https://forum.zdoom.org/viewtopic.php?f=43&amp;t=52041#p907566]Lowtech Remake[/url][/b] [[b]1[/b]: [size=85]YukesVonFaust: 1[/size]]" calcext:value-type="string">
            <text:p>[b]133. [url=https://forum.zdoom.org/viewtopic.php?f=43&amp;t=52041#p907566]Lowtech Remake[/url][/b] [[b]1[/b]: [size=85]YukesVonFaust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Lowtech_Remake.png" calcext:value-type="string">
            <text:p>convert background.png -gravity Center -size 270 -pointsize 24 -fill black -annotate +0-14 'Voted #133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33. [url=https://forum.zdoom.org/viewtopic.php?f=19&amp;t=28589&amp;start=2490#p925995]MAIS[/url][/b] [[b]1[/b]: [size=85]Sgt. Shivers: 1[/size]]" calcext:value-type="string">
            <text:p>[b]133. [url=https://forum.zdoom.org/viewtopic.php?f=19&amp;t=28589&amp;start=2490#p925995]MAIS[/url][/b] [[b]1[/b]: [size=85]Sgt. Shivers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MAIS.png" calcext:value-type="string">
            <text:p>convert background.png -gravity Center -size 270 -pointsize 24 -fill black -annotate +0-14 'Voted #133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33. [url=https://forum.zdoom.org/viewtopic.php?t=48924#p843884]Megabounce[/url][/b] [[b]1[/b]: [size=85]Beed28: 1[/size]]" calcext:value-type="string">
            <text:p>[b]133. [url=https://forum.zdoom.org/viewtopic.php?t=48924#p843884]Megabounce[/url][/b] [[b]1[/b]: [size=85]Beed28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Megabounce.png" calcext:value-type="string">
            <text:p>convert background.png -gravity Center -size 270 -pointsize 24 -fill black -annotate +0-14 'Voted #133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33. [url=https://forum.zdoom.org/viewtopic.php?t=45872#p761776]Metroid: Dreadnought[/url][/b] [[b]1[/b]: [size=85]Cyanide: 1[/size]]" calcext:value-type="string">
            <text:p>[b]133. [url=https://forum.zdoom.org/viewtopic.php?t=45872#p761776]Metroid: Dreadnought[/url][/b] [[b]1[/b]: [size=85]Cyanide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Metroid:_Dreadnought.png" calcext:value-type="string">
            <text:p>convert background.png -gravity Center -size 270 -pointsize 24 -fill black -annotate +0-14 'Voted #133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33. [url=https://forum.zdoom.org/viewtopic.php?t=56838#p1003369]Monster Scouter[/url][/b] [[b]1[/b]: [size=85]Cyanide: 1[/size]]" calcext:value-type="string">
            <text:p>[b]133. [url=https://forum.zdoom.org/viewtopic.php?t=56838#p1003369]Monster Scouter[/url][/b] [[b]1[/b]: [size=85]Cyanide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Monster_Scouter.png" calcext:value-type="string">
            <text:p>convert background.png -gravity Center -size 270 -pointsize 24 -fill black -annotate +0-14 'Voted #133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33. [url=https://forum.zdoom.org/viewtopic.php?f=43&amp;t=56272]Nameless Lite RPG Mod[/url][/b] [[b]1[/b]: [size=85]IdiotBitz: 1[/size]]" calcext:value-type="string">
            <text:p>[b]133. [url=https://forum.zdoom.org/viewtopic.php?f=43&amp;t=56272]Nameless Lite RPG Mod[/url][/b] [[b]1[/b]: [size=85]IdiotBitz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Nameless_Lite_RPG_Mod.png" calcext:value-type="string">
            <text:p>convert background.png -gravity Center -size 270 -pointsize 24 -fill black -annotate +0-14 'Voted #133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33. [url=https://forum.zdoom.org/viewtopic.php?f=46&amp;t=33079#p626384]NC HUD[/url][/b] [[b]1[/b]: [size=85]m8f: 1[/size]]" calcext:value-type="string">
            <text:p>[b]133. [url=https://forum.zdoom.org/viewtopic.php?f=46&amp;t=33079#p626384]NC HUD[/url][/b] [[b]1[/b]: [size=85]m8f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NC_HUD.png" calcext:value-type="string">
            <text:p>convert background.png -gravity Center -size 270 -pointsize 24 -fill black -annotate +0-14 'Voted #133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33. [url=http://web.archive.org/web/20100527012514/http://members.multimania.co.uk/Enjay001/]njsplash[/url][/b] [[b]1[/b]: [size=85]Hipnotic Rogue: 1[/size]]" calcext:value-type="string">
            <text:p>[b]133. [url=http://web.archive.org/web/20100527012514/http://members.multimania.co.uk/Enjay001/]njsplash[/url][/b] [[b]1[/b]: [size=85]Hipnotic Rogue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njsplash.png" calcext:value-type="string">
            <text:p>convert background.png -gravity Center -size 270 -pointsize 24 -fill black -annotate +0-14 'Voted #133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33. [url=https://forum.zdoom.org/viewtopic.php?t=47988#p818163]Paranoid and Paranoiac[/url][/b] [[b]1[/b]: [size=85]The Ultimate DooMer: 1[/size]]" calcext:value-type="string">
            <text:p>[b]133. [url=https://forum.zdoom.org/viewtopic.php?t=47988#p818163]Paranoid and Paranoiac[/url][/b] [[b]1[/b]: [size=85]The Ultimate DooMer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Paranoid_and_Paranoiac.png" calcext:value-type="string">
            <text:p>convert background.png -gravity Center -size 270 -pointsize 24 -fill black -annotate +0-14 'Voted #133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33. [url=http://www.perkristian.net/game_doom-sfx.shtml]Perkristan's HD Sounds[/url][/b] [[b]1[/b]: [size=85]Caligari87: 1[/size]]" calcext:value-type="string">
            <text:p>[b]133. [url=http://www.perkristian.net/game_doom-sfx.shtml]Perkristan's HD Sounds[/url][/b] [[b]1[/b]: [size=85]Caligari87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Perkristan_s_HD_Sounds.png" calcext:value-type="string">
            <text:p>convert background.png -gravity Center -size 270 -pointsize 24 -fill black -annotate +0-14 'Voted #133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33. [url=https://forum.zdoom.org/viewtopic.php?f=19&amp;t=27649#p529231]Pokémon Doom[/url][/b] [[b]1[/b]: [size=85]Marrub: 1[/size]]" calcext:value-type="string">
            <text:p>[b]133. [url=https://forum.zdoom.org/viewtopic.php?f=19&amp;t=27649#p529231]Pokémon Doom[/url][/b] [[b]1[/b]: [size=85]Marrub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Pokémon_Doom.png" calcext:value-type="string">
            <text:p>convert background.png -gravity Center -size 270 -pointsize 24 -fill black -annotate +0-14 'Voted #133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33. [url=https://forum.zdoom.org/viewtopic.php?f=43&amp;t=53876#p947619]Project Ironclad[/url][/b] [[b]1[/b]: [size=85]Rachael: 1[/size]]" calcext:value-type="string">
            <text:p>[b]133. [url=https://forum.zdoom.org/viewtopic.php?f=43&amp;t=53876#p947619]Project Ironclad[/url][/b] [[b]1[/b]: [size=85]Rachael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Project_Ironclad.png" calcext:value-type="string">
            <text:p>convert background.png -gravity Center -size 270 -pointsize 24 -fill black -annotate +0-14 'Voted #133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33. [url=https://forum.zdoom.org/viewtopic.php?f=19&amp;t=46438#p776148]QUAKE: Descent into Heresy[/url][/b] [[b]1[/b]: [size=85]GAA1992: 1[/size]]" calcext:value-type="string">
            <text:p>[b]133. [url=https://forum.zdoom.org/viewtopic.php?f=19&amp;t=46438#p776148]QUAKE: Descent into Heresy[/url][/b] [[b]1[/b]: [size=85]GAA1992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QUAKE:_Descent_into_Heresy.png" calcext:value-type="string">
            <text:p>convert background.png -gravity Center -size 270 -pointsize 24 -fill black -annotate +0-14 'Voted #133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33. [url=https://sites.google.com/site/realgunshardcore/]Real Guns Hardcore[/url][/b] [[b]1[/b]: [size=85]Koto: 1[/size]]" calcext:value-type="string">
            <text:p>[b]133. [url=https://sites.google.com/site/realgunshardcore/]Real Guns Hardcore[/url][/b] [[b]1[/b]: [size=85]Koto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Real_Guns_Hardcore.png" calcext:value-type="string">
            <text:p>convert background.png -gravity Center -size 270 -pointsize 24 -fill black -annotate +0-14 'Voted #133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33. [url=https://www.doomworld.com/idgames/levels/doom2/Ports/p-r/roch]Realm of Cheogsh[/url][/b] [[b]1[/b]: [size=85]Ravick: 1[/size]]" calcext:value-type="string">
            <text:p>[b]133. [url=https://www.doomworld.com/idgames/levels/doom2/Ports/p-r/roch]Realm of Cheogsh[/url][/b] [[b]1[/b]: [size=85]Ravick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Realm_of_Cheogsh.png" calcext:value-type="string">
            <text:p>convert background.png -gravity Center -size 270 -pointsize 24 -fill black -annotate +0-14 'Voted #133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33. [url=https://forum.zdoom.org/viewtopic.php?f=46&amp;t=58340#p1025419]Reikall's Voxels[/url][/b] [[b]1[/b]: [size=85]m8f: 1[/size]]" calcext:value-type="string">
            <text:p>[b]133. [url=https://forum.zdoom.org/viewtopic.php?f=46&amp;t=58340#p1025419]Reikall's Voxels[/url][/b] [[b]1[/b]: [size=85]m8f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Reikall_s_Voxels.png" calcext:value-type="string">
            <text:p>convert background.png -gravity Center -size 270 -pointsize 24 -fill black -annotate +0-14 'Voted #133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33. [url=https://forum.zdoom.org/viewtopic.php?f=43&amp;t=54362#p957165]Run For It![/url][/b] [[b]1[/b]: [size=85]IdiotBitz: 1[/size]]" calcext:value-type="string">
            <text:p>[b]133. [url=https://forum.zdoom.org/viewtopic.php?f=43&amp;t=54362#p957165]Run For It![/url][/b] [[b]1[/b]: [size=85]IdiotBitz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Run_For_It!.png" calcext:value-type="string">
            <text:p>convert background.png -gravity Center -size 270 -pointsize 24 -fill black -annotate +0-14 'Voted #133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33. [url=https://forum.zdoom.org/viewtopic.php?t=29792#p565461]SBrightmaps[/url][/b] [[b]1[/b]: [size=85]Hipnotic Rogue: 1[/size]]" calcext:value-type="string">
            <text:p>[b]133. [url=https://forum.zdoom.org/viewtopic.php?t=29792#p565461]SBrightmaps[/url][/b] [[b]1[/b]: [size=85]Hipnotic Rogue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SBrightmaps.png" calcext:value-type="string">
            <text:p>convert background.png -gravity Center -size 270 -pointsize 24 -fill black -annotate +0-14 'Voted #133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33. [url=https://www.doomworld.com/idgames/graphics/smm4doom]Simple Mirrored Monsters[/url][/b] [[b]1[/b]: [size=85]m8f: 1[/size]]" calcext:value-type="string">
            <text:p>[b]133. [url=https://www.doomworld.com/idgames/graphics/smm4doom]Simple Mirrored Monsters[/url][/b] [[b]1[/b]: [size=85]m8f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Simple_Mirrored_Monsters.png" calcext:value-type="string">
            <text:p>convert background.png -gravity Center -size 270 -pointsize 24 -fill black -annotate +0-14 'Voted #133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33. [url=https://forum.zdoom.org/viewtopic.php?f=37&amp;t=55161#p975126]Smooth fluids[/url][/b] [[b]1[/b]: [size=85]Hipnotic Rogue: 1[/size]]" calcext:value-type="string">
            <text:p>[b]133. [url=https://forum.zdoom.org/viewtopic.php?f=37&amp;t=55161#p975126]Smooth fluids[/url][/b] [[b]1[/b]: [size=85]Hipnotic Rogue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Smooth_fluids.png" calcext:value-type="string">
            <text:p>convert background.png -gravity Center -size 270 -pointsize 24 -fill black -annotate +0-14 'Voted #133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33. [url=https://www.doomworld.com/forum/topic/71133-sound-caulking-now-on-idgames/]Sound Caulking[/url][/b] [[b]1[/b]: [size=85]m8f: 1[/size]]" calcext:value-type="string">
            <text:p>[b]133. [url=https://www.doomworld.com/forum/topic/71133-sound-caulking-now-on-idgames/]Sound Caulking[/url][/b] [[b]1[/b]: [size=85]m8f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Sound_Caulking.png" calcext:value-type="string">
            <text:p>convert background.png -gravity Center -size 270 -pointsize 24 -fill black -annotate +0-14 'Voted #133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33. [url=https://forum.zdoom.org/viewtopic.php?f=19&amp;t=60104#p1048348]Splatterhouse 3D[/url][/b] [[b]1[/b]: [size=85]Rachael: 1[/size]]" calcext:value-type="string">
            <text:p>[b]133. [url=https://forum.zdoom.org/viewtopic.php?f=19&amp;t=60104#p1048348]Splatterhouse 3D[/url][/b] [[b]1[/b]: [size=85]Rachael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Splatterhouse_3D.png" calcext:value-type="string">
            <text:p>convert background.png -gravity Center -size 270 -pointsize 24 -fill black -annotate +0-14 'Voted #133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33. [url=https://forum.zdoom.org/viewtopic.php?t=56600#p1000024]StatsKeeper[/url][/b] [[b]1[/b]: [size=85]Cyanide: 1[/size]]" calcext:value-type="string">
            <text:p>[b]133. [url=https://forum.zdoom.org/viewtopic.php?t=56600#p1000024]StatsKeeper[/url][/b] [[b]1[/b]: [size=85]Cyanide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StatsKeeper.png" calcext:value-type="string">
            <text:p>convert background.png -gravity Center -size 270 -pointsize 24 -fill black -annotate +0-14 'Voted #133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33. [url=https://forum.zdoom.org/viewtopic.php?p=883878#p883878]TGRDM3 (Morgenstern)[/url][/b] [[b]1[/b]: [size=85]Rachael: 1[/size]]" calcext:value-type="string">
            <text:p>[b]133. [url=https://forum.zdoom.org/viewtopic.php?p=883878#p883878]TGRDM3 (Morgenstern)[/url][/b] [[b]1[/b]: [size=85]Rachael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TGRDM3__Morgenstern_.png" calcext:value-type="string">
            <text:p>convert background.png -gravity Center -size 270 -pointsize 24 -fill black -annotate +0-14 'Voted #133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33. [url=https://www.doomworld.com/idgames/levels/doom2/Ports/s-u/tcotd21me]The City of The Damned : Apocalypse[/url][/b] [[b]1[/b]: [size=85]Zan: 1[/size]]" calcext:value-type="string">
            <text:p>[b]133. [url=https://www.doomworld.com/idgames/levels/doom2/Ports/s-u/tcotd21me]The City of The Damned : Apocalypse[/url][/b] [[b]1[/b]: [size=85]Zan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The_City_of_The_Damned_:_Apocalypse.png" calcext:value-type="string">
            <text:p>convert background.png -gravity Center -size 270 -pointsize 24 -fill black -annotate +0-14 'Voted #133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33. [url=https://forum.zdoom.org/viewtopic.php?f=43&amp;t=55321#p978965]The Trooper[/url][/b] [[b]1[/b]: [size=85]lil'devil: 1[/size]]" calcext:value-type="string">
            <text:p>[b]133. [url=https://forum.zdoom.org/viewtopic.php?f=43&amp;t=55321#p978965]The Trooper[/url][/b] [[b]1[/b]: [size=85]lil'devil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The_Trooper.png" calcext:value-type="string">
            <text:p>convert background.png -gravity Center -size 270 -pointsize 24 -fill black -annotate +0-14 'Voted #133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33. [url=https://forum.zdoom.org/viewtopic.php?f=105&amp;t=55413#p981192]Tilt++[/url][/b] [[b]1[/b]: [size=85]Hipnotic Rogue: 1[/size]]" calcext:value-type="string">
            <text:p>[b]133. [url=https://forum.zdoom.org/viewtopic.php?f=105&amp;t=55413#p981192]Tilt++[/url][/b] [[b]1[/b]: [size=85]Hipnotic Rogue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Tilt++.png" calcext:value-type="string">
            <text:p>convert background.png -gravity Center -size 270 -pointsize 24 -fill black -annotate +0-14 'Voted #133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33. [url=https://www.moddb.com/mods/brutal-doom/addons/tomtefars-extension]Tomtefars Extension[/url][/b] [[b]1[/b]: [size=85]eharper256: 1[/size]]" calcext:value-type="string">
            <text:p>[b]133. [url=https://www.moddb.com/mods/brutal-doom/addons/tomtefars-extension]Tomtefars Extension[/url][/b] [[b]1[/b]: [size=85]eharper256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Tomtefars_Extension.png" calcext:value-type="string">
            <text:p>convert background.png -gravity Center -size 270 -pointsize 24 -fill black -annotate +0-14 'Voted #133 mod' -pointsize 20 -fill white -annotate +0+18 'by ZDoom Community' png8:pngs/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33. [url=https://zdoom.org/wiki/Town_Infection]Town Infection: The Flooding[/url][/b] [[b]1[/b]: [size=85]IdiotBitz: 1[/size]]" calcext:value-type="string">
            <text:p>[b]133. [url=https://zdoom.org/wiki/Town_Infection]Town Infection: The Flooding[/url][/b] [[b]1[/b]: [size=85]IdiotBitz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Town_Infection:_The_Flooding.png" calcext:value-type="string">
            <text:p>convert background.png -gravity Center -size 270 -pointsize 24 -fill black -annotate +0-14 'Voted #133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33. [url=http://www.moddb.com/addons/na132689]WARDUST heretic Sprites[/url][/b] [[b]1[/b]: [size=85]Hipnotic Rogue: 1[/size]]" calcext:value-type="string">
            <text:p>[b]133. [url=http://www.moddb.com/addons/na132689]WARDUST heretic Sprites[/url][/b] [[b]1[/b]: [size=85]Hipnotic Rogue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WARDUST_heretic_Sprites.png" calcext:value-type="string">
            <text:p>convert background.png -gravity Center -size 270 -pointsize 24 -fill black -annotate +0-14 'Voted #133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33. [url=https://www.afadoomer.com/wolf3d/default.php]Wolfenstein 3D TC[/url][/b] [[b]1[/b]: [size=85]sycspysycspy: 1[/size]]" calcext:value-type="string">
            <text:p>[b]133. [url=https://www.afadoomer.com/wolf3d/default.php]Wolfenstein 3D TC[/url][/b] [[b]1[/b]: [size=85]sycspysycspy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Wolfenstein_3D_TC.png" calcext:value-type="string">
            <text:p>convert background.png -gravity Center -size 270 -pointsize 24 -fill black -annotate +0-14 'Voted #133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33. [url=https://forum.zdoom.org/viewtopic.php?f=43&amp;t=50744#p882979]Zion[/url][/b] [[b]1[/b]: [size=85]Apaul27 : 1[/size]]" calcext:value-type="string">
            <text:p>[b]133. [url=https://forum.zdoom.org/viewtopic.php?f=43&amp;t=50744#p882979]Zion[/url][/b] [[b]1[/b]: [size=85]Apaul27 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3 mod' -pointsize 20 -fill white -annotate +0+18 'by ZDoom Community' png8:pngs/Zion.png" calcext:value-type="string">
            <text:p>convert background.png -gravity Center -size 270 -pointsize 24 -fill black -annotate +0-14 'Voted #133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00/00/0000</text:date>, <text:time style:data-style-name="N2" text:time-value="21:15:56.139801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12-19T21:23:07.157734347</dc:date>
    <meta:editing-duration>P1DT11H54M8S</meta:editing-duration>
    <meta:editing-cycles>162</meta:editing-cycles>
    <meta:generator>LibreOffice/5.2.7.2$Linux_X86_64 LibreOffice_project/20m0$Build-2</meta:generator>
    <meta:document-statistic meta:table-count="3" meta:cell-count="3867" meta:object-count="0"/>
  </office:meta>
</office:document-meta>
</file>